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3.336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0.743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942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1.752cm"/>
    </style:style>
    <style:style style:name="co24" style:family="table-column">
      <style:table-column-properties fo:break-before="auto" style:column-width="0.702cm"/>
    </style:style>
    <style:style style:name="co25" style:family="table-column">
      <style:table-column-properties fo:break-before="auto" style:column-width="1.18cm"/>
    </style:style>
    <style:style style:name="co26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map style:condition="is-true-formula([.C4]=MIN([.$C4:.$AA4]))" style:apply-style-name="Accent_20_1" style:base-cell-address="small_resumo_norm.C4"/>
      <style:map style:condition="is-true-formula([.C4]=MAX([.$C4:.$AA4]))" style:apply-style-name="Error" style:base-cell-address="small_resumo_norm.C4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ext-properties fo:font-weight="bold" style:font-weight-asian="bold" style:font-weight-complex="bold"/>
    </style:style>
    <style:style style:name="ce5" style:family="table-cell" style:parent-style-name="Default" style:data-style-name="N120"/>
    <style:style style:name="ce6" style:family="table-cell" style:parent-style-name="Default" style:data-style-name="N120">
      <style:text-properties fo:font-weight="bold" style:font-weight-asian="bold" style:font-weight-complex="bold"/>
    </style:style>
    <style:style style:name="ce7" style:family="table-cell" style:parent-style-name="Default" style:data-style-name="N120">
      <style:text-properties fo:font-weight="normal" style:font-weight-asian="normal" style:font-weight-complex="normal"/>
    </style:style>
    <style:style style:name="ce8" style:family="table-cell" style:parent-style-name="Default">
      <style:map style:condition="is-true-formula([.C4]=MIN([.$C4:.$AA4]))" style:apply-style-name="Accent_20_1" style:base-cell-address="small_resumo_totais.C4"/>
      <style:map style:condition="is-true-formula([.C4]=MAX([.$C4:.$AA4]))" style:apply-style-name="Error" style:base-cell-address="small_resumo_totais.C4"/>
    </style:style>
    <style:style style:name="ce9" style:family="table-cell" style:parent-style-name="Default">
      <style:map style:condition="is-true-formula([.AB4]=MIN([.$AB4:.$AZ4]))" style:apply-style-name="Accent_20_1" style:base-cell-address="small_resumo_totais.AB4"/>
      <style:map style:condition="is-true-formula([.AB4]=MAX([.$AB4:.$AZ4]))" style:apply-style-name="Error" style:base-cell-address="small_resumo_totais.AB4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&lt;[.$F$3:.$F$32]" style:apply-style-name="Sem_20_título1" style:base-cell-address="GA.C3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map style:condition="cell-content()&lt;[.$F$3:.$F$32]" style:apply-style-name="Sem_20_título1" style:base-cell-address="GA.C3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118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&lt;[.$K$3:.$K$32]" style:apply-style-name="Sem_20_título1" style:base-cell-address="GA.H3"/>
    </style:style>
    <style:style style:name="ce23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map style:condition="cell-content()&lt;[.$K$3:.$K$32]" style:apply-style-name="Sem_20_título1" style:base-cell-address="GA.H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all_resumo_no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column table:style-name="co7" table:number-columns-repeated="2" table:default-cell-style-name="Default"/>
        <table:table-column table:style-name="co3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2"/>
          <table:table-cell table:number-columns-repeated="5" table:style-name="Default" office:value-type="string" calcext:value-type="string">
            <text:p>eq</text:p>
          </table:table-cell>
          <table:table-cell table:number-columns-repeated="20" office:value-type="string" calcext:value-type="string">
            <text:p>eq</text:p>
          </table:table-cell>
          <table:table-cell table:number-columns-repeated="25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/>
        </table:table-row>
        <table:table-row table:style-name="ro1">
          <table:table-cell office:value-type="string" calcext:value-type="string">
            <text:p>Frenq.</text:p>
          </table:table-cell>
          <table:table-cell office:value-type="string" calcext:value-type="string">
            <text:p>Agentes</text:p>
          </table:table-cell>
          <table:table-cell table:style-name="Default" table:number-columns-repeated="5"/>
          <table:table-cell table:number-columns-repeated="4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8954141" calcext:value-type="float">
            <text:p>0,988954141</text:p>
          </table:table-cell>
          <table:table-cell office:value-type="float" office:value="0.992844578" calcext:value-type="float">
            <text:p>0,992844578</text:p>
          </table:table-cell>
          <table:table-cell table:number-columns-repeated="2" office:value-type="float" office:value="0.988954141" calcext:value-type="float">
            <text:p>0,988954141</text:p>
          </table:table-cell>
          <table:table-cell office:value-type="float" office:value="0.992844578" calcext:value-type="float">
            <text:p>0,992844578</text:p>
          </table:table-cell>
          <table:table-cell table:style-name="ce1" office:value-type="float" office:value="0.988954141" calcext:value-type="float">
            <text:p>0,988954141</text:p>
          </table:table-cell>
          <table:table-cell table:style-name="ce1" office:value-type="float" office:value="0.995220037" calcext:value-type="float">
            <text:p>0,995220037</text:p>
          </table:table-cell>
          <table:table-cell table:style-name="ce1" office:value-type="float" office:value="0.981974958" calcext:value-type="float">
            <text:p>0,981974958</text:p>
          </table:table-cell>
          <table:table-cell table:style-name="ce1" office:value-type="float" office:value="0.984707544" calcext:value-type="float">
            <text:p>0,984707544</text:p>
          </table:table-cell>
          <table:table-cell table:style-name="ce1" office:value-type="float" office:value="0.983144371" calcext:value-type="float">
            <text:p>0,983144371</text:p>
          </table:table-cell>
          <table:table-cell table:style-name="ce1" office:value-type="float" office:value="0.985995041" calcext:value-type="float">
            <text:p>0,985995041</text:p>
          </table:table-cell>
          <table:table-cell table:style-name="ce1" office:value-type="float" office:value="0.981673397" calcext:value-type="float">
            <text:p>0,981673397</text:p>
          </table:table-cell>
          <table:table-cell table:style-name="ce1" office:value-type="float" office:value="0.944955351" calcext:value-type="float">
            <text:p>0,944955351</text:p>
          </table:table-cell>
          <table:table-cell table:style-name="ce1" office:value-type="float" office:value="0.94479302" calcext:value-type="float">
            <text:p>0,94479302</text:p>
          </table:table-cell>
          <table:table-cell table:style-name="ce1" office:value-type="float" office:value="0.943654494" calcext:value-type="float">
            <text:p>0,943654494</text:p>
          </table:table-cell>
          <table:table-cell table:style-name="ce1" office:value-type="float" office:value="0.964107598" calcext:value-type="float">
            <text:p>0,964107598</text:p>
          </table:table-cell>
          <table:table-cell table:style-name="ce1" office:value-type="float" office:value="0.94417496" calcext:value-type="float">
            <text:p>0,94417496</text:p>
          </table:table-cell>
          <table:table-cell table:style-name="ce1" office:value-type="float" office:value="0.988954141" calcext:value-type="float">
            <text:p>0,988954141</text:p>
          </table:table-cell>
          <table:table-cell table:number-columns-repeated="5" table:style-name="ce1" office:value-type="float" office:value="0.990138887" calcext:value-type="float">
            <text:p>0,990138887</text:p>
          </table:table-cell>
          <table:table-cell table:style-name="ce1" office:value-type="float" office:value="0.988954141" calcext:value-type="float">
            <text:p>0,988954141</text:p>
          </table:table-cell>
          <table:table-cell table:style-name="ce1" office:value-type="float" office:value="0.991779342" calcext:value-type="float">
            <text:p>0,991779342</text:p>
          </table:table-cell>
          <table:table-cell office:value-type="float" office:value="0.124337" calcext:value-type="float">
            <text:p>0,124337</text:p>
          </table:table-cell>
          <table:table-cell office:value-type="float" office:value="0.137241" calcext:value-type="float">
            <text:p>0,137241</text:p>
          </table:table-cell>
          <table:table-cell office:value-type="float" office:value="0.126698" calcext:value-type="float">
            <text:p>0,126698</text:p>
          </table:table-cell>
          <table:table-cell office:value-type="float" office:value="0.125051" calcext:value-type="float">
            <text:p>0,125051</text:p>
          </table:table-cell>
          <table:table-cell office:value-type="float" office:value="0.141516" calcext:value-type="float">
            <text:p>0,141516</text:p>
          </table:table-cell>
          <table:table-cell office:value-type="float" office:value="0.125116" calcext:value-type="float">
            <text:p>0,125116</text:p>
          </table:table-cell>
          <table:table-cell office:value-type="float" office:value="0.128665" calcext:value-type="float">
            <text:p>0,128665</text:p>
          </table:table-cell>
          <table:table-cell office:value-type="float" office:value="5.481832" calcext:value-type="float">
            <text:p>5,481832</text:p>
          </table:table-cell>
          <table:table-cell office:value-type="float" office:value="6.822618" calcext:value-type="float">
            <text:p>6,822618</text:p>
          </table:table-cell>
          <table:table-cell office:value-type="float" office:value="5.2507435" calcext:value-type="float">
            <text:p>5,2507435</text:p>
          </table:table-cell>
          <table:table-cell office:value-type="float" office:value="0.1635195" calcext:value-type="float">
            <text:p>0,1635195</text:p>
          </table:table-cell>
          <table:table-cell office:value-type="float" office:value="10.6569485" calcext:value-type="float">
            <text:p>10,6569485</text:p>
          </table:table-cell>
          <table:table-cell office:value-type="float" office:value="6.0327395" calcext:value-type="float">
            <text:p>6,0327395</text:p>
          </table:table-cell>
          <table:table-cell office:value-type="float" office:value="6.480944" calcext:value-type="float">
            <text:p>6,480944</text:p>
          </table:table-cell>
          <table:table-cell office:value-type="float" office:value="3.385721" calcext:value-type="float">
            <text:p>3,385721</text:p>
          </table:table-cell>
          <table:table-cell office:value-type="float" office:value="0.08336" calcext:value-type="float">
            <text:p>0,08336</text:p>
          </table:table-cell>
          <table:table-cell office:value-type="float" office:value="7.141984" calcext:value-type="float">
            <text:p>7,141984</text:p>
          </table:table-cell>
          <table:table-cell office:value-type="float" office:value="0.118492" calcext:value-type="float">
            <text:p>0,118492</text:p>
          </table:table-cell>
          <table:table-cell office:value-type="float" office:value="0.123145" calcext:value-type="float">
            <text:p>0,123145</text:p>
          </table:table-cell>
          <table:table-cell office:value-type="float" office:value="0.123243" calcext:value-type="float">
            <text:p>0,123243</text:p>
          </table:table-cell>
          <table:table-cell office:value-type="float" office:value="0.121898" calcext:value-type="float">
            <text:p>0,121898</text:p>
          </table:table-cell>
          <table:table-cell office:value-type="float" office:value="0.123734" calcext:value-type="float">
            <text:p>0,123734</text:p>
          </table:table-cell>
          <table:table-cell office:value-type="float" office:value="0.121873" calcext:value-type="float">
            <text:p>0,121873</text:p>
          </table:table-cell>
          <table:table-cell office:value-type="float" office:value="0.121389" calcext:value-type="float">
            <text:p>0,121389</text:p>
          </table:table-cell>
          <table:table-cell office:value-type="float" office:value="0.11329" calcext:value-type="float">
            <text:p>0,11329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0.955128883" calcext:value-type="float">
            <text:p>0,955128883</text:p>
          </table:table-cell>
          <table:table-cell office:value-type="float" office:value="0.956013208" calcext:value-type="float">
            <text:p>0,956013208</text:p>
          </table:table-cell>
          <table:table-cell office:value-type="float" office:value="0.958911242" calcext:value-type="float">
            <text:p>0,958911242</text:p>
          </table:table-cell>
          <table:table-cell office:value-type="float" office:value="0.955128883" calcext:value-type="float">
            <text:p>0,955128883</text:p>
          </table:table-cell>
          <table:table-cell office:value-type="float" office:value="0.956013208" calcext:value-type="float">
            <text:p>0,956013208</text:p>
          </table:table-cell>
          <table:table-cell table:style-name="ce1" office:value-type="float" office:value="0.955128883" calcext:value-type="float">
            <text:p>0,955128883</text:p>
          </table:table-cell>
          <table:table-cell table:style-name="ce1" office:value-type="float" office:value="0.954525876" calcext:value-type="float">
            <text:p>0,954525876</text:p>
          </table:table-cell>
          <table:table-cell table:style-name="ce1" office:value-type="float" office:value="0.978508915" calcext:value-type="float">
            <text:p>0,978508915</text:p>
          </table:table-cell>
          <table:table-cell table:style-name="ce1" office:value-type="float" office:value="0.975927433" calcext:value-type="float">
            <text:p>0,975927433</text:p>
          </table:table-cell>
          <table:table-cell table:style-name="ce1" office:value-type="float" office:value="0.979352055" calcext:value-type="float">
            <text:p>0,979352055</text:p>
          </table:table-cell>
          <table:table-cell table:style-name="ce1" office:value-type="float" office:value="0.953013608" calcext:value-type="float">
            <text:p>0,953013608</text:p>
          </table:table-cell>
          <table:table-cell table:style-name="ce1" office:value-type="float" office:value="0.974197932" calcext:value-type="float">
            <text:p>0,974197932</text:p>
          </table:table-cell>
          <table:table-cell table:style-name="ce1" office:value-type="float" office:value="0.915517122" calcext:value-type="float">
            <text:p>0,915517122</text:p>
          </table:table-cell>
          <table:table-cell table:style-name="ce1" office:value-type="float" office:value="0.916064653" calcext:value-type="float">
            <text:p>0,916064653</text:p>
          </table:table-cell>
          <table:table-cell table:style-name="ce1" office:value-type="float" office:value="0.914904595" calcext:value-type="float">
            <text:p>0,914904595</text:p>
          </table:table-cell>
          <table:table-cell table:style-name="ce1" office:value-type="float" office:value="0.943090575" calcext:value-type="float">
            <text:p>0,943090575</text:p>
          </table:table-cell>
          <table:table-cell table:style-name="ce1" office:value-type="float" office:value="0.915903964" calcext:value-type="float">
            <text:p>0,915903964</text:p>
          </table:table-cell>
          <table:table-cell table:style-name="ce1" office:value-type="float" office:value="0.955128883" calcext:value-type="float">
            <text:p>0,955128883</text:p>
          </table:table-cell>
          <table:table-cell table:number-columns-repeated="5" table:style-name="ce1" office:value-type="float" office:value="0.960102597" calcext:value-type="float">
            <text:p>0,960102597</text:p>
          </table:table-cell>
          <table:table-cell table:style-name="ce1" office:value-type="float" office:value="0.955128883" calcext:value-type="float">
            <text:p>0,955128883</text:p>
          </table:table-cell>
          <table:table-cell table:style-name="ce1" office:value-type="float" office:value="0.960102597" calcext:value-type="float">
            <text:p>0,960102597</text:p>
          </table:table-cell>
          <table:table-cell office:value-type="float" office:value="0.170016" calcext:value-type="float">
            <text:p>0,170016</text:p>
          </table:table-cell>
          <table:table-cell office:value-type="float" office:value="0.153982" calcext:value-type="float">
            <text:p>0,153982</text:p>
          </table:table-cell>
          <table:table-cell office:value-type="float" office:value="0.172712" calcext:value-type="float">
            <text:p>0,172712</text:p>
          </table:table-cell>
          <table:table-cell office:value-type="float" office:value="0.169306" calcext:value-type="float">
            <text:p>0,169306</text:p>
          </table:table-cell>
          <table:table-cell office:value-type="float" office:value="0.128621" calcext:value-type="float">
            <text:p>0,128621</text:p>
          </table:table-cell>
          <table:table-cell office:value-type="float" office:value="0.153075" calcext:value-type="float">
            <text:p>0,153075</text:p>
          </table:table-cell>
          <table:table-cell office:value-type="float" office:value="0.169655" calcext:value-type="float">
            <text:p>0,169655</text:p>
          </table:table-cell>
          <table:table-cell office:value-type="float" office:value="9.644621" calcext:value-type="float">
            <text:p>9,644621</text:p>
          </table:table-cell>
          <table:table-cell office:value-type="float" office:value="8.460851" calcext:value-type="float">
            <text:p>8,460851</text:p>
          </table:table-cell>
          <table:table-cell office:value-type="float" office:value="6.2006755" calcext:value-type="float">
            <text:p>6,2006755</text:p>
          </table:table-cell>
          <table:table-cell office:value-type="float" office:value="0.1694145" calcext:value-type="float">
            <text:p>0,1694145</text:p>
          </table:table-cell>
          <table:table-cell office:value-type="float" office:value="7.505756" calcext:value-type="float">
            <text:p>7,505756</text:p>
          </table:table-cell>
          <table:table-cell office:value-type="float" office:value="3.3944205" calcext:value-type="float">
            <text:p>3,3944205</text:p>
          </table:table-cell>
          <table:table-cell office:value-type="float" office:value="4.613641" calcext:value-type="float">
            <text:p>4,613641</text:p>
          </table:table-cell>
          <table:table-cell office:value-type="float" office:value="3.5751295" calcext:value-type="float">
            <text:p>3,5751295</text:p>
          </table:table-cell>
          <table:table-cell office:value-type="float" office:value="0.093235" calcext:value-type="float">
            <text:p>0,093235</text:p>
          </table:table-cell>
          <table:table-cell office:value-type="float" office:value="4.00133" calcext:value-type="float">
            <text:p>4,00133</text:p>
          </table:table-cell>
          <table:table-cell office:value-type="float" office:value="0.164872" calcext:value-type="float">
            <text:p>0,164872</text:p>
          </table:table-cell>
          <table:table-cell office:value-type="float" office:value="0.132772" calcext:value-type="float">
            <text:p>0,132772</text:p>
          </table:table-cell>
          <table:table-cell office:value-type="float" office:value="0.15496" calcext:value-type="float">
            <text:p>0,15496</text:p>
          </table:table-cell>
          <table:table-cell office:value-type="float" office:value="0.150265" calcext:value-type="float">
            <text:p>0,150265</text:p>
          </table:table-cell>
          <table:table-cell office:value-type="float" office:value="0.15285" calcext:value-type="float">
            <text:p>0,15285</text:p>
          </table:table-cell>
          <table:table-cell office:value-type="float" office:value="0.150653" calcext:value-type="float">
            <text:p>0,150653</text:p>
          </table:table-cell>
          <table:table-cell office:value-type="float" office:value="0.167358" calcext:value-type="float">
            <text:p>0,167358</text:p>
          </table:table-cell>
          <table:table-cell office:value-type="float" office:value="0.150187" calcext:value-type="float">
            <text:p>0,150187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0.940872121" calcext:value-type="float">
            <text:p>0,940872121</text:p>
          </table:table-cell>
          <table:table-cell office:value-type="float" office:value="0.940890017" calcext:value-type="float">
            <text:p>0,940890017</text:p>
          </table:table-cell>
          <table:table-cell office:value-type="float" office:value="0.948078487" calcext:value-type="float">
            <text:p>0,948078487</text:p>
          </table:table-cell>
          <table:table-cell office:value-type="float" office:value="0.940872121" calcext:value-type="float">
            <text:p>0,940872121</text:p>
          </table:table-cell>
          <table:table-cell office:value-type="float" office:value="0.940890017" calcext:value-type="float">
            <text:p>0,940890017</text:p>
          </table:table-cell>
          <table:table-cell table:style-name="ce1" office:value-type="float" office:value="0.940872121" calcext:value-type="float">
            <text:p>0,940872121</text:p>
          </table:table-cell>
          <table:table-cell table:style-name="ce1" office:value-type="float" office:value="0.946002467" calcext:value-type="float">
            <text:p>0,946002467</text:p>
          </table:table-cell>
          <table:table-cell table:style-name="ce1" office:value-type="float" office:value="0.971139397" calcext:value-type="float">
            <text:p>0,971139397</text:p>
          </table:table-cell>
          <table:table-cell table:style-name="ce1" office:value-type="float" office:value="0.973062665" calcext:value-type="float">
            <text:p>0,973062665</text:p>
          </table:table-cell>
          <table:table-cell table:style-name="ce1" office:value-type="float" office:value="0.975202503" calcext:value-type="float">
            <text:p>0,975202503</text:p>
          </table:table-cell>
          <table:table-cell table:style-name="ce1" office:value-type="float" office:value="0.937476555" calcext:value-type="float">
            <text:p>0,937476555</text:p>
          </table:table-cell>
          <table:table-cell table:style-name="ce1" office:value-type="float" office:value="0.971114916" calcext:value-type="float">
            <text:p>0,971114916</text:p>
          </table:table-cell>
          <table:table-cell table:style-name="ce1" office:value-type="float" office:value="0.908635643" calcext:value-type="float">
            <text:p>0,908635643</text:p>
          </table:table-cell>
          <table:table-cell table:style-name="ce1" office:value-type="float" office:value="0.908882019" calcext:value-type="float">
            <text:p>0,908882019</text:p>
          </table:table-cell>
          <table:table-cell table:style-name="ce1" office:value-type="float" office:value="0.90898224" calcext:value-type="float">
            <text:p>0,90898224</text:p>
          </table:table-cell>
          <table:table-cell table:style-name="ce1" office:value-type="float" office:value="0.929698726" calcext:value-type="float">
            <text:p>0,929698726</text:p>
          </table:table-cell>
          <table:table-cell table:style-name="ce1" office:value-type="float" office:value="0.908071304" calcext:value-type="float">
            <text:p>0,908071304</text:p>
          </table:table-cell>
          <table:table-cell table:number-columns-repeated="8" table:style-name="ce1" office:value-type="float" office:value="0.940872121" calcext:value-type="float">
            <text:p>0,940872121</text:p>
          </table:table-cell>
          <table:table-cell office:value-type="float" office:value="0.191523" calcext:value-type="float">
            <text:p>0,191523</text:p>
          </table:table-cell>
          <table:table-cell office:value-type="float" office:value="0.196941" calcext:value-type="float">
            <text:p>0,196941</text:p>
          </table:table-cell>
          <table:table-cell office:value-type="float" office:value="0.181321" calcext:value-type="float">
            <text:p>0,181321</text:p>
          </table:table-cell>
          <table:table-cell office:value-type="float" office:value="0.194098" calcext:value-type="float">
            <text:p>0,194098</text:p>
          </table:table-cell>
          <table:table-cell office:value-type="float" office:value="0.19527" calcext:value-type="float">
            <text:p>0,19527</text:p>
          </table:table-cell>
          <table:table-cell office:value-type="float" office:value="0.193139" calcext:value-type="float">
            <text:p>0,193139</text:p>
          </table:table-cell>
          <table:table-cell office:value-type="float" office:value="0.198075" calcext:value-type="float">
            <text:p>0,198075</text:p>
          </table:table-cell>
          <table:table-cell office:value-type="float" office:value="6.920128" calcext:value-type="float">
            <text:p>6,920128</text:p>
          </table:table-cell>
          <table:table-cell office:value-type="float" office:value="10.897973" calcext:value-type="float">
            <text:p>10,897973</text:p>
          </table:table-cell>
          <table:table-cell office:value-type="float" office:value="8.16421" calcext:value-type="float">
            <text:p>8,16421</text:p>
          </table:table-cell>
          <table:table-cell office:value-type="float" office:value="0.1755165" calcext:value-type="float">
            <text:p>0,1755165</text:p>
          </table:table-cell>
          <table:table-cell office:value-type="float" office:value="8.667383" calcext:value-type="float">
            <text:p>8,667383</text:p>
          </table:table-cell>
          <table:table-cell office:value-type="float" office:value="4.01895" calcext:value-type="float">
            <text:p>4,01895</text:p>
          </table:table-cell>
          <table:table-cell office:value-type="float" office:value="9.281279" calcext:value-type="float">
            <text:p>9,281279</text:p>
          </table:table-cell>
          <table:table-cell office:value-type="float" office:value="4.0918825" calcext:value-type="float">
            <text:p>4,0918825</text:p>
          </table:table-cell>
          <table:table-cell office:value-type="float" office:value="0.072428" calcext:value-type="float">
            <text:p>0,072428</text:p>
          </table:table-cell>
          <table:table-cell office:value-type="float" office:value="9.138962" calcext:value-type="float">
            <text:p>9,138962</text:p>
          </table:table-cell>
          <table:table-cell office:value-type="float" office:value="0.182378" calcext:value-type="float">
            <text:p>0,182378</text:p>
          </table:table-cell>
          <table:table-cell office:value-type="float" office:value="0.181651" calcext:value-type="float">
            <text:p>0,181651</text:p>
          </table:table-cell>
          <table:table-cell office:value-type="float" office:value="0.182897" calcext:value-type="float">
            <text:p>0,182897</text:p>
          </table:table-cell>
          <table:table-cell office:value-type="float" office:value="0.181527" calcext:value-type="float">
            <text:p>0,181527</text:p>
          </table:table-cell>
          <table:table-cell office:value-type="float" office:value="0.181627" calcext:value-type="float">
            <text:p>0,181627</text:p>
          </table:table-cell>
          <table:table-cell office:value-type="float" office:value="0.181288" calcext:value-type="float">
            <text:p>0,181288</text:p>
          </table:table-cell>
          <table:table-cell office:value-type="float" office:value="0.182481" calcext:value-type="float">
            <text:p>0,182481</text:p>
          </table:table-cell>
          <table:table-cell office:value-type="float" office:value="0.181383" calcext:value-type="float">
            <text:p>0,181383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0.947566033" calcext:value-type="float">
            <text:p>0,947566033</text:p>
          </table:table-cell>
          <table:table-cell office:value-type="float" office:value="0.947681123" calcext:value-type="float">
            <text:p>0,947681123</text:p>
          </table:table-cell>
          <table:table-cell table:number-columns-repeated="2" office:value-type="float" office:value="0.947566033" calcext:value-type="float">
            <text:p>0,947566033</text:p>
          </table:table-cell>
          <table:table-cell office:value-type="float" office:value="0.947681123" calcext:value-type="float">
            <text:p>0,947681123</text:p>
          </table:table-cell>
          <table:table-cell table:style-name="ce1" office:value-type="float" office:value="0.947566033" calcext:value-type="float">
            <text:p>0,947566033</text:p>
          </table:table-cell>
          <table:table-cell table:style-name="ce1" office:value-type="float" office:value="0.952798317" calcext:value-type="float">
            <text:p>0,952798317</text:p>
          </table:table-cell>
          <table:table-cell table:style-name="ce1" office:value-type="float" office:value="0.975628057" calcext:value-type="float">
            <text:p>0,975628057</text:p>
          </table:table-cell>
          <table:table-cell table:style-name="ce1" office:value-type="float" office:value="0.977176658" calcext:value-type="float">
            <text:p>0,977176658</text:p>
          </table:table-cell>
          <table:table-cell table:style-name="ce1" office:value-type="float" office:value="0.978529594" calcext:value-type="float">
            <text:p>0,978529594</text:p>
          </table:table-cell>
          <table:table-cell table:style-name="ce1" office:value-type="float" office:value="0.952108892" calcext:value-type="float">
            <text:p>0,952108892</text:p>
          </table:table-cell>
          <table:table-cell table:style-name="ce1" office:value-type="float" office:value="0.975269077" calcext:value-type="float">
            <text:p>0,975269077</text:p>
          </table:table-cell>
          <table:table-cell table:style-name="ce1" office:value-type="float" office:value="0.917449559" calcext:value-type="float">
            <text:p>0,917449559</text:p>
          </table:table-cell>
          <table:table-cell table:style-name="ce1" office:value-type="float" office:value="0.917707334" calcext:value-type="float">
            <text:p>0,917707334</text:p>
          </table:table-cell>
          <table:table-cell table:style-name="ce1" office:value-type="float" office:value="0.91770774" calcext:value-type="float">
            <text:p>0,91770774</text:p>
          </table:table-cell>
          <table:table-cell table:style-name="ce1" office:value-type="float" office:value="0.940836771" calcext:value-type="float">
            <text:p>0,940836771</text:p>
          </table:table-cell>
          <table:table-cell table:style-name="ce1" office:value-type="float" office:value="0.918431426" calcext:value-type="float">
            <text:p>0,918431426</text:p>
          </table:table-cell>
          <table:table-cell table:style-name="ce1" office:value-type="float" office:value="0.947566033" calcext:value-type="float">
            <text:p>0,947566033</text:p>
          </table:table-cell>
          <table:table-cell table:number-columns-repeated="3" table:style-name="ce1" office:value-type="float" office:value="0.949431554" calcext:value-type="float">
            <text:p>0,949431554</text:p>
          </table:table-cell>
          <table:table-cell table:number-columns-repeated="2" table:style-name="ce1" office:value-type="float" office:value="0.946975123" calcext:value-type="float">
            <text:p>0,946975123</text:p>
          </table:table-cell>
          <table:table-cell table:style-name="ce1" office:value-type="float" office:value="0.947566033" calcext:value-type="float">
            <text:p>0,947566033</text:p>
          </table:table-cell>
          <table:table-cell table:style-name="ce1" office:value-type="float" office:value="0.946975123" calcext:value-type="float">
            <text:p>0,946975123</text:p>
          </table:table-cell>
          <table:table-cell office:value-type="float" office:value="0.186273" calcext:value-type="float">
            <text:p>0,186273</text:p>
          </table:table-cell>
          <table:table-cell office:value-type="float" office:value="0.120292" calcext:value-type="float">
            <text:p>0,120292</text:p>
          </table:table-cell>
          <table:table-cell office:value-type="float" office:value="0.208955" calcext:value-type="float">
            <text:p>0,208955</text:p>
          </table:table-cell>
          <table:table-cell office:value-type="float" office:value="0.117831" calcext:value-type="float">
            <text:p>0,117831</text:p>
          </table:table-cell>
          <table:table-cell office:value-type="float" office:value="0.212128" calcext:value-type="float">
            <text:p>0,212128</text:p>
          </table:table-cell>
          <table:table-cell office:value-type="float" office:value="0.113521" calcext:value-type="float">
            <text:p>0,113521</text:p>
          </table:table-cell>
          <table:table-cell office:value-type="float" office:value="0.221646" calcext:value-type="float">
            <text:p>0,221646</text:p>
          </table:table-cell>
          <table:table-cell office:value-type="float" office:value="9.43002" calcext:value-type="float">
            <text:p>9,43002</text:p>
          </table:table-cell>
          <table:table-cell office:value-type="float" office:value="13.951278" calcext:value-type="float">
            <text:p>13,951278</text:p>
          </table:table-cell>
          <table:table-cell office:value-type="float" office:value="8.338829" calcext:value-type="float">
            <text:p>8,338829</text:p>
          </table:table-cell>
          <table:table-cell office:value-type="float" office:value="0.1935" calcext:value-type="float">
            <text:p>0,1935</text:p>
          </table:table-cell>
          <table:table-cell office:value-type="float" office:value="17.301345" calcext:value-type="float">
            <text:p>17,301345</text:p>
          </table:table-cell>
          <table:table-cell office:value-type="float" office:value="5.1902235" calcext:value-type="float">
            <text:p>5,1902235</text:p>
          </table:table-cell>
          <table:table-cell office:value-type="float" office:value="11.293371" calcext:value-type="float">
            <text:p>11,293371</text:p>
          </table:table-cell>
          <table:table-cell office:value-type="float" office:value="4.9006495" calcext:value-type="float">
            <text:p>4,9006495</text:p>
          </table:table-cell>
          <table:table-cell office:value-type="float" office:value="0.117798" calcext:value-type="float">
            <text:p>0,117798</text:p>
          </table:table-cell>
          <table:table-cell office:value-type="float" office:value="6.195722" calcext:value-type="float">
            <text:p>6,195722</text:p>
          </table:table-cell>
          <table:table-cell office:value-type="float" office:value="0.199556" calcext:value-type="float">
            <text:p>0,199556</text:p>
          </table:table-cell>
          <table:table-cell office:value-type="float" office:value="0.197861" calcext:value-type="float">
            <text:p>0,197861</text:p>
          </table:table-cell>
          <table:table-cell office:value-type="float" office:value="0.198815" calcext:value-type="float">
            <text:p>0,198815</text:p>
          </table:table-cell>
          <table:table-cell office:value-type="float" office:value="0.200096" calcext:value-type="float">
            <text:p>0,200096</text:p>
          </table:table-cell>
          <table:table-cell office:value-type="float" office:value="0.197374" calcext:value-type="float">
            <text:p>0,197374</text:p>
          </table:table-cell>
          <table:table-cell office:value-type="float" office:value="0.197467" calcext:value-type="float">
            <text:p>0,197467</text:p>
          </table:table-cell>
          <table:table-cell office:value-type="float" office:value="0.198106" calcext:value-type="float">
            <text:p>0,198106</text:p>
          </table:table-cell>
          <table:table-cell office:value-type="float" office:value="0.197275" calcext:value-type="float">
            <text:p>0,197275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0.939583731" calcext:value-type="float">
            <text:p>0,939583731</text:p>
          </table:table-cell>
          <table:table-cell office:value-type="float" office:value="0.943669112" calcext:value-type="float">
            <text:p>0,943669112</text:p>
          </table:table-cell>
          <table:table-cell office:value-type="float" office:value="0.93951211" calcext:value-type="float">
            <text:p>0,93951211</text:p>
          </table:table-cell>
          <table:table-cell office:value-type="float" office:value="0.939583731" calcext:value-type="float">
            <text:p>0,939583731</text:p>
          </table:table-cell>
          <table:table-cell office:value-type="float" office:value="0.943669112" calcext:value-type="float">
            <text:p>0,943669112</text:p>
          </table:table-cell>
          <table:table-cell table:style-name="ce1" office:value-type="float" office:value="0.939583731" calcext:value-type="float">
            <text:p>0,939583731</text:p>
          </table:table-cell>
          <table:table-cell table:style-name="ce1" office:value-type="float" office:value="0.943102116" calcext:value-type="float">
            <text:p>0,943102116</text:p>
          </table:table-cell>
          <table:table-cell table:style-name="ce1" office:value-type="float" office:value="0.971569175" calcext:value-type="float">
            <text:p>0,971569175</text:p>
          </table:table-cell>
          <table:table-cell table:style-name="ce1" office:value-type="float" office:value="0.97388038" calcext:value-type="float">
            <text:p>0,97388038</text:p>
          </table:table-cell>
          <table:table-cell table:style-name="ce1" office:value-type="float" office:value="0.973266382" calcext:value-type="float">
            <text:p>0,973266382</text:p>
          </table:table-cell>
          <table:table-cell table:style-name="ce1" office:value-type="float" office:value="0.943964136" calcext:value-type="float">
            <text:p>0,943964136</text:p>
          </table:table-cell>
          <table:table-cell table:style-name="ce1" office:value-type="float" office:value="0.970880912" calcext:value-type="float">
            <text:p>0,970880912</text:p>
          </table:table-cell>
          <table:table-cell table:style-name="ce1" office:value-type="float" office:value="0.913537952" calcext:value-type="float">
            <text:p>0,913537952</text:p>
          </table:table-cell>
          <table:table-cell table:style-name="ce1" office:value-type="float" office:value="0.914001928" calcext:value-type="float">
            <text:p>0,914001928</text:p>
          </table:table-cell>
          <table:table-cell table:style-name="ce1" office:value-type="float" office:value="0.913142205" calcext:value-type="float">
            <text:p>0,913142205</text:p>
          </table:table-cell>
          <table:table-cell table:style-name="ce1" office:value-type="float" office:value="0.945071129" calcext:value-type="float">
            <text:p>0,945071129</text:p>
          </table:table-cell>
          <table:table-cell table:style-name="ce1" office:value-type="float" office:value="0.91465418" calcext:value-type="float">
            <text:p>0,91465418</text:p>
          </table:table-cell>
          <table:table-cell table:style-name="ce1" office:value-type="float" office:value="0.939583731" calcext:value-type="float">
            <text:p>0,939583731</text:p>
          </table:table-cell>
          <table:table-cell table:style-name="ce1" office:value-type="float" office:value="0.942733562" calcext:value-type="float">
            <text:p>0,942733562</text:p>
          </table:table-cell>
          <table:table-cell table:style-name="ce1" office:value-type="float" office:value="0.940211228" calcext:value-type="float">
            <text:p>0,940211228</text:p>
          </table:table-cell>
          <table:table-cell table:style-name="ce1" office:value-type="float" office:value="0.942733562" calcext:value-type="float">
            <text:p>0,942733562</text:p>
          </table:table-cell>
          <table:table-cell table:number-columns-repeated="2" table:style-name="ce1" office:value-type="float" office:value="0.940211228" calcext:value-type="float">
            <text:p>0,940211228</text:p>
          </table:table-cell>
          <table:table-cell table:number-columns-repeated="2" table:style-name="ce1" office:value-type="float" office:value="0.939583731" calcext:value-type="float">
            <text:p>0,939583731</text:p>
          </table:table-cell>
          <table:table-cell office:value-type="float" office:value="0.232057" calcext:value-type="float">
            <text:p>0,232057</text:p>
          </table:table-cell>
          <table:table-cell office:value-type="float" office:value="0.232105" calcext:value-type="float">
            <text:p>0,232105</text:p>
          </table:table-cell>
          <table:table-cell office:value-type="float" office:value="0.234748" calcext:value-type="float">
            <text:p>0,234748</text:p>
          </table:table-cell>
          <table:table-cell office:value-type="float" office:value="0.232666" calcext:value-type="float">
            <text:p>0,232666</text:p>
          </table:table-cell>
          <table:table-cell office:value-type="float" office:value="0.231348" calcext:value-type="float">
            <text:p>0,231348</text:p>
          </table:table-cell>
          <table:table-cell office:value-type="float" office:value="0.234288" calcext:value-type="float">
            <text:p>0,234288</text:p>
          </table:table-cell>
          <table:table-cell office:value-type="float" office:value="0.270228" calcext:value-type="float">
            <text:p>0,270228</text:p>
          </table:table-cell>
          <table:table-cell office:value-type="float" office:value="11.913363" calcext:value-type="float">
            <text:p>11,913363</text:p>
          </table:table-cell>
          <table:table-cell office:value-type="float" office:value="18.786752" calcext:value-type="float">
            <text:p>18,786752</text:p>
          </table:table-cell>
          <table:table-cell office:value-type="float" office:value="10.627569" calcext:value-type="float">
            <text:p>10,627569</text:p>
          </table:table-cell>
          <table:table-cell office:value-type="float" office:value="0.151078" calcext:value-type="float">
            <text:p>0,151078</text:p>
          </table:table-cell>
          <table:table-cell office:value-type="float" office:value="19.9761435" calcext:value-type="float">
            <text:p>19,9761435</text:p>
          </table:table-cell>
          <table:table-cell office:value-type="float" office:value="7.1385015" calcext:value-type="float">
            <text:p>7,1385015</text:p>
          </table:table-cell>
          <table:table-cell office:value-type="float" office:value="14.279882" calcext:value-type="float">
            <text:p>14,279882</text:p>
          </table:table-cell>
          <table:table-cell office:value-type="float" office:value="10.7542855" calcext:value-type="float">
            <text:p>10,7542855</text:p>
          </table:table-cell>
          <table:table-cell office:value-type="float" office:value="0.134412" calcext:value-type="float">
            <text:p>0,134412</text:p>
          </table:table-cell>
          <table:table-cell office:value-type="float" office:value="9.5716265" calcext:value-type="float">
            <text:p>9,5716265</text:p>
          </table:table-cell>
          <table:table-cell office:value-type="float" office:value="0.225061" calcext:value-type="float">
            <text:p>0,225061</text:p>
          </table:table-cell>
          <table:table-cell office:value-type="float" office:value="0.221516" calcext:value-type="float">
            <text:p>0,221516</text:p>
          </table:table-cell>
          <table:table-cell office:value-type="float" office:value="0.211392" calcext:value-type="float">
            <text:p>0,211392</text:p>
          </table:table-cell>
          <table:table-cell office:value-type="float" office:value="0.222498" calcext:value-type="float">
            <text:p>0,222498</text:p>
          </table:table-cell>
          <table:table-cell office:value-type="float" office:value="0.212922" calcext:value-type="float">
            <text:p>0,212922</text:p>
          </table:table-cell>
          <table:table-cell office:value-type="float" office:value="0.211644" calcext:value-type="float">
            <text:p>0,211644</text:p>
          </table:table-cell>
          <table:table-cell office:value-type="float" office:value="0.222697" calcext:value-type="float">
            <text:p>0,222697</text:p>
          </table:table-cell>
          <table:table-cell office:value-type="float" office:value="0.222819" calcext:value-type="float">
            <text:p>0,22281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28758706" calcext:value-type="float">
            <text:p>0,928758706</text:p>
          </table:table-cell>
          <table:table-cell office:value-type="float" office:value="0.933823674" calcext:value-type="float">
            <text:p>0,933823674</text:p>
          </table:table-cell>
          <table:table-cell office:value-type="float" office:value="0.924539577" calcext:value-type="float">
            <text:p>0,924539577</text:p>
          </table:table-cell>
          <table:table-cell office:value-type="float" office:value="0.928758706" calcext:value-type="float">
            <text:p>0,928758706</text:p>
          </table:table-cell>
          <table:table-cell office:value-type="float" office:value="0.933823674" calcext:value-type="float">
            <text:p>0,933823674</text:p>
          </table:table-cell>
          <table:table-cell table:style-name="ce1" office:value-type="float" office:value="0.928758706" calcext:value-type="float">
            <text:p>0,928758706</text:p>
          </table:table-cell>
          <table:table-cell table:style-name="ce1" office:value-type="float" office:value="0.958609179" calcext:value-type="float">
            <text:p>0,958609179</text:p>
          </table:table-cell>
          <table:table-cell table:style-name="ce1" office:value-type="float" office:value="0.944974769" calcext:value-type="float">
            <text:p>0,944974769</text:p>
          </table:table-cell>
          <table:table-cell table:style-name="ce1" office:value-type="float" office:value="0.941965783" calcext:value-type="float">
            <text:p>0,941965783</text:p>
          </table:table-cell>
          <table:table-cell table:style-name="ce1" office:value-type="float" office:value="0.951664792" calcext:value-type="float">
            <text:p>0,951664792</text:p>
          </table:table-cell>
          <table:table-cell table:style-name="ce1" office:value-type="float" office:value="0.943107356" calcext:value-type="float">
            <text:p>0,943107356</text:p>
          </table:table-cell>
          <table:table-cell table:style-name="ce1" office:value-type="float" office:value="0.944430724" calcext:value-type="float">
            <text:p>0,944430724</text:p>
          </table:table-cell>
          <table:table-cell table:style-name="ce1" office:value-type="float" office:value="0.950174309" calcext:value-type="float">
            <text:p>0,950174309</text:p>
          </table:table-cell>
          <table:table-cell table:style-name="ce1" office:value-type="float" office:value="0.951447482" calcext:value-type="float">
            <text:p>0,951447482</text:p>
          </table:table-cell>
          <table:table-cell table:style-name="ce1" office:value-type="float" office:value="0.959727451" calcext:value-type="float">
            <text:p>0,959727451</text:p>
          </table:table-cell>
          <table:table-cell table:style-name="ce1" office:value-type="float" office:value="0.942589998" calcext:value-type="float">
            <text:p>0,942589998</text:p>
          </table:table-cell>
          <table:table-cell table:style-name="ce1" office:value-type="float" office:value="0.950659845" calcext:value-type="float">
            <text:p>0,950659845</text:p>
          </table:table-cell>
          <table:table-cell table:style-name="ce1" office:value-type="float" office:value="0.928758706" calcext:value-type="float">
            <text:p>0,928758706</text:p>
          </table:table-cell>
          <table:table-cell table:style-name="ce1" office:value-type="float" office:value="0.913829055" calcext:value-type="float">
            <text:p>0,913829055</text:p>
          </table:table-cell>
          <table:table-cell table:style-name="ce1" office:value-type="float" office:value="0.921007587" calcext:value-type="float">
            <text:p>0,921007587</text:p>
          </table:table-cell>
          <table:table-cell table:style-name="ce1" office:value-type="float" office:value="0.917604323" calcext:value-type="float">
            <text:p>0,917604323</text:p>
          </table:table-cell>
          <table:table-cell table:style-name="ce1" office:value-type="float" office:value="0.903200857" calcext:value-type="float">
            <text:p>0,903200857</text:p>
          </table:table-cell>
          <table:table-cell table:style-name="ce1" office:value-type="float" office:value="0.905304981" calcext:value-type="float">
            <text:p>0,905304981</text:p>
          </table:table-cell>
          <table:table-cell table:style-name="ce1" office:value-type="float" office:value="0.928758706" calcext:value-type="float">
            <text:p>0,928758706</text:p>
          </table:table-cell>
          <table:table-cell table:style-name="ce1" office:value-type="float" office:value="0.919995659" calcext:value-type="float">
            <text:p>0,919995659</text:p>
          </table:table-cell>
          <table:table-cell office:value-type="float" office:value="0.092337" calcext:value-type="float">
            <text:p>0,092337</text:p>
          </table:table-cell>
          <table:table-cell office:value-type="float" office:value="0.096366" calcext:value-type="float">
            <text:p>0,096366</text:p>
          </table:table-cell>
          <table:table-cell office:value-type="float" office:value="0.093389" calcext:value-type="float">
            <text:p>0,093389</text:p>
          </table:table-cell>
          <table:table-cell office:value-type="float" office:value="0.092317" calcext:value-type="float">
            <text:p>0,092317</text:p>
          </table:table-cell>
          <table:table-cell office:value-type="float" office:value="0.096521" calcext:value-type="float">
            <text:p>0,096521</text:p>
          </table:table-cell>
          <table:table-cell office:value-type="float" office:value="0.092338" calcext:value-type="float">
            <text:p>0,092338</text:p>
          </table:table-cell>
          <table:table-cell office:value-type="float" office:value="0.103669" calcext:value-type="float">
            <text:p>0,103669</text:p>
          </table:table-cell>
          <table:table-cell office:value-type="float" office:value="22.529376" calcext:value-type="float">
            <text:p>22,529376</text:p>
          </table:table-cell>
          <table:table-cell office:value-type="float" office:value="80.644226" calcext:value-type="float">
            <text:p>80,644226</text:p>
          </table:table-cell>
          <table:table-cell office:value-type="float" office:value="22.711164" calcext:value-type="float">
            <text:p>22,711164</text:p>
          </table:table-cell>
          <table:table-cell office:value-type="float" office:value="0.288714" calcext:value-type="float">
            <text:p>0,288714</text:p>
          </table:table-cell>
          <table:table-cell office:value-type="float" office:value="27.2883125" calcext:value-type="float">
            <text:p>27,2883125</text:p>
          </table:table-cell>
          <table:table-cell office:value-type="float" office:value="39.2561165" calcext:value-type="float">
            <text:p>39,2561165</text:p>
          </table:table-cell>
          <table:table-cell office:value-type="float" office:value="50.781795" calcext:value-type="float">
            <text:p>50,781795</text:p>
          </table:table-cell>
          <table:table-cell office:value-type="float" office:value="26.6811725" calcext:value-type="float">
            <text:p>26,6811725</text:p>
          </table:table-cell>
          <table:table-cell office:value-type="float" office:value="0.323834" calcext:value-type="float">
            <text:p>0,323834</text:p>
          </table:table-cell>
          <table:table-cell office:value-type="float" office:value="30.709022" calcext:value-type="float">
            <text:p>30,709022</text:p>
          </table:table-cell>
          <table:table-cell office:value-type="float" office:value="0.091515" calcext:value-type="float">
            <text:p>0,091515</text:p>
          </table:table-cell>
          <table:table-cell office:value-type="float" office:value="0.098444" calcext:value-type="float">
            <text:p>0,098444</text:p>
          </table:table-cell>
          <table:table-cell office:value-type="float" office:value="0.100338" calcext:value-type="float">
            <text:p>0,100338</text:p>
          </table:table-cell>
          <table:table-cell office:value-type="float" office:value="0.107696" calcext:value-type="float">
            <text:p>0,107696</text:p>
          </table:table-cell>
          <table:table-cell office:value-type="float" office:value="0.112641" calcext:value-type="float">
            <text:p>0,112641</text:p>
          </table:table-cell>
          <table:table-cell office:value-type="float" office:value="0.114083" calcext:value-type="float">
            <text:p>0,114083</text:p>
          </table:table-cell>
          <table:table-cell office:value-type="float" office:value="0.091129" calcext:value-type="float">
            <text:p>0,091129</text:p>
          </table:table-cell>
          <table:table-cell office:value-type="float" office:value="0.167599" calcext:value-type="float">
            <text:p>0,16759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974450078" calcext:value-type="float">
            <text:p>0,974450078</text:p>
          </table:table-cell>
          <table:table-cell office:value-type="float" office:value="0.973679776" calcext:value-type="float">
            <text:p>0,973679776</text:p>
          </table:table-cell>
          <table:table-cell office:value-type="float" office:value="0.961701616" calcext:value-type="float">
            <text:p>0,961701616</text:p>
          </table:table-cell>
          <table:table-cell office:value-type="float" office:value="0.974450078" calcext:value-type="float">
            <text:p>0,974450078</text:p>
          </table:table-cell>
          <table:table-cell office:value-type="float" office:value="0.973679776" calcext:value-type="float">
            <text:p>0,973679776</text:p>
          </table:table-cell>
          <table:table-cell table:style-name="ce1" office:value-type="float" office:value="0.967527871" calcext:value-type="float">
            <text:p>0,967527871</text:p>
          </table:table-cell>
          <table:table-cell table:style-name="ce1" office:value-type="float" office:value="0.977123353" calcext:value-type="float">
            <text:p>0,977123353</text:p>
          </table:table-cell>
          <table:table-cell table:style-name="ce1" office:value-type="float" office:value="0.975318236" calcext:value-type="float">
            <text:p>0,975318236</text:p>
          </table:table-cell>
          <table:table-cell table:style-name="ce1" office:value-type="float" office:value="0.974863996" calcext:value-type="float">
            <text:p>0,974863996</text:p>
          </table:table-cell>
          <table:table-cell table:style-name="ce1" office:value-type="float" office:value="0.978878846" calcext:value-type="float">
            <text:p>0,978878846</text:p>
          </table:table-cell>
          <table:table-cell table:style-name="ce1" office:value-type="float" office:value="0.963598617" calcext:value-type="float">
            <text:p>0,963598617</text:p>
          </table:table-cell>
          <table:table-cell table:style-name="ce1" office:value-type="float" office:value="0.974544015" calcext:value-type="float">
            <text:p>0,974544015</text:p>
          </table:table-cell>
          <table:table-cell table:style-name="ce1" office:value-type="float" office:value="0.933435756" calcext:value-type="float">
            <text:p>0,933435756</text:p>
          </table:table-cell>
          <table:table-cell table:style-name="ce1" office:value-type="float" office:value="0.930130258" calcext:value-type="float">
            <text:p>0,930130258</text:p>
          </table:table-cell>
          <table:table-cell table:style-name="ce1" office:value-type="float" office:value="0.929031004" calcext:value-type="float">
            <text:p>0,929031004</text:p>
          </table:table-cell>
          <table:table-cell table:style-name="ce1" office:value-type="float" office:value="0.932172342" calcext:value-type="float">
            <text:p>0,932172342</text:p>
          </table:table-cell>
          <table:table-cell table:style-name="ce1" office:value-type="float" office:value="0.930989142" calcext:value-type="float">
            <text:p>0,930989142</text:p>
          </table:table-cell>
          <table:table-cell table:style-name="ce1" office:value-type="float" office:value="0.967527871" calcext:value-type="float">
            <text:p>0,967527871</text:p>
          </table:table-cell>
          <table:table-cell table:style-name="ce1" office:value-type="float" office:value="0.977631107" calcext:value-type="float">
            <text:p>0,977631107</text:p>
          </table:table-cell>
          <table:table-cell table:style-name="ce1" office:value-type="float" office:value="0.982617555" calcext:value-type="float">
            <text:p>0,982617555</text:p>
          </table:table-cell>
          <table:table-cell table:style-name="ce1" office:value-type="float" office:value="0.988459485" calcext:value-type="float">
            <text:p>0,988459485</text:p>
          </table:table-cell>
          <table:table-cell table:style-name="ce1" office:value-type="float" office:value="0.990960131" calcext:value-type="float">
            <text:p>0,990960131</text:p>
          </table:table-cell>
          <table:table-cell table:style-name="ce1" office:value-type="float" office:value="0.978660655" calcext:value-type="float">
            <text:p>0,978660655</text:p>
          </table:table-cell>
          <table:table-cell table:style-name="ce1" office:value-type="float" office:value="0.967527871" calcext:value-type="float">
            <text:p>0,967527871</text:p>
          </table:table-cell>
          <table:table-cell table:style-name="ce1" office:value-type="float" office:value="0.986611376" calcext:value-type="float">
            <text:p>0,986611376</text:p>
          </table:table-cell>
          <table:table-cell office:value-type="float" office:value="0.131485" calcext:value-type="float">
            <text:p>0,131485</text:p>
          </table:table-cell>
          <table:table-cell office:value-type="float" office:value="0.200636" calcext:value-type="float">
            <text:p>0,200636</text:p>
          </table:table-cell>
          <table:table-cell office:value-type="float" office:value="0.208627" calcext:value-type="float">
            <text:p>0,208627</text:p>
          </table:table-cell>
          <table:table-cell office:value-type="float" office:value="0.130792" calcext:value-type="float">
            <text:p>0,130792</text:p>
          </table:table-cell>
          <table:table-cell office:value-type="float" office:value="0.202141" calcext:value-type="float">
            <text:p>0,202141</text:p>
          </table:table-cell>
          <table:table-cell office:value-type="float" office:value="0.179699" calcext:value-type="float">
            <text:p>0,179699</text:p>
          </table:table-cell>
          <table:table-cell office:value-type="float" office:value="0.240617" calcext:value-type="float">
            <text:p>0,240617</text:p>
          </table:table-cell>
          <table:table-cell office:value-type="float" office:value="18.590761" calcext:value-type="float">
            <text:p>18,590761</text:p>
          </table:table-cell>
          <table:table-cell office:value-type="float" office:value="33.5646675" calcext:value-type="float">
            <text:p>33,5646675</text:p>
          </table:table-cell>
          <table:table-cell office:value-type="float" office:value="19.041257" calcext:value-type="float">
            <text:p>19,041257</text:p>
          </table:table-cell>
          <table:table-cell office:value-type="float" office:value="0.278846" calcext:value-type="float">
            <text:p>0,278846</text:p>
          </table:table-cell>
          <table:table-cell office:value-type="float" office:value="32.559996" calcext:value-type="float">
            <text:p>32,559996</text:p>
          </table:table-cell>
          <table:table-cell office:value-type="float" office:value="7.963139" calcext:value-type="float">
            <text:p>7,963139</text:p>
          </table:table-cell>
          <table:table-cell office:value-type="float" office:value="10.516763" calcext:value-type="float">
            <text:p>10,516763</text:p>
          </table:table-cell>
          <table:table-cell office:value-type="float" office:value="6.9639585" calcext:value-type="float">
            <text:p>6,9639585</text:p>
          </table:table-cell>
          <table:table-cell office:value-type="float" office:value="0.106176" calcext:value-type="float">
            <text:p>0,106176</text:p>
          </table:table-cell>
          <table:table-cell office:value-type="float" office:value="13.986126" calcext:value-type="float">
            <text:p>13,986126</text:p>
          </table:table-cell>
          <table:table-cell office:value-type="float" office:value="0.111807" calcext:value-type="float">
            <text:p>0,111807</text:p>
          </table:table-cell>
          <table:table-cell office:value-type="float" office:value="0.206744" calcext:value-type="float">
            <text:p>0,206744</text:p>
          </table:table-cell>
          <table:table-cell office:value-type="float" office:value="0.237252" calcext:value-type="float">
            <text:p>0,237252</text:p>
          </table:table-cell>
          <table:table-cell office:value-type="float" office:value="0.332722" calcext:value-type="float">
            <text:p>0,332722</text:p>
          </table:table-cell>
          <table:table-cell office:value-type="float" office:value="0.288383" calcext:value-type="float">
            <text:p>0,288383</text:p>
          </table:table-cell>
          <table:table-cell office:value-type="float" office:value="0.308706" calcext:value-type="float">
            <text:p>0,308706</text:p>
          </table:table-cell>
          <table:table-cell office:value-type="float" office:value="0.192625" calcext:value-type="float">
            <text:p>0,192625</text:p>
          </table:table-cell>
          <table:table-cell office:value-type="float" office:value="0.311843" calcext:value-type="float">
            <text:p>0,31184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924704775" calcext:value-type="float">
            <text:p>0,924704775</text:p>
          </table:table-cell>
          <table:table-cell office:value-type="float" office:value="0.948763203" calcext:value-type="float">
            <text:p>0,948763203</text:p>
          </table:table-cell>
          <table:table-cell office:value-type="float" office:value="0.929213076" calcext:value-type="float">
            <text:p>0,929213076</text:p>
          </table:table-cell>
          <table:table-cell office:value-type="float" office:value="0.924704775" calcext:value-type="float">
            <text:p>0,924704775</text:p>
          </table:table-cell>
          <table:table-cell office:value-type="float" office:value="0.948763203" calcext:value-type="float">
            <text:p>0,948763203</text:p>
          </table:table-cell>
          <table:table-cell table:style-name="ce1" office:value-type="float" office:value="0.923231667" calcext:value-type="float">
            <text:p>0,923231667</text:p>
          </table:table-cell>
          <table:table-cell table:style-name="ce1" office:value-type="float" office:value="0.952711006" calcext:value-type="float">
            <text:p>0,952711006</text:p>
          </table:table-cell>
          <table:table-cell table:style-name="ce1" office:value-type="float" office:value="0.963034086" calcext:value-type="float">
            <text:p>0,963034086</text:p>
          </table:table-cell>
          <table:table-cell table:style-name="ce1" office:value-type="float" office:value="0.965001916" calcext:value-type="float">
            <text:p>0,965001916</text:p>
          </table:table-cell>
          <table:table-cell table:style-name="ce1" office:value-type="float" office:value="0.970327877" calcext:value-type="float">
            <text:p>0,970327877</text:p>
          </table:table-cell>
          <table:table-cell table:style-name="ce1" office:value-type="float" office:value="0.908677103" calcext:value-type="float">
            <text:p>0,908677103</text:p>
          </table:table-cell>
          <table:table-cell table:style-name="ce1" office:value-type="float" office:value="0.960554709" calcext:value-type="float">
            <text:p>0,960554709</text:p>
          </table:table-cell>
          <table:table-cell table:style-name="ce1" office:value-type="float" office:value="0.884316545" calcext:value-type="float">
            <text:p>0,884316545</text:p>
          </table:table-cell>
          <table:table-cell table:style-name="ce1" office:value-type="float" office:value="0.879481804" calcext:value-type="float">
            <text:p>0,879481804</text:p>
          </table:table-cell>
          <table:table-cell table:style-name="ce1" office:value-type="float" office:value="0.881424224" calcext:value-type="float">
            <text:p>0,881424224</text:p>
          </table:table-cell>
          <table:table-cell table:style-name="ce1" office:value-type="float" office:value="0.902768789" calcext:value-type="float">
            <text:p>0,902768789</text:p>
          </table:table-cell>
          <table:table-cell table:style-name="ce1" office:value-type="float" office:value="0.881646113" calcext:value-type="float">
            <text:p>0,881646113</text:p>
          </table:table-cell>
          <table:table-cell table:style-name="ce1" office:value-type="float" office:value="0.923231667" calcext:value-type="float">
            <text:p>0,923231667</text:p>
          </table:table-cell>
          <table:table-cell table:number-columns-repeated="3" table:style-name="ce1" office:value-type="float" office:value="0.949033013" calcext:value-type="float">
            <text:p>0,949033013</text:p>
          </table:table-cell>
          <table:table-cell table:style-name="ce1" office:value-type="float" office:value="0.939493685" calcext:value-type="float">
            <text:p>0,939493685</text:p>
          </table:table-cell>
          <table:table-cell table:style-name="ce1" office:value-type="float" office:value="0.952202535" calcext:value-type="float">
            <text:p>0,952202535</text:p>
          </table:table-cell>
          <table:table-cell table:style-name="ce1" office:value-type="float" office:value="0.923231667" calcext:value-type="float">
            <text:p>0,923231667</text:p>
          </table:table-cell>
          <table:table-cell table:style-name="ce1" office:value-type="float" office:value="0.947695002" calcext:value-type="float">
            <text:p>0,947695002</text:p>
          </table:table-cell>
          <table:table-cell office:value-type="float" office:value="0.263217" calcext:value-type="float">
            <text:p>0,263217</text:p>
          </table:table-cell>
          <table:table-cell office:value-type="float" office:value="0.269596" calcext:value-type="float">
            <text:p>0,269596</text:p>
          </table:table-cell>
          <table:table-cell office:value-type="float" office:value="0.23927" calcext:value-type="float">
            <text:p>0,23927</text:p>
          </table:table-cell>
          <table:table-cell office:value-type="float" office:value="0.260736" calcext:value-type="float">
            <text:p>0,260736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223813" calcext:value-type="float">
            <text:p>0,223813</text:p>
          </table:table-cell>
          <table:table-cell office:value-type="float" office:value="0.364612" calcext:value-type="float">
            <text:p>0,364612</text:p>
          </table:table-cell>
          <table:table-cell office:value-type="float" office:value="32.5425865" calcext:value-type="float">
            <text:p>32,5425865</text:p>
          </table:table-cell>
          <table:table-cell office:value-type="float" office:value="32.9767225" calcext:value-type="float">
            <text:p>32,9767225</text:p>
          </table:table-cell>
          <table:table-cell office:value-type="float" office:value="19.4784965" calcext:value-type="float">
            <text:p>19,4784965</text:p>
          </table:table-cell>
          <table:table-cell office:value-type="float" office:value="0.2512735" calcext:value-type="float">
            <text:p>0,2512735</text:p>
          </table:table-cell>
          <table:table-cell office:value-type="float" office:value="21.2298525" calcext:value-type="float">
            <text:p>21,2298525</text:p>
          </table:table-cell>
          <table:table-cell office:value-type="float" office:value="6.096465" calcext:value-type="float">
            <text:p>6,096465</text:p>
          </table:table-cell>
          <table:table-cell office:value-type="float" office:value="14.2842625" calcext:value-type="float">
            <text:p>14,2842625</text:p>
          </table:table-cell>
          <table:table-cell office:value-type="float" office:value="5.9677425" calcext:value-type="float">
            <text:p>5,9677425</text:p>
          </table:table-cell>
          <table:table-cell office:value-type="float" office:value="0.074076" calcext:value-type="float">
            <text:p>0,074076</text:p>
          </table:table-cell>
          <table:table-cell office:value-type="float" office:value="7.2890675" calcext:value-type="float">
            <text:p>7,2890675</text:p>
          </table:table-cell>
          <table:table-cell office:value-type="float" office:value="0.220126" calcext:value-type="float">
            <text:p>0,220126</text:p>
          </table:table-cell>
          <table:table-cell office:value-type="float" office:value="0.251842" calcext:value-type="float">
            <text:p>0,251842</text:p>
          </table:table-cell>
          <table:table-cell office:value-type="float" office:value="0.250784" calcext:value-type="float">
            <text:p>0,250784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263021" calcext:value-type="float">
            <text:p>0,263021</text:p>
          </table:table-cell>
          <table:table-cell office:value-type="float" office:value="0.263012" calcext:value-type="float">
            <text:p>0,263012</text:p>
          </table:table-cell>
          <table:table-cell office:value-type="float" office:value="0.214164" calcext:value-type="float">
            <text:p>0,214164</text:p>
          </table:table-cell>
          <table:table-cell office:value-type="float" office:value="0.258549" calcext:value-type="float">
            <text:p>0,25854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925630985" calcext:value-type="float">
            <text:p>0,925630985</text:p>
          </table:table-cell>
          <table:table-cell office:value-type="float" office:value="0.921475891" calcext:value-type="float">
            <text:p>0,921475891</text:p>
          </table:table-cell>
          <table:table-cell office:value-type="float" office:value="0.930779425" calcext:value-type="float">
            <text:p>0,930779425</text:p>
          </table:table-cell>
          <table:table-cell office:value-type="float" office:value="0.925630985" calcext:value-type="float">
            <text:p>0,925630985</text:p>
          </table:table-cell>
          <table:table-cell office:value-type="float" office:value="0.921475891" calcext:value-type="float">
            <text:p>0,921475891</text:p>
          </table:table-cell>
          <table:table-cell table:style-name="ce1" office:value-type="float" office:value="0.923318728" calcext:value-type="float">
            <text:p>0,923318728</text:p>
          </table:table-cell>
          <table:table-cell table:style-name="ce1" office:value-type="float" office:value="0.940917351" calcext:value-type="float">
            <text:p>0,940917351</text:p>
          </table:table-cell>
          <table:table-cell table:style-name="ce1" office:value-type="float" office:value="0.961793202" calcext:value-type="float">
            <text:p>0,961793202</text:p>
          </table:table-cell>
          <table:table-cell table:style-name="ce1" office:value-type="float" office:value="0.956760406" calcext:value-type="float">
            <text:p>0,956760406</text:p>
          </table:table-cell>
          <table:table-cell table:style-name="ce1" office:value-type="float" office:value="0.971265988" calcext:value-type="float">
            <text:p>0,971265988</text:p>
          </table:table-cell>
          <table:table-cell table:style-name="ce1" office:value-type="float" office:value="0.904877419" calcext:value-type="float">
            <text:p>0,904877419</text:p>
          </table:table-cell>
          <table:table-cell table:style-name="ce1" office:value-type="float" office:value="0.961422025" calcext:value-type="float">
            <text:p>0,961422025</text:p>
          </table:table-cell>
          <table:table-cell table:style-name="ce1" office:value-type="float" office:value="0.870224198" calcext:value-type="float">
            <text:p>0,870224198</text:p>
          </table:table-cell>
          <table:table-cell table:style-name="ce1" office:value-type="float" office:value="0.870790149" calcext:value-type="float">
            <text:p>0,870790149</text:p>
          </table:table-cell>
          <table:table-cell table:style-name="ce1" office:value-type="float" office:value="0.869002958" calcext:value-type="float">
            <text:p>0,869002958</text:p>
          </table:table-cell>
          <table:table-cell table:style-name="ce1" office:value-type="float" office:value="0.8883577" calcext:value-type="float">
            <text:p>0,8883577</text:p>
          </table:table-cell>
          <table:table-cell table:style-name="ce1" office:value-type="float" office:value="0.87081949" calcext:value-type="float">
            <text:p>0,87081949</text:p>
          </table:table-cell>
          <table:table-cell table:style-name="ce1" office:value-type="float" office:value="0.923318728" calcext:value-type="float">
            <text:p>0,923318728</text:p>
          </table:table-cell>
          <table:table-cell table:number-columns-repeated="2" table:style-name="ce1" office:value-type="float" office:value="0.917318515" calcext:value-type="float">
            <text:p>0,917318515</text:p>
          </table:table-cell>
          <table:table-cell table:style-name="ce1" office:value-type="float" office:value="0.934171727" calcext:value-type="float">
            <text:p>0,934171727</text:p>
          </table:table-cell>
          <table:table-cell table:number-columns-repeated="2" table:style-name="ce1" office:value-type="float" office:value="0.932338344" calcext:value-type="float">
            <text:p>0,932338344</text:p>
          </table:table-cell>
          <table:table-cell table:style-name="ce1" office:value-type="float" office:value="0.923318728" calcext:value-type="float">
            <text:p>0,923318728</text:p>
          </table:table-cell>
          <table:table-cell table:style-name="ce1" office:value-type="float" office:value="0.933280587" calcext:value-type="float">
            <text:p>0,933280587</text:p>
          </table:table-cell>
          <table:table-cell office:value-type="float" office:value="0.139889" calcext:value-type="float">
            <text:p>0,139889</text:p>
          </table:table-cell>
          <table:table-cell office:value-type="float" office:value="0.178868" calcext:value-type="float">
            <text:p>0,178868</text:p>
          </table:table-cell>
          <table:table-cell office:value-type="float" office:value="0.142899" calcext:value-type="float">
            <text:p>0,142899</text:p>
          </table:table-cell>
          <table:table-cell office:value-type="float" office:value="0.175179" calcext:value-type="float">
            <text:p>0,175179</text:p>
          </table:table-cell>
          <table:table-cell office:value-type="float" office:value="0.153697" calcext:value-type="float">
            <text:p>0,153697</text:p>
          </table:table-cell>
          <table:table-cell office:value-type="float" office:value="0.141283" calcext:value-type="float">
            <text:p>0,141283</text:p>
          </table:table-cell>
          <table:table-cell office:value-type="float" office:value="0.21781" calcext:value-type="float">
            <text:p>0,21781</text:p>
          </table:table-cell>
          <table:table-cell office:value-type="float" office:value="19.679091" calcext:value-type="float">
            <text:p>19,679091</text:p>
          </table:table-cell>
          <table:table-cell office:value-type="float" office:value="36.5617465" calcext:value-type="float">
            <text:p>36,5617465</text:p>
          </table:table-cell>
          <table:table-cell office:value-type="float" office:value="29.22365" calcext:value-type="float">
            <text:p>29,22365</text:p>
          </table:table-cell>
          <table:table-cell office:value-type="float" office:value="0.2060405" calcext:value-type="float">
            <text:p>0,2060405</text:p>
          </table:table-cell>
          <table:table-cell office:value-type="float" office:value="22.597124" calcext:value-type="float">
            <text:p>22,597124</text:p>
          </table:table-cell>
          <table:table-cell office:value-type="float" office:value="11.0765785" calcext:value-type="float">
            <text:p>11,0765785</text:p>
          </table:table-cell>
          <table:table-cell office:value-type="float" office:value="20.874636" calcext:value-type="float">
            <text:p>20,874636</text:p>
          </table:table-cell>
          <table:table-cell office:value-type="float" office:value="6.3534415" calcext:value-type="float">
            <text:p>6,3534415</text:p>
          </table:table-cell>
          <table:table-cell office:value-type="float" office:value="0.11596" calcext:value-type="float">
            <text:p>0,11596</text:p>
          </table:table-cell>
          <table:table-cell office:value-type="float" office:value="8.029557" calcext:value-type="float">
            <text:p>8,029557</text:p>
          </table:table-cell>
          <table:table-cell office:value-type="float" office:value="0.255722" calcext:value-type="float">
            <text:p>0,255722</text:p>
          </table:table-cell>
          <table:table-cell office:value-type="float" office:value="0.130673" calcext:value-type="float">
            <text:p>0,130673</text:p>
          </table:table-cell>
          <table:table-cell office:value-type="float" office:value="0.126811" calcext:value-type="float">
            <text:p>0,126811</text:p>
          </table:table-cell>
          <table:table-cell office:value-type="float" office:value="0.141064" calcext:value-type="float">
            <text:p>0,141064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176264" calcext:value-type="float">
            <text:p>0,176264</text:p>
          </table:table-cell>
          <table:table-cell office:value-type="float" office:value="0.139134" calcext:value-type="float">
            <text:p>0,139134</text:p>
          </table:table-cell>
          <table:table-cell office:value-type="float" office:value="0.220531" calcext:value-type="float">
            <text:p>0,220531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10236482" calcext:value-type="float">
            <text:p>0,910236482</text:p>
          </table:table-cell>
          <table:table-cell office:value-type="float" office:value="0.926499289" calcext:value-type="float">
            <text:p>0,926499289</text:p>
          </table:table-cell>
          <table:table-cell office:value-type="float" office:value="0.903492141" calcext:value-type="float">
            <text:p>0,903492141</text:p>
          </table:table-cell>
          <table:table-cell office:value-type="float" office:value="0.910236482" calcext:value-type="float">
            <text:p>0,910236482</text:p>
          </table:table-cell>
          <table:table-cell office:value-type="float" office:value="0.926499289" calcext:value-type="float">
            <text:p>0,926499289</text:p>
          </table:table-cell>
          <table:table-cell table:style-name="ce1" office:value-type="float" office:value="0.91111505" calcext:value-type="float">
            <text:p>0,91111505</text:p>
          </table:table-cell>
          <table:table-cell table:style-name="ce1" office:value-type="float" office:value="0.920683479" calcext:value-type="float">
            <text:p>0,920683479</text:p>
          </table:table-cell>
          <table:table-cell table:style-name="ce1" office:value-type="float" office:value="0.957595857" calcext:value-type="float">
            <text:p>0,957595857</text:p>
          </table:table-cell>
          <table:table-cell table:style-name="ce1" office:value-type="float" office:value="0.952280422" calcext:value-type="float">
            <text:p>0,952280422</text:p>
          </table:table-cell>
          <table:table-cell table:style-name="ce1" office:value-type="float" office:value="0.965009688" calcext:value-type="float">
            <text:p>0,965009688</text:p>
          </table:table-cell>
          <table:table-cell table:style-name="ce1" office:value-type="float" office:value="0.906348244" calcext:value-type="float">
            <text:p>0,906348244</text:p>
          </table:table-cell>
          <table:table-cell table:style-name="ce1" office:value-type="float" office:value="0.957490017" calcext:value-type="float">
            <text:p>0,957490017</text:p>
          </table:table-cell>
          <table:table-cell table:style-name="ce1" office:value-type="float" office:value="0.859547826" calcext:value-type="float">
            <text:p>0,859547826</text:p>
          </table:table-cell>
          <table:table-cell table:style-name="ce1" office:value-type="float" office:value="0.860719724" calcext:value-type="float">
            <text:p>0,860719724</text:p>
          </table:table-cell>
          <table:table-cell table:style-name="ce1" office:value-type="float" office:value="0.860463571" calcext:value-type="float">
            <text:p>0,860463571</text:p>
          </table:table-cell>
          <table:table-cell table:style-name="ce1" office:value-type="float" office:value="0.901913064" calcext:value-type="float">
            <text:p>0,901913064</text:p>
          </table:table-cell>
          <table:table-cell table:style-name="ce1" office:value-type="float" office:value="0.860711075" calcext:value-type="float">
            <text:p>0,860711075</text:p>
          </table:table-cell>
          <table:table-cell table:style-name="ce1" office:value-type="float" office:value="0.91111505" calcext:value-type="float">
            <text:p>0,91111505</text:p>
          </table:table-cell>
          <table:table-cell table:style-name="ce1" office:value-type="float" office:value="0.918441497" calcext:value-type="float">
            <text:p>0,918441497</text:p>
          </table:table-cell>
          <table:table-cell table:style-name="ce1" office:value-type="float" office:value="0.924108111" calcext:value-type="float">
            <text:p>0,924108111</text:p>
          </table:table-cell>
          <table:table-cell table:style-name="ce1" office:value-type="float" office:value="0.923939036" calcext:value-type="float">
            <text:p>0,923939036</text:p>
          </table:table-cell>
          <table:table-cell table:style-name="ce1" office:value-type="float" office:value="0.915483803" calcext:value-type="float">
            <text:p>0,915483803</text:p>
          </table:table-cell>
          <table:table-cell table:style-name="ce1" office:value-type="float" office:value="0.924108111" calcext:value-type="float">
            <text:p>0,924108111</text:p>
          </table:table-cell>
          <table:table-cell table:style-name="ce1" office:value-type="float" office:value="0.91111505" calcext:value-type="float">
            <text:p>0,91111505</text:p>
          </table:table-cell>
          <table:table-cell table:style-name="ce1" office:value-type="float" office:value="0.92433534" calcext:value-type="float">
            <text:p>0,92433534</text:p>
          </table:table-cell>
          <table:table-cell office:value-type="float" office:value="0.154945" calcext:value-type="float">
            <text:p>0,154945</text:p>
          </table:table-cell>
          <table:table-cell office:value-type="float" office:value="0.169703" calcext:value-type="float">
            <text:p>0,169703</text:p>
          </table:table-cell>
          <table:table-cell office:value-type="float" office:value="0.14808" calcext:value-type="float">
            <text:p>0,14808</text:p>
          </table:table-cell>
          <table:table-cell office:value-type="float" office:value="0.153549" calcext:value-type="float">
            <text:p>0,153549</text:p>
          </table:table-cell>
          <table:table-cell office:value-type="float" office:value="0.168086" calcext:value-type="float">
            <text:p>0,168086</text:p>
          </table:table-cell>
          <table:table-cell office:value-type="float" office:value="0.141205" calcext:value-type="float">
            <text:p>0,141205</text:p>
          </table:table-cell>
          <table:table-cell office:value-type="float" office:value="0.205645" calcext:value-type="float">
            <text:p>0,205645</text:p>
          </table:table-cell>
          <table:table-cell office:value-type="float" office:value="23.026146" calcext:value-type="float">
            <text:p>23,026146</text:p>
          </table:table-cell>
          <table:table-cell office:value-type="float" office:value="42.9627505" calcext:value-type="float">
            <text:p>42,9627505</text:p>
          </table:table-cell>
          <table:table-cell office:value-type="float" office:value="36.845912" calcext:value-type="float">
            <text:p>36,845912</text:p>
          </table:table-cell>
          <table:table-cell office:value-type="float" office:value="0.293622" calcext:value-type="float">
            <text:p>0,293622</text:p>
          </table:table-cell>
          <table:table-cell office:value-type="float" office:value="27.7624085" calcext:value-type="float">
            <text:p>27,7624085</text:p>
          </table:table-cell>
          <table:table-cell office:value-type="float" office:value="13.8228795" calcext:value-type="float">
            <text:p>13,8228795</text:p>
          </table:table-cell>
          <table:table-cell office:value-type="float" office:value="15.768764" calcext:value-type="float">
            <text:p>15,768764</text:p>
          </table:table-cell>
          <table:table-cell office:value-type="float" office:value="13.527226" calcext:value-type="float">
            <text:p>13,527226</text:p>
          </table:table-cell>
          <table:table-cell office:value-type="float" office:value="0.120032" calcext:value-type="float">
            <text:p>0,120032</text:p>
          </table:table-cell>
          <table:table-cell office:value-type="float" office:value="11.490783" calcext:value-type="float">
            <text:p>11,490783</text:p>
          </table:table-cell>
          <table:table-cell office:value-type="float" office:value="0.249808" calcext:value-type="float">
            <text:p>0,249808</text:p>
          </table:table-cell>
          <table:table-cell office:value-type="float" office:value="0.298332" calcext:value-type="float">
            <text:p>0,298332</text:p>
          </table:table-cell>
          <table:table-cell office:value-type="float" office:value="0.162898" calcext:value-type="float">
            <text:p>0,162898</text:p>
          </table:table-cell>
          <table:table-cell office:value-type="float" office:value="0.294055" calcext:value-type="float">
            <text:p>0,294055</text:p>
          </table:table-cell>
          <table:table-cell office:value-type="float" office:value="0.297095" calcext:value-type="float">
            <text:p>0,297095</text:p>
          </table:table-cell>
          <table:table-cell office:value-type="float" office:value="0.298632" calcext:value-type="float">
            <text:p>0,298632</text:p>
          </table:table-cell>
          <table:table-cell office:value-type="float" office:value="0.13283" calcext:value-type="float">
            <text:p>0,13283</text:p>
          </table:table-cell>
          <table:table-cell office:value-type="float" office:value="0.258566" calcext:value-type="float">
            <text:p>0,2585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1732776" calcext:value-type="float">
            <text:p>0,931732776</text:p>
          </table:table-cell>
          <table:table-cell office:value-type="float" office:value="0.9304524" calcext:value-type="float">
            <text:p>0,9304524</text:p>
          </table:table-cell>
          <table:table-cell office:value-type="float" office:value="0.919989528" calcext:value-type="float">
            <text:p>0,919989528</text:p>
          </table:table-cell>
          <table:table-cell office:value-type="float" office:value="0.931732776" calcext:value-type="float">
            <text:p>0,931732776</text:p>
          </table:table-cell>
          <table:table-cell office:value-type="float" office:value="0.9304524" calcext:value-type="float">
            <text:p>0,9304524</text:p>
          </table:table-cell>
          <table:table-cell table:style-name="ce1" office:value-type="float" office:value="0.931812799" calcext:value-type="float">
            <text:p>0,931812799</text:p>
          </table:table-cell>
          <table:table-cell table:style-name="ce1" office:value-type="float" office:value="0.948784434" calcext:value-type="float">
            <text:p>0,948784434</text:p>
          </table:table-cell>
          <table:table-cell table:style-name="ce1" office:value-type="float" office:value="0.923992887" calcext:value-type="float">
            <text:p>0,923992887</text:p>
          </table:table-cell>
          <table:table-cell table:style-name="ce1" office:value-type="float" office:value="0.922780342" calcext:value-type="float">
            <text:p>0,922780342</text:p>
          </table:table-cell>
          <table:table-cell table:style-name="ce1" office:value-type="float" office:value="0.925193811" calcext:value-type="float">
            <text:p>0,925193811</text:p>
          </table:table-cell>
          <table:table-cell table:style-name="ce1" office:value-type="float" office:value="0.929156399" calcext:value-type="float">
            <text:p>0,929156399</text:p>
          </table:table-cell>
          <table:table-cell table:style-name="ce1" office:value-type="float" office:value="0.925441788" calcext:value-type="float">
            <text:p>0,925441788</text:p>
          </table:table-cell>
          <table:table-cell table:style-name="ce1" office:value-type="float" office:value="0.930641691" calcext:value-type="float">
            <text:p>0,930641691</text:p>
          </table:table-cell>
          <table:table-cell table:style-name="ce1" office:value-type="float" office:value="0.935731848" calcext:value-type="float">
            <text:p>0,935731848</text:p>
          </table:table-cell>
          <table:table-cell table:style-name="ce1" office:value-type="float" office:value="0.940554022" calcext:value-type="float">
            <text:p>0,940554022</text:p>
          </table:table-cell>
          <table:table-cell table:style-name="ce1" office:value-type="float" office:value="0.923161692" calcext:value-type="float">
            <text:p>0,923161692</text:p>
          </table:table-cell>
          <table:table-cell table:style-name="ce1" office:value-type="float" office:value="0.935190452" calcext:value-type="float">
            <text:p>0,935190452</text:p>
          </table:table-cell>
          <table:table-cell table:style-name="ce1" office:value-type="float" office:value="0.931812799" calcext:value-type="float">
            <text:p>0,931812799</text:p>
          </table:table-cell>
          <table:table-cell table:style-name="ce1" office:value-type="float" office:value="0.927110661" calcext:value-type="float">
            <text:p>0,927110661</text:p>
          </table:table-cell>
          <table:table-cell table:style-name="ce1" office:value-type="float" office:value="0.915640254" calcext:value-type="float">
            <text:p>0,915640254</text:p>
          </table:table-cell>
          <table:table-cell table:style-name="ce1" office:value-type="float" office:value="0.906245694" calcext:value-type="float">
            <text:p>0,906245694</text:p>
          </table:table-cell>
          <table:table-cell table:style-name="ce1" office:value-type="float" office:value="0.900041211" calcext:value-type="float">
            <text:p>0,900041211</text:p>
          </table:table-cell>
          <table:table-cell table:style-name="ce1" office:value-type="float" office:value="0.900833061" calcext:value-type="float">
            <text:p>0,900833061</text:p>
          </table:table-cell>
          <table:table-cell table:style-name="ce1" office:value-type="float" office:value="0.931812799" calcext:value-type="float">
            <text:p>0,931812799</text:p>
          </table:table-cell>
          <table:table-cell table:style-name="ce1" office:value-type="float" office:value="0.898097781" calcext:value-type="float">
            <text:p>0,898097781</text:p>
          </table:table-cell>
          <table:table-cell office:value-type="float" office:value="0.172196" calcext:value-type="float">
            <text:p>0,172196</text:p>
          </table:table-cell>
          <table:table-cell office:value-type="float" office:value="0.174501" calcext:value-type="float">
            <text:p>0,174501</text:p>
          </table:table-cell>
          <table:table-cell office:value-type="float" office:value="0.171765" calcext:value-type="float">
            <text:p>0,171765</text:p>
          </table:table-cell>
          <table:table-cell office:value-type="float" office:value="0.172609" calcext:value-type="float">
            <text:p>0,172609</text:p>
          </table:table-cell>
          <table:table-cell office:value-type="float" office:value="0.172769" calcext:value-type="float">
            <text:p>0,172769</text:p>
          </table:table-cell>
          <table:table-cell office:value-type="float" office:value="0.171159" calcext:value-type="float">
            <text:p>0,171159</text:p>
          </table:table-cell>
          <table:table-cell office:value-type="float" office:value="0.165828" calcext:value-type="float">
            <text:p>0,165828</text:p>
          </table:table-cell>
          <table:table-cell office:value-type="float" office:value="35.639856" calcext:value-type="float">
            <text:p>35,639856</text:p>
          </table:table-cell>
          <table:table-cell office:value-type="float" office:value="122.313517" calcext:value-type="float">
            <text:p>122,313517</text:p>
          </table:table-cell>
          <table:table-cell office:value-type="float" office:value="36.5743375" calcext:value-type="float">
            <text:p>36,5743375</text:p>
          </table:table-cell>
          <table:table-cell office:value-type="float" office:value="5.03415" calcext:value-type="float">
            <text:p>5,03415</text:p>
          </table:table-cell>
          <table:table-cell office:value-type="float" office:value="46.8003605" calcext:value-type="float">
            <text:p>46,8003605</text:p>
          </table:table-cell>
          <table:table-cell office:value-type="float" office:value="46.713312" calcext:value-type="float">
            <text:p>46,713312</text:p>
          </table:table-cell>
          <table:table-cell office:value-type="float" office:value="70.633556" calcext:value-type="float">
            <text:p>70,633556</text:p>
          </table:table-cell>
          <table:table-cell office:value-type="float" office:value="50.8784685" calcext:value-type="float">
            <text:p>50,8784685</text:p>
          </table:table-cell>
          <table:table-cell office:value-type="float" office:value="6.508129" calcext:value-type="float">
            <text:p>6,508129</text:p>
          </table:table-cell>
          <table:table-cell office:value-type="float" office:value="49.27471" calcext:value-type="float">
            <text:p>49,27471</text:p>
          </table:table-cell>
          <table:table-cell office:value-type="float" office:value="0.169004" calcext:value-type="float">
            <text:p>0,169004</text:p>
          </table:table-cell>
          <table:table-cell office:value-type="float" office:value="0.216201" calcext:value-type="float">
            <text:p>0,216201</text:p>
          </table:table-cell>
          <table:table-cell office:value-type="float" office:value="0.219247" calcext:value-type="float">
            <text:p>0,219247</text:p>
          </table:table-cell>
          <table:table-cell office:value-type="float" office:value="0.220537" calcext:value-type="float">
            <text:p>0,220537</text:p>
          </table:table-cell>
          <table:table-cell office:value-type="float" office:value="0.232002" calcext:value-type="float">
            <text:p>0,232002</text:p>
          </table:table-cell>
          <table:table-cell office:value-type="float" office:value="0.22725" calcext:value-type="float">
            <text:p>0,22725</text:p>
          </table:table-cell>
          <table:table-cell office:value-type="float" office:value="0.169677" calcext:value-type="float">
            <text:p>0,169677</text:p>
          </table:table-cell>
          <table:table-cell office:value-type="float" office:value="0.244945" calcext:value-type="float">
            <text:p>0,2449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16728471" calcext:value-type="float">
            <text:p>0,916728471</text:p>
          </table:table-cell>
          <table:table-cell office:value-type="float" office:value="0.924523841" calcext:value-type="float">
            <text:p>0,924523841</text:p>
          </table:table-cell>
          <table:table-cell office:value-type="float" office:value="0.948878633" calcext:value-type="float">
            <text:p>0,948878633</text:p>
          </table:table-cell>
          <table:table-cell office:value-type="float" office:value="0.916728471" calcext:value-type="float">
            <text:p>0,916728471</text:p>
          </table:table-cell>
          <table:table-cell office:value-type="float" office:value="0.924523841" calcext:value-type="float">
            <text:p>0,924523841</text:p>
          </table:table-cell>
          <table:table-cell table:style-name="ce1" office:value-type="float" office:value="0.939029576" calcext:value-type="float">
            <text:p>0,939029576</text:p>
          </table:table-cell>
          <table:table-cell table:style-name="ce1" office:value-type="float" office:value="0.971678513" calcext:value-type="float">
            <text:p>0,971678513</text:p>
          </table:table-cell>
          <table:table-cell table:style-name="ce1" office:value-type="float" office:value="0.917579072" calcext:value-type="float">
            <text:p>0,917579072</text:p>
          </table:table-cell>
          <table:table-cell table:style-name="ce1" office:value-type="float" office:value="0.9180047" calcext:value-type="float">
            <text:p>0,9180047</text:p>
          </table:table-cell>
          <table:table-cell table:style-name="ce1" office:value-type="float" office:value="0.933432123" calcext:value-type="float">
            <text:p>0,933432123</text:p>
          </table:table-cell>
          <table:table-cell table:style-name="ce1" office:value-type="float" office:value="0.941657165" calcext:value-type="float">
            <text:p>0,941657165</text:p>
          </table:table-cell>
          <table:table-cell table:style-name="ce1" office:value-type="float" office:value="0.925738567" calcext:value-type="float">
            <text:p>0,925738567</text:p>
          </table:table-cell>
          <table:table-cell table:style-name="ce1" office:value-type="float" office:value="0.931645538" calcext:value-type="float">
            <text:p>0,931645538</text:p>
          </table:table-cell>
          <table:table-cell table:style-name="ce1" office:value-type="float" office:value="0.934981603" calcext:value-type="float">
            <text:p>0,934981603</text:p>
          </table:table-cell>
          <table:table-cell table:style-name="ce1" office:value-type="float" office:value="0.946026267" calcext:value-type="float">
            <text:p>0,946026267</text:p>
          </table:table-cell>
          <table:table-cell table:style-name="ce1" office:value-type="float" office:value="0.908637986" calcext:value-type="float">
            <text:p>0,908637986</text:p>
          </table:table-cell>
          <table:table-cell table:style-name="ce1" office:value-type="float" office:value="0.940496436" calcext:value-type="float">
            <text:p>0,940496436</text:p>
          </table:table-cell>
          <table:table-cell table:style-name="ce1" office:value-type="float" office:value="0.939029576" calcext:value-type="float">
            <text:p>0,939029576</text:p>
          </table:table-cell>
          <table:table-cell table:style-name="ce1" office:value-type="float" office:value="0.92536689" calcext:value-type="float">
            <text:p>0,92536689</text:p>
          </table:table-cell>
          <table:table-cell table:style-name="ce1" office:value-type="float" office:value="0.88433919" calcext:value-type="float">
            <text:p>0,88433919</text:p>
          </table:table-cell>
          <table:table-cell table:style-name="ce1" office:value-type="float" office:value="0.920481986" calcext:value-type="float">
            <text:p>0,920481986</text:p>
          </table:table-cell>
          <table:table-cell table:style-name="ce1" office:value-type="float" office:value="0.866774042" calcext:value-type="float">
            <text:p>0,866774042</text:p>
          </table:table-cell>
          <table:table-cell table:style-name="ce1" office:value-type="float" office:value="0.881891947" calcext:value-type="float">
            <text:p>0,881891947</text:p>
          </table:table-cell>
          <table:table-cell table:style-name="ce1" office:value-type="float" office:value="0.939029576" calcext:value-type="float">
            <text:p>0,939029576</text:p>
          </table:table-cell>
          <table:table-cell table:style-name="ce1" office:value-type="float" office:value="0.912040299" calcext:value-type="float">
            <text:p>0,912040299</text:p>
          </table:table-cell>
          <table:table-cell office:value-type="float" office:value="0.090916" calcext:value-type="float">
            <text:p>0,090916</text:p>
          </table:table-cell>
          <table:table-cell office:value-type="float" office:value="0.114325" calcext:value-type="float">
            <text:p>0,114325</text:p>
          </table:table-cell>
          <table:table-cell office:value-type="float" office:value="0.101075" calcext:value-type="float">
            <text:p>0,101075</text:p>
          </table:table-cell>
          <table:table-cell office:value-type="float" office:value="0.093372" calcext:value-type="float">
            <text:p>0,093372</text:p>
          </table:table-cell>
          <table:table-cell office:value-type="float" office:value="0.096787" calcext:value-type="float">
            <text:p>0,096787</text:p>
          </table:table-cell>
          <table:table-cell office:value-type="float" office:value="0.127575" calcext:value-type="float">
            <text:p>0,127575</text:p>
          </table:table-cell>
          <table:table-cell office:value-type="float" office:value="0.141538" calcext:value-type="float">
            <text:p>0,141538</text:p>
          </table:table-cell>
          <table:table-cell office:value-type="float" office:value="41.814878" calcext:value-type="float">
            <text:p>41,814878</text:p>
          </table:table-cell>
          <table:table-cell office:value-type="float" office:value="108.1053475" calcext:value-type="float">
            <text:p>108,1053475</text:p>
          </table:table-cell>
          <table:table-cell office:value-type="float" office:value="42.074338" calcext:value-type="float">
            <text:p>42,074338</text:p>
          </table:table-cell>
          <table:table-cell office:value-type="float" office:value="0.465299" calcext:value-type="float">
            <text:p>0,465299</text:p>
          </table:table-cell>
          <table:table-cell office:value-type="float" office:value="50.6615755" calcext:value-type="float">
            <text:p>50,6615755</text:p>
          </table:table-cell>
          <table:table-cell office:value-type="float" office:value="59.95882" calcext:value-type="float">
            <text:p>59,95882</text:p>
          </table:table-cell>
          <table:table-cell office:value-type="float" office:value="115.3546125" calcext:value-type="float">
            <text:p>115,3546125</text:p>
          </table:table-cell>
          <table:table-cell office:value-type="float" office:value="43.597246" calcext:value-type="float">
            <text:p>43,597246</text:p>
          </table:table-cell>
          <table:table-cell office:value-type="float" office:value="0.499194" calcext:value-type="float">
            <text:p>0,499194</text:p>
          </table:table-cell>
          <table:table-cell office:value-type="float" office:value="52.028552" calcext:value-type="float">
            <text:p>52,028552</text:p>
          </table:table-cell>
          <table:table-cell office:value-type="float" office:value="0.118828" calcext:value-type="float">
            <text:p>0,118828</text:p>
          </table:table-cell>
          <table:table-cell office:value-type="float" office:value="0.143863" calcext:value-type="float">
            <text:p>0,143863</text:p>
          </table:table-cell>
          <table:table-cell office:value-type="float" office:value="0.152103" calcext:value-type="float">
            <text:p>0,152103</text:p>
          </table:table-cell>
          <table:table-cell office:value-type="float" office:value="0.165115" calcext:value-type="float">
            <text:p>0,165115</text:p>
          </table:table-cell>
          <table:table-cell office:value-type="float" office:value="0.189159" calcext:value-type="float">
            <text:p>0,189159</text:p>
          </table:table-cell>
          <table:table-cell office:value-type="float" office:value="0.125766" calcext:value-type="float">
            <text:p>0,125766</text:p>
          </table:table-cell>
          <table:table-cell office:value-type="float" office:value="0.106542" calcext:value-type="float">
            <text:p>0,106542</text:p>
          </table:table-cell>
          <table:table-cell office:value-type="float" office:value="0.357115" calcext:value-type="float">
            <text:p>0,357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39268715" calcext:value-type="float">
            <text:p>0,839268715</text:p>
          </table:table-cell>
          <table:table-cell office:value-type="float" office:value="0.85422151" calcext:value-type="float">
            <text:p>0,85422151</text:p>
          </table:table-cell>
          <table:table-cell office:value-type="float" office:value="0.844097488" calcext:value-type="float">
            <text:p>0,844097488</text:p>
          </table:table-cell>
          <table:table-cell office:value-type="float" office:value="0.839268715" calcext:value-type="float">
            <text:p>0,839268715</text:p>
          </table:table-cell>
          <table:table-cell office:value-type="float" office:value="0.85422151" calcext:value-type="float">
            <text:p>0,85422151</text:p>
          </table:table-cell>
          <table:table-cell table:style-name="ce1" office:value-type="float" office:value="0.835900602" calcext:value-type="float">
            <text:p>0,8359006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3110516" calcext:value-type="float">
            <text:p>0,843110516</text:p>
          </table:table-cell>
          <table:table-cell table:style-name="ce1" office:value-type="float" office:value="0.839342337" calcext:value-type="float">
            <text:p>0,839342337</text:p>
          </table:table-cell>
          <table:table-cell table:style-name="ce1" office:value-type="float" office:value="0.854626326" calcext:value-type="float">
            <text:p>0,854626326</text:p>
          </table:table-cell>
          <table:table-cell table:style-name="ce1" office:value-type="float" office:value="0.832448862" calcext:value-type="float">
            <text:p>0,832448862</text:p>
          </table:table-cell>
          <table:table-cell table:style-name="ce1" office:value-type="float" office:value="0.856032704" calcext:value-type="float">
            <text:p>0,856032704</text:p>
          </table:table-cell>
          <table:table-cell table:style-name="ce1" office:value-type="float" office:value="0.84621045" calcext:value-type="float">
            <text:p>0,84621045</text:p>
          </table:table-cell>
          <table:table-cell table:style-name="ce1" office:value-type="float" office:value="0.856235406" calcext:value-type="float">
            <text:p>0,856235406</text:p>
          </table:table-cell>
          <table:table-cell table:style-name="ce1" office:value-type="float" office:value="0.855736958" calcext:value-type="float">
            <text:p>0,855736958</text:p>
          </table:table-cell>
          <table:table-cell table:style-name="ce1" office:value-type="float" office:value="0.815970778" calcext:value-type="float">
            <text:p>0,815970778</text:p>
          </table:table-cell>
          <table:table-cell table:style-name="ce1" office:value-type="float" office:value="0.855257166" calcext:value-type="float">
            <text:p>0,855257166</text:p>
          </table:table-cell>
          <table:table-cell table:style-name="ce1" office:value-type="float" office:value="0.835900602" calcext:value-type="float">
            <text:p>0,835900602</text:p>
          </table:table-cell>
          <table:table-cell table:style-name="ce1" office:value-type="float" office:value="0.847780262" calcext:value-type="float">
            <text:p>0,847780262</text:p>
          </table:table-cell>
          <table:table-cell table:style-name="ce1" office:value-type="float" office:value="0.848926262" calcext:value-type="float">
            <text:p>0,848926262</text:p>
          </table:table-cell>
          <table:table-cell table:style-name="ce1" office:value-type="float" office:value="0.843531784" calcext:value-type="float">
            <text:p>0,843531784</text:p>
          </table:table-cell>
          <table:table-cell table:style-name="ce1" office:value-type="float" office:value="0.839508399" calcext:value-type="float">
            <text:p>0,839508399</text:p>
          </table:table-cell>
          <table:table-cell table:style-name="ce1" office:value-type="float" office:value="0.838713358" calcext:value-type="float">
            <text:p>0,838713358</text:p>
          </table:table-cell>
          <table:table-cell table:style-name="ce1" office:value-type="float" office:value="0.835900602" calcext:value-type="float">
            <text:p>0,835900602</text:p>
          </table:table-cell>
          <table:table-cell table:style-name="ce1" office:value-type="float" office:value="0.854839799" calcext:value-type="float">
            <text:p>0,854839799</text:p>
          </table:table-cell>
          <table:table-cell office:value-type="float" office:value="0.20567" calcext:value-type="float">
            <text:p>0,20567</text:p>
          </table:table-cell>
          <table:table-cell office:value-type="float" office:value="0.170402" calcext:value-type="float">
            <text:p>0,170402</text:p>
          </table:table-cell>
          <table:table-cell office:value-type="float" office:value="0.149646" calcext:value-type="float">
            <text:p>0,149646</text:p>
          </table:table-cell>
          <table:table-cell office:value-type="float" office:value="0.207174" calcext:value-type="float">
            <text:p>0,207174</text:p>
          </table:table-cell>
          <table:table-cell office:value-type="float" office:value="0.169672" calcext:value-type="float">
            <text:p>0,169672</text:p>
          </table:table-cell>
          <table:table-cell office:value-type="float" office:value="0.221618" calcext:value-type="float">
            <text:p>0,221618</text:p>
          </table:table-cell>
          <table:table-cell office:value-type="float" office:value="0.317379" calcext:value-type="float">
            <text:p>0,317379</text:p>
          </table:table-cell>
          <table:table-cell office:value-type="float" office:value="40.406232" calcext:value-type="float">
            <text:p>40,406232</text:p>
          </table:table-cell>
          <table:table-cell office:value-type="float" office:value="81.5265505" calcext:value-type="float">
            <text:p>81,5265505</text:p>
          </table:table-cell>
          <table:table-cell office:value-type="float" office:value="40.9317085" calcext:value-type="float">
            <text:p>40,9317085</text:p>
          </table:table-cell>
          <table:table-cell office:value-type="float" office:value="0.305341" calcext:value-type="float">
            <text:p>0,305341</text:p>
          </table:table-cell>
          <table:table-cell office:value-type="float" office:value="47.867083" calcext:value-type="float">
            <text:p>47,867083</text:p>
          </table:table-cell>
          <table:table-cell office:value-type="float" office:value="34.734328" calcext:value-type="float">
            <text:p>34,734328</text:p>
          </table:table-cell>
          <table:table-cell office:value-type="float" office:value="98.5938055" calcext:value-type="float">
            <text:p>98,5938055</text:p>
          </table:table-cell>
          <table:table-cell office:value-type="float" office:value="34.294384" calcext:value-type="float">
            <text:p>34,294384</text:p>
          </table:table-cell>
          <table:table-cell office:value-type="float" office:value="0.12377" calcext:value-type="float">
            <text:p>0,12377</text:p>
          </table:table-cell>
          <table:table-cell office:value-type="float" office:value="50.2129975" calcext:value-type="float">
            <text:p>50,2129975</text:p>
          </table:table-cell>
          <table:table-cell office:value-type="float" office:value="0.21746" calcext:value-type="float">
            <text:p>0,21746</text:p>
          </table:table-cell>
          <table:table-cell office:value-type="float" office:value="0.30345" calcext:value-type="float">
            <text:p>0,30345</text:p>
          </table:table-cell>
          <table:table-cell office:value-type="float" office:value="0.297179" calcext:value-type="float">
            <text:p>0,297179</text:p>
          </table:table-cell>
          <table:table-cell office:value-type="float" office:value="0.264209" calcext:value-type="float">
            <text:p>0,264209</text:p>
          </table:table-cell>
          <table:table-cell office:value-type="float" office:value="0.435465" calcext:value-type="float">
            <text:p>0,435465</text:p>
          </table:table-cell>
          <table:table-cell office:value-type="float" office:value="0.543643" calcext:value-type="float">
            <text:p>0,543643</text:p>
          </table:table-cell>
          <table:table-cell office:value-type="float" office:value="0.218338" calcext:value-type="float">
            <text:p>0,218338</text:p>
          </table:table-cell>
          <table:table-cell office:value-type="float" office:value="1.688584" calcext:value-type="float">
            <text:p>1,6885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11528852" calcext:value-type="float">
            <text:p>0,911528852</text:p>
          </table:table-cell>
          <table:table-cell office:value-type="float" office:value="0.960041276" calcext:value-type="float">
            <text:p>0,960041276</text:p>
          </table:table-cell>
          <table:table-cell office:value-type="float" office:value="0.907874422" calcext:value-type="float">
            <text:p>0,907874422</text:p>
          </table:table-cell>
          <table:table-cell office:value-type="float" office:value="0.911528852" calcext:value-type="float">
            <text:p>0,911528852</text:p>
          </table:table-cell>
          <table:table-cell office:value-type="float" office:value="0.960041276" calcext:value-type="float">
            <text:p>0,960041276</text:p>
          </table:table-cell>
          <table:table-cell table:style-name="ce1" office:value-type="float" office:value="0.910553048" calcext:value-type="float">
            <text:p>0,910553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5191744" calcext:value-type="float">
            <text:p>0,885191744</text:p>
          </table:table-cell>
          <table:table-cell table:style-name="ce1" office:value-type="float" office:value="0.878086063" calcext:value-type="float">
            <text:p>0,878086063</text:p>
          </table:table-cell>
          <table:table-cell table:style-name="ce1" office:value-type="float" office:value="0.885989224" calcext:value-type="float">
            <text:p>0,885989224</text:p>
          </table:table-cell>
          <table:table-cell table:style-name="ce1" office:value-type="float" office:value="0.857696971" calcext:value-type="float">
            <text:p>0,857696971</text:p>
          </table:table-cell>
          <table:table-cell table:style-name="ce1" office:value-type="float" office:value="0.888644118" calcext:value-type="float">
            <text:p>0,888644118</text:p>
          </table:table-cell>
          <table:table-cell table:style-name="ce1" office:value-type="float" office:value="0.860927495" calcext:value-type="float">
            <text:p>0,860927495</text:p>
          </table:table-cell>
          <table:table-cell table:style-name="ce1" office:value-type="float" office:value="0.862802061" calcext:value-type="float">
            <text:p>0,862802061</text:p>
          </table:table-cell>
          <table:table-cell table:style-name="ce1" office:value-type="float" office:value="0.864219205" calcext:value-type="float">
            <text:p>0,864219205</text:p>
          </table:table-cell>
          <table:table-cell table:style-name="ce1" office:value-type="float" office:value="0.851426451" calcext:value-type="float">
            <text:p>0,851426451</text:p>
          </table:table-cell>
          <table:table-cell table:style-name="ce1" office:value-type="float" office:value="0.855593693" calcext:value-type="float">
            <text:p>0,855593693</text:p>
          </table:table-cell>
          <table:table-cell table:style-name="ce1" office:value-type="float" office:value="0.910553048" calcext:value-type="float">
            <text:p>0,910553048</text:p>
          </table:table-cell>
          <table:table-cell table:style-name="ce1" office:value-type="float" office:value="0.92255198" calcext:value-type="float">
            <text:p>0,92255198</text:p>
          </table:table-cell>
          <table:table-cell table:style-name="ce1" office:value-type="float" office:value="0.899145828" calcext:value-type="float">
            <text:p>0,899145828</text:p>
          </table:table-cell>
          <table:table-cell table:style-name="ce1" office:value-type="float" office:value="0.917414384" calcext:value-type="float">
            <text:p>0,917414384</text:p>
          </table:table-cell>
          <table:table-cell table:style-name="ce1" office:value-type="float" office:value="0.89956591" calcext:value-type="float">
            <text:p>0,89956591</text:p>
          </table:table-cell>
          <table:table-cell table:style-name="ce1" office:value-type="float" office:value="0.903569566" calcext:value-type="float">
            <text:p>0,903569566</text:p>
          </table:table-cell>
          <table:table-cell table:style-name="ce1" office:value-type="float" office:value="0.910553048" calcext:value-type="float">
            <text:p>0,910553048</text:p>
          </table:table-cell>
          <table:table-cell table:style-name="ce1" office:value-type="float" office:value="0.894699822" calcext:value-type="float">
            <text:p>0,894699822</text:p>
          </table:table-cell>
          <table:table-cell office:value-type="float" office:value="0.150917" calcext:value-type="float">
            <text:p>0,150917</text:p>
          </table:table-cell>
          <table:table-cell office:value-type="float" office:value="0.250594" calcext:value-type="float">
            <text:p>0,250594</text:p>
          </table:table-cell>
          <table:table-cell office:value-type="float" office:value="0.186813" calcext:value-type="float">
            <text:p>0,186813</text:p>
          </table:table-cell>
          <table:table-cell office:value-type="float" office:value="0.14933" calcext:value-type="float">
            <text:p>0,14933</text:p>
          </table:table-cell>
          <table:table-cell office:value-type="float" office:value="0.238156" calcext:value-type="float">
            <text:p>0,238156</text:p>
          </table:table-cell>
          <table:table-cell office:value-type="float" office:value="0.179586" calcext:value-type="float">
            <text:p>0,179586</text:p>
          </table:table-cell>
          <table:table-cell office:value-type="float" office:value="0.209797" calcext:value-type="float">
            <text:p>0,209797</text:p>
          </table:table-cell>
          <table:table-cell office:value-type="float" office:value="40.302624" calcext:value-type="float">
            <text:p>40,302624</text:p>
          </table:table-cell>
          <table:table-cell office:value-type="float" office:value="87.903611" calcext:value-type="float">
            <text:p>87,903611</text:p>
          </table:table-cell>
          <table:table-cell office:value-type="float" office:value="39.031387" calcext:value-type="float">
            <text:p>39,031387</text:p>
          </table:table-cell>
          <table:table-cell office:value-type="float" office:value="0.371003" calcext:value-type="float">
            <text:p>0,371003</text:p>
          </table:table-cell>
          <table:table-cell office:value-type="float" office:value="46.703113" calcext:value-type="float">
            <text:p>46,703113</text:p>
          </table:table-cell>
          <table:table-cell office:value-type="float" office:value="15.123161" calcext:value-type="float">
            <text:p>15,123161</text:p>
          </table:table-cell>
          <table:table-cell office:value-type="float" office:value="40.215203" calcext:value-type="float">
            <text:p>40,215203</text:p>
          </table:table-cell>
          <table:table-cell office:value-type="float" office:value="14.3649905" calcext:value-type="float">
            <text:p>14,3649905</text:p>
          </table:table-cell>
          <table:table-cell office:value-type="float" office:value="0.156947" calcext:value-type="float">
            <text:p>0,156947</text:p>
          </table:table-cell>
          <table:table-cell office:value-type="float" office:value="17.965695" calcext:value-type="float">
            <text:p>17,965695</text:p>
          </table:table-cell>
          <table:table-cell office:value-type="float" office:value="0.318087" calcext:value-type="float">
            <text:p>0,318087</text:p>
          </table:table-cell>
          <table:table-cell office:value-type="float" office:value="0.204154" calcext:value-type="float">
            <text:p>0,204154</text:p>
          </table:table-cell>
          <table:table-cell office:value-type="float" office:value="0.355801" calcext:value-type="float">
            <text:p>0,355801</text:p>
          </table:table-cell>
          <table:table-cell office:value-type="float" office:value="0.253019" calcext:value-type="float">
            <text:p>0,253019</text:p>
          </table:table-cell>
          <table:table-cell office:value-type="float" office:value="0.43059" calcext:value-type="float">
            <text:p>0,43059</text:p>
          </table:table-cell>
          <table:table-cell office:value-type="float" office:value="0.435687" calcext:value-type="float">
            <text:p>0,435687</text:p>
          </table:table-cell>
          <table:table-cell office:value-type="float" office:value="0.178092" calcext:value-type="float">
            <text:p>0,178092</text:p>
          </table:table-cell>
          <table:table-cell office:value-type="float" office:value="1.248522" calcext:value-type="float">
            <text:p>1,2485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02209121" calcext:value-type="float">
            <text:p>0,902209121</text:p>
          </table:table-cell>
          <table:table-cell office:value-type="float" office:value="0.941247825" calcext:value-type="float">
            <text:p>0,941247825</text:p>
          </table:table-cell>
          <table:table-cell office:value-type="float" office:value="0.912709598" calcext:value-type="float">
            <text:p>0,912709598</text:p>
          </table:table-cell>
          <table:table-cell office:value-type="float" office:value="0.902209121" calcext:value-type="float">
            <text:p>0,902209121</text:p>
          </table:table-cell>
          <table:table-cell office:value-type="float" office:value="0.941247825" calcext:value-type="float">
            <text:p>0,941247825</text:p>
          </table:table-cell>
          <table:table-cell table:style-name="ce1" office:value-type="float" office:value="0.909940303" calcext:value-type="float">
            <text:p>0,909940303</text:p>
          </table:table-cell>
          <table:table-cell table:style-name="ce1" office:value-type="float" office:value="0.998826271" calcext:value-type="float">
            <text:p>0,998826271</text:p>
          </table:table-cell>
          <table:table-cell table:style-name="ce1" office:value-type="float" office:value="0.894003627" calcext:value-type="float">
            <text:p>0,894003627</text:p>
          </table:table-cell>
          <table:table-cell table:style-name="ce1" office:value-type="float" office:value="0.881421775" calcext:value-type="float">
            <text:p>0,881421775</text:p>
          </table:table-cell>
          <table:table-cell table:style-name="ce1" office:value-type="float" office:value="0.899449606" calcext:value-type="float">
            <text:p>0,899449606</text:p>
          </table:table-cell>
          <table:table-cell table:style-name="ce1" office:value-type="float" office:value="0.837171304" calcext:value-type="float">
            <text:p>0,837171304</text:p>
          </table:table-cell>
          <table:table-cell table:style-name="ce1" office:value-type="float" office:value="0.901398879" calcext:value-type="float">
            <text:p>0,901398879</text:p>
          </table:table-cell>
          <table:table-cell table:style-name="ce1" office:value-type="float" office:value="0.837218939" calcext:value-type="float">
            <text:p>0,837218939</text:p>
          </table:table-cell>
          <table:table-cell table:style-name="ce1" office:value-type="float" office:value="0.828817584" calcext:value-type="float">
            <text:p>0,828817584</text:p>
          </table:table-cell>
          <table:table-cell table:style-name="ce1" office:value-type="float" office:value="0.819106355" calcext:value-type="float">
            <text:p>0,819106355</text:p>
          </table:table-cell>
          <table:table-cell table:style-name="ce1" office:value-type="float" office:value="0.825277494" calcext:value-type="float">
            <text:p>0,825277494</text:p>
          </table:table-cell>
          <table:table-cell table:style-name="ce1" office:value-type="float" office:value="0.828463728" calcext:value-type="float">
            <text:p>0,828463728</text:p>
          </table:table-cell>
          <table:table-cell table:style-name="ce1" office:value-type="float" office:value="0.909940303" calcext:value-type="float">
            <text:p>0,909940303</text:p>
          </table:table-cell>
          <table:table-cell table:style-name="ce1" office:value-type="float" office:value="0.887405031" calcext:value-type="float">
            <text:p>0,887405031</text:p>
          </table:table-cell>
          <table:table-cell table:style-name="ce1" office:value-type="float" office:value="0.882727186" calcext:value-type="float">
            <text:p>0,882727186</text:p>
          </table:table-cell>
          <table:table-cell table:style-name="ce1" office:value-type="float" office:value="0.900865287" calcext:value-type="float">
            <text:p>0,900865287</text:p>
          </table:table-cell>
          <table:table-cell table:style-name="ce1" office:value-type="float" office:value="0.918255042" calcext:value-type="float">
            <text:p>0,918255042</text:p>
          </table:table-cell>
          <table:table-cell table:style-name="ce1" office:value-type="float" office:value="0.907882144" calcext:value-type="float">
            <text:p>0,907882144</text:p>
          </table:table-cell>
          <table:table-cell table:style-name="ce1" office:value-type="float" office:value="0.909940303" calcext:value-type="float">
            <text:p>0,909940303</text:p>
          </table:table-cell>
          <table:table-cell table:style-name="ce1" office:value-type="float" office:value="0.889391841" calcext:value-type="float">
            <text:p>0,889391841</text:p>
          </table:table-cell>
          <table:table-cell office:value-type="float" office:value="0.22452" calcext:value-type="float">
            <text:p>0,22452</text:p>
          </table:table-cell>
          <table:table-cell office:value-type="float" office:value="0.217976" calcext:value-type="float">
            <text:p>0,217976</text:p>
          </table:table-cell>
          <table:table-cell office:value-type="float" office:value="0.228473" calcext:value-type="float">
            <text:p>0,228473</text:p>
          </table:table-cell>
          <table:table-cell office:value-type="float" office:value="0.273739" calcext:value-type="float">
            <text:p>0,273739</text:p>
          </table:table-cell>
          <table:table-cell office:value-type="float" office:value="0.214563" calcext:value-type="float">
            <text:p>0,214563</text:p>
          </table:table-cell>
          <table:table-cell office:value-type="float" office:value="0.275765" calcext:value-type="float">
            <text:p>0,275765</text:p>
          </table:table-cell>
          <table:table-cell office:value-type="float" office:value="0.232839" calcext:value-type="float">
            <text:p>0,232839</text:p>
          </table:table-cell>
          <table:table-cell office:value-type="float" office:value="40.1326745" calcext:value-type="float">
            <text:p>40,1326745</text:p>
          </table:table-cell>
          <table:table-cell office:value-type="float" office:value="96.8386285" calcext:value-type="float">
            <text:p>96,8386285</text:p>
          </table:table-cell>
          <table:table-cell office:value-type="float" office:value="40.827456" calcext:value-type="float">
            <text:p>40,827456</text:p>
          </table:table-cell>
          <table:table-cell office:value-type="float" office:value="0.356461" calcext:value-type="float">
            <text:p>0,356461</text:p>
          </table:table-cell>
          <table:table-cell office:value-type="float" office:value="48.495774" calcext:value-type="float">
            <text:p>48,495774</text:p>
          </table:table-cell>
          <table:table-cell office:value-type="float" office:value="12.811714" calcext:value-type="float">
            <text:p>12,811714</text:p>
          </table:table-cell>
          <table:table-cell office:value-type="float" office:value="21.551578" calcext:value-type="float">
            <text:p>21,551578</text:p>
          </table:table-cell>
          <table:table-cell office:value-type="float" office:value="12.4604035" calcext:value-type="float">
            <text:p>12,4604035</text:p>
          </table:table-cell>
          <table:table-cell office:value-type="float" office:value="0.169572" calcext:value-type="float">
            <text:p>0,169572</text:p>
          </table:table-cell>
          <table:table-cell office:value-type="float" office:value="15.3612115" calcext:value-type="float">
            <text:p>15,3612115</text:p>
          </table:table-cell>
          <table:table-cell office:value-type="float" office:value="0.274563" calcext:value-type="float">
            <text:p>0,274563</text:p>
          </table:table-cell>
          <table:table-cell office:value-type="float" office:value="0.207917" calcext:value-type="float">
            <text:p>0,207917</text:p>
          </table:table-cell>
          <table:table-cell office:value-type="float" office:value="0.209661" calcext:value-type="float">
            <text:p>0,209661</text:p>
          </table:table-cell>
          <table:table-cell office:value-type="float" office:value="0.204211" calcext:value-type="float">
            <text:p>0,204211</text:p>
          </table:table-cell>
          <table:table-cell office:value-type="float" office:value="0.285226" calcext:value-type="float">
            <text:p>0,285226</text:p>
          </table:table-cell>
          <table:table-cell office:value-type="float" office:value="0.276296" calcext:value-type="float">
            <text:p>0,276296</text:p>
          </table:table-cell>
          <table:table-cell office:value-type="float" office:value="0.329399" calcext:value-type="float">
            <text:p>0,329399</text:p>
          </table:table-cell>
          <table:table-cell office:value-type="float" office:value="0.274089" calcext:value-type="float">
            <text:p>0,2740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32459264" calcext:value-type="float">
            <text:p>0,932459264</text:p>
          </table:table-cell>
          <table:table-cell office:value-type="float" office:value="0.92439248" calcext:value-type="float">
            <text:p>0,92439248</text:p>
          </table:table-cell>
          <table:table-cell office:value-type="float" office:value="0.929569386" calcext:value-type="float">
            <text:p>0,929569386</text:p>
          </table:table-cell>
          <table:table-cell office:value-type="float" office:value="0.932459264" calcext:value-type="float">
            <text:p>0,932459264</text:p>
          </table:table-cell>
          <table:table-cell office:value-type="float" office:value="0.92439248" calcext:value-type="float">
            <text:p>0,92439248</text:p>
          </table:table-cell>
          <table:table-cell table:style-name="ce1" office:value-type="float" office:value="0.92543761" calcext:value-type="float">
            <text:p>0,92543761</text:p>
          </table:table-cell>
          <table:table-cell table:style-name="ce1" office:value-type="float" office:value="0.955356994" calcext:value-type="float">
            <text:p>0,955356994</text:p>
          </table:table-cell>
          <table:table-cell table:style-name="ce1" office:value-type="float" office:value="0.935778918" calcext:value-type="float">
            <text:p>0,935778918</text:p>
          </table:table-cell>
          <table:table-cell table:style-name="ce1" office:value-type="float" office:value="0.928141233" calcext:value-type="float">
            <text:p>0,928141233</text:p>
          </table:table-cell>
          <table:table-cell table:style-name="ce1" office:value-type="float" office:value="0.921843831" calcext:value-type="float">
            <text:p>0,921843831</text:p>
          </table:table-cell>
          <table:table-cell table:style-name="ce1" office:value-type="float" office:value="0.925130808" calcext:value-type="float">
            <text:p>0,925130808</text:p>
          </table:table-cell>
          <table:table-cell table:style-name="ce1" office:value-type="float" office:value="0.929960145" calcext:value-type="float">
            <text:p>0,929960145</text:p>
          </table:table-cell>
          <table:table-cell table:style-name="ce1" office:value-type="float" office:value="0.94285067" calcext:value-type="float">
            <text:p>0,94285067</text:p>
          </table:table-cell>
          <table:table-cell table:style-name="ce1" office:value-type="float" office:value="0.948698733" calcext:value-type="float">
            <text:p>0,948698733</text:p>
          </table:table-cell>
          <table:table-cell table:style-name="ce1" office:value-type="float" office:value="0.943917965" calcext:value-type="float">
            <text:p>0,943917965</text:p>
          </table:table-cell>
          <table:table-cell table:style-name="ce1" office:value-type="float" office:value="0.949762465" calcext:value-type="float">
            <text:p>0,949762465</text:p>
          </table:table-cell>
          <table:table-cell table:style-name="ce1" office:value-type="float" office:value="0.942595891" calcext:value-type="float">
            <text:p>0,942595891</text:p>
          </table:table-cell>
          <table:table-cell table:style-name="ce1" office:value-type="float" office:value="0.92543761" calcext:value-type="float">
            <text:p>0,92543761</text:p>
          </table:table-cell>
          <table:table-cell table:style-name="ce1" office:value-type="float" office:value="0.928100644" calcext:value-type="float">
            <text:p>0,928100644</text:p>
          </table:table-cell>
          <table:table-cell table:style-name="ce1" office:value-type="float" office:value="0.917912955" calcext:value-type="float">
            <text:p>0,917912955</text:p>
          </table:table-cell>
          <table:table-cell table:style-name="ce1" office:value-type="float" office:value="0.924698714" calcext:value-type="float">
            <text:p>0,924698714</text:p>
          </table:table-cell>
          <table:table-cell table:style-name="ce1" office:value-type="float" office:value="0.912231693" calcext:value-type="float">
            <text:p>0,912231693</text:p>
          </table:table-cell>
          <table:table-cell table:style-name="ce1" office:value-type="float" office:value="0.909984359" calcext:value-type="float">
            <text:p>0,909984359</text:p>
          </table:table-cell>
          <table:table-cell table:style-name="ce1" office:value-type="float" office:value="0.92543761" calcext:value-type="float">
            <text:p>0,92543761</text:p>
          </table:table-cell>
          <table:table-cell table:style-name="ce1" office:value-type="float" office:value="0.913200711" calcext:value-type="float">
            <text:p>0,913200711</text:p>
          </table:table-cell>
          <table:table-cell office:value-type="float" office:value="0.371736" calcext:value-type="float">
            <text:p>0,371736</text:p>
          </table:table-cell>
          <table:table-cell office:value-type="float" office:value="0.378019" calcext:value-type="float">
            <text:p>0,378019</text:p>
          </table:table-cell>
          <table:table-cell office:value-type="float" office:value="0.366046" calcext:value-type="float">
            <text:p>0,366046</text:p>
          </table:table-cell>
          <table:table-cell office:value-type="float" office:value="0.378743" calcext:value-type="float">
            <text:p>0,378743</text:p>
          </table:table-cell>
          <table:table-cell office:value-type="float" office:value="0.375819" calcext:value-type="float">
            <text:p>0,375819</text:p>
          </table:table-cell>
          <table:table-cell office:value-type="float" office:value="0.37862" calcext:value-type="float">
            <text:p>0,37862</text:p>
          </table:table-cell>
          <table:table-cell office:value-type="float" office:value="0.397962" calcext:value-type="float">
            <text:p>0,397962</text:p>
          </table:table-cell>
          <table:table-cell office:value-type="float" office:value="7.167972" calcext:value-type="float">
            <text:p>7,167972</text:p>
          </table:table-cell>
          <table:table-cell office:value-type="float" office:value="9.927937" calcext:value-type="float">
            <text:p>9,927937</text:p>
          </table:table-cell>
          <table:table-cell office:value-type="float" office:value="7.244289" calcext:value-type="float">
            <text:p>7,244289</text:p>
          </table:table-cell>
          <table:table-cell office:value-type="float" office:value="3.152495" calcext:value-type="float">
            <text:p>3,152495</text:p>
          </table:table-cell>
          <table:table-cell office:value-type="float" office:value="8.7520915" calcext:value-type="float">
            <text:p>8,7520915</text:p>
          </table:table-cell>
          <table:table-cell office:value-type="float" office:value="7.36412" calcext:value-type="float">
            <text:p>7,36412</text:p>
          </table:table-cell>
          <table:table-cell office:value-type="float" office:value="10.351547" calcext:value-type="float">
            <text:p>10,351547</text:p>
          </table:table-cell>
          <table:table-cell office:value-type="float" office:value="12.1571945" calcext:value-type="float">
            <text:p>12,1571945</text:p>
          </table:table-cell>
          <table:table-cell office:value-type="float" office:value="3.882525" calcext:value-type="float">
            <text:p>3,882525</text:p>
          </table:table-cell>
          <table:table-cell office:value-type="float" office:value="9.2856465" calcext:value-type="float">
            <text:p>9,2856465</text:p>
          </table:table-cell>
          <table:table-cell office:value-type="float" office:value="0.373219" calcext:value-type="float">
            <text:p>0,373219</text:p>
          </table:table-cell>
          <table:table-cell office:value-type="float" office:value="0.430445" calcext:value-type="float">
            <text:p>0,430445</text:p>
          </table:table-cell>
          <table:table-cell office:value-type="float" office:value="0.421689" calcext:value-type="float">
            <text:p>0,421689</text:p>
          </table:table-cell>
          <table:table-cell office:value-type="float" office:value="0.430214" calcext:value-type="float">
            <text:p>0,430214</text:p>
          </table:table-cell>
          <table:table-cell office:value-type="float" office:value="0.447223" calcext:value-type="float">
            <text:p>0,447223</text:p>
          </table:table-cell>
          <table:table-cell office:value-type="float" office:value="0.45186" calcext:value-type="float">
            <text:p>0,45186</text:p>
          </table:table-cell>
          <table:table-cell office:value-type="float" office:value="0.37654" calcext:value-type="float">
            <text:p>0,37654</text:p>
          </table:table-cell>
          <table:table-cell office:value-type="float" office:value="0.541824" calcext:value-type="float">
            <text:p>0,5418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0340649" calcext:value-type="float">
            <text:p>0,90340649</text:p>
          </table:table-cell>
          <table:table-cell office:value-type="float" office:value="0.91668568" calcext:value-type="float">
            <text:p>0,91668568</text:p>
          </table:table-cell>
          <table:table-cell office:value-type="float" office:value="0.886380602" calcext:value-type="float">
            <text:p>0,886380602</text:p>
          </table:table-cell>
          <table:table-cell office:value-type="float" office:value="0.90340649" calcext:value-type="float">
            <text:p>0,90340649</text:p>
          </table:table-cell>
          <table:table-cell office:value-type="float" office:value="0.91668568" calcext:value-type="float">
            <text:p>0,91668568</text:p>
          </table:table-cell>
          <table:table-cell table:style-name="ce1" office:value-type="float" office:value="0.88597464" calcext:value-type="float">
            <text:p>0,88597464</text:p>
          </table:table-cell>
          <table:table-cell table:style-name="ce1" office:value-type="float" office:value="0.959687173" calcext:value-type="float">
            <text:p>0,959687173</text:p>
          </table:table-cell>
          <table:table-cell table:style-name="ce1" office:value-type="float" office:value="0.885430708" calcext:value-type="float">
            <text:p>0,885430708</text:p>
          </table:table-cell>
          <table:table-cell table:style-name="ce1" office:value-type="float" office:value="0.888182151" calcext:value-type="float">
            <text:p>0,888182151</text:p>
          </table:table-cell>
          <table:table-cell table:style-name="ce1" office:value-type="float" office:value="0.896428979" calcext:value-type="float">
            <text:p>0,896428979</text:p>
          </table:table-cell>
          <table:table-cell table:style-name="ce1" office:value-type="float" office:value="0.857472898" calcext:value-type="float">
            <text:p>0,857472898</text:p>
          </table:table-cell>
          <table:table-cell table:style-name="ce1" office:value-type="float" office:value="0.884665223" calcext:value-type="float">
            <text:p>0,884665223</text:p>
          </table:table-cell>
          <table:table-cell table:style-name="ce1" office:value-type="float" office:value="0.907494139" calcext:value-type="float">
            <text:p>0,907494139</text:p>
          </table:table-cell>
          <table:table-cell table:style-name="ce1" office:value-type="float" office:value="0.910182268" calcext:value-type="float">
            <text:p>0,910182268</text:p>
          </table:table-cell>
          <table:table-cell table:style-name="ce1" office:value-type="float" office:value="0.912548646" calcext:value-type="float">
            <text:p>0,912548646</text:p>
          </table:table-cell>
          <table:table-cell table:style-name="ce1" office:value-type="float" office:value="0.977194389" calcext:value-type="float">
            <text:p>0,977194389</text:p>
          </table:table-cell>
          <table:table-cell table:style-name="ce1" office:value-type="float" office:value="0.905592123" calcext:value-type="float">
            <text:p>0,905592123</text:p>
          </table:table-cell>
          <table:table-cell table:style-name="ce1" office:value-type="float" office:value="0.88597464" calcext:value-type="float">
            <text:p>0,88597464</text:p>
          </table:table-cell>
          <table:table-cell table:style-name="ce1" office:value-type="float" office:value="0.875405905" calcext:value-type="float">
            <text:p>0,875405905</text:p>
          </table:table-cell>
          <table:table-cell table:style-name="ce1" office:value-type="float" office:value="0.877970262" calcext:value-type="float">
            <text:p>0,877970262</text:p>
          </table:table-cell>
          <table:table-cell table:style-name="ce1" office:value-type="float" office:value="0.86583573" calcext:value-type="float">
            <text:p>0,86583573</text:p>
          </table:table-cell>
          <table:table-cell table:style-name="ce1" office:value-type="float" office:value="0.885638512" calcext:value-type="float">
            <text:p>0,885638512</text:p>
          </table:table-cell>
          <table:table-cell table:style-name="ce1" office:value-type="float" office:value="0.859096028" calcext:value-type="float">
            <text:p>0,859096028</text:p>
          </table:table-cell>
          <table:table-cell table:style-name="ce1" office:value-type="float" office:value="0.88597464" calcext:value-type="float">
            <text:p>0,88597464</text:p>
          </table:table-cell>
          <table:table-cell table:style-name="ce1" office:value-type="float" office:value="0.87257775" calcext:value-type="float">
            <text:p>0,87257775</text:p>
          </table:table-cell>
          <table:table-cell office:value-type="float" office:value="0.248209" calcext:value-type="float">
            <text:p>0,248209</text:p>
          </table:table-cell>
          <table:table-cell office:value-type="float" office:value="0.41384" calcext:value-type="float">
            <text:p>0,41384</text:p>
          </table:table-cell>
          <table:table-cell office:value-type="float" office:value="0.249098" calcext:value-type="float">
            <text:p>0,249098</text:p>
          </table:table-cell>
          <table:table-cell office:value-type="float" office:value="0.294922" calcext:value-type="float">
            <text:p>0,294922</text:p>
          </table:table-cell>
          <table:table-cell office:value-type="float" office:value="0.254166" calcext:value-type="float">
            <text:p>0,254166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21718" calcext:value-type="float">
            <text:p>0,321718</text:p>
          </table:table-cell>
          <table:table-cell office:value-type="float" office:value="9.183028" calcext:value-type="float">
            <text:p>9,183028</text:p>
          </table:table-cell>
          <table:table-cell office:value-type="float" office:value="21.0002025" calcext:value-type="float">
            <text:p>21,0002025</text:p>
          </table:table-cell>
          <table:table-cell office:value-type="float" office:value="9.651904" calcext:value-type="float">
            <text:p>9,651904</text:p>
          </table:table-cell>
          <table:table-cell office:value-type="float" office:value="2.7793975" calcext:value-type="float">
            <text:p>2,7793975</text:p>
          </table:table-cell>
          <table:table-cell office:value-type="float" office:value="12.289389" calcext:value-type="float">
            <text:p>12,289389</text:p>
          </table:table-cell>
          <table:table-cell office:value-type="float" office:value="8.9822935" calcext:value-type="float">
            <text:p>8,9822935</text:p>
          </table:table-cell>
          <table:table-cell office:value-type="float" office:value="20.268628" calcext:value-type="float">
            <text:p>20,268628</text:p>
          </table:table-cell>
          <table:table-cell office:value-type="float" office:value="9.4189105" calcext:value-type="float">
            <text:p>9,4189105</text:p>
          </table:table-cell>
          <table:table-cell office:value-type="float" office:value="3.509136" calcext:value-type="float">
            <text:p>3,509136</text:p>
          </table:table-cell>
          <table:table-cell office:value-type="float" office:value="11.842371" calcext:value-type="float">
            <text:p>11,842371</text:p>
          </table:table-cell>
          <table:table-cell office:value-type="float" office:value="0.367731" calcext:value-type="float">
            <text:p>0,367731</text:p>
          </table:table-cell>
          <table:table-cell office:value-type="float" office:value="0.467626" calcext:value-type="float">
            <text:p>0,467626</text:p>
          </table:table-cell>
          <table:table-cell office:value-type="float" office:value="0.35847" calcext:value-type="float">
            <text:p>0,35847</text:p>
          </table:table-cell>
          <table:table-cell office:value-type="float" office:value="0.479575" calcext:value-type="float">
            <text:p>0,479575</text:p>
          </table:table-cell>
          <table:table-cell office:value-type="float" office:value="0.533143" calcext:value-type="float">
            <text:p>0,533143</text:p>
          </table:table-cell>
          <table:table-cell office:value-type="float" office:value="0.578254" calcext:value-type="float">
            <text:p>0,578254</text:p>
          </table:table-cell>
          <table:table-cell office:value-type="float" office:value="0.23769" calcext:value-type="float">
            <text:p>0,23769</text:p>
          </table:table-cell>
          <table:table-cell office:value-type="float" office:value="0.999138" calcext:value-type="float">
            <text:p>0,9991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888785023" calcext:value-type="float">
            <text:p>0,888785023</text:p>
          </table:table-cell>
          <table:table-cell office:value-type="float" office:value="0.890722978" calcext:value-type="float">
            <text:p>0,890722978</text:p>
          </table:table-cell>
          <table:table-cell office:value-type="float" office:value="0.921261791" calcext:value-type="float">
            <text:p>0,921261791</text:p>
          </table:table-cell>
          <table:table-cell office:value-type="float" office:value="0.888785023" calcext:value-type="float">
            <text:p>0,888785023</text:p>
          </table:table-cell>
          <table:table-cell office:value-type="float" office:value="0.890722978" calcext:value-type="float">
            <text:p>0,890722978</text:p>
          </table:table-cell>
          <table:table-cell table:style-name="ce1" office:value-type="float" office:value="0.895179106" calcext:value-type="float">
            <text:p>0,8951791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65401291" calcext:value-type="float">
            <text:p>0,865401291</text:p>
          </table:table-cell>
          <table:table-cell table:style-name="ce1" office:value-type="float" office:value="0.869234112" calcext:value-type="float">
            <text:p>0,869234112</text:p>
          </table:table-cell>
          <table:table-cell table:style-name="ce1" office:value-type="float" office:value="0.866917605" calcext:value-type="float">
            <text:p>0,866917605</text:p>
          </table:table-cell>
          <table:table-cell table:style-name="ce1" office:value-type="float" office:value="0.901743275" calcext:value-type="float">
            <text:p>0,901743275</text:p>
          </table:table-cell>
          <table:table-cell table:style-name="ce1" office:value-type="float" office:value="0.863965805" calcext:value-type="float">
            <text:p>0,863965805</text:p>
          </table:table-cell>
          <table:table-cell table:style-name="ce1" office:value-type="float" office:value="0.901143291" calcext:value-type="float">
            <text:p>0,901143291</text:p>
          </table:table-cell>
          <table:table-cell table:style-name="ce1" office:value-type="float" office:value="0.89564578" calcext:value-type="float">
            <text:p>0,89564578</text:p>
          </table:table-cell>
          <table:table-cell table:style-name="ce1" office:value-type="float" office:value="0.899968597" calcext:value-type="float">
            <text:p>0,899968597</text:p>
          </table:table-cell>
          <table:table-cell table:style-name="ce1" office:value-type="float" office:value="0.93188037" calcext:value-type="float">
            <text:p>0,93188037</text:p>
          </table:table-cell>
          <table:table-cell table:style-name="ce1" office:value-type="float" office:value="0.894250304" calcext:value-type="float">
            <text:p>0,894250304</text:p>
          </table:table-cell>
          <table:table-cell table:style-name="ce1" office:value-type="float" office:value="0.895179106" calcext:value-type="float">
            <text:p>0,895179106</text:p>
          </table:table-cell>
          <table:table-cell table:style-name="ce1" office:value-type="float" office:value="0.905489916" calcext:value-type="float">
            <text:p>0,905489916</text:p>
          </table:table-cell>
          <table:table-cell table:style-name="ce1" office:value-type="float" office:value="0.85980675" calcext:value-type="float">
            <text:p>0,85980675</text:p>
          </table:table-cell>
          <table:table-cell table:style-name="ce1" office:value-type="float" office:value="0.860263215" calcext:value-type="float">
            <text:p>0,860263215</text:p>
          </table:table-cell>
          <table:table-cell table:style-name="ce1" office:value-type="float" office:value="0.857102619" calcext:value-type="float">
            <text:p>0,857102619</text:p>
          </table:table-cell>
          <table:table-cell table:style-name="ce1" office:value-type="float" office:value="0.839673669" calcext:value-type="float">
            <text:p>0,839673669</text:p>
          </table:table-cell>
          <table:table-cell table:style-name="ce1" office:value-type="float" office:value="0.895179106" calcext:value-type="float">
            <text:p>0,895179106</text:p>
          </table:table-cell>
          <table:table-cell table:style-name="ce1" office:value-type="float" office:value="0.869756989" calcext:value-type="float">
            <text:p>0,869756989</text:p>
          </table:table-cell>
          <table:table-cell office:value-type="float" office:value="0.385925" calcext:value-type="float">
            <text:p>0,385925</text:p>
          </table:table-cell>
          <table:table-cell office:value-type="float" office:value="0.42557" calcext:value-type="float">
            <text:p>0,42557</text:p>
          </table:table-cell>
          <table:table-cell office:value-type="float" office:value="0.403822" calcext:value-type="float">
            <text:p>0,403822</text:p>
          </table:table-cell>
          <table:table-cell office:value-type="float" office:value="0.38818" calcext:value-type="float">
            <text:p>0,38818</text:p>
          </table:table-cell>
          <table:table-cell office:value-type="float" office:value="0.420365" calcext:value-type="float">
            <text:p>0,420365</text:p>
          </table:table-cell>
          <table:table-cell office:value-type="float" office:value="0.423519" calcext:value-type="float">
            <text:p>0,423519</text:p>
          </table:table-cell>
          <table:table-cell office:value-type="float" office:value="0.473848" calcext:value-type="float">
            <text:p>0,473848</text:p>
          </table:table-cell>
          <table:table-cell office:value-type="float" office:value="10.19509" calcext:value-type="float">
            <text:p>10,19509</text:p>
          </table:table-cell>
          <table:table-cell office:value-type="float" office:value="32.0530665" calcext:value-type="float">
            <text:p>32,0530665</text:p>
          </table:table-cell>
          <table:table-cell office:value-type="float" office:value="10.570352" calcext:value-type="float">
            <text:p>10,570352</text:p>
          </table:table-cell>
          <table:table-cell office:value-type="float" office:value="2.030418" calcext:value-type="float">
            <text:p>2,030418</text:p>
          </table:table-cell>
          <table:table-cell office:value-type="float" office:value="14.2843435" calcext:value-type="float">
            <text:p>14,2843435</text:p>
          </table:table-cell>
          <table:table-cell office:value-type="float" office:value="9.955719" calcext:value-type="float">
            <text:p>9,955719</text:p>
          </table:table-cell>
          <table:table-cell office:value-type="float" office:value="30.892527" calcext:value-type="float">
            <text:p>30,892527</text:p>
          </table:table-cell>
          <table:table-cell office:value-type="float" office:value="10.386846" calcext:value-type="float">
            <text:p>10,386846</text:p>
          </table:table-cell>
          <table:table-cell office:value-type="float" office:value="3.02888" calcext:value-type="float">
            <text:p>3,02888</text:p>
          </table:table-cell>
          <table:table-cell office:value-type="float" office:value="13.7392085" calcext:value-type="float">
            <text:p>13,7392085</text:p>
          </table:table-cell>
          <table:table-cell office:value-type="float" office:value="0.413696" calcext:value-type="float">
            <text:p>0,413696</text:p>
          </table:table-cell>
          <table:table-cell office:value-type="float" office:value="0.538868" calcext:value-type="float">
            <text:p>0,538868</text:p>
          </table:table-cell>
          <table:table-cell office:value-type="float" office:value="0.551039" calcext:value-type="float">
            <text:p>0,551039</text:p>
          </table:table-cell>
          <table:table-cell office:value-type="float" office:value="0.545182" calcext:value-type="float">
            <text:p>0,545182</text:p>
          </table:table-cell>
          <table:table-cell office:value-type="float" office:value="0.599214" calcext:value-type="float">
            <text:p>0,599214</text:p>
          </table:table-cell>
          <table:table-cell office:value-type="float" office:value="0.702615" calcext:value-type="float">
            <text:p>0,702615</text:p>
          </table:table-cell>
          <table:table-cell office:value-type="float" office:value="0.414866" calcext:value-type="float">
            <text:p>0,414866</text:p>
          </table:table-cell>
          <table:table-cell office:value-type="float" office:value="1.906044" calcext:value-type="float">
            <text:p>1,906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965838992" calcext:value-type="float">
            <text:p>0,965838992</text:p>
          </table:table-cell>
          <table:table-cell office:value-type="float" office:value="0.878114111" calcext:value-type="float">
            <text:p>0,878114111</text:p>
          </table:table-cell>
          <table:table-cell office:value-type="float" office:value="0.897416741" calcext:value-type="float">
            <text:p>0,897416741</text:p>
          </table:table-cell>
          <table:table-cell office:value-type="float" office:value="0.965838992" calcext:value-type="float">
            <text:p>0,965838992</text:p>
          </table:table-cell>
          <table:table-cell office:value-type="float" office:value="0.878114111" calcext:value-type="float">
            <text:p>0,878114111</text:p>
          </table:table-cell>
          <table:table-cell table:style-name="ce1" office:value-type="float" office:value="0.900681663" calcext:value-type="float">
            <text:p>0,9006816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2278402" calcext:value-type="float">
            <text:p>0,842278402</text:p>
          </table:table-cell>
          <table:table-cell table:style-name="ce1" office:value-type="float" office:value="0.834105392" calcext:value-type="float">
            <text:p>0,834105392</text:p>
          </table:table-cell>
          <table:table-cell table:style-name="ce1" office:value-type="float" office:value="0.846749229" calcext:value-type="float">
            <text:p>0,846749229</text:p>
          </table:table-cell>
          <table:table-cell table:style-name="ce1" office:value-type="float" office:value="0.870431397" calcext:value-type="float">
            <text:p>0,870431397</text:p>
          </table:table-cell>
          <table:table-cell table:style-name="ce1" office:value-type="float" office:value="0.837494787" calcext:value-type="float">
            <text:p>0,837494787</text:p>
          </table:table-cell>
          <table:table-cell table:style-name="ce1" office:value-type="float" office:value="0.865689146" calcext:value-type="float">
            <text:p>0,865689146</text:p>
          </table:table-cell>
          <table:table-cell table:style-name="ce1" office:value-type="float" office:value="0.858957263" calcext:value-type="float">
            <text:p>0,858957263</text:p>
          </table:table-cell>
          <table:table-cell table:style-name="ce1" office:value-type="float" office:value="0.861854993" calcext:value-type="float">
            <text:p>0,861854993</text:p>
          </table:table-cell>
          <table:table-cell table:style-name="ce1" office:value-type="float" office:value="0.840880098" calcext:value-type="float">
            <text:p>0,840880098</text:p>
          </table:table-cell>
          <table:table-cell table:style-name="ce1" office:value-type="float" office:value="0.863977077" calcext:value-type="float">
            <text:p>0,863977077</text:p>
          </table:table-cell>
          <table:table-cell table:style-name="ce1" office:value-type="float" office:value="0.900681663" calcext:value-type="float">
            <text:p>0,900681663</text:p>
          </table:table-cell>
          <table:table-cell table:style-name="ce1" office:value-type="float" office:value="0.829831645" calcext:value-type="float">
            <text:p>0,829831645</text:p>
          </table:table-cell>
          <table:table-cell table:style-name="ce1" office:value-type="float" office:value="0.843603136" calcext:value-type="float">
            <text:p>0,843603136</text:p>
          </table:table-cell>
          <table:table-cell table:style-name="ce1" office:value-type="float" office:value="0.875869888" calcext:value-type="float">
            <text:p>0,875869888</text:p>
          </table:table-cell>
          <table:table-cell table:style-name="ce1" office:value-type="float" office:value="0.827055078" calcext:value-type="float">
            <text:p>0,827055078</text:p>
          </table:table-cell>
          <table:table-cell table:style-name="ce1" office:value-type="float" office:value="0.828074026" calcext:value-type="float">
            <text:p>0,828074026</text:p>
          </table:table-cell>
          <table:table-cell table:style-name="ce1" office:value-type="float" office:value="0.900681663" calcext:value-type="float">
            <text:p>0,900681663</text:p>
          </table:table-cell>
          <table:table-cell table:style-name="ce1" office:value-type="float" office:value="0.941558978" calcext:value-type="float">
            <text:p>0,941558978</text:p>
          </table:table-cell>
          <table:table-cell office:value-type="float" office:value="0.489643" calcext:value-type="float">
            <text:p>0,489643</text:p>
          </table:table-cell>
          <table:table-cell office:value-type="float" office:value="0.482908" calcext:value-type="float">
            <text:p>0,482908</text:p>
          </table:table-cell>
          <table:table-cell office:value-type="float" office:value="0.466103" calcext:value-type="float">
            <text:p>0,466103</text:p>
          </table:table-cell>
          <table:table-cell office:value-type="float" office:value="0.489758" calcext:value-type="float">
            <text:p>0,489758</text:p>
          </table:table-cell>
          <table:table-cell office:value-type="float" office:value="0.482979" calcext:value-type="float">
            <text:p>0,482979</text:p>
          </table:table-cell>
          <table:table-cell office:value-type="float" office:value="0.482254" calcext:value-type="float">
            <text:p>0,482254</text:p>
          </table:table-cell>
          <table:table-cell office:value-type="float" office:value="0.596278" calcext:value-type="float">
            <text:p>0,596278</text:p>
          </table:table-cell>
          <table:table-cell office:value-type="float" office:value="11.333387" calcext:value-type="float">
            <text:p>11,333387</text:p>
          </table:table-cell>
          <table:table-cell office:value-type="float" office:value="43.9342885" calcext:value-type="float">
            <text:p>43,9342885</text:p>
          </table:table-cell>
          <table:table-cell office:value-type="float" office:value="11.776241" calcext:value-type="float">
            <text:p>11,776241</text:p>
          </table:table-cell>
          <table:table-cell office:value-type="float" office:value="1.7439715" calcext:value-type="float">
            <text:p>1,7439715</text:p>
          </table:table-cell>
          <table:table-cell office:value-type="float" office:value="16.0060165" calcext:value-type="float">
            <text:p>16,0060165</text:p>
          </table:table-cell>
          <table:table-cell office:value-type="float" office:value="12.104548" calcext:value-type="float">
            <text:p>12,104548</text:p>
          </table:table-cell>
          <table:table-cell office:value-type="float" office:value="46.966449" calcext:value-type="float">
            <text:p>46,966449</text:p>
          </table:table-cell>
          <table:table-cell office:value-type="float" office:value="12.769661" calcext:value-type="float">
            <text:p>12,769661</text:p>
          </table:table-cell>
          <table:table-cell office:value-type="float" office:value="2.666638" calcext:value-type="float">
            <text:p>2,666638</text:p>
          </table:table-cell>
          <table:table-cell office:value-type="float" office:value="17.3137275" calcext:value-type="float">
            <text:p>17,3137275</text:p>
          </table:table-cell>
          <table:table-cell office:value-type="float" office:value="0.307273" calcext:value-type="float">
            <text:p>0,307273</text:p>
          </table:table-cell>
          <table:table-cell office:value-type="float" office:value="0.53089" calcext:value-type="float">
            <text:p>0,53089</text:p>
          </table:table-cell>
          <table:table-cell office:value-type="float" office:value="0.580352" calcext:value-type="float">
            <text:p>0,580352</text:p>
          </table:table-cell>
          <table:table-cell office:value-type="float" office:value="0.675104" calcext:value-type="float">
            <text:p>0,675104</text:p>
          </table:table-cell>
          <table:table-cell office:value-type="float" office:value="0.863791" calcext:value-type="float">
            <text:p>0,863791</text:p>
          </table:table-cell>
          <table:table-cell office:value-type="float" office:value="1.014783" calcext:value-type="float">
            <text:p>1,014783</text:p>
          </table:table-cell>
          <table:table-cell office:value-type="float" office:value="0.480732" calcext:value-type="float">
            <text:p>0,480732</text:p>
          </table:table-cell>
          <table:table-cell office:value-type="float" office:value="3.901348" calcext:value-type="float">
            <text:p>3,9013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837666777" calcext:value-type="float">
            <text:p>0,837666777</text:p>
          </table:table-cell>
          <table:table-cell office:value-type="float" office:value="0.892570171" calcext:value-type="float">
            <text:p>0,892570171</text:p>
          </table:table-cell>
          <table:table-cell office:value-type="float" office:value="0.807875693" calcext:value-type="float">
            <text:p>0,807875693</text:p>
          </table:table-cell>
          <table:table-cell office:value-type="float" office:value="0.837666777" calcext:value-type="float">
            <text:p>0,837666777</text:p>
          </table:table-cell>
          <table:table-cell office:value-type="float" office:value="0.892570171" calcext:value-type="float">
            <text:p>0,892570171</text:p>
          </table:table-cell>
          <table:table-cell table:style-name="ce1" office:value-type="float" office:value="0.831512892" calcext:value-type="float">
            <text:p>0,8315128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2966022" calcext:value-type="float">
            <text:p>0,752966022</text:p>
          </table:table-cell>
          <table:table-cell table:style-name="ce1" office:value-type="float" office:value="0.756454841" calcext:value-type="float">
            <text:p>0,756454841</text:p>
          </table:table-cell>
          <table:table-cell table:style-name="ce1" office:value-type="float" office:value="0.759872045" calcext:value-type="float">
            <text:p>0,759872045</text:p>
          </table:table-cell>
          <table:table-cell table:style-name="ce1" office:value-type="float" office:value="0.719453016" calcext:value-type="float">
            <text:p>0,719453016</text:p>
          </table:table-cell>
          <table:table-cell table:style-name="ce1" office:value-type="float" office:value="0.752001742" calcext:value-type="float">
            <text:p>0,752001742</text:p>
          </table:table-cell>
          <table:table-cell table:style-name="ce1" office:value-type="float" office:value="0.796192118" calcext:value-type="float">
            <text:p>0,796192118</text:p>
          </table:table-cell>
          <table:table-cell table:style-name="ce1" office:value-type="float" office:value="0.781497887" calcext:value-type="float">
            <text:p>0,781497887</text:p>
          </table:table-cell>
          <table:table-cell table:style-name="ce1" office:value-type="float" office:value="0.793909764" calcext:value-type="float">
            <text:p>0,793909764</text:p>
          </table:table-cell>
          <table:table-cell table:style-name="ce1" office:value-type="float" office:value="0.810473772" calcext:value-type="float">
            <text:p>0,810473772</text:p>
          </table:table-cell>
          <table:table-cell table:style-name="ce1" office:value-type="float" office:value="0.784013346" calcext:value-type="float">
            <text:p>0,784013346</text:p>
          </table:table-cell>
          <table:table-cell table:style-name="ce1" office:value-type="float" office:value="0.831512892" calcext:value-type="float">
            <text:p>0,831512892</text:p>
          </table:table-cell>
          <table:table-cell table:style-name="ce1" office:value-type="float" office:value="0.806185213" calcext:value-type="float">
            <text:p>0,806185213</text:p>
          </table:table-cell>
          <table:table-cell table:style-name="ce1" office:value-type="float" office:value="0.75680986" calcext:value-type="float">
            <text:p>0,75680986</text:p>
          </table:table-cell>
          <table:table-cell table:style-name="ce1" office:value-type="float" office:value="0.768632912" calcext:value-type="float">
            <text:p>0,768632912</text:p>
          </table:table-cell>
          <table:table-cell table:style-name="ce1" office:value-type="float" office:value="0.778559371" calcext:value-type="float">
            <text:p>0,778559371</text:p>
          </table:table-cell>
          <table:table-cell table:style-name="ce1" office:value-type="float" office:value="0.757913268" calcext:value-type="float">
            <text:p>0,757913268</text:p>
          </table:table-cell>
          <table:table-cell table:style-name="ce1" office:value-type="float" office:value="0.831512892" calcext:value-type="float">
            <text:p>0,831512892</text:p>
          </table:table-cell>
          <table:table-cell table:style-name="ce1" office:value-type="float" office:value="0.827184863" calcext:value-type="float">
            <text:p>0,827184863</text:p>
          </table:table-cell>
          <table:table-cell office:value-type="float" office:value="0.276937" calcext:value-type="float">
            <text:p>0,276937</text:p>
          </table:table-cell>
          <table:table-cell office:value-type="float" office:value="0.418747" calcext:value-type="float">
            <text:p>0,418747</text:p>
          </table:table-cell>
          <table:table-cell office:value-type="float" office:value="0.303748" calcext:value-type="float">
            <text:p>0,303748</text:p>
          </table:table-cell>
          <table:table-cell office:value-type="float" office:value="0.281888" calcext:value-type="float">
            <text:p>0,281888</text:p>
          </table:table-cell>
          <table:table-cell office:value-type="float" office:value="0.363693" calcext:value-type="float">
            <text:p>0,363693</text:p>
          </table:table-cell>
          <table:table-cell office:value-type="float" office:value="0.363894" calcext:value-type="float">
            <text:p>0,363894</text:p>
          </table:table-cell>
          <table:table-cell office:value-type="float" office:value="0.527472" calcext:value-type="float">
            <text:p>0,527472</text:p>
          </table:table-cell>
          <table:table-cell office:value-type="float" office:value="12.592796" calcext:value-type="float">
            <text:p>12,592796</text:p>
          </table:table-cell>
          <table:table-cell office:value-type="float" office:value="54.4187765" calcext:value-type="float">
            <text:p>54,4187765</text:p>
          </table:table-cell>
          <table:table-cell office:value-type="float" office:value="13.1545885" calcext:value-type="float">
            <text:p>13,1545885</text:p>
          </table:table-cell>
          <table:table-cell office:value-type="float" office:value="1.883084" calcext:value-type="float">
            <text:p>1,883084</text:p>
          </table:table-cell>
          <table:table-cell office:value-type="float" office:value="18.094665" calcext:value-type="float">
            <text:p>18,094665</text:p>
          </table:table-cell>
          <table:table-cell office:value-type="float" office:value="13.318022" calcext:value-type="float">
            <text:p>13,318022</text:p>
          </table:table-cell>
          <table:table-cell office:value-type="float" office:value="58.2695235" calcext:value-type="float">
            <text:p>58,2695235</text:p>
          </table:table-cell>
          <table:table-cell office:value-type="float" office:value="13.6948485" calcext:value-type="float">
            <text:p>13,6948485</text:p>
          </table:table-cell>
          <table:table-cell office:value-type="float" office:value="2.36956" calcext:value-type="float">
            <text:p>2,36956</text:p>
          </table:table-cell>
          <table:table-cell office:value-type="float" office:value="19.5427535" calcext:value-type="float">
            <text:p>19,5427535</text:p>
          </table:table-cell>
          <table:table-cell office:value-type="float" office:value="0.297821" calcext:value-type="float">
            <text:p>0,297821</text:p>
          </table:table-cell>
          <table:table-cell office:value-type="float" office:value="0.446255" calcext:value-type="float">
            <text:p>0,446255</text:p>
          </table:table-cell>
          <table:table-cell office:value-type="float" office:value="0.521187" calcext:value-type="float">
            <text:p>0,521187</text:p>
          </table:table-cell>
          <table:table-cell office:value-type="float" office:value="0.471157" calcext:value-type="float">
            <text:p>0,471157</text:p>
          </table:table-cell>
          <table:table-cell office:value-type="float" office:value="0.564146" calcext:value-type="float">
            <text:p>0,564146</text:p>
          </table:table-cell>
          <table:table-cell office:value-type="float" office:value="0.903411" calcext:value-type="float">
            <text:p>0,903411</text:p>
          </table:table-cell>
          <table:table-cell office:value-type="float" office:value="0.304117" calcext:value-type="float">
            <text:p>0,304117</text:p>
          </table:table-cell>
          <table:table-cell office:value-type="float" office:value="2.364538" calcext:value-type="float">
            <text:p>2,3645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47482871" calcext:value-type="float">
            <text:p>0,947482871</text:p>
          </table:table-cell>
          <table:table-cell office:value-type="float" office:value="0.946262226" calcext:value-type="float">
            <text:p>0,946262226</text:p>
          </table:table-cell>
          <table:table-cell office:value-type="float" office:value="0.943275523" calcext:value-type="float">
            <text:p>0,943275523</text:p>
          </table:table-cell>
          <table:table-cell office:value-type="float" office:value="0.947482871" calcext:value-type="float">
            <text:p>0,947482871</text:p>
          </table:table-cell>
          <table:table-cell office:value-type="float" office:value="0.946262226" calcext:value-type="float">
            <text:p>0,946262226</text:p>
          </table:table-cell>
          <table:table-cell table:style-name="ce1" office:value-type="float" office:value="0.949062212" calcext:value-type="float">
            <text:p>0,949062212</text:p>
          </table:table-cell>
          <table:table-cell table:style-name="ce1" office:value-type="float" office:value="0.974752099" calcext:value-type="float">
            <text:p>0,974752099</text:p>
          </table:table-cell>
          <table:table-cell table:style-name="ce1" office:value-type="float" office:value="0.94649852" calcext:value-type="float">
            <text:p>0,94649852</text:p>
          </table:table-cell>
          <table:table-cell table:style-name="ce1" office:value-type="float" office:value="0.941037358" calcext:value-type="float">
            <text:p>0,941037358</text:p>
          </table:table-cell>
          <table:table-cell table:style-name="ce1" office:value-type="float" office:value="0.945627695" calcext:value-type="float">
            <text:p>0,945627695</text:p>
          </table:table-cell>
          <table:table-cell table:style-name="ce1" office:value-type="float" office:value="0.936234507" calcext:value-type="float">
            <text:p>0,936234507</text:p>
          </table:table-cell>
          <table:table-cell table:style-name="ce1" office:value-type="float" office:value="0.942412348" calcext:value-type="float">
            <text:p>0,942412348</text:p>
          </table:table-cell>
          <table:table-cell table:style-name="ce1" office:value-type="float" office:value="0.946289134" calcext:value-type="float">
            <text:p>0,946289134</text:p>
          </table:table-cell>
          <table:table-cell table:style-name="ce1" office:value-type="float" office:value="0.946358995" calcext:value-type="float">
            <text:p>0,946358995</text:p>
          </table:table-cell>
          <table:table-cell table:style-name="ce1" office:value-type="float" office:value="0.957634268" calcext:value-type="float">
            <text:p>0,957634268</text:p>
          </table:table-cell>
          <table:table-cell table:style-name="ce1" office:value-type="float" office:value="0.966781376" calcext:value-type="float">
            <text:p>0,966781376</text:p>
          </table:table-cell>
          <table:table-cell table:style-name="ce1" office:value-type="float" office:value="0.948718734" calcext:value-type="float">
            <text:p>0,948718734</text:p>
          </table:table-cell>
          <table:table-cell table:style-name="ce1" office:value-type="float" office:value="0.949062212" calcext:value-type="float">
            <text:p>0,949062212</text:p>
          </table:table-cell>
          <table:table-cell table:style-name="ce1" office:value-type="float" office:value="0.930737562" calcext:value-type="float">
            <text:p>0,930737562</text:p>
          </table:table-cell>
          <table:table-cell table:style-name="ce1" office:value-type="float" office:value="0.928385986" calcext:value-type="float">
            <text:p>0,928385986</text:p>
          </table:table-cell>
          <table:table-cell table:style-name="ce1" office:value-type="float" office:value="0.927512942" calcext:value-type="float">
            <text:p>0,927512942</text:p>
          </table:table-cell>
          <table:table-cell table:style-name="ce1" office:value-type="float" office:value="0.924041531" calcext:value-type="float">
            <text:p>0,924041531</text:p>
          </table:table-cell>
          <table:table-cell table:style-name="ce1" office:value-type="float" office:value="0.929816729" calcext:value-type="float">
            <text:p>0,929816729</text:p>
          </table:table-cell>
          <table:table-cell table:style-name="ce1" office:value-type="float" office:value="0.949062212" calcext:value-type="float">
            <text:p>0,949062212</text:p>
          </table:table-cell>
          <table:table-cell table:style-name="ce1" office:value-type="float" office:value="0.916463582" calcext:value-type="float">
            <text:p>0,916463582</text:p>
          </table:table-cell>
          <table:table-cell office:value-type="float" office:value="0.289858" calcext:value-type="float">
            <text:p>0,289858</text:p>
          </table:table-cell>
          <table:table-cell office:value-type="float" office:value="0.286293" calcext:value-type="float">
            <text:p>0,286293</text:p>
          </table:table-cell>
          <table:table-cell office:value-type="float" office:value="0.274609" calcext:value-type="float">
            <text:p>0,274609</text:p>
          </table:table-cell>
          <table:table-cell office:value-type="float" office:value="0.287471" calcext:value-type="float">
            <text:p>0,287471</text:p>
          </table:table-cell>
          <table:table-cell office:value-type="float" office:value="0.286116" calcext:value-type="float">
            <text:p>0,286116</text:p>
          </table:table-cell>
          <table:table-cell office:value-type="float" office:value="0.281046" calcext:value-type="float">
            <text:p>0,281046</text:p>
          </table:table-cell>
          <table:table-cell office:value-type="float" office:value="0.299291" calcext:value-type="float">
            <text:p>0,299291</text:p>
          </table:table-cell>
          <table:table-cell office:value-type="float" office:value="25.6409325" calcext:value-type="float">
            <text:p>25,6409325</text:p>
          </table:table-cell>
          <table:table-cell office:value-type="float" office:value="52.823482" calcext:value-type="float">
            <text:p>52,823482</text:p>
          </table:table-cell>
          <table:table-cell office:value-type="float" office:value="27.804883" calcext:value-type="float">
            <text:p>27,804883</text:p>
          </table:table-cell>
          <table:table-cell office:value-type="float" office:value="7.2497305" calcext:value-type="float">
            <text:p>7,2497305</text:p>
          </table:table-cell>
          <table:table-cell office:value-type="float" office:value="52.3850435" calcext:value-type="float">
            <text:p>52,3850435</text:p>
          </table:table-cell>
          <table:table-cell office:value-type="float" office:value="26.395639" calcext:value-type="float">
            <text:p>26,395639</text:p>
          </table:table-cell>
          <table:table-cell office:value-type="float" office:value="42.292305" calcext:value-type="float">
            <text:p>42,292305</text:p>
          </table:table-cell>
          <table:table-cell office:value-type="float" office:value="27.6251475" calcext:value-type="float">
            <text:p>27,6251475</text:p>
          </table:table-cell>
          <table:table-cell office:value-type="float" office:value="9.608701" calcext:value-type="float">
            <text:p>9,608701</text:p>
          </table:table-cell>
          <table:table-cell office:value-type="float" office:value="33.489421" calcext:value-type="float">
            <text:p>33,489421</text:p>
          </table:table-cell>
          <table:table-cell office:value-type="float" office:value="0.278171" calcext:value-type="float">
            <text:p>0,278171</text:p>
          </table:table-cell>
          <table:table-cell office:value-type="float" office:value="0.325114" calcext:value-type="float">
            <text:p>0,325114</text:p>
          </table:table-cell>
          <table:table-cell office:value-type="float" office:value="0.318506" calcext:value-type="float">
            <text:p>0,318506</text:p>
          </table:table-cell>
          <table:table-cell office:value-type="float" office:value="0.306518" calcext:value-type="float">
            <text:p>0,306518</text:p>
          </table:table-cell>
          <table:table-cell office:value-type="float" office:value="0.314359" calcext:value-type="float">
            <text:p>0,314359</text:p>
          </table:table-cell>
          <table:table-cell office:value-type="float" office:value="0.340439" calcext:value-type="float">
            <text:p>0,340439</text:p>
          </table:table-cell>
          <table:table-cell office:value-type="float" office:value="0.279094" calcext:value-type="float">
            <text:p>0,279094</text:p>
          </table:table-cell>
          <table:table-cell office:value-type="float" office:value="0.424322" calcext:value-type="float">
            <text:p>0,4243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23453134" calcext:value-type="float">
            <text:p>0,923453134</text:p>
          </table:table-cell>
          <table:table-cell office:value-type="float" office:value="0.934605604" calcext:value-type="float">
            <text:p>0,934605604</text:p>
          </table:table-cell>
          <table:table-cell office:value-type="float" office:value="0.925637419" calcext:value-type="float">
            <text:p>0,925637419</text:p>
          </table:table-cell>
          <table:table-cell office:value-type="float" office:value="0.923453134" calcext:value-type="float">
            <text:p>0,923453134</text:p>
          </table:table-cell>
          <table:table-cell office:value-type="float" office:value="0.934605604" calcext:value-type="float">
            <text:p>0,934605604</text:p>
          </table:table-cell>
          <table:table-cell table:style-name="ce1" office:value-type="float" office:value="0.914485117" calcext:value-type="float">
            <text:p>0,914485117</text:p>
          </table:table-cell>
          <table:table-cell table:style-name="ce1" office:value-type="float" office:value="0.932840255" calcext:value-type="float">
            <text:p>0,932840255</text:p>
          </table:table-cell>
          <table:table-cell table:style-name="ce1" office:value-type="float" office:value="0.91260349" calcext:value-type="float">
            <text:p>0,91260349</text:p>
          </table:table-cell>
          <table:table-cell table:style-name="ce1" office:value-type="float" office:value="0.906175923" calcext:value-type="float">
            <text:p>0,906175923</text:p>
          </table:table-cell>
          <table:table-cell table:style-name="ce1" office:value-type="float" office:value="0.914966236" calcext:value-type="float">
            <text:p>0,914966236</text:p>
          </table:table-cell>
          <table:table-cell table:style-name="ce1" office:value-type="float" office:value="0.909122856" calcext:value-type="float">
            <text:p>0,909122856</text:p>
          </table:table-cell>
          <table:table-cell table:style-name="ce1" office:value-type="float" office:value="0.915804443" calcext:value-type="float">
            <text:p>0,915804443</text:p>
          </table:table-cell>
          <table:table-cell table:style-name="ce1" office:value-type="float" office:value="0.931169103" calcext:value-type="float">
            <text:p>0,931169103</text:p>
          </table:table-cell>
          <table:table-cell table:style-name="ce1" office:value-type="float" office:value="0.938244718" calcext:value-type="float">
            <text:p>0,938244718</text:p>
          </table:table-cell>
          <table:table-cell table:style-name="ce1" office:value-type="float" office:value="0.935170146" calcext:value-type="float">
            <text:p>0,935170146</text:p>
          </table:table-cell>
          <table:table-cell table:style-name="ce1" office:value-type="float" office:value="0.944258863" calcext:value-type="float">
            <text:p>0,944258863</text:p>
          </table:table-cell>
          <table:table-cell table:style-name="ce1" office:value-type="float" office:value="0.930844701" calcext:value-type="float">
            <text:p>0,930844701</text:p>
          </table:table-cell>
          <table:table-cell table:style-name="ce1" office:value-type="float" office:value="0.914485117" calcext:value-type="float">
            <text:p>0,914485117</text:p>
          </table:table-cell>
          <table:table-cell table:style-name="ce1" office:value-type="float" office:value="0.900892747" calcext:value-type="float">
            <text:p>0,900892747</text:p>
          </table:table-cell>
          <table:table-cell table:style-name="ce1" office:value-type="float" office:value="0.911384212" calcext:value-type="float">
            <text:p>0,911384212</text:p>
          </table:table-cell>
          <table:table-cell table:style-name="ce1" office:value-type="float" office:value="0.897259734" calcext:value-type="float">
            <text:p>0,897259734</text:p>
          </table:table-cell>
          <table:table-cell table:style-name="ce1" office:value-type="float" office:value="0.90169267" calcext:value-type="float">
            <text:p>0,90169267</text:p>
          </table:table-cell>
          <table:table-cell table:style-name="ce1" office:value-type="float" office:value="0.918446115" calcext:value-type="float">
            <text:p>0,918446115</text:p>
          </table:table-cell>
          <table:table-cell table:style-name="ce1" office:value-type="float" office:value="0.914485117" calcext:value-type="float">
            <text:p>0,914485117</text:p>
          </table:table-cell>
          <table:table-cell table:style-name="ce1" office:value-type="float" office:value="0.877988145" calcext:value-type="float">
            <text:p>0,877988145</text:p>
          </table:table-cell>
          <table:table-cell office:value-type="float" office:value="0.237268" calcext:value-type="float">
            <text:p>0,237268</text:p>
          </table:table-cell>
          <table:table-cell office:value-type="float" office:value="0.26041" calcext:value-type="float">
            <text:p>0,26041</text:p>
          </table:table-cell>
          <table:table-cell office:value-type="float" office:value="0.236967" calcext:value-type="float">
            <text:p>0,236967</text:p>
          </table:table-cell>
          <table:table-cell office:value-type="float" office:value="0.229341" calcext:value-type="float">
            <text:p>0,229341</text:p>
          </table:table-cell>
          <table:table-cell office:value-type="float" office:value="0.255519" calcext:value-type="float">
            <text:p>0,255519</text:p>
          </table:table-cell>
          <table:table-cell office:value-type="float" office:value="0.213804" calcext:value-type="float">
            <text:p>0,213804</text:p>
          </table:table-cell>
          <table:table-cell office:value-type="float" office:value="0.23442" calcext:value-type="float">
            <text:p>0,23442</text:p>
          </table:table-cell>
          <table:table-cell office:value-type="float" office:value="29.6665585" calcext:value-type="float">
            <text:p>29,6665585</text:p>
          </table:table-cell>
          <table:table-cell office:value-type="float" office:value="79.012249" calcext:value-type="float">
            <text:p>79,012249</text:p>
          </table:table-cell>
          <table:table-cell office:value-type="float" office:value="30.3681345" calcext:value-type="float">
            <text:p>30,3681345</text:p>
          </table:table-cell>
          <table:table-cell office:value-type="float" office:value="3.020925" calcext:value-type="float">
            <text:p>3,020925</text:p>
          </table:table-cell>
          <table:table-cell office:value-type="float" office:value="37.7722835" calcext:value-type="float">
            <text:p>37,7722835</text:p>
          </table:table-cell>
          <table:table-cell office:value-type="float" office:value="41.7237245" calcext:value-type="float">
            <text:p>41,7237245</text:p>
          </table:table-cell>
          <table:table-cell office:value-type="float" office:value="81.3070745" calcext:value-type="float">
            <text:p>81,3070745</text:p>
          </table:table-cell>
          <table:table-cell office:value-type="float" office:value="30.7737795" calcext:value-type="float">
            <text:p>30,7737795</text:p>
          </table:table-cell>
          <table:table-cell office:value-type="float" office:value="3.920689" calcext:value-type="float">
            <text:p>3,920689</text:p>
          </table:table-cell>
          <table:table-cell office:value-type="float" office:value="38.3813455" calcext:value-type="float">
            <text:p>38,3813455</text:p>
          </table:table-cell>
          <table:table-cell office:value-type="float" office:value="0.222178" calcext:value-type="float">
            <text:p>0,222178</text:p>
          </table:table-cell>
          <table:table-cell office:value-type="float" office:value="0.288082" calcext:value-type="float">
            <text:p>0,288082</text:p>
          </table:table-cell>
          <table:table-cell office:value-type="float" office:value="0.280662" calcext:value-type="float">
            <text:p>0,280662</text:p>
          </table:table-cell>
          <table:table-cell office:value-type="float" office:value="0.266599" calcext:value-type="float">
            <text:p>0,266599</text:p>
          </table:table-cell>
          <table:table-cell office:value-type="float" office:value="0.329312" calcext:value-type="float">
            <text:p>0,329312</text:p>
          </table:table-cell>
          <table:table-cell office:value-type="float" office:value="0.301392" calcext:value-type="float">
            <text:p>0,301392</text:p>
          </table:table-cell>
          <table:table-cell office:value-type="float" office:value="0.222418" calcext:value-type="float">
            <text:p>0,222418</text:p>
          </table:table-cell>
          <table:table-cell office:value-type="float" office:value="0.521175" calcext:value-type="float">
            <text:p>0,5211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34247878" calcext:value-type="float">
            <text:p>0,934247878</text:p>
          </table:table-cell>
          <table:table-cell office:value-type="float" office:value="0.973720201" calcext:value-type="float">
            <text:p>0,973720201</text:p>
          </table:table-cell>
          <table:table-cell office:value-type="float" office:value="0.916846487" calcext:value-type="float">
            <text:p>0,916846487</text:p>
          </table:table-cell>
          <table:table-cell office:value-type="float" office:value="0.934247878" calcext:value-type="float">
            <text:p>0,934247878</text:p>
          </table:table-cell>
          <table:table-cell office:value-type="float" office:value="0.973720201" calcext:value-type="float">
            <text:p>0,973720201</text:p>
          </table:table-cell>
          <table:table-cell table:style-name="ce1" office:value-type="float" office:value="0.936884623" calcext:value-type="float">
            <text:p>0,9368846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6601548" calcext:value-type="float">
            <text:p>0,876601548</text:p>
          </table:table-cell>
          <table:table-cell table:style-name="ce1" office:value-type="float" office:value="0.888968136" calcext:value-type="float">
            <text:p>0,888968136</text:p>
          </table:table-cell>
          <table:table-cell table:style-name="ce1" office:value-type="float" office:value="0.899176156" calcext:value-type="float">
            <text:p>0,899176156</text:p>
          </table:table-cell>
          <table:table-cell table:style-name="ce1" office:value-type="float" office:value="0.898904899" calcext:value-type="float">
            <text:p>0,898904899</text:p>
          </table:table-cell>
          <table:table-cell table:style-name="ce1" office:value-type="float" office:value="0.892498285" calcext:value-type="float">
            <text:p>0,892498285</text:p>
          </table:table-cell>
          <table:table-cell table:style-name="ce1" office:value-type="float" office:value="0.904103153" calcext:value-type="float">
            <text:p>0,904103153</text:p>
          </table:table-cell>
          <table:table-cell table:style-name="ce1" office:value-type="float" office:value="0.892888939" calcext:value-type="float">
            <text:p>0,892888939</text:p>
          </table:table-cell>
          <table:table-cell table:style-name="ce1" office:value-type="float" office:value="0.921223902" calcext:value-type="float">
            <text:p>0,921223902</text:p>
          </table:table-cell>
          <table:table-cell table:style-name="ce1" office:value-type="float" office:value="0.919569242" calcext:value-type="float">
            <text:p>0,919569242</text:p>
          </table:table-cell>
          <table:table-cell table:style-name="ce1" office:value-type="float" office:value="0.909117209" calcext:value-type="float">
            <text:p>0,909117209</text:p>
          </table:table-cell>
          <table:table-cell table:style-name="ce1" office:value-type="float" office:value="0.936884623" calcext:value-type="float">
            <text:p>0,936884623</text:p>
          </table:table-cell>
          <table:table-cell table:style-name="ce1" office:value-type="float" office:value="0.878674801" calcext:value-type="float">
            <text:p>0,878674801</text:p>
          </table:table-cell>
          <table:table-cell table:style-name="ce1" office:value-type="float" office:value="0.878132288" calcext:value-type="float">
            <text:p>0,878132288</text:p>
          </table:table-cell>
          <table:table-cell table:style-name="ce1" office:value-type="float" office:value="0.894042933" calcext:value-type="float">
            <text:p>0,894042933</text:p>
          </table:table-cell>
          <table:table-cell table:style-name="ce1" office:value-type="float" office:value="0.851373971" calcext:value-type="float">
            <text:p>0,851373971</text:p>
          </table:table-cell>
          <table:table-cell table:style-name="ce1" office:value-type="float" office:value="0.844455562" calcext:value-type="float">
            <text:p>0,844455562</text:p>
          </table:table-cell>
          <table:table-cell table:style-name="ce1" office:value-type="float" office:value="0.936884623" calcext:value-type="float">
            <text:p>0,936884623</text:p>
          </table:table-cell>
          <table:table-cell table:style-name="ce1" office:value-type="float" office:value="0.865204988" calcext:value-type="float">
            <text:p>0,865204988</text:p>
          </table:table-cell>
          <table:table-cell office:value-type="float" office:value="0.206278" calcext:value-type="float">
            <text:p>0,206278</text:p>
          </table:table-cell>
          <table:table-cell office:value-type="float" office:value="0.375358" calcext:value-type="float">
            <text:p>0,375358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207445" calcext:value-type="float">
            <text:p>0,207445</text:p>
          </table:table-cell>
          <table:table-cell office:value-type="float" office:value="0.373544" calcext:value-type="float">
            <text:p>0,373544</text:p>
          </table:table-cell>
          <table:table-cell office:value-type="float" office:value="0.213646" calcext:value-type="float">
            <text:p>0,213646</text:p>
          </table:table-cell>
          <table:table-cell office:value-type="float" office:value="0.285182" calcext:value-type="float">
            <text:p>0,285182</text:p>
          </table:table-cell>
          <table:table-cell office:value-type="float" office:value="32.6263575" calcext:value-type="float">
            <text:p>32,6263575</text:p>
          </table:table-cell>
          <table:table-cell office:value-type="float" office:value="110.0964225" calcext:value-type="float">
            <text:p>110,0964225</text:p>
          </table:table-cell>
          <table:table-cell office:value-type="float" office:value="49.5838155" calcext:value-type="float">
            <text:p>49,5838155</text:p>
          </table:table-cell>
          <table:table-cell office:value-type="float" office:value="1.0227825" calcext:value-type="float">
            <text:p>1,0227825</text:p>
          </table:table-cell>
          <table:table-cell office:value-type="float" office:value="41.052712" calcext:value-type="float">
            <text:p>41,052712</text:p>
          </table:table-cell>
          <table:table-cell office:value-type="float" office:value="38.091983" calcext:value-type="float">
            <text:p>38,091983</text:p>
          </table:table-cell>
          <table:table-cell office:value-type="float" office:value="169.0986245" calcext:value-type="float">
            <text:p>169,0986245</text:p>
          </table:table-cell>
          <table:table-cell office:value-type="float" office:value="35.421149" calcext:value-type="float">
            <text:p>35,421149</text:p>
          </table:table-cell>
          <table:table-cell office:value-type="float" office:value="1.454756" calcext:value-type="float">
            <text:p>1,454756</text:p>
          </table:table-cell>
          <table:table-cell office:value-type="float" office:value="43.3582435" calcext:value-type="float">
            <text:p>43,3582435</text:p>
          </table:table-cell>
          <table:table-cell office:value-type="float" office:value="0.210884" calcext:value-type="float">
            <text:p>0,210884</text:p>
          </table:table-cell>
          <table:table-cell office:value-type="float" office:value="0.174629" calcext:value-type="float">
            <text:p>0,174629</text:p>
          </table:table-cell>
          <table:table-cell office:value-type="float" office:value="0.278866" calcext:value-type="float">
            <text:p>0,278866</text:p>
          </table:table-cell>
          <table:table-cell office:value-type="float" office:value="0.196494" calcext:value-type="float">
            <text:p>0,196494</text:p>
          </table:table-cell>
          <table:table-cell office:value-type="float" office:value="0.248864" calcext:value-type="float">
            <text:p>0,248864</text:p>
          </table:table-cell>
          <table:table-cell office:value-type="float" office:value="0.297541" calcext:value-type="float">
            <text:p>0,297541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0.999245" calcext:value-type="float">
            <text:p>0,9992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905867549" calcext:value-type="float">
            <text:p>0,905867549</text:p>
          </table:table-cell>
          <table:table-cell office:value-type="float" office:value="0.961446352" calcext:value-type="float">
            <text:p>0,961446352</text:p>
          </table:table-cell>
          <table:table-cell office:value-type="float" office:value="0.893976051" calcext:value-type="float">
            <text:p>0,893976051</text:p>
          </table:table-cell>
          <table:table-cell office:value-type="float" office:value="0.905867549" calcext:value-type="float">
            <text:p>0,905867549</text:p>
          </table:table-cell>
          <table:table-cell office:value-type="float" office:value="0.961446352" calcext:value-type="float">
            <text:p>0,961446352</text:p>
          </table:table-cell>
          <table:table-cell table:style-name="ce1" office:value-type="float" office:value="0.876490671" calcext:value-type="float">
            <text:p>0,8764906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1249599" calcext:value-type="float">
            <text:p>0,841249599</text:p>
          </table:table-cell>
          <table:table-cell table:style-name="ce1" office:value-type="float" office:value="0.838828902" calcext:value-type="float">
            <text:p>0,838828902</text:p>
          </table:table-cell>
          <table:table-cell table:style-name="ce1" office:value-type="float" office:value="0.854229545" calcext:value-type="float">
            <text:p>0,854229545</text:p>
          </table:table-cell>
          <table:table-cell table:style-name="ce1" office:value-type="float" office:value="0.839171111" calcext:value-type="float">
            <text:p>0,839171111</text:p>
          </table:table-cell>
          <table:table-cell table:style-name="ce1" office:value-type="float" office:value="0.851185845" calcext:value-type="float">
            <text:p>0,851185845</text:p>
          </table:table-cell>
          <table:table-cell table:style-name="ce1" office:value-type="float" office:value="0.869819811" calcext:value-type="float">
            <text:p>0,869819811</text:p>
          </table:table-cell>
          <table:table-cell table:style-name="ce1" office:value-type="float" office:value="0.850016377" calcext:value-type="float">
            <text:p>0,850016377</text:p>
          </table:table-cell>
          <table:table-cell table:style-name="ce1" office:value-type="float" office:value="0.886830004" calcext:value-type="float">
            <text:p>0,886830004</text:p>
          </table:table-cell>
          <table:table-cell table:style-name="ce1" office:value-type="float" office:value="0.816842365" calcext:value-type="float">
            <text:p>0,816842365</text:p>
          </table:table-cell>
          <table:table-cell table:style-name="ce1" office:value-type="float" office:value="0.873877639" calcext:value-type="float">
            <text:p>0,873877639</text:p>
          </table:table-cell>
          <table:table-cell table:style-name="ce1" office:value-type="float" office:value="0.876490671" calcext:value-type="float">
            <text:p>0,876490671</text:p>
          </table:table-cell>
          <table:table-cell table:style-name="ce1" office:value-type="float" office:value="0.901034131" calcext:value-type="float">
            <text:p>0,901034131</text:p>
          </table:table-cell>
          <table:table-cell table:style-name="ce1" office:value-type="float" office:value="0.848670974" calcext:value-type="float">
            <text:p>0,848670974</text:p>
          </table:table-cell>
          <table:table-cell table:style-name="ce1" office:value-type="float" office:value="0.845544774" calcext:value-type="float">
            <text:p>0,845544774</text:p>
          </table:table-cell>
          <table:table-cell table:style-name="ce1" office:value-type="float" office:value="0.866126511" calcext:value-type="float">
            <text:p>0,866126511</text:p>
          </table:table-cell>
          <table:table-cell table:style-name="ce1" office:value-type="float" office:value="0.839717821" calcext:value-type="float">
            <text:p>0,839717821</text:p>
          </table:table-cell>
          <table:table-cell table:style-name="ce1" office:value-type="float" office:value="0.876490671" calcext:value-type="float">
            <text:p>0,876490671</text:p>
          </table:table-cell>
          <table:table-cell table:style-name="ce1" office:value-type="float" office:value="0.9100191" calcext:value-type="float">
            <text:p>0,9100191</text:p>
          </table:table-cell>
          <table:table-cell office:value-type="float" office:value="0.169978" calcext:value-type="float">
            <text:p>0,169978</text:p>
          </table:table-cell>
          <table:table-cell office:value-type="float" office:value="0.272403" calcext:value-type="float">
            <text:p>0,272403</text:p>
          </table:table-cell>
          <table:table-cell office:value-type="float" office:value="0.130796" calcext:value-type="float">
            <text:p>0,130796</text:p>
          </table:table-cell>
          <table:table-cell office:value-type="float" office:value="0.1709" calcext:value-type="float">
            <text:p>0,1709</text:p>
          </table:table-cell>
          <table:table-cell office:value-type="float" office:value="0.268503" calcext:value-type="float">
            <text:p>0,268503</text:p>
          </table:table-cell>
          <table:table-cell office:value-type="float" office:value="0.146022" calcext:value-type="float">
            <text:p>0,146022</text:p>
          </table:table-cell>
          <table:table-cell office:value-type="float" office:value="0.217277" calcext:value-type="float">
            <text:p>0,217277</text:p>
          </table:table-cell>
          <table:table-cell office:value-type="float" office:value="54.3907765" calcext:value-type="float">
            <text:p>54,3907765</text:p>
          </table:table-cell>
          <table:table-cell office:value-type="float" office:value="140.7373005" calcext:value-type="float">
            <text:p>140,7373005</text:p>
          </table:table-cell>
          <table:table-cell office:value-type="float" office:value="37.496" calcext:value-type="float">
            <text:p>37,496</text:p>
          </table:table-cell>
          <table:table-cell office:value-type="float" office:value="0.4509815" calcext:value-type="float">
            <text:p>0,4509815</text:p>
          </table:table-cell>
          <table:table-cell office:value-type="float" office:value="44.288801" calcext:value-type="float">
            <text:p>44,288801</text:p>
          </table:table-cell>
          <table:table-cell office:value-type="float" office:value="37.417017" calcext:value-type="float">
            <text:p>37,417017</text:p>
          </table:table-cell>
          <table:table-cell office:value-type="float" office:value="128.996392" calcext:value-type="float">
            <text:p>128,996392</text:p>
          </table:table-cell>
          <table:table-cell office:value-type="float" office:value="38.138272" calcext:value-type="float">
            <text:p>38,138272</text:p>
          </table:table-cell>
          <table:table-cell office:value-type="float" office:value="0.57517" calcext:value-type="float">
            <text:p>0,57517</text:p>
          </table:table-cell>
          <table:table-cell office:value-type="float" office:value="61.853988" calcext:value-type="float">
            <text:p>61,853988</text:p>
          </table:table-cell>
          <table:table-cell office:value-type="float" office:value="0.140211" calcext:value-type="float">
            <text:p>0,140211</text:p>
          </table:table-cell>
          <table:table-cell office:value-type="float" office:value="0.15694" calcext:value-type="float">
            <text:p>0,15694</text:p>
          </table:table-cell>
          <table:table-cell office:value-type="float" office:value="0.223664" calcext:value-type="float">
            <text:p>0,223664</text:p>
          </table:table-cell>
          <table:table-cell office:value-type="float" office:value="0.211558" calcext:value-type="float">
            <text:p>0,211558</text:p>
          </table:table-cell>
          <table:table-cell office:value-type="float" office:value="0.254175" calcext:value-type="float">
            <text:p>0,254175</text:p>
          </table:table-cell>
          <table:table-cell office:value-type="float" office:value="0.459465" calcext:value-type="float">
            <text:p>0,459465</text:p>
          </table:table-cell>
          <table:table-cell office:value-type="float" office:value="0.142936" calcext:value-type="float">
            <text:p>0,142936</text:p>
          </table:table-cell>
          <table:table-cell office:value-type="float" office:value="1.653599" calcext:value-type="float">
            <text:p>1,6535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838257973" calcext:value-type="float">
            <text:p>0,838257973</text:p>
          </table:table-cell>
          <table:table-cell office:value-type="float" office:value="0.855661021" calcext:value-type="float">
            <text:p>0,855661021</text:p>
          </table:table-cell>
          <table:table-cell office:value-type="float" office:value="0.890134847" calcext:value-type="float">
            <text:p>0,890134847</text:p>
          </table:table-cell>
          <table:table-cell office:value-type="float" office:value="0.838257973" calcext:value-type="float">
            <text:p>0,838257973</text:p>
          </table:table-cell>
          <table:table-cell office:value-type="float" office:value="0.855661021" calcext:value-type="float">
            <text:p>0,855661021</text:p>
          </table:table-cell>
          <table:table-cell table:style-name="ce1" office:value-type="float" office:value="0.842244437" calcext:value-type="float">
            <text:p>0,8422444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8713431" calcext:value-type="float">
            <text:p>0,78713431</text:p>
          </table:table-cell>
          <table:table-cell table:style-name="ce1" office:value-type="float" office:value="0.786649138" calcext:value-type="float">
            <text:p>0,786649138</text:p>
          </table:table-cell>
          <table:table-cell table:style-name="ce1" office:value-type="float" office:value="0.798526371" calcext:value-type="float">
            <text:p>0,798526371</text:p>
          </table:table-cell>
          <table:table-cell table:style-name="ce1" office:value-type="float" office:value="0.789456408" calcext:value-type="float">
            <text:p>0,789456408</text:p>
          </table:table-cell>
          <table:table-cell table:style-name="ce1" office:value-type="float" office:value="0.79327849" calcext:value-type="float">
            <text:p>0,79327849</text:p>
          </table:table-cell>
          <table:table-cell table:style-name="ce1" office:value-type="float" office:value="0.796056203" calcext:value-type="float">
            <text:p>0,796056203</text:p>
          </table:table-cell>
          <table:table-cell table:style-name="ce1" office:value-type="float" office:value="0.809112584" calcext:value-type="float">
            <text:p>0,809112584</text:p>
          </table:table-cell>
          <table:table-cell table:style-name="ce1" office:value-type="float" office:value="0.833001875" calcext:value-type="float">
            <text:p>0,833001875</text:p>
          </table:table-cell>
          <table:table-cell table:style-name="ce1" office:value-type="float" office:value="0.771681712" calcext:value-type="float">
            <text:p>0,771681712</text:p>
          </table:table-cell>
          <table:table-cell table:style-name="ce1" office:value-type="float" office:value="0.821747979" calcext:value-type="float">
            <text:p>0,821747979</text:p>
          </table:table-cell>
          <table:table-cell table:style-name="ce1" office:value-type="float" office:value="0.842244437" calcext:value-type="float">
            <text:p>0,842244437</text:p>
          </table:table-cell>
          <table:table-cell table:style-name="ce1" office:value-type="float" office:value="0.78774609" calcext:value-type="float">
            <text:p>0,78774609</text:p>
          </table:table-cell>
          <table:table-cell table:style-name="ce1" office:value-type="float" office:value="0.809668451" calcext:value-type="float">
            <text:p>0,809668451</text:p>
          </table:table-cell>
          <table:table-cell table:style-name="ce1" office:value-type="float" office:value="0.808089639" calcext:value-type="float">
            <text:p>0,808089639</text:p>
          </table:table-cell>
          <table:table-cell table:style-name="ce1" office:value-type="float" office:value="0.787440176" calcext:value-type="float">
            <text:p>0,787440176</text:p>
          </table:table-cell>
          <table:table-cell table:style-name="ce1" office:value-type="float" office:value="0.789180134" calcext:value-type="float">
            <text:p>0,789180134</text:p>
          </table:table-cell>
          <table:table-cell table:style-name="ce1" office:value-type="float" office:value="0.842244437" calcext:value-type="float">
            <text:p>0,842244437</text:p>
          </table:table-cell>
          <table:table-cell table:style-name="ce1" office:value-type="float" office:value="0.86960055" calcext:value-type="float">
            <text:p>0,86960055</text:p>
          </table:table-cell>
          <table:table-cell office:value-type="float" office:value="0.181735" calcext:value-type="float">
            <text:p>0,181735</text:p>
          </table:table-cell>
          <table:table-cell office:value-type="float" office:value="0.179351" calcext:value-type="float">
            <text:p>0,179351</text:p>
          </table:table-cell>
          <table:table-cell office:value-type="float" office:value="0.165583" calcext:value-type="float">
            <text:p>0,165583</text:p>
          </table:table-cell>
          <table:table-cell office:value-type="float" office:value="0.179638" calcext:value-type="float">
            <text:p>0,179638</text:p>
          </table:table-cell>
          <table:table-cell office:value-type="float" office:value="0.180387" calcext:value-type="float">
            <text:p>0,180387</text:p>
          </table:table-cell>
          <table:table-cell office:value-type="float" office:value="0.162964" calcext:value-type="float">
            <text:p>0,162964</text:p>
          </table:table-cell>
          <table:table-cell office:value-type="float" office:value="0.281075" calcext:value-type="float">
            <text:p>0,281075</text:p>
          </table:table-cell>
          <table:table-cell office:value-type="float" office:value="38.4768435" calcext:value-type="float">
            <text:p>38,4768435</text:p>
          </table:table-cell>
          <table:table-cell office:value-type="float" office:value="133.7621685" calcext:value-type="float">
            <text:p>133,7621685</text:p>
          </table:table-cell>
          <table:table-cell office:value-type="float" office:value="39.601273" calcext:value-type="float">
            <text:p>39,601273</text:p>
          </table:table-cell>
          <table:table-cell office:value-type="float" office:value="0.3770435" calcext:value-type="float">
            <text:p>0,3770435</text:p>
          </table:table-cell>
          <table:table-cell office:value-type="float" office:value="46.5638545" calcext:value-type="float">
            <text:p>46,5638545</text:p>
          </table:table-cell>
          <table:table-cell office:value-type="float" office:value="43.1001695" calcext:value-type="float">
            <text:p>43,1001695</text:p>
          </table:table-cell>
          <table:table-cell office:value-type="float" office:value="131.5736145" calcext:value-type="float">
            <text:p>131,5736145</text:p>
          </table:table-cell>
          <table:table-cell office:value-type="float" office:value="38.397734" calcext:value-type="float">
            <text:p>38,397734</text:p>
          </table:table-cell>
          <table:table-cell office:value-type="float" office:value="0.288451" calcext:value-type="float">
            <text:p>0,288451</text:p>
          </table:table-cell>
          <table:table-cell office:value-type="float" office:value="46.9127995" calcext:value-type="float">
            <text:p>46,9127995</text:p>
          </table:table-cell>
          <table:table-cell office:value-type="float" office:value="0.151256" calcext:value-type="float">
            <text:p>0,151256</text:p>
          </table:table-cell>
          <table:table-cell office:value-type="float" office:value="0.219244" calcext:value-type="float">
            <text:p>0,219244</text:p>
          </table:table-cell>
          <table:table-cell office:value-type="float" office:value="0.443551" calcext:value-type="float">
            <text:p>0,443551</text:p>
          </table:table-cell>
          <table:table-cell office:value-type="float" office:value="0.271134" calcext:value-type="float">
            <text:p>0,271134</text:p>
          </table:table-cell>
          <table:table-cell office:value-type="float" office:value="0.430812" calcext:value-type="float">
            <text:p>0,430812</text:p>
          </table:table-cell>
          <table:table-cell office:value-type="float" office:value="0.513811" calcext:value-type="float">
            <text:p>0,513811</text:p>
          </table:table-cell>
          <table:table-cell office:value-type="float" office:value="0.156448" calcext:value-type="float">
            <text:p>0,156448</text:p>
          </table:table-cell>
          <table:table-cell office:value-type="float" office:value="2.282058" calcext:value-type="float">
            <text:p>2,28205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51220756" calcext:value-type="float">
            <text:p>0,951220756</text:p>
          </table:table-cell>
          <table:table-cell office:value-type="float" office:value="0.939679684" calcext:value-type="float">
            <text:p>0,939679684</text:p>
          </table:table-cell>
          <table:table-cell office:value-type="float" office:value="0.955198481" calcext:value-type="float">
            <text:p>0,955198481</text:p>
          </table:table-cell>
          <table:table-cell office:value-type="float" office:value="0.951220756" calcext:value-type="float">
            <text:p>0,951220756</text:p>
          </table:table-cell>
          <table:table-cell office:value-type="float" office:value="0.939679684" calcext:value-type="float">
            <text:p>0,939679684</text:p>
          </table:table-cell>
          <table:table-cell table:style-name="ce1" office:value-type="float" office:value="0.931100164" calcext:value-type="float">
            <text:p>0,931100164</text:p>
          </table:table-cell>
          <table:table-cell table:style-name="ce1" office:value-type="float" office:value="0.974576271" calcext:value-type="float">
            <text:p>0,974576271</text:p>
          </table:table-cell>
          <table:table-cell table:style-name="ce1" office:value-type="float" office:value="0.93782404" calcext:value-type="float">
            <text:p>0,93782404</text:p>
          </table:table-cell>
          <table:table-cell table:style-name="ce1" office:value-type="float" office:value="0.948888777" calcext:value-type="float">
            <text:p>0,948888777</text:p>
          </table:table-cell>
          <table:table-cell table:style-name="ce1" office:value-type="float" office:value="0.943585598" calcext:value-type="float">
            <text:p>0,943585598</text:p>
          </table:table-cell>
          <table:table-cell table:style-name="ce1" office:value-type="float" office:value="0.946824658" calcext:value-type="float">
            <text:p>0,946824658</text:p>
          </table:table-cell>
          <table:table-cell table:style-name="ce1" office:value-type="float" office:value="0.946984128" calcext:value-type="float">
            <text:p>0,946984128</text:p>
          </table:table-cell>
          <table:table-cell table:style-name="ce1" office:value-type="float" office:value="0.950832772" calcext:value-type="float">
            <text:p>0,950832772</text:p>
          </table:table-cell>
          <table:table-cell table:style-name="ce1" office:value-type="float" office:value="0.95399382" calcext:value-type="float">
            <text:p>0,95399382</text:p>
          </table:table-cell>
          <table:table-cell table:style-name="ce1" office:value-type="float" office:value="0.958108921" calcext:value-type="float">
            <text:p>0,958108921</text:p>
          </table:table-cell>
          <table:table-cell table:style-name="ce1" office:value-type="float" office:value="0.978961265" calcext:value-type="float">
            <text:p>0,978961265</text:p>
          </table:table-cell>
          <table:table-cell table:style-name="ce1" office:value-type="float" office:value="0.957352323" calcext:value-type="float">
            <text:p>0,957352323</text:p>
          </table:table-cell>
          <table:table-cell table:style-name="ce1" office:value-type="float" office:value="0.931100164" calcext:value-type="float">
            <text:p>0,931100164</text:p>
          </table:table-cell>
          <table:table-cell table:style-name="ce1" office:value-type="float" office:value="0.933122873" calcext:value-type="float">
            <text:p>0,933122873</text:p>
          </table:table-cell>
          <table:table-cell table:style-name="ce1" office:value-type="float" office:value="0.93966175" calcext:value-type="float">
            <text:p>0,93966175</text:p>
          </table:table-cell>
          <table:table-cell table:style-name="ce1" office:value-type="float" office:value="0.936462718" calcext:value-type="float">
            <text:p>0,936462718</text:p>
          </table:table-cell>
          <table:table-cell table:style-name="ce1" office:value-type="float" office:value="0.935015768" calcext:value-type="float">
            <text:p>0,935015768</text:p>
          </table:table-cell>
          <table:table-cell table:style-name="ce1" office:value-type="float" office:value="0.927312969" calcext:value-type="float">
            <text:p>0,927312969</text:p>
          </table:table-cell>
          <table:table-cell table:style-name="ce1" office:value-type="float" office:value="0.931100164" calcext:value-type="float">
            <text:p>0,931100164</text:p>
          </table:table-cell>
          <table:table-cell table:style-name="ce1" office:value-type="float" office:value="0.919082746" calcext:value-type="float">
            <text:p>0,919082746</text:p>
          </table:table-cell>
          <table:table-cell office:value-type="float" office:value="0.355445" calcext:value-type="float">
            <text:p>0,355445</text:p>
          </table:table-cell>
          <table:table-cell office:value-type="float" office:value="0.35963" calcext:value-type="float">
            <text:p>0,35963</text:p>
          </table:table-cell>
          <table:table-cell office:value-type="float" office:value="0.369158" calcext:value-type="float">
            <text:p>0,369158</text:p>
          </table:table-cell>
          <table:table-cell office:value-type="float" office:value="0.356241" calcext:value-type="float">
            <text:p>0,356241</text:p>
          </table:table-cell>
          <table:table-cell office:value-type="float" office:value="0.360527" calcext:value-type="float">
            <text:p>0,360527</text:p>
          </table:table-cell>
          <table:table-cell office:value-type="float" office:value="0.350033" calcext:value-type="float">
            <text:p>0,350033</text:p>
          </table:table-cell>
          <table:table-cell office:value-type="float" office:value="0.365627" calcext:value-type="float">
            <text:p>0,365627</text:p>
          </table:table-cell>
          <table:table-cell office:value-type="float" office:value="12.9315645" calcext:value-type="float">
            <text:p>12,9315645</text:p>
          </table:table-cell>
          <table:table-cell office:value-type="float" office:value="19.2704615" calcext:value-type="float">
            <text:p>19,2704615</text:p>
          </table:table-cell>
          <table:table-cell office:value-type="float" office:value="21.6428395" calcext:value-type="float">
            <text:p>21,6428395</text:p>
          </table:table-cell>
          <table:table-cell office:value-type="float" office:value="5.216216" calcext:value-type="float">
            <text:p>5,216216</text:p>
          </table:table-cell>
          <table:table-cell office:value-type="float" office:value="16.2403835" calcext:value-type="float">
            <text:p>16,2403835</text:p>
          </table:table-cell>
          <table:table-cell office:value-type="float" office:value="21.520516" calcext:value-type="float">
            <text:p>21,520516</text:p>
          </table:table-cell>
          <table:table-cell office:value-type="float" office:value="23.8524095" calcext:value-type="float">
            <text:p>23,8524095</text:p>
          </table:table-cell>
          <table:table-cell office:value-type="float" office:value="13.8970955" calcext:value-type="float">
            <text:p>13,8970955</text:p>
          </table:table-cell>
          <table:table-cell office:value-type="float" office:value="6.155237" calcext:value-type="float">
            <text:p>6,155237</text:p>
          </table:table-cell>
          <table:table-cell office:value-type="float" office:value="27.4828465" calcext:value-type="float">
            <text:p>27,4828465</text:p>
          </table:table-cell>
          <table:table-cell office:value-type="float" office:value="0.346066" calcext:value-type="float">
            <text:p>0,346066</text:p>
          </table:table-cell>
          <table:table-cell office:value-type="float" office:value="0.392658" calcext:value-type="float">
            <text:p>0,392658</text:p>
          </table:table-cell>
          <table:table-cell office:value-type="float" office:value="0.427117" calcext:value-type="float">
            <text:p>0,427117</text:p>
          </table:table-cell>
          <table:table-cell office:value-type="float" office:value="0.423944" calcext:value-type="float">
            <text:p>0,423944</text:p>
          </table:table-cell>
          <table:table-cell office:value-type="float" office:value="0.433017" calcext:value-type="float">
            <text:p>0,433017</text:p>
          </table:table-cell>
          <table:table-cell office:value-type="float" office:value="0.415364" calcext:value-type="float">
            <text:p>0,415364</text:p>
          </table:table-cell>
          <table:table-cell office:value-type="float" office:value="0.34774" calcext:value-type="float">
            <text:p>0,34774</text:p>
          </table:table-cell>
          <table:table-cell office:value-type="float" office:value="0.445517" calcext:value-type="float">
            <text:p>0,4455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04629897" calcext:value-type="float">
            <text:p>0,904629897</text:p>
          </table:table-cell>
          <table:table-cell office:value-type="float" office:value="0.926067508" calcext:value-type="float">
            <text:p>0,926067508</text:p>
          </table:table-cell>
          <table:table-cell office:value-type="float" office:value="0.935734684" calcext:value-type="float">
            <text:p>0,935734684</text:p>
          </table:table-cell>
          <table:table-cell office:value-type="float" office:value="0.904629897" calcext:value-type="float">
            <text:p>0,904629897</text:p>
          </table:table-cell>
          <table:table-cell office:value-type="float" office:value="0.926067508" calcext:value-type="float">
            <text:p>0,926067508</text:p>
          </table:table-cell>
          <table:table-cell table:style-name="ce1" office:value-type="float" office:value="0.897470539" calcext:value-type="float">
            <text:p>0,897470539</text:p>
          </table:table-cell>
          <table:table-cell table:style-name="ce1" office:value-type="float" office:value="0.966321244" calcext:value-type="float">
            <text:p>0,966321244</text:p>
          </table:table-cell>
          <table:table-cell table:style-name="ce1" office:value-type="float" office:value="0.905682625" calcext:value-type="float">
            <text:p>0,905682625</text:p>
          </table:table-cell>
          <table:table-cell table:style-name="ce1" office:value-type="float" office:value="0.891896778" calcext:value-type="float">
            <text:p>0,891896778</text:p>
          </table:table-cell>
          <table:table-cell table:style-name="ce1" office:value-type="float" office:value="0.899308528" calcext:value-type="float">
            <text:p>0,899308528</text:p>
          </table:table-cell>
          <table:table-cell table:style-name="ce1" office:value-type="float" office:value="0.901717453" calcext:value-type="float">
            <text:p>0,901717453</text:p>
          </table:table-cell>
          <table:table-cell table:style-name="ce1" office:value-type="float" office:value="0.899453342" calcext:value-type="float">
            <text:p>0,899453342</text:p>
          </table:table-cell>
          <table:table-cell table:style-name="ce1" office:value-type="float" office:value="0.914879556" calcext:value-type="float">
            <text:p>0,914879556</text:p>
          </table:table-cell>
          <table:table-cell table:style-name="ce1" office:value-type="float" office:value="0.913787797" calcext:value-type="float">
            <text:p>0,913787797</text:p>
          </table:table-cell>
          <table:table-cell table:style-name="ce1" office:value-type="float" office:value="0.923850748" calcext:value-type="float">
            <text:p>0,923850748</text:p>
          </table:table-cell>
          <table:table-cell table:style-name="ce1" office:value-type="float" office:value="0.923571869" calcext:value-type="float">
            <text:p>0,923571869</text:p>
          </table:table-cell>
          <table:table-cell table:style-name="ce1" office:value-type="float" office:value="0.915111717" calcext:value-type="float">
            <text:p>0,915111717</text:p>
          </table:table-cell>
          <table:table-cell table:style-name="ce1" office:value-type="float" office:value="0.897470539" calcext:value-type="float">
            <text:p>0,897470539</text:p>
          </table:table-cell>
          <table:table-cell table:style-name="ce1" office:value-type="float" office:value="0.895072529" calcext:value-type="float">
            <text:p>0,895072529</text:p>
          </table:table-cell>
          <table:table-cell table:style-name="ce1" office:value-type="float" office:value="0.898795092" calcext:value-type="float">
            <text:p>0,898795092</text:p>
          </table:table-cell>
          <table:table-cell table:style-name="ce1" office:value-type="float" office:value="0.903939836" calcext:value-type="float">
            <text:p>0,903939836</text:p>
          </table:table-cell>
          <table:table-cell table:style-name="ce1" office:value-type="float" office:value="0.880250959" calcext:value-type="float">
            <text:p>0,880250959</text:p>
          </table:table-cell>
          <table:table-cell table:style-name="ce1" office:value-type="float" office:value="0.867449459" calcext:value-type="float">
            <text:p>0,867449459</text:p>
          </table:table-cell>
          <table:table-cell table:style-name="ce1" office:value-type="float" office:value="0.897470539" calcext:value-type="float">
            <text:p>0,897470539</text:p>
          </table:table-cell>
          <table:table-cell table:style-name="ce1" office:value-type="float" office:value="0.87794958" calcext:value-type="float">
            <text:p>0,87794958</text:p>
          </table:table-cell>
          <table:table-cell office:value-type="float" office:value="0.359456" calcext:value-type="float">
            <text:p>0,359456</text:p>
          </table:table-cell>
          <table:table-cell office:value-type="float" office:value="0.377417" calcext:value-type="float">
            <text:p>0,377417</text:p>
          </table:table-cell>
          <table:table-cell office:value-type="float" office:value="0.351407" calcext:value-type="float">
            <text:p>0,351407</text:p>
          </table:table-cell>
          <table:table-cell office:value-type="float" office:value="0.360541" calcext:value-type="float">
            <text:p>0,360541</text:p>
          </table:table-cell>
          <table:table-cell office:value-type="float" office:value="0.376814" calcext:value-type="float">
            <text:p>0,376814</text:p>
          </table:table-cell>
          <table:table-cell office:value-type="float" office:value="0.352142" calcext:value-type="float">
            <text:p>0,352142</text:p>
          </table:table-cell>
          <table:table-cell office:value-type="float" office:value="0.385283" calcext:value-type="float">
            <text:p>0,385283</text:p>
          </table:table-cell>
          <table:table-cell office:value-type="float" office:value="16.4596935" calcext:value-type="float">
            <text:p>16,4596935</text:p>
          </table:table-cell>
          <table:table-cell office:value-type="float" office:value="44.145175" calcext:value-type="float">
            <text:p>44,145175</text:p>
          </table:table-cell>
          <table:table-cell office:value-type="float" office:value="18.4476625" calcext:value-type="float">
            <text:p>18,4476625</text:p>
          </table:table-cell>
          <table:table-cell office:value-type="float" office:value="3.9083075" calcext:value-type="float">
            <text:p>3,9083075</text:p>
          </table:table-cell>
          <table:table-cell office:value-type="float" office:value="32.8042705" calcext:value-type="float">
            <text:p>32,8042705</text:p>
          </table:table-cell>
          <table:table-cell office:value-type="float" office:value="16.1585245" calcext:value-type="float">
            <text:p>16,1585245</text:p>
          </table:table-cell>
          <table:table-cell office:value-type="float" office:value="38.9849215" calcext:value-type="float">
            <text:p>38,9849215</text:p>
          </table:table-cell>
          <table:table-cell office:value-type="float" office:value="16.7017645" calcext:value-type="float">
            <text:p>16,7017645</text:p>
          </table:table-cell>
          <table:table-cell office:value-type="float" office:value="4.735925" calcext:value-type="float">
            <text:p>4,735925</text:p>
          </table:table-cell>
          <table:table-cell office:value-type="float" office:value="20.91994" calcext:value-type="float">
            <text:p>20,91994</text:p>
          </table:table-cell>
          <table:table-cell office:value-type="float" office:value="0.335411" calcext:value-type="float">
            <text:p>0,335411</text:p>
          </table:table-cell>
          <table:table-cell office:value-type="float" office:value="0.452237" calcext:value-type="float">
            <text:p>0,452237</text:p>
          </table:table-cell>
          <table:table-cell office:value-type="float" office:value="0.415943" calcext:value-type="float">
            <text:p>0,415943</text:p>
          </table:table-cell>
          <table:table-cell office:value-type="float" office:value="0.459721" calcext:value-type="float">
            <text:p>0,459721</text:p>
          </table:table-cell>
          <table:table-cell office:value-type="float" office:value="0.444276" calcext:value-type="float">
            <text:p>0,444276</text:p>
          </table:table-cell>
          <table:table-cell office:value-type="float" office:value="0.451549" calcext:value-type="float">
            <text:p>0,451549</text:p>
          </table:table-cell>
          <table:table-cell office:value-type="float" office:value="0.348324" calcext:value-type="float">
            <text:p>0,348324</text:p>
          </table:table-cell>
          <table:table-cell office:value-type="float" office:value="0.665525" calcext:value-type="float">
            <text:p>0,6655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95289491" calcext:value-type="float">
            <text:p>0,895289491</text:p>
          </table:table-cell>
          <table:table-cell office:value-type="float" office:value="0.938698779" calcext:value-type="float">
            <text:p>0,938698779</text:p>
          </table:table-cell>
          <table:table-cell office:value-type="float" office:value="0.946207182" calcext:value-type="float">
            <text:p>0,946207182</text:p>
          </table:table-cell>
          <table:table-cell office:value-type="float" office:value="0.895289491" calcext:value-type="float">
            <text:p>0,895289491</text:p>
          </table:table-cell>
          <table:table-cell office:value-type="float" office:value="0.938698779" calcext:value-type="float">
            <text:p>0,938698779</text:p>
          </table:table-cell>
          <table:table-cell table:style-name="ce1" office:value-type="float" office:value="0.905975016" calcext:value-type="float">
            <text:p>0,905975016</text:p>
          </table:table-cell>
          <table:table-cell table:style-name="ce1" office:value-type="float" office:value="0.984955752" calcext:value-type="float">
            <text:p>0,984955752</text:p>
          </table:table-cell>
          <table:table-cell table:style-name="ce1" office:value-type="float" office:value="0.89170345" calcext:value-type="float">
            <text:p>0,89170345</text:p>
          </table:table-cell>
          <table:table-cell table:style-name="ce1" office:value-type="float" office:value="0.889021912" calcext:value-type="float">
            <text:p>0,889021912</text:p>
          </table:table-cell>
          <table:table-cell table:style-name="ce1" office:value-type="float" office:value="0.895604492" calcext:value-type="float">
            <text:p>0,895604492</text:p>
          </table:table-cell>
          <table:table-cell table:style-name="ce1" office:value-type="float" office:value="0.885965673" calcext:value-type="float">
            <text:p>0,885965673</text:p>
          </table:table-cell>
          <table:table-cell table:style-name="ce1" office:value-type="float" office:value="0.887337418" calcext:value-type="float">
            <text:p>0,887337418</text:p>
          </table:table-cell>
          <table:table-cell table:style-name="ce1" office:value-type="float" office:value="0.918863185" calcext:value-type="float">
            <text:p>0,918863185</text:p>
          </table:table-cell>
          <table:table-cell table:style-name="ce1" office:value-type="float" office:value="0.910918898" calcext:value-type="float">
            <text:p>0,910918898</text:p>
          </table:table-cell>
          <table:table-cell table:style-name="ce1" office:value-type="float" office:value="0.918378831" calcext:value-type="float">
            <text:p>0,918378831</text:p>
          </table:table-cell>
          <table:table-cell table:style-name="ce1" office:value-type="float" office:value="0.915831419" calcext:value-type="float">
            <text:p>0,915831419</text:p>
          </table:table-cell>
          <table:table-cell table:style-name="ce1" office:value-type="float" office:value="0.91710355" calcext:value-type="float">
            <text:p>0,91710355</text:p>
          </table:table-cell>
          <table:table-cell table:style-name="ce1" office:value-type="float" office:value="0.905975016" calcext:value-type="float">
            <text:p>0,905975016</text:p>
          </table:table-cell>
          <table:table-cell table:style-name="ce1" office:value-type="float" office:value="0.919126986" calcext:value-type="float">
            <text:p>0,919126986</text:p>
          </table:table-cell>
          <table:table-cell table:style-name="ce1" office:value-type="float" office:value="0.90602693" calcext:value-type="float">
            <text:p>0,90602693</text:p>
          </table:table-cell>
          <table:table-cell table:style-name="ce1" office:value-type="float" office:value="0.946463198" calcext:value-type="float">
            <text:p>0,946463198</text:p>
          </table:table-cell>
          <table:table-cell table:style-name="ce1" office:value-type="float" office:value="0.908527118" calcext:value-type="float">
            <text:p>0,908527118</text:p>
          </table:table-cell>
          <table:table-cell table:style-name="ce1" office:value-type="float" office:value="0.853526796" calcext:value-type="float">
            <text:p>0,853526796</text:p>
          </table:table-cell>
          <table:table-cell table:style-name="ce1" office:value-type="float" office:value="0.905975016" calcext:value-type="float">
            <text:p>0,905975016</text:p>
          </table:table-cell>
          <table:table-cell table:style-name="ce1" office:value-type="float" office:value="0.890818256" calcext:value-type="float">
            <text:p>0,890818256</text:p>
          </table:table-cell>
          <table:table-cell office:value-type="float" office:value="0.323004" calcext:value-type="float">
            <text:p>0,323004</text:p>
          </table:table-cell>
          <table:table-cell office:value-type="float" office:value="0.377448" calcext:value-type="float">
            <text:p>0,377448</text:p>
          </table:table-cell>
          <table:table-cell office:value-type="float" office:value="0.359346" calcext:value-type="float">
            <text:p>0,359346</text:p>
          </table:table-cell>
          <table:table-cell office:value-type="float" office:value="0.327369" calcext:value-type="float">
            <text:p>0,327369</text:p>
          </table:table-cell>
          <table:table-cell office:value-type="float" office:value="0.37438" calcext:value-type="float">
            <text:p>0,37438</text:p>
          </table:table-cell>
          <table:table-cell office:value-type="float" office:value="0.323565" calcext:value-type="float">
            <text:p>0,323565</text:p>
          </table:table-cell>
          <table:table-cell office:value-type="float" office:value="0.424069" calcext:value-type="float">
            <text:p>0,424069</text:p>
          </table:table-cell>
          <table:table-cell office:value-type="float" office:value="18.081378" calcext:value-type="float">
            <text:p>18,081378</text:p>
          </table:table-cell>
          <table:table-cell office:value-type="float" office:value="63.26041" calcext:value-type="float">
            <text:p>63,26041</text:p>
          </table:table-cell>
          <table:table-cell office:value-type="float" office:value="18.966345" calcext:value-type="float">
            <text:p>18,966345</text:p>
          </table:table-cell>
          <table:table-cell office:value-type="float" office:value="2.356171" calcext:value-type="float">
            <text:p>2,356171</text:p>
          </table:table-cell>
          <table:table-cell office:value-type="float" office:value="24.431923" calcext:value-type="float">
            <text:p>24,431923</text:p>
          </table:table-cell>
          <table:table-cell office:value-type="float" office:value="18.5523875" calcext:value-type="float">
            <text:p>18,5523875</text:p>
          </table:table-cell>
          <table:table-cell office:value-type="float" office:value="60.88588" calcext:value-type="float">
            <text:p>60,88588</text:p>
          </table:table-cell>
          <table:table-cell office:value-type="float" office:value="19.2405565" calcext:value-type="float">
            <text:p>19,2405565</text:p>
          </table:table-cell>
          <table:table-cell office:value-type="float" office:value="3.952325" calcext:value-type="float">
            <text:p>3,952325</text:p>
          </table:table-cell>
          <table:table-cell office:value-type="float" office:value="28.196994" calcext:value-type="float">
            <text:p>28,196994</text:p>
          </table:table-cell>
          <table:table-cell office:value-type="float" office:value="0.317581" calcext:value-type="float">
            <text:p>0,317581</text:p>
          </table:table-cell>
          <table:table-cell office:value-type="float" office:value="0.48167" calcext:value-type="float">
            <text:p>0,48167</text:p>
          </table:table-cell>
          <table:table-cell office:value-type="float" office:value="0.506079" calcext:value-type="float">
            <text:p>0,506079</text:p>
          </table:table-cell>
          <table:table-cell office:value-type="float" office:value="0.482143" calcext:value-type="float">
            <text:p>0,482143</text:p>
          </table:table-cell>
          <table:table-cell office:value-type="float" office:value="0.594163" calcext:value-type="float">
            <text:p>0,594163</text:p>
          </table:table-cell>
          <table:table-cell office:value-type="float" office:value="0.611796" calcext:value-type="float">
            <text:p>0,611796</text:p>
          </table:table-cell>
          <table:table-cell office:value-type="float" office:value="0.319126" calcext:value-type="float">
            <text:p>0,319126</text:p>
          </table:table-cell>
          <table:table-cell office:value-type="float" office:value="1.65695" calcext:value-type="float">
            <text:p>1,656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84230833" calcext:value-type="float">
            <text:p>0,884230833</text:p>
          </table:table-cell>
          <table:table-cell office:value-type="float" office:value="0.908060403" calcext:value-type="float">
            <text:p>0,908060403</text:p>
          </table:table-cell>
          <table:table-cell office:value-type="float" office:value="0.888479489" calcext:value-type="float">
            <text:p>0,888479489</text:p>
          </table:table-cell>
          <table:table-cell office:value-type="float" office:value="0.884230833" calcext:value-type="float">
            <text:p>0,884230833</text:p>
          </table:table-cell>
          <table:table-cell office:value-type="float" office:value="0.908060403" calcext:value-type="float">
            <text:p>0,908060403</text:p>
          </table:table-cell>
          <table:table-cell table:style-name="ce1" office:value-type="float" office:value="0.949393146" calcext:value-type="float">
            <text:p>0,949393146</text:p>
          </table:table-cell>
          <table:table-cell table:style-name="ce1" office:value-type="float" office:value="0.999605242" calcext:value-type="float">
            <text:p>0,999605242</text:p>
          </table:table-cell>
          <table:table-cell table:style-name="ce1" office:value-type="float" office:value="0.847836441" calcext:value-type="float">
            <text:p>0,847836441</text:p>
          </table:table-cell>
          <table:table-cell table:style-name="ce1" office:value-type="float" office:value="0.842841912" calcext:value-type="float">
            <text:p>0,842841912</text:p>
          </table:table-cell>
          <table:table-cell table:style-name="ce1" office:value-type="float" office:value="0.850404808" calcext:value-type="float">
            <text:p>0,850404808</text:p>
          </table:table-cell>
          <table:table-cell table:style-name="ce1" office:value-type="float" office:value="0.863645102" calcext:value-type="float">
            <text:p>0,863645102</text:p>
          </table:table-cell>
          <table:table-cell table:style-name="ce1" office:value-type="float" office:value="0.841998948" calcext:value-type="float">
            <text:p>0,841998948</text:p>
          </table:table-cell>
          <table:table-cell table:style-name="ce1" office:value-type="float" office:value="0.865247911" calcext:value-type="float">
            <text:p>0,865247911</text:p>
          </table:table-cell>
          <table:table-cell table:style-name="ce1" office:value-type="float" office:value="0.868955437" calcext:value-type="float">
            <text:p>0,868955437</text:p>
          </table:table-cell>
          <table:table-cell table:style-name="ce1" office:value-type="float" office:value="0.876484748" calcext:value-type="float">
            <text:p>0,876484748</text:p>
          </table:table-cell>
          <table:table-cell table:style-name="ce1" office:value-type="float" office:value="0.851256608" calcext:value-type="float">
            <text:p>0,851256608</text:p>
          </table:table-cell>
          <table:table-cell table:style-name="ce1" office:value-type="float" office:value="0.861861832" calcext:value-type="float">
            <text:p>0,861861832</text:p>
          </table:table-cell>
          <table:table-cell table:style-name="ce1" office:value-type="float" office:value="0.949393146" calcext:value-type="float">
            <text:p>0,949393146</text:p>
          </table:table-cell>
          <table:table-cell table:style-name="ce1" office:value-type="float" office:value="0.863814786" calcext:value-type="float">
            <text:p>0,863814786</text:p>
          </table:table-cell>
          <table:table-cell table:style-name="ce1" office:value-type="float" office:value="0.846187546" calcext:value-type="float">
            <text:p>0,846187546</text:p>
          </table:table-cell>
          <table:table-cell table:style-name="ce1" office:value-type="float" office:value="0.835595324" calcext:value-type="float">
            <text:p>0,835595324</text:p>
          </table:table-cell>
          <table:table-cell table:style-name="ce1" office:value-type="float" office:value="0.846314557" calcext:value-type="float">
            <text:p>0,846314557</text:p>
          </table:table-cell>
          <table:table-cell table:style-name="ce1" office:value-type="float" office:value="0.851501294" calcext:value-type="float">
            <text:p>0,851501294</text:p>
          </table:table-cell>
          <table:table-cell table:style-name="ce1" office:value-type="float" office:value="0.949393146" calcext:value-type="float">
            <text:p>0,949393146</text:p>
          </table:table-cell>
          <table:table-cell table:style-name="ce1" office:value-type="float" office:value="0.96609991" calcext:value-type="float">
            <text:p>0,96609991</text:p>
          </table:table-cell>
          <table:table-cell office:value-type="float" office:value="0.289905" calcext:value-type="float">
            <text:p>0,289905</text:p>
          </table:table-cell>
          <table:table-cell office:value-type="float" office:value="0.252987" calcext:value-type="float">
            <text:p>0,252987</text:p>
          </table:table-cell>
          <table:table-cell office:value-type="float" office:value="0.251316" calcext:value-type="float">
            <text:p>0,251316</text:p>
          </table:table-cell>
          <table:table-cell office:value-type="float" office:value="0.240196" calcext:value-type="float">
            <text:p>0,240196</text:p>
          </table:table-cell>
          <table:table-cell office:value-type="float" office:value="0.252689" calcext:value-type="float">
            <text:p>0,252689</text:p>
          </table:table-cell>
          <table:table-cell office:value-type="float" office:value="0.240556" calcext:value-type="float">
            <text:p>0,240556</text:p>
          </table:table-cell>
          <table:table-cell office:value-type="float" office:value="0.341247" calcext:value-type="float">
            <text:p>0,341247</text:p>
          </table:table-cell>
          <table:table-cell office:value-type="float" office:value="19.522298" calcext:value-type="float">
            <text:p>19,522298</text:p>
          </table:table-cell>
          <table:table-cell office:value-type="float" office:value="83.067448" calcext:value-type="float">
            <text:p>83,067448</text:p>
          </table:table-cell>
          <table:table-cell office:value-type="float" office:value="20.763355" calcext:value-type="float">
            <text:p>20,763355</text:p>
          </table:table-cell>
          <table:table-cell office:value-type="float" office:value="1.7769615" calcext:value-type="float">
            <text:p>1,7769615</text:p>
          </table:table-cell>
          <table:table-cell office:value-type="float" office:value="29.6028225" calcext:value-type="float">
            <text:p>29,6028225</text:p>
          </table:table-cell>
          <table:table-cell office:value-type="float" office:value="21.295042" calcext:value-type="float">
            <text:p>21,295042</text:p>
          </table:table-cell>
          <table:table-cell office:value-type="float" office:value="83.9937215" calcext:value-type="float">
            <text:p>83,9937215</text:p>
          </table:table-cell>
          <table:table-cell office:value-type="float" office:value="22.0182955" calcext:value-type="float">
            <text:p>22,0182955</text:p>
          </table:table-cell>
          <table:table-cell office:value-type="float" office:value="2.991561" calcext:value-type="float">
            <text:p>2,991561</text:p>
          </table:table-cell>
          <table:table-cell office:value-type="float" office:value="29.344675" calcext:value-type="float">
            <text:p>29,344675</text:p>
          </table:table-cell>
          <table:table-cell office:value-type="float" office:value="0.265817" calcext:value-type="float">
            <text:p>0,265817</text:p>
          </table:table-cell>
          <table:table-cell office:value-type="float" office:value="0.309373" calcext:value-type="float">
            <text:p>0,309373</text:p>
          </table:table-cell>
          <table:table-cell office:value-type="float" office:value="0.450901" calcext:value-type="float">
            <text:p>0,450901</text:p>
          </table:table-cell>
          <table:table-cell office:value-type="float" office:value="0.389652" calcext:value-type="float">
            <text:p>0,389652</text:p>
          </table:table-cell>
          <table:table-cell office:value-type="float" office:value="0.423412" calcext:value-type="float">
            <text:p>0,423412</text:p>
          </table:table-cell>
          <table:table-cell office:value-type="float" office:value="0.465133" calcext:value-type="float">
            <text:p>0,465133</text:p>
          </table:table-cell>
          <table:table-cell office:value-type="float" office:value="0.239796" calcext:value-type="float">
            <text:p>0,239796</text:p>
          </table:table-cell>
          <table:table-cell office:value-type="float" office:value="1.520776" calcext:value-type="float">
            <text:p>1,5207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41703919" calcext:value-type="float">
            <text:p>0,741703919</text:p>
          </table:table-cell>
          <table:table-cell office:value-type="float" office:value="0.822882656" calcext:value-type="float">
            <text:p>0,822882656</text:p>
          </table:table-cell>
          <table:table-cell office:value-type="float" office:value="0.770771165" calcext:value-type="float">
            <text:p>0,770771165</text:p>
          </table:table-cell>
          <table:table-cell office:value-type="float" office:value="0.741703919" calcext:value-type="float">
            <text:p>0,741703919</text:p>
          </table:table-cell>
          <table:table-cell office:value-type="float" office:value="0.822882656" calcext:value-type="float">
            <text:p>0,822882656</text:p>
          </table:table-cell>
          <table:table-cell table:style-name="ce1" office:value-type="float" office:value="0.813955223" calcext:value-type="float">
            <text:p>0,813955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3952019" calcext:value-type="float">
            <text:p>0,713952019</text:p>
          </table:table-cell>
          <table:table-cell table:style-name="ce1" office:value-type="float" office:value="0.716149657" calcext:value-type="float">
            <text:p>0,716149657</text:p>
          </table:table-cell>
          <table:table-cell table:style-name="ce1" office:value-type="float" office:value="0.714688006" calcext:value-type="float">
            <text:p>0,714688006</text:p>
          </table:table-cell>
          <table:table-cell table:style-name="ce1" office:value-type="float" office:value="0.733622514" calcext:value-type="float">
            <text:p>0,733622514</text:p>
          </table:table-cell>
          <table:table-cell table:style-name="ce1" office:value-type="float" office:value="0.720099508" calcext:value-type="float">
            <text:p>0,720099508</text:p>
          </table:table-cell>
          <table:table-cell table:style-name="ce1" office:value-type="float" office:value="0.729447585" calcext:value-type="float">
            <text:p>0,729447585</text:p>
          </table:table-cell>
          <table:table-cell table:style-name="ce1" office:value-type="float" office:value="0.728708944" calcext:value-type="float">
            <text:p>0,728708944</text:p>
          </table:table-cell>
          <table:table-cell table:style-name="ce1" office:value-type="float" office:value="0.752545812" calcext:value-type="float">
            <text:p>0,752545812</text:p>
          </table:table-cell>
          <table:table-cell table:style-name="ce1" office:value-type="float" office:value="0.722995376" calcext:value-type="float">
            <text:p>0,722995376</text:p>
          </table:table-cell>
          <table:table-cell table:style-name="ce1" office:value-type="float" office:value="0.74555289" calcext:value-type="float">
            <text:p>0,74555289</text:p>
          </table:table-cell>
          <table:table-cell table:style-name="ce1" office:value-type="float" office:value="0.813955223" calcext:value-type="float">
            <text:p>0,813955223</text:p>
          </table:table-cell>
          <table:table-cell table:style-name="ce1" office:value-type="float" office:value="0.730204216" calcext:value-type="float">
            <text:p>0,730204216</text:p>
          </table:table-cell>
          <table:table-cell table:style-name="ce1" office:value-type="float" office:value="0.729433721" calcext:value-type="float">
            <text:p>0,729433721</text:p>
          </table:table-cell>
          <table:table-cell table:style-name="ce1" office:value-type="float" office:value="0.7055293" calcext:value-type="float">
            <text:p>0,7055293</text:p>
          </table:table-cell>
          <table:table-cell table:style-name="ce1" office:value-type="float" office:value="0.766192411" calcext:value-type="float">
            <text:p>0,766192411</text:p>
          </table:table-cell>
          <table:table-cell table:style-name="ce1" office:value-type="float" office:value="0.718685644" calcext:value-type="float">
            <text:p>0,718685644</text:p>
          </table:table-cell>
          <table:table-cell table:style-name="ce1" office:value-type="float" office:value="0.813955223" calcext:value-type="float">
            <text:p>0,813955223</text:p>
          </table:table-cell>
          <table:table-cell table:style-name="ce1" office:value-type="float" office:value="0.854789435" calcext:value-type="float">
            <text:p>0,854789435</text:p>
          </table:table-cell>
          <table:table-cell office:value-type="float" office:value="0.277426" calcext:value-type="float">
            <text:p>0,277426</text:p>
          </table:table-cell>
          <table:table-cell office:value-type="float" office:value="0.309821" calcext:value-type="float">
            <text:p>0,309821</text:p>
          </table:table-cell>
          <table:table-cell office:value-type="float" office:value="0.24772" calcext:value-type="float">
            <text:p>0,24772</text:p>
          </table:table-cell>
          <table:table-cell office:value-type="float" office:value="0.232728" calcext:value-type="float">
            <text:p>0,232728</text:p>
          </table:table-cell>
          <table:table-cell office:value-type="float" office:value="0.308668" calcext:value-type="float">
            <text:p>0,308668</text:p>
          </table:table-cell>
          <table:table-cell office:value-type="float" office:value="0.255451" calcext:value-type="float">
            <text:p>0,255451</text:p>
          </table:table-cell>
          <table:table-cell office:value-type="float" office:value="0.540554" calcext:value-type="float">
            <text:p>0,540554</text:p>
          </table:table-cell>
          <table:table-cell office:value-type="float" office:value="22.5533495" calcext:value-type="float">
            <text:p>22,5533495</text:p>
          </table:table-cell>
          <table:table-cell office:value-type="float" office:value="97.88644" calcext:value-type="float">
            <text:p>97,88644</text:p>
          </table:table-cell>
          <table:table-cell office:value-type="float" office:value="22.454413" calcext:value-type="float">
            <text:p>22,454413</text:p>
          </table:table-cell>
          <table:table-cell office:value-type="float" office:value="1.4492585" calcext:value-type="float">
            <text:p>1,4492585</text:p>
          </table:table-cell>
          <table:table-cell office:value-type="float" office:value="32.2594955" calcext:value-type="float">
            <text:p>32,2594955</text:p>
          </table:table-cell>
          <table:table-cell office:value-type="float" office:value="24.656468" calcext:value-type="float">
            <text:p>24,656468</text:p>
          </table:table-cell>
          <table:table-cell office:value-type="float" office:value="102.6601595" calcext:value-type="float">
            <text:p>102,6601595</text:p>
          </table:table-cell>
          <table:table-cell office:value-type="float" office:value="24.816207" calcext:value-type="float">
            <text:p>24,816207</text:p>
          </table:table-cell>
          <table:table-cell office:value-type="float" office:value="2.255362" calcext:value-type="float">
            <text:p>2,255362</text:p>
          </table:table-cell>
          <table:table-cell office:value-type="float" office:value="32.7100125" calcext:value-type="float">
            <text:p>32,7100125</text:p>
          </table:table-cell>
          <table:table-cell office:value-type="float" office:value="0.247893" calcext:value-type="float">
            <text:p>0,247893</text:p>
          </table:table-cell>
          <table:table-cell office:value-type="float" office:value="0.37121" calcext:value-type="float">
            <text:p>0,37121</text:p>
          </table:table-cell>
          <table:table-cell office:value-type="float" office:value="0.479012" calcext:value-type="float">
            <text:p>0,479012</text:p>
          </table:table-cell>
          <table:table-cell office:value-type="float" office:value="0.407858" calcext:value-type="float">
            <text:p>0,407858</text:p>
          </table:table-cell>
          <table:table-cell office:value-type="float" office:value="0.497758" calcext:value-type="float">
            <text:p>0,497758</text:p>
          </table:table-cell>
          <table:table-cell office:value-type="float" office:value="0.671582" calcext:value-type="float">
            <text:p>0,671582</text:p>
          </table:table-cell>
          <table:table-cell office:value-type="float" office:value="0.249323" calcext:value-type="float">
            <text:p>0,249323</text:p>
          </table:table-cell>
          <table:table-cell office:value-type="float" office:value="2.506384" calcext:value-type="float">
            <text:p>2,506384</text:p>
          </table:table-cell>
          <table:table-cell/>
        </table:table-row>
        <table:table-row table:style-name="ro1">
          <table:table-cell table:number-columns-repeated="2"/>
          <table:table-cell table:formula="of:=AVERAGE([.C4:.C33])" office:value-type="float" office:value="0.913063157233333" calcext:value-type="float">
            <text:p>0,913063157233333</text:p>
          </table:table-cell>
          <table:table-cell table:formula="of:=AVERAGE([.D4:.D33])" office:value-type="float" office:value="0.926846552566667" calcext:value-type="float">
            <text:p>0,926846552566667</text:p>
          </table:table-cell>
          <table:table-cell table:formula="of:=AVERAGE([.E4:.E33])" office:value-type="float" office:value="0.915835435266667" calcext:value-type="float">
            <text:p>0,915835435266667</text:p>
          </table:table-cell>
          <table:table-cell table:formula="of:=AVERAGE([.F4:.F33])" office:value-type="float" office:value="0.913063157233333" calcext:value-type="float">
            <text:p>0,913063157233333</text:p>
          </table:table-cell>
          <table:table-cell table:formula="of:=AVERAGE([.G4:.G33])" office:value-type="float" office:value="0.926846552566667" calcext:value-type="float">
            <text:p>0,926846552566667</text:p>
          </table:table-cell>
          <table:table-cell table:style-name="ce1" table:formula="of:=AVERAGE([.H4:.H33])" office:value-type="float" office:value="0.9136380106" calcext:value-type="float">
            <text:p>0,9136380106</text:p>
          </table:table-cell>
          <table:table-cell table:style-name="ce1" table:formula="of:=AVERAGE([.I4:.I33])" office:value-type="float" office:value="0.9736359143" calcext:value-type="float">
            <text:p>0,9736359143</text:p>
          </table:table-cell>
          <table:table-cell table:style-name="ce1" table:formula="of:=AVERAGE([.J4:.J33])" office:value-type="float" office:value="0.902945196033333" calcext:value-type="float">
            <text:p>0,902945196033333</text:p>
          </table:table-cell>
          <table:table-cell table:style-name="ce1" table:formula="of:=AVERAGE([.K4:.K33])" office:value-type="float" office:value="0.9013946214" calcext:value-type="float">
            <text:p>0,9013946214</text:p>
          </table:table-cell>
          <table:table-cell table:style-name="ce1" table:formula="of:=AVERAGE([.L4:.L33])" office:value-type="float" office:value="0.907775410333333" calcext:value-type="float">
            <text:p>0,907775410333333</text:p>
          </table:table-cell>
          <table:table-cell table:style-name="ce1" table:formula="of:=AVERAGE([.M4:.M33])" office:value-type="float" office:value="0.892539808233333" calcext:value-type="float">
            <text:p>0,892539808233333</text:p>
          </table:table-cell>
          <table:table-cell table:style-name="ce1" table:formula="of:=AVERAGE([.N4:.N33])" office:value-type="float" office:value="0.9042658079" calcext:value-type="float">
            <text:p>0,9042658079</text:p>
          </table:table-cell>
          <table:table-cell table:style-name="ce1" table:formula="of:=AVERAGE([.O4:.O33])" office:value-type="float" office:value="0.8914838717" calcext:value-type="float">
            <text:p>0,8914838717</text:p>
          </table:table-cell>
          <table:table-cell table:style-name="ce1" table:formula="of:=AVERAGE([.P4:.P33])" office:value-type="float" office:value="0.8906851771" calcext:value-type="float">
            <text:p>0,8906851771</text:p>
          </table:table-cell>
          <table:table-cell table:style-name="ce1" table:formula="of:=AVERAGE([.Q4:.Q33])" office:value-type="float" office:value="0.896637083633333" calcext:value-type="float">
            <text:p>0,896637083633333</text:p>
          </table:table-cell>
          <table:table-cell table:style-name="ce1" table:formula="of:=AVERAGE([.R4:.R33])" office:value-type="float" office:value="0.897900742733333" calcext:value-type="float">
            <text:p>0,897900742733333</text:p>
          </table:table-cell>
          <table:table-cell table:style-name="ce1" table:formula="of:=AVERAGE([.S4:.S33])" office:value-type="float" office:value="0.892759342966667" calcext:value-type="float">
            <text:p>0,892759342966667</text:p>
          </table:table-cell>
          <table:table-cell table:style-name="ce1" table:formula="of:=AVERAGE([.T4:.T33])" office:value-type="float" office:value="0.9136380106" calcext:value-type="float">
            <text:p>0,9136380106</text:p>
          </table:table-cell>
          <table:table-cell table:style-name="ce1" table:formula="of:=AVERAGE([.U4:.U33])" office:value-type="float" office:value="0.9018395592" calcext:value-type="float">
            <text:p>0,9018395592</text:p>
          </table:table-cell>
          <table:table-cell table:style-name="ce1" table:formula="of:=AVERAGE([.V4:.V33])" office:value-type="float" office:value="0.895268993366667" calcext:value-type="float">
            <text:p>0,895268993366667</text:p>
          </table:table-cell>
          <table:table-cell table:style-name="ce1" table:formula="of:=AVERAGE([.W4:.W33])" office:value-type="float" office:value="0.899358876566667" calcext:value-type="float">
            <text:p>0,899358876566667</text:p>
          </table:table-cell>
          <table:table-cell table:style-name="ce1" table:formula="of:=AVERAGE([.X4:.X33])" office:value-type="float" office:value="0.893716144166667" calcext:value-type="float">
            <text:p>0,893716144166667</text:p>
          </table:table-cell>
          <table:table-cell table:style-name="ce1" table:formula="of:=AVERAGE([.Y4:.Y33])" office:value-type="float" office:value="0.8879546177" calcext:value-type="float">
            <text:p>0,8879546177</text:p>
          </table:table-cell>
          <table:table-cell table:style-name="ce1" table:formula="of:=AVERAGE([.Z4:.Z33])" office:value-type="float" office:value="0.9136380106" calcext:value-type="float">
            <text:p>0,9136380106</text:p>
          </table:table-cell>
          <table:table-cell table:style-name="ce1" table:formula="of:=AVERAGE([.AA4:.AA33])" office:value-type="float" office:value="0.910419866766667" calcext:value-type="float">
            <text:p>0,910419866766667</text:p>
          </table:table-cell>
          <table:table-cell table:formula="of:=AVERAGE([.AB4:.AB33])" office:value-type="float" office:value="0.233103366666667" calcext:value-type="float">
            <text:p>0,233103366666667</text:p>
          </table:table-cell>
          <table:table-cell table:formula="of:=AVERAGE([.AC4:.AC33])" office:value-type="float" office:value="0.261791" calcext:value-type="float">
            <text:p>0,261791</text:p>
          </table:table-cell>
          <table:table-cell table:formula="of:=AVERAGE([.AD4:.AD33])" office:value-type="float" office:value="0.233616333333333" calcext:value-type="float">
            <text:p>0,233616333333333</text:p>
          </table:table-cell>
          <table:table-cell table:formula="of:=AVERAGE([.AE4:.AE33])" office:value-type="float" office:value="0.232437" calcext:value-type="float">
            <text:p>0,232437</text:p>
          </table:table-cell>
          <table:table-cell table:formula="of:=AVERAGE([.AF4:.AF33])" office:value-type="float" office:value="0.2540981" calcext:value-type="float">
            <text:p>0,2540981</text:p>
          </table:table-cell>
          <table:table-cell table:formula="of:=AVERAGE([.AG4:.AG33])" office:value-type="float" office:value="0.2378199" calcext:value-type="float">
            <text:p>0,2378199</text:p>
          </table:table-cell>
          <table:table-cell table:formula="of:=AVERAGE([.AH4:.AH33])" office:value-type="float" office:value="0.295976866666667" calcext:value-type="float">
            <text:p>0,295976866666667</text:p>
          </table:table-cell>
          <table:table-cell table:formula="of:=AVERAGE([.AI4:.AI33])" office:value-type="float" office:value="22.6292071333333" calcext:value-type="float">
            <text:p>22,6292071333333</text:p>
          </table:table-cell>
          <table:table-cell table:formula="of:=AVERAGE([.AJ4:.AJ33])" office:value-type="float" office:value="58.9237689166667" calcext:value-type="float">
            <text:p>58,9237689166667</text:p>
          </table:table-cell>
          <table:table-cell table:formula="of:=AVERAGE([.AK4:.AK33])" office:value-type="float" office:value="23.4949276333333" calcext:value-type="float">
            <text:p>23,4949276333333</text:p>
          </table:table-cell>
          <table:table-cell table:formula="of:=AVERAGE([.AL4:.AL33])" office:value-type="float" office:value="1.5707174" calcext:value-type="float">
            <text:p>1,5707174</text:p>
          </table:table-cell>
          <table:table-cell table:formula="of:=AVERAGE([.AM4:.AM33])" office:value-type="float" office:value="28.7633756833333" calcext:value-type="float">
            <text:p>28,7633756833333</text:p>
          </table:table-cell>
          <table:table-cell table:formula="of:=AVERAGE([.AN4:.AN33])" office:value-type="float" office:value="20.4655840666667" calcext:value-type="float">
            <text:p>20,4655840666667</text:p>
          </table:table-cell>
          <table:table-cell table:formula="of:=AVERAGE([.AO4:.AO33])" office:value-type="float" office:value="51.1639289833333" calcext:value-type="float">
            <text:p>51,1639289833333</text:p>
          </table:table-cell>
          <table:table-cell table:formula="of:=AVERAGE([.AP4:.AP33])" office:value-type="float" office:value="18.9084721" calcext:value-type="float">
            <text:p>18,9084721</text:p>
          </table:table-cell>
          <table:table-cell table:formula="of:=AVERAGE([.AQ4:.AQ33])" office:value-type="float" office:value="2.00312796666667" calcext:value-type="float">
            <text:p>2,00312796666667</text:p>
          </table:table-cell>
          <table:table-cell table:formula="of:=AVERAGE([.AR4:.AR33])" office:value-type="float" office:value="24.2257106166667" calcext:value-type="float">
            <text:p>24,2257106166667</text:p>
          </table:table-cell>
          <table:table-cell table:formula="of:=AVERAGE([.AS4:.AS33])" office:value-type="float" office:value="0.239749566666667" calcext:value-type="float">
            <text:p>0,239749566666667</text:p>
          </table:table-cell>
          <table:table-cell table:formula="of:=AVERAGE([.AT4:.AT33])" office:value-type="float" office:value="0.2834602" calcext:value-type="float">
            <text:p>0,2834602</text:p>
          </table:table-cell>
          <table:table-cell table:formula="of:=AVERAGE([.AU4:.AU33])" office:value-type="float" office:value="0.308013966666667" calcext:value-type="float">
            <text:p>0,308013966666667</text:p>
          </table:table-cell>
          <table:table-cell table:formula="of:=AVERAGE([.AV4:.AV33])" office:value-type="float" office:value="0.304222166666667" calcext:value-type="float">
            <text:p>0,304222166666667</text:p>
          </table:table-cell>
          <table:table-cell table:formula="of:=AVERAGE([.AW4:.AW33])" office:value-type="float" office:value="0.349972633333333" calcext:value-type="float">
            <text:p>0,349972633333333</text:p>
          </table:table-cell>
          <table:table-cell table:formula="of:=AVERAGE([.AX4:.AX33])" office:value-type="float" office:value="0.393708633333333" calcext:value-type="float">
            <text:p>0,393708633333333</text:p>
          </table:table-cell>
          <table:table-cell table:formula="of:=AVERAGE([.AY4:.AY33])" office:value-type="float" office:value="0.233120033333333" calcext:value-type="float">
            <text:p>0,233120033333333</text:p>
          </table:table-cell>
          <table:table-cell table:formula="of:=AVERAGE([.AZ4:.AZ33])" office:value-type="float" office:value="0.942791333333333" calcext:value-type="float">
            <text:p>0,942791333333333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5"/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Eq Objetivos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Makespan</text:p>
          </table:table-cell>
          <table:table-cell table:style-name="ce2" office:value-type="string" calcext:value-type="string">
            <text:p>Time(s)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(CHECK)</text:p>
          </table:table-cell>
          <table:table-cell table:style-name="ce3" office:value-type="float" office:value="0.902945196033333" calcext:value-type="float">
            <text:p>0,90295</text:p>
          </table:table-cell>
          <table:table-cell table:style-name="ce5" office:value-type="float" office:value="2970336" calcext:value-type="float">
            <text:p>2970336,0</text:p>
          </table:table-cell>
          <table:table-cell table:style-name="ce5" office:value-type="float" office:value="31183.5" calcext:value-type="float">
            <text:p>31183,5</text:p>
          </table:table-cell>
          <table:table-cell table:style-name="ce3" office:value-type="float" office:value="22.6292071333333" calcext:value-type="float">
            <text:p>22,6292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(COLL)</text:p>
          </table:table-cell>
          <table:table-cell table:style-name="ce3" office:value-type="float" office:value="0.9013946214" calcext:value-type="float">
            <text:p>0,90139</text:p>
          </table:table-cell>
          <table:table-cell table:style-name="ce5" office:value-type="float" office:value="2965251" calcext:value-type="float">
            <text:p>2965251,0</text:p>
          </table:table-cell>
          <table:table-cell table:style-name="ce5" office:value-type="float" office:value="31142" calcext:value-type="float">
            <text:p>31142,0</text:p>
          </table:table-cell>
          <table:table-cell table:style-name="ce3" office:value-type="float" office:value="58.9237689166667" calcext:value-type="float">
            <text:p>58,92377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(COUNT)</text:p>
          </table:table-cell>
          <table:table-cell table:style-name="ce3" office:value-type="float" office:value="0.907775410333333" calcext:value-type="float">
            <text:p>0,90778</text:p>
          </table:table-cell>
          <table:table-cell table:style-name="ce5" office:value-type="float" office:value="2990371" calcext:value-type="float">
            <text:p>2990371,0</text:p>
          </table:table-cell>
          <table:table-cell table:style-name="ce5" office:value-type="float" office:value="31266" calcext:value-type="float">
            <text:p>31266,0</text:p>
          </table:table-cell>
          <table:table-cell table:style-name="ce3" office:value-type="float" office:value="23.4949276333333" calcext:value-type="float">
            <text:p>23,49493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(GREEDY)</text:p>
          </table:table-cell>
          <table:table-cell table:style-name="ce3" office:value-type="float" office:value="0.892539808233333" calcext:value-type="float">
            <text:p>0,89254</text:p>
          </table:table-cell>
          <table:table-cell table:style-name="ce5" office:value-type="float" office:value="2851950" calcext:value-type="float">
            <text:p>2851950,0</text:p>
          </table:table-cell>
          <table:table-cell table:style-name="ce5" office:value-type="float" office:value="31368" calcext:value-type="float">
            <text:p>31368,0</text:p>
          </table:table-cell>
          <table:table-cell table:style-name="ce3" office:value-type="float" office:value="1.5707174" calcext:value-type="float">
            <text:p>1,5707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(TASK)</text:p>
          </table:table-cell>
          <table:table-cell table:style-name="ce3" office:value-type="float" office:value="0.9042658079" calcext:value-type="float">
            <text:p>0,90427</text:p>
          </table:table-cell>
          <table:table-cell table:style-name="ce5" office:value-type="float" office:value="2974523" calcext:value-type="float">
            <text:p>2974523,0</text:p>
          </table:table-cell>
          <table:table-cell table:style-name="ce5" office:value-type="float" office:value="31205.5" calcext:value-type="float">
            <text:p>31205,5</text:p>
          </table:table-cell>
          <table:table-cell table:style-name="ce3" office:value-type="float" office:value="28.7633756833333" calcext:value-type="float">
            <text:p>28,76338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P(CHECK)</text:p>
          </table:table-cell>
          <table:table-cell table:style-name="ce3" office:value-type="float" office:value="0.8914838717" calcext:value-type="float">
            <text:p>0,89148</text:p>
          </table:table-cell>
          <table:table-cell table:style-name="ce5" office:value-type="float" office:value="2803451" calcext:value-type="float">
            <text:p>2803451,0</text:p>
          </table:table-cell>
          <table:table-cell table:style-name="ce5" office:value-type="float" office:value="31361.5" calcext:value-type="float">
            <text:p>31361,5</text:p>
          </table:table-cell>
          <table:table-cell table:style-name="ce3" office:value-type="float" office:value="20.4655840666667" calcext:value-type="float">
            <text:p>20,46558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P(COLL)</text:p>
          </table:table-cell>
          <table:table-cell table:style-name="ce3" office:value-type="float" office:value="0.8906851771" calcext:value-type="float">
            <text:p>0,89069</text:p>
          </table:table-cell>
          <table:table-cell table:style-name="ce6" office:value-type="float" office:value="2801877" calcext:value-type="float">
            <text:p>2801877,0</text:p>
          </table:table-cell>
          <table:table-cell table:style-name="ce5" office:value-type="float" office:value="31381" calcext:value-type="float">
            <text:p>31381,0</text:p>
          </table:table-cell>
          <table:table-cell table:style-name="ce3" office:value-type="float" office:value="51.1639289833333" calcext:value-type="float">
            <text:p>51,16393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P(COUNT)</text:p>
          </table:table-cell>
          <table:table-cell table:style-name="ce3" office:value-type="float" office:value="0.896637083633333" calcext:value-type="float">
            <text:p>0,89664</text:p>
          </table:table-cell>
          <table:table-cell table:style-name="ce5" office:value-type="float" office:value="2811628" calcext:value-type="float">
            <text:p>2811628,0</text:p>
          </table:table-cell>
          <table:table-cell table:style-name="ce5" office:value-type="float" office:value="31537" calcext:value-type="float">
            <text:p>31537,0</text:p>
          </table:table-cell>
          <table:table-cell table:style-name="ce3" office:value-type="float" office:value="18.9084721" calcext:value-type="float">
            <text:p>18,90847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P(GREEDY)</text:p>
          </table:table-cell>
          <table:table-cell table:style-name="ce3" office:value-type="float" office:value="0.897900742733333" calcext:value-type="float">
            <text:p>0,89790</text:p>
          </table:table-cell>
          <table:table-cell table:style-name="ce5" office:value-type="float" office:value="2822110" calcext:value-type="float">
            <text:p>2822110,0</text:p>
          </table:table-cell>
          <table:table-cell table:style-name="ce5" office:value-type="float" office:value="31859" calcext:value-type="float">
            <text:p>31859,0</text:p>
          </table:table-cell>
          <table:table-cell table:style-name="ce3" office:value-type="float" office:value="2.00312796666667" calcext:value-type="float">
            <text:p>2,00313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GATP(TASK)</text:p>
          </table:table-cell>
          <table:table-cell table:style-name="ce3" office:value-type="float" office:value="0.892759342966667" calcext:value-type="float">
            <text:p>0,89276</text:p>
          </table:table-cell>
          <table:table-cell table:style-name="ce5" office:value-type="float" office:value="2807210" calcext:value-type="float">
            <text:p>2807210,0</text:p>
          </table:table-cell>
          <table:table-cell table:style-name="ce5" office:value-type="float" office:value="31413" calcext:value-type="float">
            <text:p>31413,0</text:p>
          </table:table-cell>
          <table:table-cell table:style-name="ce3" office:value-type="float" office:value="24.2257106166667" calcext:value-type="float">
            <text:p>24,2257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.3:0.3)</text:p>
          </table:table-cell>
          <table:table-cell table:style-name="ce3" office:value-type="float" office:value="0.9018395592" calcext:value-type="float">
            <text:p>0,90184</text:p>
          </table:table-cell>
          <table:table-cell table:style-name="ce5" office:value-type="float" office:value="2914152" calcext:value-type="float">
            <text:p>2914152,0</text:p>
          </table:table-cell>
          <table:table-cell table:style-name="ce5" office:value-type="float" office:value="31233" calcext:value-type="float">
            <text:p>31233,0</text:p>
          </table:table-cell>
          <table:table-cell table:style-name="ce3" office:value-type="float" office:value="0.2834602" calcext:value-type="float">
            <text:p>0,28346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.3:0.8)</text:p>
          </table:table-cell>
          <table:table-cell table:style-name="ce3" office:value-type="float" office:value="0.895268993366667" calcext:value-type="float">
            <text:p>0,89527</text:p>
          </table:table-cell>
          <table:table-cell table:style-name="ce5" office:value-type="float" office:value="2899676" calcext:value-type="float">
            <text:p>2899676,0</text:p>
          </table:table-cell>
          <table:table-cell table:style-name="ce5" office:value-type="float" office:value="31097" calcext:value-type="float">
            <text:p>31097,0</text:p>
          </table:table-cell>
          <table:table-cell table:style-name="ce3" office:value-type="float" office:value="0.308013966666667" calcext:value-type="float">
            <text:p>0,3080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.5:0.5)</text:p>
          </table:table-cell>
          <table:table-cell table:style-name="ce3" office:value-type="float" office:value="0.899358876566667" calcext:value-type="float">
            <text:p>0,89936</text:p>
          </table:table-cell>
          <table:table-cell table:style-name="ce5" office:value-type="float" office:value="2908250" calcext:value-type="float">
            <text:p>2908250,0</text:p>
          </table:table-cell>
          <table:table-cell table:style-name="ce5" office:value-type="float" office:value="31209" calcext:value-type="float">
            <text:p>31209,0</text:p>
          </table:table-cell>
          <table:table-cell table:style-name="ce3" office:value-type="float" office:value="0.304222166666667" calcext:value-type="float">
            <text:p>0,3042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.8:0.3)</text:p>
          </table:table-cell>
          <table:table-cell table:style-name="ce3" office:value-type="float" office:value="0.893716144166667" calcext:value-type="float">
            <text:p>0,89372</text:p>
          </table:table-cell>
          <table:table-cell table:style-name="ce5" office:value-type="float" office:value="2902326" calcext:value-type="float">
            <text:p>2902326,0</text:p>
          </table:table-cell>
          <table:table-cell table:style-name="ce5" office:value-type="float" office:value="30964" calcext:value-type="float">
            <text:p>30964,0</text:p>
          </table:table-cell>
          <table:table-cell table:style-name="ce3" office:value-type="float" office:value="0.349972633333333" calcext:value-type="float">
            <text:p>0,34997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.8:0.8)</text:p>
          </table:table-cell>
          <table:table-cell table:style-name="ce4" office:value-type="float" office:value="0.8879546177" calcext:value-type="float">
            <text:p>0,88795</text:p>
          </table:table-cell>
          <table:table-cell table:style-name="ce7" office:value-type="float" office:value="2886272" calcext:value-type="float">
            <text:p>2886272,0</text:p>
          </table:table-cell>
          <table:table-cell table:style-name="ce6" office:value-type="float" office:value="30888" calcext:value-type="float">
            <text:p>30888,0</text:p>
          </table:table-cell>
          <table:table-cell table:style-name="ce3" office:value-type="float" office:value="0.393708633333333" calcext:value-type="float">
            <text:p>0,39371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0:0)</text:p>
          </table:table-cell>
          <table:table-cell table:style-name="ce3" office:value-type="float" office:value="0.9136380106" calcext:value-type="float">
            <text:p>0,91364</text:p>
          </table:table-cell>
          <table:table-cell table:style-name="ce5" office:value-type="float" office:value="2927850" calcext:value-type="float">
            <text:p>2927850,0</text:p>
          </table:table-cell>
          <table:table-cell table:style-name="ce5" office:value-type="float" office:value="31537" calcext:value-type="float">
            <text:p>31537,0</text:p>
          </table:table-cell>
          <table:table-cell table:style-name="ce3" office:value-type="float" office:value="0.233120033333333" calcext:value-type="float">
            <text:p>0,2331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TTP(1:1)</text:p>
          </table:table-cell>
          <table:table-cell table:style-name="ce3" office:value-type="float" office:value="0.910419866766667" calcext:value-type="float">
            <text:p>0,91042</text:p>
          </table:table-cell>
          <table:table-cell table:style-name="ce5" office:value-type="float" office:value="2912082" calcext:value-type="float">
            <text:p>2912082,0</text:p>
          </table:table-cell>
          <table:table-cell table:style-name="ce5" office:value-type="float" office:value="31504" calcext:value-type="float">
            <text:p>31504,0</text:p>
          </table:table-cell>
          <table:table-cell table:style-name="ce3" office:value-type="float" office:value="0.942791333333333" calcext:value-type="float">
            <text:p>0,94279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BTT(0.3)</text:p>
          </table:table-cell>
          <table:table-cell table:style-name="ce3" office:value-type="float" office:value="0.913063157233333" calcext:value-type="float">
            <text:p>0,91306</text:p>
          </table:table-cell>
          <table:table-cell table:style-name="ce5" office:value-type="float" office:value="2926444" calcext:value-type="float">
            <text:p>2926444,0</text:p>
          </table:table-cell>
          <table:table-cell table:style-name="ce5" office:value-type="float" office:value="31560" calcext:value-type="float">
            <text:p>31560,0</text:p>
          </table:table-cell>
          <table:table-cell table:style-name="ce4" office:value-type="float" office:value="0.233103366666667" calcext:value-type="float">
            <text:p>0,23310</text:p>
          </table:table-cell>
          <table:table-cell table:number-columns-repeated="21"/>
          <table:table-cell office:value-type="float" office:value="0.233103366666667" calcext:value-type="float">
            <text:p>0,233103366666667</text:p>
          </table:table-cell>
          <table:table-cell office:value-type="float" office:value="0.261791" calcext:value-type="float">
            <text:p>0,261791</text:p>
          </table:table-cell>
          <table:table-cell office:value-type="float" office:value="0.233616333333333" calcext:value-type="float">
            <text:p>0,233616333333333</text:p>
          </table:table-cell>
          <table:table-cell office:value-type="float" office:value="0.232437" calcext:value-type="float">
            <text:p>0,232437</text:p>
          </table:table-cell>
          <table:table-cell office:value-type="float" office:value="0.2540981" calcext:value-type="float">
            <text:p>0,2540981</text:p>
          </table:table-cell>
          <table:table-cell office:value-type="float" office:value="0.2378199" calcext:value-type="float">
            <text:p>0,2378199</text:p>
          </table:table-cell>
          <table:table-cell office:value-type="float" office:value="0.295976866666667" calcext:value-type="float">
            <text:p>0,295976866666667</text:p>
          </table:table-cell>
          <table:table-cell office:value-type="float" office:value="22.6292071333333" calcext:value-type="float">
            <text:p>22,6292071333333</text:p>
          </table:table-cell>
          <table:table-cell office:value-type="float" office:value="58.9237689166667" calcext:value-type="float">
            <text:p>58,9237689166667</text:p>
          </table:table-cell>
          <table:table-cell office:value-type="float" office:value="23.4949276333333" calcext:value-type="float">
            <text:p>23,4949276333333</text:p>
          </table:table-cell>
          <table:table-cell office:value-type="float" office:value="1.5707174" calcext:value-type="float">
            <text:p>1,5707174</text:p>
          </table:table-cell>
          <table:table-cell office:value-type="float" office:value="28.7633756833333" calcext:value-type="float">
            <text:p>28,7633756833333</text:p>
          </table:table-cell>
          <table:table-cell office:value-type="float" office:value="20.4655840666667" calcext:value-type="float">
            <text:p>20,4655840666667</text:p>
          </table:table-cell>
          <table:table-cell office:value-type="float" office:value="51.1639289833333" calcext:value-type="float">
            <text:p>51,1639289833333</text:p>
          </table:table-cell>
          <table:table-cell office:value-type="float" office:value="18.9084721" calcext:value-type="float">
            <text:p>18,9084721</text:p>
          </table:table-cell>
          <table:table-cell office:value-type="float" office:value="2.00312796666667" calcext:value-type="float">
            <text:p>2,00312796666667</text:p>
          </table:table-cell>
          <table:table-cell office:value-type="float" office:value="24.2257106166667" calcext:value-type="float">
            <text:p>24,2257106166667</text:p>
          </table:table-cell>
          <table:table-cell office:value-type="float" office:value="0.239749566666667" calcext:value-type="float">
            <text:p>0,239749566666667</text:p>
          </table:table-cell>
          <table:table-cell office:value-type="float" office:value="0.2834602" calcext:value-type="float">
            <text:p>0,2834602</text:p>
          </table:table-cell>
          <table:table-cell office:value-type="float" office:value="0.308013966666667" calcext:value-type="float">
            <text:p>0,308013966666667</text:p>
          </table:table-cell>
          <table:table-cell office:value-type="float" office:value="0.304222166666667" calcext:value-type="float">
            <text:p>0,304222166666667</text:p>
          </table:table-cell>
          <table:table-cell office:value-type="float" office:value="0.349972633333333" calcext:value-type="float">
            <text:p>0,349972633333333</text:p>
          </table:table-cell>
          <table:table-cell office:value-type="float" office:value="0.393708633333333" calcext:value-type="float">
            <text:p>0,393708633333333</text:p>
          </table:table-cell>
          <table:table-cell office:value-type="float" office:value="0.233120033333333" calcext:value-type="float">
            <text:p>0,233120033333333</text:p>
          </table:table-cell>
          <table:table-cell office:value-type="float" office:value="0.942791333333333" calcext:value-type="float">
            <text:p>0,94279133333333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TT(0.8)</text:p>
          </table:table-cell>
          <table:table-cell table:style-name="ce3" office:value-type="float" office:value="0.926846552566667" calcext:value-type="float">
            <text:p>0,92685</text:p>
          </table:table-cell>
          <table:table-cell table:style-name="ce5" office:value-type="float" office:value="2951046" calcext:value-type="float">
            <text:p>2951046,0</text:p>
          </table:table-cell>
          <table:table-cell table:style-name="ce5" office:value-type="float" office:value="31940" calcext:value-type="float">
            <text:p>31940,0</text:p>
          </table:table-cell>
          <table:table-cell table:style-name="ce3" office:value-type="float" office:value="0.261791" calcext:value-type="float">
            <text:p>0,26179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BTT(0.5)</text:p>
          </table:table-cell>
          <table:table-cell table:style-name="ce3" office:value-type="float" office:value="0.915835435266667" calcext:value-type="float">
            <text:p>0,91584</text:p>
          </table:table-cell>
          <table:table-cell table:style-name="ce5" office:value-type="float" office:value="2929146" calcext:value-type="float">
            <text:p>2929146,0</text:p>
          </table:table-cell>
          <table:table-cell table:style-name="ce5" office:value-type="float" office:value="31661" calcext:value-type="float">
            <text:p>31661,0</text:p>
          </table:table-cell>
          <table:table-cell table:style-name="ce3" office:value-type="float" office:value="0.233616333333333" calcext:value-type="float">
            <text:p>0,2336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BTT(0:0)</text:p>
          </table:table-cell>
          <table:table-cell table:style-name="ce3" office:value-type="float" office:value="0.9136380106" calcext:value-type="float">
            <text:p>0,91364</text:p>
          </table:table-cell>
          <table:table-cell table:style-name="ce5" office:value-type="float" office:value="2927850" calcext:value-type="float">
            <text:p>2927850,0</text:p>
          </table:table-cell>
          <table:table-cell table:style-name="ce5" office:value-type="float" office:value="31537" calcext:value-type="float">
            <text:p>31537,0</text:p>
          </table:table-cell>
          <table:table-cell table:style-name="ce3" office:value-type="float" office:value="0.2378199" calcext:value-type="float">
            <text:p>0,23782</text:p>
          </table:table-cell>
          <table:table-cell table:number-columns-repeated="46"/>
        </table:table-row>
        <table:table-row table:style-name="ro1">
          <table:table-cell table:number-columns-repeated="2"/>
          <table:table-cell table:style-name="ce2" office:value-type="string" calcext:value-type="string">
            <text:p>BTT(1.0)</text:p>
          </table:table-cell>
          <table:table-cell table:style-name="ce3" office:value-type="float" office:value="0.9736359143" calcext:value-type="float">
            <text:p>0,97364</text:p>
          </table:table-cell>
          <table:table-cell table:style-name="ce5" office:value-type="float" office:value="3041084" calcext:value-type="float">
            <text:p>3041084,0</text:p>
          </table:table-cell>
          <table:table-cell table:style-name="ce5" office:value-type="float" office:value="33211" calcext:value-type="float">
            <text:p>33211,0</text:p>
          </table:table-cell>
          <table:table-cell table:style-name="ce3" office:value-type="float" office:value="0.295976866666667" calcext:value-type="float">
            <text:p>0,29598</text:p>
          </table:table-cell>
          <table:table-cell table:number-columns-repeated="46"/>
        </table:table-row>
        <calcext:conditional-formats>
          <calcext:conditional-format calcext:target-range-address="small_resumo_norm.C4:small_resumo_norm.AA34">
            <calcext:condition calcext:apply-style-name="Accent 1" calcext:value="formula-is([.C4]=MIN([.$C4:.$AA4]))" calcext:base-cell-address="small_resumo_norm.C4"/>
            <calcext:condition calcext:apply-style-name="Error" calcext:value="formula-is([.C4]=MAX([.$C4:.$AA4]))" calcext:base-cell-address="small_resumo_norm.C4"/>
          </calcext:conditional-format>
        </calcext:conditional-formats>
      </table:table>
      <table:table table:name="small_resumo_totai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5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8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20" table:default-cell-style-name="ce8"/>
        <table:table-column table:style-name="co3" table:number-columns-repeated="5" table:default-cell-style-name="ce8"/>
        <table:table-column table:style-name="co7" table:number-columns-repeated="2" table:default-cell-style-name="ce8"/>
        <table:table-column table:style-name="co3" table:number-columns-repeated="5" table:default-cell-style-name="ce9"/>
        <table:table-column table:style-name="co21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column table:style-name="co15" table:default-cell-style-name="ce9"/>
        <table:table-column table:style-name="co21" table:default-cell-style-name="ce9"/>
        <table:table-column table:style-name="co3" table:number-columns-repeated="5" table:default-cell-style-name="ce9"/>
        <table:table-column table:style-name="co21" table:number-columns-repeated="2" table:default-cell-style-name="ce9"/>
        <table:table-column table:style-name="co3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3" table:number-columns-repeated="5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table:number-columns-repeated="25" table:style-name="Default" office:value-type="string" calcext:value-type="string">
            <text:p>Energia</text:p>
          </table:table-cell>
          <table:table-cell table:number-columns-repeated="25" table:style-name="Default" office:value-type="string" calcext:value-type="string">
            <text:p>Makespan</text:p>
          </table:table-cell>
          <table:table-cell table:number-columns-repeated="25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table:style-name="Default" office:value-type="string" calcext:value-type="string">
            <text:p>BTT(0.3:0.3)</text:p>
          </table:table-cell>
          <table:table-cell table:style-name="Default" office:value-type="string" calcext:value-type="string">
            <text:p>BTT(0.3:0.8)</text:p>
          </table:table-cell>
          <table:table-cell table:style-name="Default" office:value-type="string" calcext:value-type="string">
            <text:p>BTT(0.5:0.5)</text:p>
          </table:table-cell>
          <table:table-cell table:style-name="Default" office:value-type="string" calcext:value-type="string">
            <text:p>BTT(0.8:0.3)</text:p>
          </table:table-cell>
          <table:table-cell table:style-name="Default" office:value-type="string" calcext:value-type="string">
            <text:p>BTT(0.8:0.8)</text:p>
          </table:table-cell>
          <table:table-cell table:style-name="Default" office:value-type="string" calcext:value-type="string">
            <text:p>BTT(0:0)</text:p>
          </table:table-cell>
          <table:table-cell table:style-name="Default" office:value-type="string" calcext:value-type="string">
            <text:p>BTT(1:1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LL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TASK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LL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TASK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0:0)</text:p>
          </table:table-cell>
          <table:table-cell table:style-name="Default"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GAT(CHECK)</text:p>
          </table:table-cell>
          <table:table-cell office:value-type="string" calcext:value-type="string">
            <text:p>GAT(COLL)</text:p>
          </table:table-cell>
          <table:table-cell office:value-type="string" calcext:value-type="string">
            <text:p>GAT(COUNT)</text:p>
          </table:table-cell>
          <table:table-cell office:value-type="string" calcext:value-type="string">
            <text:p>GAT(GREEDY)</text:p>
          </table:table-cell>
          <table:table-cell office:value-type="string" calcext:value-type="string">
            <text:p>GAT(TASK)</text:p>
          </table:table-cell>
          <table:table-cell office:value-type="string" calcext:value-type="string">
            <text:p>GATP(CHECK)</text:p>
          </table:table-cell>
          <table:table-cell office:value-type="string" calcext:value-type="string">
            <text:p>GATP(COLL)</text:p>
          </table:table-cell>
          <table:table-cell office:value-type="string" calcext:value-type="string">
            <text:p>GATP(COUNT)</text:p>
          </table:table-cell>
          <table:table-cell office:value-type="string" calcext:value-type="string">
            <text:p>GATP(GREEDY)</text:p>
          </table:table-cell>
          <table:table-cell office:value-type="string" calcext:value-type="string">
            <text:p>GATP(TASK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style-name="Default" table:number-columns-repeated="50"/>
          <table:table-cell table:number-columns-repeated="2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table:number-columns-repeated="2"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office:value-type="float" office:value="99402" calcext:value-type="float">
            <text:p>99402</text:p>
          </table:table-cell>
          <table:table-cell office:value-type="float" office:value="100348" calcext:value-type="float">
            <text:p>100348</text:p>
          </table:table-cell>
          <table:table-cell office:value-type="float" office:value="98059" calcext:value-type="float">
            <text:p>98059</text:p>
          </table:table-cell>
          <table:table-cell office:value-type="float" office:value="98641" calcext:value-type="float">
            <text:p>98641</text:p>
          </table:table-cell>
          <table:table-cell office:value-type="float" office:value="98201" calcext:value-type="float">
            <text:p>98201</text:p>
          </table:table-cell>
          <table:table-cell office:value-type="float" office:value="98066" calcext:value-type="float">
            <text:p>98066</text:p>
          </table:table-cell>
          <table:table-cell office:value-type="float" office:value="97883" calcext:value-type="float">
            <text:p>97883</text:p>
          </table:table-cell>
          <table:table-cell office:value-type="float" office:value="90889" calcext:value-type="float">
            <text:p>90889</text:p>
          </table:table-cell>
          <table:table-cell office:value-type="float" office:value="91019" calcext:value-type="float">
            <text:p>91019</text:p>
          </table:table-cell>
          <table:table-cell office:value-type="float" office:value="90867" calcext:value-type="float">
            <text:p>90867</text:p>
          </table:table-cell>
          <table:table-cell office:value-type="float" office:value="94100" calcext:value-type="float">
            <text:p>94100</text:p>
          </table:table-cell>
          <table:table-cell office:value-type="float" office:value="90904" calcext:value-type="float">
            <text:p>90904</text:p>
          </table:table-cell>
          <table:table-cell office:value-type="float" office:value="99402" calcext:value-type="float">
            <text:p>99402</text:p>
          </table:table-cell>
          <table:table-cell table:number-columns-repeated="5" office:value-type="float" office:value="99718" calcext:value-type="float">
            <text:p>99718</text:p>
          </table:table-cell>
          <table:table-cell office:value-type="float" office:value="99402" calcext:value-type="float">
            <text:p>99402</text:p>
          </table:table-cell>
          <table:table-cell office:value-type="float" office:value="99618" calcext:value-type="float">
            <text:p>99618</text:p>
          </table:table-cell>
          <table:table-cell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office:value-type="float" office:value="2541" calcext:value-type="float">
            <text:p>2541</text:p>
          </table:table-cell>
          <table:table-cell office:value-type="float" office:value="2549" calcext:value-type="float">
            <text:p>2549</text:p>
          </table:table-cell>
          <table:table-cell table:number-columns-repeated="2" office:value-type="float" office:value="2540" calcext:value-type="float">
            <text:p>2540</text:p>
          </table:table-cell>
          <table:table-cell office:value-type="float" office:value="2539" calcext:value-type="float">
            <text:p>2539</text:p>
          </table:table-cell>
          <table:table-cell office:value-type="float" office:value="2560" calcext:value-type="float">
            <text:p>2560</text:p>
          </table:table-cell>
          <table:table-cell office:value-type="float" office:value="2541" calcext:value-type="float">
            <text:p>2541</text:p>
          </table:table-cell>
          <table:table-cell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28.5" calcext:value-type="float">
            <text:p>2528,5</text:p>
          </table:table-cell>
          <table:table-cell office:value-type="float" office:value="2549" calcext:value-type="float">
            <text:p>2549</text:p>
          </table:table-cell>
          <table:table-cell office:value-type="float" office:value="2532" calcext:value-type="float">
            <text:p>2532</text:p>
          </table:table-cell>
          <table:table-cell office:value-type="float" office:value="2541" calcext:value-type="float">
            <text:p>2541</text:p>
          </table:table-cell>
          <table:table-cell table:number-columns-repeated="5" office:value-type="float" office:value="2539" calcext:value-type="float">
            <text:p>2539</text:p>
          </table:table-cell>
          <table:table-cell office:value-type="float" office:value="2541" calcext:value-type="float">
            <text:p>2541</text:p>
          </table:table-cell>
          <table:table-cell office:value-type="float" office:value="2550" calcext:value-type="float">
            <text:p>2550</text:p>
          </table:table-cell>
          <table:table-cell office:value-type="float" office:value="0.124337" calcext:value-type="float">
            <text:p>0,124337</text:p>
          </table:table-cell>
          <table:table-cell office:value-type="float" office:value="0.137241" calcext:value-type="float">
            <text:p>0,137241</text:p>
          </table:table-cell>
          <table:table-cell office:value-type="float" office:value="0.126698" calcext:value-type="float">
            <text:p>0,126698</text:p>
          </table:table-cell>
          <table:table-cell office:value-type="float" office:value="0.125051" calcext:value-type="float">
            <text:p>0,125051</text:p>
          </table:table-cell>
          <table:table-cell office:value-type="float" office:value="0.141516" calcext:value-type="float">
            <text:p>0,141516</text:p>
          </table:table-cell>
          <table:table-cell office:value-type="float" office:value="0.125116" calcext:value-type="float">
            <text:p>0,125116</text:p>
          </table:table-cell>
          <table:table-cell office:value-type="float" office:value="0.128665" calcext:value-type="float">
            <text:p>0,128665</text:p>
          </table:table-cell>
          <table:table-cell office:value-type="float" office:value="5.481832" calcext:value-type="float">
            <text:p>5,481832</text:p>
          </table:table-cell>
          <table:table-cell office:value-type="float" office:value="6.822618" calcext:value-type="float">
            <text:p>6,822618</text:p>
          </table:table-cell>
          <table:table-cell office:value-type="float" office:value="5.2507435" calcext:value-type="float">
            <text:p>5,2507435</text:p>
          </table:table-cell>
          <table:table-cell office:value-type="float" office:value="0.1635195" calcext:value-type="float">
            <text:p>0,1635195</text:p>
          </table:table-cell>
          <table:table-cell office:value-type="float" office:value="10.6569485" calcext:value-type="float">
            <text:p>10,6569485</text:p>
          </table:table-cell>
          <table:table-cell office:value-type="float" office:value="6.0327395" calcext:value-type="float">
            <text:p>6,0327395</text:p>
          </table:table-cell>
          <table:table-cell office:value-type="float" office:value="6.480944" calcext:value-type="float">
            <text:p>6,480944</text:p>
          </table:table-cell>
          <table:table-cell office:value-type="float" office:value="3.385721" calcext:value-type="float">
            <text:p>3,385721</text:p>
          </table:table-cell>
          <table:table-cell office:value-type="float" office:value="0.08336" calcext:value-type="float">
            <text:p>0,08336</text:p>
          </table:table-cell>
          <table:table-cell office:value-type="float" office:value="7.141984" calcext:value-type="float">
            <text:p>7,141984</text:p>
          </table:table-cell>
          <table:table-cell office:value-type="float" office:value="0.118492" calcext:value-type="float">
            <text:p>0,118492</text:p>
          </table:table-cell>
          <table:table-cell office:value-type="float" office:value="0.123145" calcext:value-type="float">
            <text:p>0,123145</text:p>
          </table:table-cell>
          <table:table-cell office:value-type="float" office:value="0.123243" calcext:value-type="float">
            <text:p>0,123243</text:p>
          </table:table-cell>
          <table:table-cell office:value-type="float" office:value="0.121898" calcext:value-type="float">
            <text:p>0,121898</text:p>
          </table:table-cell>
          <table:table-cell office:value-type="float" office:value="0.123734" calcext:value-type="float">
            <text:p>0,123734</text:p>
          </table:table-cell>
          <table:table-cell office:value-type="float" office:value="0.121873" calcext:value-type="float">
            <text:p>0,121873</text:p>
          </table:table-cell>
          <table:table-cell office:value-type="float" office:value="0.121389" calcext:value-type="float">
            <text:p>0,121389</text:p>
          </table:table-cell>
          <table:table-cell office:value-type="float" office:value="0.11329" calcext:value-type="float">
            <text:p>0,1132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744" calcext:value-type="float">
            <text:p>12574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084" calcext:value-type="float">
            <text:p>125084</text:p>
          </table:table-cell>
          <table:table-cell office:value-type="float" office:value="131481" calcext:value-type="float">
            <text:p>131481</text:p>
          </table:table-cell>
          <table:table-cell office:value-type="float" office:value="131023" calcext:value-type="float">
            <text:p>131023</text:p>
          </table:table-cell>
          <table:table-cell office:value-type="float" office:value="131295" calcext:value-type="float">
            <text:p>131295</text:p>
          </table:table-cell>
          <table:table-cell office:value-type="float" office:value="124204" calcext:value-type="float">
            <text:p>124204</text:p>
          </table:table-cell>
          <table:table-cell office:value-type="float" office:value="129923" calcext:value-type="float">
            <text:p>129923</text:p>
          </table:table-cell>
          <table:table-cell office:value-type="float" office:value="114771" calcext:value-type="float">
            <text:p>114771</text:p>
          </table:table-cell>
          <table:table-cell office:value-type="float" office:value="114970" calcext:value-type="float">
            <text:p>114970</text:p>
          </table:table-cell>
          <table:table-cell office:value-type="float" office:value="114744" calcext:value-type="float">
            <text:p>114744</text:p>
          </table:table-cell>
          <table:table-cell office:value-type="float" office:value="119638" calcext:value-type="float">
            <text:p>119638</text:p>
          </table:table-cell>
          <table:table-cell office:value-type="float" office:value="114890" calcext:value-type="float">
            <text:p>114890</text:p>
          </table:table-cell>
          <table:table-cell office:value-type="float" office:value="125142" calcext:value-type="float">
            <text:p>125142</text:p>
          </table:table-cell>
          <table:table-cell table:number-columns-repeated="5" office:value-type="float" office:value="125594" calcext:value-type="float">
            <text:p>12559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1" calcext:value-type="float">
            <text:p>2531</text:p>
          </table:table-cell>
          <table:table-cell office:value-type="float" office:value="2530" calcext:value-type="float">
            <text:p>2530</text:p>
          </table:table-cell>
          <table:table-cell office:value-type="float" office:value="2528" calcext:value-type="float">
            <text:p>2528</text:p>
          </table:table-cell>
          <table:table-cell table:number-columns-repeated="2" office:value-type="float" office:value="2540" calcext:value-type="float">
            <text:p>2540</text:p>
          </table:table-cell>
          <table:table-cell office:value-type="float" office:value="2533.5" calcext:value-type="float">
            <text:p>2533,5</text:p>
          </table:table-cell>
          <table:table-cell office:value-type="float" office:value="2525" calcext:value-type="float">
            <text:p>2525</text:p>
          </table:table-cell>
          <table:table-cell office:value-type="float" office:value="2528.5" calcext:value-type="float">
            <text:p>2528,5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533" calcext:value-type="float">
            <text:p>2533</text:p>
          </table:table-cell>
          <table:table-cell table:number-columns-repeated="5" office:value-type="float" office:value="2550" calcext:value-type="float">
            <text:p>2550</text:p>
          </table:table-cell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0.170016" calcext:value-type="float">
            <text:p>0,170016</text:p>
          </table:table-cell>
          <table:table-cell office:value-type="float" office:value="0.153982" calcext:value-type="float">
            <text:p>0,153982</text:p>
          </table:table-cell>
          <table:table-cell office:value-type="float" office:value="0.172712" calcext:value-type="float">
            <text:p>0,172712</text:p>
          </table:table-cell>
          <table:table-cell office:value-type="float" office:value="0.169306" calcext:value-type="float">
            <text:p>0,169306</text:p>
          </table:table-cell>
          <table:table-cell office:value-type="float" office:value="0.128621" calcext:value-type="float">
            <text:p>0,128621</text:p>
          </table:table-cell>
          <table:table-cell office:value-type="float" office:value="0.153075" calcext:value-type="float">
            <text:p>0,153075</text:p>
          </table:table-cell>
          <table:table-cell office:value-type="float" office:value="0.169655" calcext:value-type="float">
            <text:p>0,169655</text:p>
          </table:table-cell>
          <table:table-cell office:value-type="float" office:value="9.644621" calcext:value-type="float">
            <text:p>9,644621</text:p>
          </table:table-cell>
          <table:table-cell office:value-type="float" office:value="8.460851" calcext:value-type="float">
            <text:p>8,460851</text:p>
          </table:table-cell>
          <table:table-cell office:value-type="float" office:value="6.2006755" calcext:value-type="float">
            <text:p>6,2006755</text:p>
          </table:table-cell>
          <table:table-cell office:value-type="float" office:value="0.1694145" calcext:value-type="float">
            <text:p>0,1694145</text:p>
          </table:table-cell>
          <table:table-cell office:value-type="float" office:value="7.505756" calcext:value-type="float">
            <text:p>7,505756</text:p>
          </table:table-cell>
          <table:table-cell office:value-type="float" office:value="3.3944205" calcext:value-type="float">
            <text:p>3,3944205</text:p>
          </table:table-cell>
          <table:table-cell office:value-type="float" office:value="4.613641" calcext:value-type="float">
            <text:p>4,613641</text:p>
          </table:table-cell>
          <table:table-cell office:value-type="float" office:value="3.5751295" calcext:value-type="float">
            <text:p>3,5751295</text:p>
          </table:table-cell>
          <table:table-cell office:value-type="float" office:value="0.093235" calcext:value-type="float">
            <text:p>0,093235</text:p>
          </table:table-cell>
          <table:table-cell office:value-type="float" office:value="4.00133" calcext:value-type="float">
            <text:p>4,00133</text:p>
          </table:table-cell>
          <table:table-cell office:value-type="float" office:value="0.164872" calcext:value-type="float">
            <text:p>0,164872</text:p>
          </table:table-cell>
          <table:table-cell office:value-type="float" office:value="0.132772" calcext:value-type="float">
            <text:p>0,132772</text:p>
          </table:table-cell>
          <table:table-cell office:value-type="float" office:value="0.15496" calcext:value-type="float">
            <text:p>0,15496</text:p>
          </table:table-cell>
          <table:table-cell office:value-type="float" office:value="0.150265" calcext:value-type="float">
            <text:p>0,150265</text:p>
          </table:table-cell>
          <table:table-cell office:value-type="float" office:value="0.15285" calcext:value-type="float">
            <text:p>0,15285</text:p>
          </table:table-cell>
          <table:table-cell office:value-type="float" office:value="0.150653" calcext:value-type="float">
            <text:p>0,150653</text:p>
          </table:table-cell>
          <table:table-cell office:value-type="float" office:value="0.167358" calcext:value-type="float">
            <text:p>0,167358</text:p>
          </table:table-cell>
          <table:table-cell office:value-type="float" office:value="0.150187" calcext:value-type="float">
            <text:p>0,15018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1592" calcext:value-type="float">
            <text:p>151592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2200" calcext:value-type="float">
            <text:p>152200</text:p>
          </table:table-cell>
          <table:table-cell office:value-type="float" office:value="160136" calcext:value-type="float">
            <text:p>160136</text:p>
          </table:table-cell>
          <table:table-cell office:value-type="float" office:value="161049" calcext:value-type="float">
            <text:p>161049</text:p>
          </table:table-cell>
          <table:table-cell office:value-type="float" office:value="161168" calcext:value-type="float">
            <text:p>161168</text:p>
          </table:table-cell>
          <table:table-cell office:value-type="float" office:value="148820" calcext:value-type="float">
            <text:p>148820</text:p>
          </table:table-cell>
          <table:table-cell office:value-type="float" office:value="160695" calcext:value-type="float">
            <text:p>160695</text:p>
          </table:table-cell>
          <table:table-cell office:value-type="float" office:value="139967" calcext:value-type="float">
            <text:p>139967</text:p>
          </table:table-cell>
          <table:table-cell office:value-type="float" office:value="140129" calcext:value-type="float">
            <text:p>140129</text:p>
          </table:table-cell>
          <table:table-cell office:value-type="float" office:value="140037" calcext:value-type="float">
            <text:p>140037</text:p>
          </table:table-cell>
          <table:table-cell office:value-type="float" office:value="145104" calcext:value-type="float">
            <text:p>145104</text:p>
          </table:table-cell>
          <table:table-cell office:value-type="float" office:value="140119" calcext:value-type="float">
            <text:p>140119</text:p>
          </table:table-cell>
          <table:table-cell table:number-columns-repeated="8" office:value-type="float" office:value="150480" calcext:value-type="float">
            <text:p>150480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50" calcext:value-type="float">
            <text:p>2550</text:p>
          </table:table-cell>
          <table:table-cell table:number-columns-repeated="4" office:value-type="float" office:value="2530" calcext:value-type="float">
            <text:p>2530</text:p>
          </table:table-cell>
          <table:table-cell office:value-type="float" office:value="2536.5" calcext:value-type="float">
            <text:p>2536,5</text:p>
          </table:table-cell>
          <table:table-cell office:value-type="float" office:value="2537" calcext:value-type="float">
            <text:p>2537</text:p>
          </table:table-cell>
          <table:table-cell office:value-type="float" office:value="2540.5" calcext:value-type="float">
            <text:p>2540,5</text:p>
          </table:table-cell>
          <table:table-cell office:value-type="float" office:value="2538" calcext:value-type="float">
            <text:p>2538</text:p>
          </table:table-cell>
          <table:table-cell office:value-type="float" office:value="2531.5" calcext:value-type="float">
            <text:p>2531,5</text:p>
          </table:table-cell>
          <table:table-cell office:value-type="float" office:value="2523" calcext:value-type="float">
            <text:p>2523</text:p>
          </table:table-cell>
          <table:table-cell office:value-type="float" office:value="2525" calcext:value-type="float">
            <text:p>2525</text:p>
          </table:table-cell>
          <table:table-cell office:value-type="float" office:value="2524.5" calcext:value-type="float">
            <text:p>2524,5</text:p>
          </table:table-cell>
          <table:table-cell office:value-type="float" office:value="2555" calcext:value-type="float">
            <text:p>2555</text:p>
          </table:table-cell>
          <table:table-cell office:value-type="float" office:value="2524" calcext:value-type="float">
            <text:p>2524</text:p>
          </table:table-cell>
          <table:table-cell table:number-columns-repeated="8" office:value-type="float" office:value="2530" calcext:value-type="float">
            <text:p>2530</text:p>
          </table:table-cell>
          <table:table-cell office:value-type="float" office:value="0.191523" calcext:value-type="float">
            <text:p>0,191523</text:p>
          </table:table-cell>
          <table:table-cell office:value-type="float" office:value="0.196941" calcext:value-type="float">
            <text:p>0,196941</text:p>
          </table:table-cell>
          <table:table-cell office:value-type="float" office:value="0.181321" calcext:value-type="float">
            <text:p>0,181321</text:p>
          </table:table-cell>
          <table:table-cell office:value-type="float" office:value="0.194098" calcext:value-type="float">
            <text:p>0,194098</text:p>
          </table:table-cell>
          <table:table-cell office:value-type="float" office:value="0.19527" calcext:value-type="float">
            <text:p>0,19527</text:p>
          </table:table-cell>
          <table:table-cell office:value-type="float" office:value="0.193139" calcext:value-type="float">
            <text:p>0,193139</text:p>
          </table:table-cell>
          <table:table-cell office:value-type="float" office:value="0.198075" calcext:value-type="float">
            <text:p>0,198075</text:p>
          </table:table-cell>
          <table:table-cell office:value-type="float" office:value="6.920128" calcext:value-type="float">
            <text:p>6,920128</text:p>
          </table:table-cell>
          <table:table-cell office:value-type="float" office:value="10.897973" calcext:value-type="float">
            <text:p>10,897973</text:p>
          </table:table-cell>
          <table:table-cell office:value-type="float" office:value="8.16421" calcext:value-type="float">
            <text:p>8,16421</text:p>
          </table:table-cell>
          <table:table-cell office:value-type="float" office:value="0.1755165" calcext:value-type="float">
            <text:p>0,1755165</text:p>
          </table:table-cell>
          <table:table-cell office:value-type="float" office:value="8.667383" calcext:value-type="float">
            <text:p>8,667383</text:p>
          </table:table-cell>
          <table:table-cell office:value-type="float" office:value="4.01895" calcext:value-type="float">
            <text:p>4,01895</text:p>
          </table:table-cell>
          <table:table-cell office:value-type="float" office:value="9.281279" calcext:value-type="float">
            <text:p>9,281279</text:p>
          </table:table-cell>
          <table:table-cell office:value-type="float" office:value="4.0918825" calcext:value-type="float">
            <text:p>4,0918825</text:p>
          </table:table-cell>
          <table:table-cell office:value-type="float" office:value="0.072428" calcext:value-type="float">
            <text:p>0,072428</text:p>
          </table:table-cell>
          <table:table-cell office:value-type="float" office:value="9.138962" calcext:value-type="float">
            <text:p>9,138962</text:p>
          </table:table-cell>
          <table:table-cell office:value-type="float" office:value="0.182378" calcext:value-type="float">
            <text:p>0,182378</text:p>
          </table:table-cell>
          <table:table-cell office:value-type="float" office:value="0.181651" calcext:value-type="float">
            <text:p>0,181651</text:p>
          </table:table-cell>
          <table:table-cell office:value-type="float" office:value="0.182897" calcext:value-type="float">
            <text:p>0,182897</text:p>
          </table:table-cell>
          <table:table-cell office:value-type="float" office:value="0.181527" calcext:value-type="float">
            <text:p>0,181527</text:p>
          </table:table-cell>
          <table:table-cell office:value-type="float" office:value="0.181627" calcext:value-type="float">
            <text:p>0,181627</text:p>
          </table:table-cell>
          <table:table-cell office:value-type="float" office:value="0.181288" calcext:value-type="float">
            <text:p>0,181288</text:p>
          </table:table-cell>
          <table:table-cell office:value-type="float" office:value="0.182481" calcext:value-type="float">
            <text:p>0,182481</text:p>
          </table:table-cell>
          <table:table-cell office:value-type="float" office:value="0.181383" calcext:value-type="float">
            <text:p>0,18138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table:number-columns-repeated="2"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7446" calcext:value-type="float">
            <text:p>177446</text:p>
          </table:table-cell>
          <table:table-cell office:value-type="float" office:value="187588" calcext:value-type="float">
            <text:p>187588</text:p>
          </table:table-cell>
          <table:table-cell office:value-type="float" office:value="188250" calcext:value-type="float">
            <text:p>188250</text:p>
          </table:table-cell>
          <table:table-cell office:value-type="float" office:value="188585" calcext:value-type="float">
            <text:p>188585</text:p>
          </table:table-cell>
          <table:table-cell office:value-type="float" office:value="176578" calcext:value-type="float">
            <text:p>176578</text:p>
          </table:table-cell>
          <table:table-cell office:value-type="float" office:value="187031" calcext:value-type="float">
            <text:p>187031</text:p>
          </table:table-cell>
          <table:table-cell office:value-type="float" office:value="165376" calcext:value-type="float">
            <text:p>165376</text:p>
          </table:table-cell>
          <table:table-cell office:value-type="float" office:value="165370" calcext:value-type="float">
            <text:p>165370</text:p>
          </table:table-cell>
          <table:table-cell office:value-type="float" office:value="165456" calcext:value-type="float">
            <text:p>165456</text:p>
          </table:table-cell>
          <table:table-cell office:value-type="float" office:value="171390" calcext:value-type="float">
            <text:p>171390</text:p>
          </table:table-cell>
          <table:table-cell office:value-type="float" office:value="165433" calcext:value-type="float">
            <text:p>165433</text:p>
          </table:table-cell>
          <table:table-cell office:value-type="float" office:value="176098" calcext:value-type="float">
            <text:p>176098</text:p>
          </table:table-cell>
          <table:table-cell table:number-columns-repeated="3" office:value-type="float" office:value="176444" calcext:value-type="float">
            <text:p>176444</text:p>
          </table:table-cell>
          <table:table-cell table:number-columns-repeated="2" office:value-type="float" office:value="176170" calcext:value-type="float">
            <text:p>17617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170" calcext:value-type="float">
            <text:p>176170</text:p>
          </table:table-cell>
          <table:table-cell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office:value-type="float" office:value="2535" calcext:value-type="float">
            <text:p>2535</text:p>
          </table:table-cell>
          <table:table-cell office:value-type="float" office:value="2544" calcext:value-type="float">
            <text:p>2544</text:p>
          </table:table-cell>
          <table:table-cell office:value-type="float" office:value="2530.5" calcext:value-type="float">
            <text:p>2530,5</text:p>
          </table:table-cell>
          <table:table-cell office:value-type="float" office:value="2529" calcext:value-type="float">
            <text:p>2529</text:p>
          </table:table-cell>
          <table:table-cell office:value-type="float" office:value="2534.5" calcext:value-type="float">
            <text:p>2534,5</text:p>
          </table:table-cell>
          <table:table-cell office:value-type="float" office:value="2552" calcext:value-type="float">
            <text:p>2552</text:p>
          </table:table-cell>
          <table:table-cell office:value-type="float" office:value="2532.5" calcext:value-type="float">
            <text:p>2532,5</text:p>
          </table:table-cell>
          <table:table-cell office:value-type="float" office:value="2522" calcext:value-type="float">
            <text:p>2522</text:p>
          </table:table-cell>
          <table:table-cell office:value-type="float" office:value="2523.5" calcext:value-type="float">
            <text:p>2523,5</text:p>
          </table:table-cell>
          <table:table-cell office:value-type="float" office:value="2524.5" calcext:value-type="float">
            <text:p>2524,5</text:p>
          </table:table-cell>
          <table:table-cell office:value-type="float" office:value="2563" calcext:value-type="float">
            <text:p>2563</text:p>
          </table:table-cell>
          <table:table-cell office:value-type="float" office:value="2526" calcext:value-type="float">
            <text:p>2526</text:p>
          </table:table-cell>
          <table:table-cell office:value-type="float" office:value="2535" calcext:value-type="float">
            <text:p>2535</text:p>
          </table:table-cell>
          <table:table-cell table:number-columns-repeated="3" office:value-type="float" office:value="2540" calcext:value-type="float">
            <text:p>2540</text:p>
          </table:table-cell>
          <table:table-cell table:number-columns-repeated="2"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31" calcext:value-type="float">
            <text:p>2531</text:p>
          </table:table-cell>
          <table:table-cell office:value-type="float" office:value="0.186273" calcext:value-type="float">
            <text:p>0,186273</text:p>
          </table:table-cell>
          <table:table-cell office:value-type="float" office:value="0.120292" calcext:value-type="float">
            <text:p>0,120292</text:p>
          </table:table-cell>
          <table:table-cell office:value-type="float" office:value="0.208955" calcext:value-type="float">
            <text:p>0,208955</text:p>
          </table:table-cell>
          <table:table-cell office:value-type="float" office:value="0.117831" calcext:value-type="float">
            <text:p>0,117831</text:p>
          </table:table-cell>
          <table:table-cell office:value-type="float" office:value="0.212128" calcext:value-type="float">
            <text:p>0,212128</text:p>
          </table:table-cell>
          <table:table-cell office:value-type="float" office:value="0.113521" calcext:value-type="float">
            <text:p>0,113521</text:p>
          </table:table-cell>
          <table:table-cell office:value-type="float" office:value="0.221646" calcext:value-type="float">
            <text:p>0,221646</text:p>
          </table:table-cell>
          <table:table-cell office:value-type="float" office:value="9.43002" calcext:value-type="float">
            <text:p>9,43002</text:p>
          </table:table-cell>
          <table:table-cell office:value-type="float" office:value="13.951278" calcext:value-type="float">
            <text:p>13,951278</text:p>
          </table:table-cell>
          <table:table-cell office:value-type="float" office:value="8.338829" calcext:value-type="float">
            <text:p>8,338829</text:p>
          </table:table-cell>
          <table:table-cell office:value-type="float" office:value="0.1935" calcext:value-type="float">
            <text:p>0,1935</text:p>
          </table:table-cell>
          <table:table-cell office:value-type="float" office:value="17.301345" calcext:value-type="float">
            <text:p>17,301345</text:p>
          </table:table-cell>
          <table:table-cell office:value-type="float" office:value="5.1902235" calcext:value-type="float">
            <text:p>5,1902235</text:p>
          </table:table-cell>
          <table:table-cell office:value-type="float" office:value="11.293371" calcext:value-type="float">
            <text:p>11,293371</text:p>
          </table:table-cell>
          <table:table-cell office:value-type="float" office:value="4.9006495" calcext:value-type="float">
            <text:p>4,9006495</text:p>
          </table:table-cell>
          <table:table-cell office:value-type="float" office:value="0.117798" calcext:value-type="float">
            <text:p>0,117798</text:p>
          </table:table-cell>
          <table:table-cell office:value-type="float" office:value="6.195722" calcext:value-type="float">
            <text:p>6,195722</text:p>
          </table:table-cell>
          <table:table-cell office:value-type="float" office:value="0.199556" calcext:value-type="float">
            <text:p>0,199556</text:p>
          </table:table-cell>
          <table:table-cell office:value-type="float" office:value="0.197861" calcext:value-type="float">
            <text:p>0,197861</text:p>
          </table:table-cell>
          <table:table-cell office:value-type="float" office:value="0.198815" calcext:value-type="float">
            <text:p>0,198815</text:p>
          </table:table-cell>
          <table:table-cell office:value-type="float" office:value="0.200096" calcext:value-type="float">
            <text:p>0,200096</text:p>
          </table:table-cell>
          <table:table-cell office:value-type="float" office:value="0.197374" calcext:value-type="float">
            <text:p>0,197374</text:p>
          </table:table-cell>
          <table:table-cell office:value-type="float" office:value="0.197467" calcext:value-type="float">
            <text:p>0,197467</text:p>
          </table:table-cell>
          <table:table-cell office:value-type="float" office:value="0.198106" calcext:value-type="float">
            <text:p>0,198106</text:p>
          </table:table-cell>
          <table:table-cell office:value-type="float" office:value="0.197275" calcext:value-type="float">
            <text:p>0,1972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884" calcext:value-type="float">
            <text:p>20188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3488" calcext:value-type="float">
            <text:p>203488</text:p>
          </table:table-cell>
          <table:table-cell office:value-type="float" office:value="215710" calcext:value-type="float">
            <text:p>215710</text:p>
          </table:table-cell>
          <table:table-cell office:value-type="float" office:value="216147" calcext:value-type="float">
            <text:p>216147</text:p>
          </table:table-cell>
          <table:table-cell office:value-type="float" office:value="216589" calcext:value-type="float">
            <text:p>216589</text:p>
          </table:table-cell>
          <table:table-cell office:value-type="float" office:value="201634" calcext:value-type="float">
            <text:p>201634</text:p>
          </table:table-cell>
          <table:table-cell office:value-type="float" office:value="215800" calcext:value-type="float">
            <text:p>215800</text:p>
          </table:table-cell>
          <table:table-cell office:value-type="float" office:value="190890" calcext:value-type="float">
            <text:p>190890</text:p>
          </table:table-cell>
          <table:table-cell office:value-type="float" office:value="191069" calcext:value-type="float">
            <text:p>191069</text:p>
          </table:table-cell>
          <table:table-cell office:value-type="float" office:value="190859" calcext:value-type="float">
            <text:p>190859</text:p>
          </table:table-cell>
          <table:table-cell office:value-type="float" office:value="198856" calcext:value-type="float">
            <text:p>198856</text:p>
          </table:table-cell>
          <table:table-cell office:value-type="float" office:value="191221" calcext:value-type="float">
            <text:p>191221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376" calcext:value-type="float">
            <text:p>20237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02376" calcext:value-type="float">
            <text:p>202376</text:p>
          </table:table-cell>
          <table:table-cell table:number-columns-repeated="2" office:value-type="float" office:value="201938" calcext:value-type="float">
            <text:p>201938</text:p>
          </table:table-cell>
          <table:table-cell table:number-columns-repeated="2" office:value-type="float" office:value="201916" calcext:value-type="float">
            <text:p>201916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36.5" calcext:value-type="float">
            <text:p>2536,5</text:p>
          </table:table-cell>
          <table:table-cell office:value-type="float" office:value="2540" calcext:value-type="float">
            <text:p>2540</text:p>
          </table:table-cell>
          <table:table-cell office:value-type="float" office:value="2537" calcext:value-type="float">
            <text:p>2537</text:p>
          </table:table-cell>
          <table:table-cell office:value-type="float" office:value="2556" calcext:value-type="float">
            <text:p>2556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float" office:value="2524" calcext:value-type="float">
            <text:p>2524</text:p>
          </table:table-cell>
          <table:table-cell office:value-type="float" office:value="2522.5" calcext:value-type="float">
            <text:p>2522,5</text:p>
          </table:table-cell>
          <table:table-cell office:value-type="float" office:value="2594" calcext:value-type="float">
            <text:p>2594</text:p>
          </table:table-cell>
          <table:table-cell office:value-type="float" office:value="2527" calcext:value-type="float">
            <text:p>2527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0.232057" calcext:value-type="float">
            <text:p>0,232057</text:p>
          </table:table-cell>
          <table:table-cell office:value-type="float" office:value="0.232105" calcext:value-type="float">
            <text:p>0,232105</text:p>
          </table:table-cell>
          <table:table-cell office:value-type="float" office:value="0.234748" calcext:value-type="float">
            <text:p>0,234748</text:p>
          </table:table-cell>
          <table:table-cell office:value-type="float" office:value="0.232666" calcext:value-type="float">
            <text:p>0,232666</text:p>
          </table:table-cell>
          <table:table-cell office:value-type="float" office:value="0.231348" calcext:value-type="float">
            <text:p>0,231348</text:p>
          </table:table-cell>
          <table:table-cell office:value-type="float" office:value="0.234288" calcext:value-type="float">
            <text:p>0,234288</text:p>
          </table:table-cell>
          <table:table-cell office:value-type="float" office:value="0.270228" calcext:value-type="float">
            <text:p>0,270228</text:p>
          </table:table-cell>
          <table:table-cell office:value-type="float" office:value="11.913363" calcext:value-type="float">
            <text:p>11,913363</text:p>
          </table:table-cell>
          <table:table-cell office:value-type="float" office:value="18.786752" calcext:value-type="float">
            <text:p>18,786752</text:p>
          </table:table-cell>
          <table:table-cell office:value-type="float" office:value="10.627569" calcext:value-type="float">
            <text:p>10,627569</text:p>
          </table:table-cell>
          <table:table-cell office:value-type="float" office:value="0.151078" calcext:value-type="float">
            <text:p>0,151078</text:p>
          </table:table-cell>
          <table:table-cell office:value-type="float" office:value="19.9761435" calcext:value-type="float">
            <text:p>19,9761435</text:p>
          </table:table-cell>
          <table:table-cell office:value-type="float" office:value="7.1385015" calcext:value-type="float">
            <text:p>7,1385015</text:p>
          </table:table-cell>
          <table:table-cell office:value-type="float" office:value="14.279882" calcext:value-type="float">
            <text:p>14,279882</text:p>
          </table:table-cell>
          <table:table-cell office:value-type="float" office:value="10.7542855" calcext:value-type="float">
            <text:p>10,7542855</text:p>
          </table:table-cell>
          <table:table-cell office:value-type="float" office:value="0.134412" calcext:value-type="float">
            <text:p>0,134412</text:p>
          </table:table-cell>
          <table:table-cell office:value-type="float" office:value="9.5716265" calcext:value-type="float">
            <text:p>9,5716265</text:p>
          </table:table-cell>
          <table:table-cell office:value-type="float" office:value="0.225061" calcext:value-type="float">
            <text:p>0,225061</text:p>
          </table:table-cell>
          <table:table-cell office:value-type="float" office:value="0.221516" calcext:value-type="float">
            <text:p>0,221516</text:p>
          </table:table-cell>
          <table:table-cell office:value-type="float" office:value="0.211392" calcext:value-type="float">
            <text:p>0,211392</text:p>
          </table:table-cell>
          <table:table-cell office:value-type="float" office:value="0.222498" calcext:value-type="float">
            <text:p>0,222498</text:p>
          </table:table-cell>
          <table:table-cell office:value-type="float" office:value="0.212922" calcext:value-type="float">
            <text:p>0,212922</text:p>
          </table:table-cell>
          <table:table-cell office:value-type="float" office:value="0.211644" calcext:value-type="float">
            <text:p>0,211644</text:p>
          </table:table-cell>
          <table:table-cell office:value-type="float" office:value="0.222697" calcext:value-type="float">
            <text:p>0,222697</text:p>
          </table:table-cell>
          <table:table-cell office:value-type="float" office:value="0.222819" calcext:value-type="float">
            <text:p>0,22281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262" calcext:value-type="float">
            <text:p>74262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376" calcext:value-type="float">
            <text:p>74376</text:p>
          </table:table-cell>
          <table:table-cell office:value-type="float" office:value="75546" calcext:value-type="float">
            <text:p>75546</text:p>
          </table:table-cell>
          <table:table-cell office:value-type="float" office:value="75102" calcext:value-type="float">
            <text:p>75102</text:p>
          </table:table-cell>
          <table:table-cell office:value-type="float" office:value="75009" calcext:value-type="float">
            <text:p>75009</text:p>
          </table:table-cell>
          <table:table-cell office:value-type="float" office:value="75478" calcext:value-type="float">
            <text:p>75478</text:p>
          </table:table-cell>
          <table:table-cell office:value-type="float" office:value="74818" calcext:value-type="float">
            <text:p>74818</text:p>
          </table:table-cell>
          <table:table-cell office:value-type="float" office:value="75147" calcext:value-type="float">
            <text:p>75147</text:p>
          </table:table-cell>
          <table:table-cell office:value-type="float" office:value="75411" calcext:value-type="float">
            <text:p>75411</text:p>
          </table:table-cell>
          <table:table-cell office:value-type="float" office:value="75214" calcext:value-type="float">
            <text:p>75214</text:p>
          </table:table-cell>
          <table:table-cell office:value-type="float" office:value="75812" calcext:value-type="float">
            <text:p>75812</text:p>
          </table:table-cell>
          <table:table-cell office:value-type="float" office:value="74738" calcext:value-type="float">
            <text:p>74738</text:p>
          </table:table-cell>
          <table:table-cell office:value-type="float" office:value="75264" calcext:value-type="float">
            <text:p>75264</text:p>
          </table:table-cell>
          <table:table-cell office:value-type="float" office:value="74376" calcext:value-type="float">
            <text:p>74376</text:p>
          </table:table-cell>
          <table:table-cell office:value-type="float" office:value="73898" calcext:value-type="float">
            <text:p>73898</text:p>
          </table:table-cell>
          <table:table-cell office:value-type="float" office:value="73662" calcext:value-type="float">
            <text:p>73662</text:p>
          </table:table-cell>
          <table:table-cell office:value-type="float" office:value="73728" calcext:value-type="float">
            <text:p>73728</text:p>
          </table:table-cell>
          <table:table-cell office:value-type="float" office:value="73116" calcext:value-type="float">
            <text:p>73116</text:p>
          </table:table-cell>
          <table:table-cell office:value-type="float" office:value="73226" calcext:value-type="float">
            <text:p>73226</text:p>
          </table:table-cell>
          <table:table-cell office:value-type="float" office:value="74376" calcext:value-type="float">
            <text:p>74376</text:p>
          </table:table-cell>
          <table:table-cell office:value-type="float" office:value="73344" calcext:value-type="float">
            <text:p>73344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86" calcext:value-type="float">
            <text:p>1286</text:p>
          </table:table-cell>
          <table:table-cell office:value-type="float" office:value="1350" calcext:value-type="float">
            <text:p>1350</text:p>
          </table:table-cell>
          <table:table-cell office:value-type="float" office:value="1321" calcext:value-type="float">
            <text:p>1321</text:p>
          </table:table-cell>
          <table:table-cell office:value-type="float" office:value="1314.5" calcext:value-type="float">
            <text:p>1314,5</text:p>
          </table:table-cell>
          <table:table-cell office:value-type="float" office:value="1329" calcext:value-type="float">
            <text:p>1329</text:p>
          </table:table-cell>
          <table:table-cell office:value-type="float" office:value="1319" calcext:value-type="float">
            <text:p>1319</text:p>
          </table:table-cell>
          <table:table-cell office:value-type="float" office:value="1316" calcext:value-type="float">
            <text:p>1316</text:p>
          </table:table-cell>
          <table:table-cell office:value-type="float" office:value="1329" calcext:value-type="float">
            <text:p>1329</text:p>
          </table:table-cell>
          <table:table-cell office:value-type="float" office:value="1333" calcext:value-type="float">
            <text:p>1333</text:p>
          </table:table-cell>
          <table:table-cell office:value-type="float" office:value="1350" calcext:value-type="float">
            <text:p>1350</text:p>
          </table:table-cell>
          <table:table-cell office:value-type="float" office:value="1319" calcext:value-type="float">
            <text:p>1319</text:p>
          </table:table-cell>
          <table:table-cell office:value-type="float" office:value="1332.5" calcext:value-type="float">
            <text:p>1332,5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277" calcext:value-type="float">
            <text:p>1277</text:p>
          </table:table-cell>
          <table:table-cell office:value-type="float" office:value="1266" calcext:value-type="float">
            <text:p>1266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86" calcext:value-type="float">
            <text:p>1286</text:p>
          </table:table-cell>
          <table:table-cell office:value-type="float" office:value="1280" calcext:value-type="float">
            <text:p>1280</text:p>
          </table:table-cell>
          <table:table-cell office:value-type="float" office:value="0.092337" calcext:value-type="float">
            <text:p>0,092337</text:p>
          </table:table-cell>
          <table:table-cell office:value-type="float" office:value="0.096366" calcext:value-type="float">
            <text:p>0,096366</text:p>
          </table:table-cell>
          <table:table-cell office:value-type="float" office:value="0.093389" calcext:value-type="float">
            <text:p>0,093389</text:p>
          </table:table-cell>
          <table:table-cell office:value-type="float" office:value="0.092317" calcext:value-type="float">
            <text:p>0,092317</text:p>
          </table:table-cell>
          <table:table-cell office:value-type="float" office:value="0.096521" calcext:value-type="float">
            <text:p>0,096521</text:p>
          </table:table-cell>
          <table:table-cell office:value-type="float" office:value="0.092338" calcext:value-type="float">
            <text:p>0,092338</text:p>
          </table:table-cell>
          <table:table-cell office:value-type="float" office:value="0.103669" calcext:value-type="float">
            <text:p>0,103669</text:p>
          </table:table-cell>
          <table:table-cell office:value-type="float" office:value="22.529376" calcext:value-type="float">
            <text:p>22,529376</text:p>
          </table:table-cell>
          <table:table-cell office:value-type="float" office:value="80.644226" calcext:value-type="float">
            <text:p>80,644226</text:p>
          </table:table-cell>
          <table:table-cell office:value-type="float" office:value="22.711164" calcext:value-type="float">
            <text:p>22,711164</text:p>
          </table:table-cell>
          <table:table-cell office:value-type="float" office:value="0.288714" calcext:value-type="float">
            <text:p>0,288714</text:p>
          </table:table-cell>
          <table:table-cell office:value-type="float" office:value="27.2883125" calcext:value-type="float">
            <text:p>27,2883125</text:p>
          </table:table-cell>
          <table:table-cell office:value-type="float" office:value="39.2561165" calcext:value-type="float">
            <text:p>39,2561165</text:p>
          </table:table-cell>
          <table:table-cell office:value-type="float" office:value="50.781795" calcext:value-type="float">
            <text:p>50,781795</text:p>
          </table:table-cell>
          <table:table-cell office:value-type="float" office:value="26.6811725" calcext:value-type="float">
            <text:p>26,6811725</text:p>
          </table:table-cell>
          <table:table-cell office:value-type="float" office:value="0.323834" calcext:value-type="float">
            <text:p>0,323834</text:p>
          </table:table-cell>
          <table:table-cell office:value-type="float" office:value="30.709022" calcext:value-type="float">
            <text:p>30,709022</text:p>
          </table:table-cell>
          <table:table-cell office:value-type="float" office:value="0.091515" calcext:value-type="float">
            <text:p>0,091515</text:p>
          </table:table-cell>
          <table:table-cell office:value-type="float" office:value="0.098444" calcext:value-type="float">
            <text:p>0,098444</text:p>
          </table:table-cell>
          <table:table-cell office:value-type="float" office:value="0.100338" calcext:value-type="float">
            <text:p>0,100338</text:p>
          </table:table-cell>
          <table:table-cell office:value-type="float" office:value="0.107696" calcext:value-type="float">
            <text:p>0,107696</text:p>
          </table:table-cell>
          <table:table-cell office:value-type="float" office:value="0.112641" calcext:value-type="float">
            <text:p>0,112641</text:p>
          </table:table-cell>
          <table:table-cell office:value-type="float" office:value="0.114083" calcext:value-type="float">
            <text:p>0,114083</text:p>
          </table:table-cell>
          <table:table-cell office:value-type="float" office:value="0.091129" calcext:value-type="float">
            <text:p>0,091129</text:p>
          </table:table-cell>
          <table:table-cell office:value-type="float" office:value="0.167599" calcext:value-type="float">
            <text:p>0,1675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5852" calcext:value-type="float">
            <text:p>95852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6020" calcext:value-type="float">
            <text:p>96020</text:p>
          </table:table-cell>
          <table:table-cell office:value-type="float" office:value="96128" calcext:value-type="float">
            <text:p>96128</text:p>
          </table:table-cell>
          <table:table-cell office:value-type="float" office:value="97515" calcext:value-type="float">
            <text:p>97515</text:p>
          </table:table-cell>
          <table:table-cell office:value-type="float" office:value="97281" calcext:value-type="float">
            <text:p>97281</text:p>
          </table:table-cell>
          <table:table-cell office:value-type="float" office:value="98002" calcext:value-type="float">
            <text:p>98002</text:p>
          </table:table-cell>
          <table:table-cell office:value-type="float" office:value="93720" calcext:value-type="float">
            <text:p>93720</text:p>
          </table:table-cell>
          <table:table-cell office:value-type="float" office:value="97567" calcext:value-type="float">
            <text:p>97567</text:p>
          </table:table-cell>
          <table:table-cell office:value-type="float" office:value="89489" calcext:value-type="float">
            <text:p>89489</text:p>
          </table:table-cell>
          <table:table-cell office:value-type="float" office:value="89479" calcext:value-type="float">
            <text:p>89479</text:p>
          </table:table-cell>
          <table:table-cell office:value-type="float" office:value="89261" calcext:value-type="float">
            <text:p>89261</text:p>
          </table:table-cell>
          <table:table-cell office:value-type="float" office:value="88396" calcext:value-type="float">
            <text:p>88396</text:p>
          </table:table-cell>
          <table:table-cell office:value-type="float" office:value="89340" calcext:value-type="float">
            <text:p>89340</text:p>
          </table:table-cell>
          <table:table-cell office:value-type="float" office:value="96020" calcext:value-type="float">
            <text:p>96020</text:p>
          </table:table-cell>
          <table:table-cell office:value-type="float" office:value="97124" calcext:value-type="float">
            <text:p>97124</text:p>
          </table:table-cell>
          <table:table-cell office:value-type="float" office:value="97484" calcext:value-type="float">
            <text:p>97484</text:p>
          </table:table-cell>
          <table:table-cell office:value-type="float" office:value="97476" calcext:value-type="float">
            <text:p>97476</text:p>
          </table:table-cell>
          <table:table-cell office:value-type="float" office:value="98150" calcext:value-type="float">
            <text:p>98150</text:p>
          </table:table-cell>
          <table:table-cell office:value-type="float" office:value="96880" calcext:value-type="float">
            <text:p>96880</text:p>
          </table:table-cell>
          <table:table-cell office:value-type="float" office:value="96020" calcext:value-type="float">
            <text:p>96020</text:p>
          </table:table-cell>
          <table:table-cell office:value-type="float" office:value="97558" calcext:value-type="float">
            <text:p>97558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55" calcext:value-type="float">
            <text:p>1055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86" calcext:value-type="float">
            <text:p>1086</text:p>
          </table:table-cell>
          <table:table-cell office:value-type="float" office:value="1067.5" calcext:value-type="float">
            <text:p>1067,5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83" calcext:value-type="float">
            <text:p>1083</text:p>
          </table:table-cell>
          <table:table-cell office:value-type="float" office:value="1065" calcext:value-type="float">
            <text:p>1065</text:p>
          </table:table-cell>
          <table:table-cell office:value-type="float" office:value="1061.5" calcext:value-type="float">
            <text:p>1061,5</text:p>
          </table:table-cell>
          <table:table-cell table:number-columns-repeated="2" office:value-type="float" office:value="1057.5" calcext:value-type="float">
            <text:p>1057,5</text:p>
          </table:table-cell>
          <table:table-cell office:value-type="float" office:value="1073" calcext:value-type="float">
            <text:p>1073</text:p>
          </table:table-cell>
          <table:table-cell office:value-type="float" office:value="1061" calcext:value-type="float">
            <text:p>1061</text:p>
          </table:table-cell>
          <table:table-cell office:value-type="float" office:value="1066" calcext:value-type="float">
            <text:p>1066</text:p>
          </table:table-cell>
          <table:table-cell office:value-type="float" office:value="1076" calcext:value-type="float">
            <text:p>1076</text:p>
          </table:table-cell>
          <table:table-cell office:value-type="float" office:value="1083" calcext:value-type="float">
            <text:p>1083</text:p>
          </table:table-cell>
          <table:table-cell office:value-type="float" office:value="1096" calcext:value-type="float">
            <text:p>1096</text:p>
          </table:table-cell>
          <table:table-cell office:value-type="float" office:value="1094" calcext:value-type="float">
            <text:p>1094</text:p>
          </table:table-cell>
          <table:table-cell office:value-type="float" office:value="1081" calcext:value-type="float">
            <text:p>1081</text:p>
          </table:table-cell>
          <table:table-cell office:value-type="float" office:value="1066" calcext:value-type="float">
            <text:p>1066</text:p>
          </table:table-cell>
          <table:table-cell office:value-type="float" office:value="1091" calcext:value-type="float">
            <text:p>1091</text:p>
          </table:table-cell>
          <table:table-cell office:value-type="float" office:value="0.131485" calcext:value-type="float">
            <text:p>0,131485</text:p>
          </table:table-cell>
          <table:table-cell office:value-type="float" office:value="0.200636" calcext:value-type="float">
            <text:p>0,200636</text:p>
          </table:table-cell>
          <table:table-cell office:value-type="float" office:value="0.208627" calcext:value-type="float">
            <text:p>0,208627</text:p>
          </table:table-cell>
          <table:table-cell office:value-type="float" office:value="0.130792" calcext:value-type="float">
            <text:p>0,130792</text:p>
          </table:table-cell>
          <table:table-cell office:value-type="float" office:value="0.202141" calcext:value-type="float">
            <text:p>0,202141</text:p>
          </table:table-cell>
          <table:table-cell office:value-type="float" office:value="0.179699" calcext:value-type="float">
            <text:p>0,179699</text:p>
          </table:table-cell>
          <table:table-cell office:value-type="float" office:value="0.240617" calcext:value-type="float">
            <text:p>0,240617</text:p>
          </table:table-cell>
          <table:table-cell office:value-type="float" office:value="18.590761" calcext:value-type="float">
            <text:p>18,590761</text:p>
          </table:table-cell>
          <table:table-cell office:value-type="float" office:value="33.5646675" calcext:value-type="float">
            <text:p>33,5646675</text:p>
          </table:table-cell>
          <table:table-cell office:value-type="float" office:value="19.041257" calcext:value-type="float">
            <text:p>19,041257</text:p>
          </table:table-cell>
          <table:table-cell office:value-type="float" office:value="0.278846" calcext:value-type="float">
            <text:p>0,278846</text:p>
          </table:table-cell>
          <table:table-cell office:value-type="float" office:value="32.559996" calcext:value-type="float">
            <text:p>32,559996</text:p>
          </table:table-cell>
          <table:table-cell office:value-type="float" office:value="7.963139" calcext:value-type="float">
            <text:p>7,963139</text:p>
          </table:table-cell>
          <table:table-cell office:value-type="float" office:value="10.516763" calcext:value-type="float">
            <text:p>10,516763</text:p>
          </table:table-cell>
          <table:table-cell office:value-type="float" office:value="6.9639585" calcext:value-type="float">
            <text:p>6,9639585</text:p>
          </table:table-cell>
          <table:table-cell office:value-type="float" office:value="0.106176" calcext:value-type="float">
            <text:p>0,106176</text:p>
          </table:table-cell>
          <table:table-cell office:value-type="float" office:value="13.986126" calcext:value-type="float">
            <text:p>13,986126</text:p>
          </table:table-cell>
          <table:table-cell office:value-type="float" office:value="0.111807" calcext:value-type="float">
            <text:p>0,111807</text:p>
          </table:table-cell>
          <table:table-cell office:value-type="float" office:value="0.206744" calcext:value-type="float">
            <text:p>0,206744</text:p>
          </table:table-cell>
          <table:table-cell office:value-type="float" office:value="0.237252" calcext:value-type="float">
            <text:p>0,237252</text:p>
          </table:table-cell>
          <table:table-cell office:value-type="float" office:value="0.332722" calcext:value-type="float">
            <text:p>0,332722</text:p>
          </table:table-cell>
          <table:table-cell office:value-type="float" office:value="0.288383" calcext:value-type="float">
            <text:p>0,288383</text:p>
          </table:table-cell>
          <table:table-cell office:value-type="float" office:value="0.308706" calcext:value-type="float">
            <text:p>0,308706</text:p>
          </table:table-cell>
          <table:table-cell office:value-type="float" office:value="0.192625" calcext:value-type="float">
            <text:p>0,192625</text:p>
          </table:table-cell>
          <table:table-cell office:value-type="float" office:value="0.311843" calcext:value-type="float">
            <text:p>0,31184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98" calcext:value-type="float">
            <text:p>110898</text:p>
          </table:table-cell>
          <table:table-cell office:value-type="float" office:value="108548" calcext:value-type="float">
            <text:p>108548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898" calcext:value-type="float">
            <text:p>110898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2976" calcext:value-type="float">
            <text:p>112976</text:p>
          </table:table-cell>
          <table:table-cell office:value-type="float" office:value="117846" calcext:value-type="float">
            <text:p>117846</text:p>
          </table:table-cell>
          <table:table-cell office:value-type="float" office:value="117728" calcext:value-type="float">
            <text:p>117728</text:p>
          </table:table-cell>
          <table:table-cell office:value-type="float" office:value="119256" calcext:value-type="float">
            <text:p>119256</text:p>
          </table:table-cell>
          <table:table-cell office:value-type="float" office:value="104402" calcext:value-type="float">
            <text:p>104402</text:p>
          </table:table-cell>
          <table:table-cell office:value-type="float" office:value="116667" calcext:value-type="float">
            <text:p>116667</text:p>
          </table:table-cell>
          <table:table-cell office:value-type="float" office:value="99236" calcext:value-type="float">
            <text:p>99236</text:p>
          </table:table-cell>
          <table:table-cell office:value-type="float" office:value="99001" calcext:value-type="float">
            <text:p>99001</text:p>
          </table:table-cell>
          <table:table-cell office:value-type="float" office:value="99035" calcext:value-type="float">
            <text:p>99035</text:p>
          </table:table-cell>
          <table:table-cell office:value-type="float" office:value="99956" calcext:value-type="float">
            <text:p>99956</text:p>
          </table:table-cell>
          <table:table-cell office:value-type="float" office:value="98899" calcext:value-type="float">
            <text:p>98899</text:p>
          </table:table-cell>
          <table:table-cell office:value-type="float" office:value="108414" calcext:value-type="float">
            <text:p>108414</text:p>
          </table:table-cell>
          <table:table-cell table:number-columns-repeated="3" office:value-type="float" office:value="110298" calcext:value-type="float">
            <text:p>110298</text:p>
          </table:table-cell>
          <table:table-cell office:value-type="float" office:value="110180" calcext:value-type="float">
            <text:p>110180</text:p>
          </table:table-cell>
          <table:table-cell office:value-type="float" office:value="111186" calcext:value-type="float">
            <text:p>111186</text:p>
          </table:table-cell>
          <table:table-cell office:value-type="float" office:value="108414" calcext:value-type="float">
            <text:p>108414</text:p>
          </table:table-cell>
          <table:table-cell office:value-type="float" office:value="109970" calcext:value-type="float">
            <text:p>109970</text:p>
          </table:table-cell>
          <table:table-cell office:value-type="float" office:value="1067" calcext:value-type="float">
            <text:p>1067</text:p>
          </table:table-cell>
          <table:table-cell office:value-type="float" office:value="1096" calcext:value-type="float">
            <text:p>1096</text:p>
          </table:table-cell>
          <table:table-cell office:value-type="float" office:value="1074" calcext:value-type="float">
            <text:p>1074</text:p>
          </table:table-cell>
          <table:table-cell office:value-type="float" office:value="1067" calcext:value-type="float">
            <text:p>1067</text:p>
          </table:table-cell>
          <table:table-cell office:value-type="float" office:value="1096" calcext:value-type="float">
            <text:p>1096</text:p>
          </table:table-cell>
          <table:table-cell office:value-type="float" office:value="1062" calcext:value-type="float">
            <text:p>1062</text:p>
          </table:table-cell>
          <table:table-cell office:value-type="float" office:value="1086" calcext:value-type="float">
            <text:p>1086</text:p>
          </table:table-cell>
          <table:table-cell office:value-type="float" office:value="1067" calcext:value-type="float">
            <text:p>1067</text:p>
          </table:table-cell>
          <table:table-cell office:value-type="float" office:value="1069" calcext:value-type="float">
            <text:p>1069</text:p>
          </table:table-cell>
          <table:table-cell office:value-type="float" office:value="1067" calcext:value-type="float">
            <text:p>1067</text:p>
          </table:table-cell>
          <table:table-cell office:value-type="float" office:value="1066" calcext:value-type="float">
            <text:p>1066</text:p>
          </table:table-cell>
          <table:table-cell office:value-type="float" office:value="1066.5" calcext:value-type="float">
            <text:p>1066,5</text:p>
          </table:table-cell>
          <table:table-cell office:value-type="float" office:value="1056.5" calcext:value-type="float">
            <text:p>1056,5</text:p>
          </table:table-cell>
          <table:table-cell office:value-type="float" office:value="1050.5" calcext:value-type="float">
            <text:p>1050,5</text:p>
          </table:table-cell>
          <table:table-cell office:value-type="float" office:value="1053.5" calcext:value-type="float">
            <text:p>1053,5</text:p>
          </table:table-cell>
          <table:table-cell office:value-type="float" office:value="1093" calcext:value-type="float">
            <text:p>1093</text:p>
          </table:table-cell>
          <table:table-cell office:value-type="float" office:value="1053" calcext:value-type="float">
            <text:p>1053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office:value-type="float" office:value="1101" calcext:value-type="float">
            <text:p>1101</text:p>
          </table:table-cell>
          <table:table-cell office:value-type="float" office:value="1062" calcext:value-type="float">
            <text:p>1062</text:p>
          </table:table-cell>
          <table:table-cell office:value-type="float" office:value="1102" calcext:value-type="float">
            <text:p>1102</text:p>
          </table:table-cell>
          <table:table-cell office:value-type="float" office:value="0.263217" calcext:value-type="float">
            <text:p>0,263217</text:p>
          </table:table-cell>
          <table:table-cell office:value-type="float" office:value="0.269596" calcext:value-type="float">
            <text:p>0,269596</text:p>
          </table:table-cell>
          <table:table-cell office:value-type="float" office:value="0.23927" calcext:value-type="float">
            <text:p>0,23927</text:p>
          </table:table-cell>
          <table:table-cell office:value-type="float" office:value="0.260736" calcext:value-type="float">
            <text:p>0,260736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223813" calcext:value-type="float">
            <text:p>0,223813</text:p>
          </table:table-cell>
          <table:table-cell office:value-type="float" office:value="0.364612" calcext:value-type="float">
            <text:p>0,364612</text:p>
          </table:table-cell>
          <table:table-cell office:value-type="float" office:value="32.5425865" calcext:value-type="float">
            <text:p>32,5425865</text:p>
          </table:table-cell>
          <table:table-cell office:value-type="float" office:value="32.9767225" calcext:value-type="float">
            <text:p>32,9767225</text:p>
          </table:table-cell>
          <table:table-cell office:value-type="float" office:value="19.4784965" calcext:value-type="float">
            <text:p>19,4784965</text:p>
          </table:table-cell>
          <table:table-cell office:value-type="float" office:value="0.2512735" calcext:value-type="float">
            <text:p>0,2512735</text:p>
          </table:table-cell>
          <table:table-cell office:value-type="float" office:value="21.2298525" calcext:value-type="float">
            <text:p>21,2298525</text:p>
          </table:table-cell>
          <table:table-cell office:value-type="float" office:value="6.096465" calcext:value-type="float">
            <text:p>6,096465</text:p>
          </table:table-cell>
          <table:table-cell office:value-type="float" office:value="14.2842625" calcext:value-type="float">
            <text:p>14,2842625</text:p>
          </table:table-cell>
          <table:table-cell office:value-type="float" office:value="5.9677425" calcext:value-type="float">
            <text:p>5,9677425</text:p>
          </table:table-cell>
          <table:table-cell office:value-type="float" office:value="0.074076" calcext:value-type="float">
            <text:p>0,074076</text:p>
          </table:table-cell>
          <table:table-cell office:value-type="float" office:value="7.2890675" calcext:value-type="float">
            <text:p>7,2890675</text:p>
          </table:table-cell>
          <table:table-cell office:value-type="float" office:value="0.220126" calcext:value-type="float">
            <text:p>0,220126</text:p>
          </table:table-cell>
          <table:table-cell office:value-type="float" office:value="0.251842" calcext:value-type="float">
            <text:p>0,251842</text:p>
          </table:table-cell>
          <table:table-cell office:value-type="float" office:value="0.250784" calcext:value-type="float">
            <text:p>0,250784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263021" calcext:value-type="float">
            <text:p>0,263021</text:p>
          </table:table-cell>
          <table:table-cell office:value-type="float" office:value="0.263012" calcext:value-type="float">
            <text:p>0,263012</text:p>
          </table:table-cell>
          <table:table-cell office:value-type="float" office:value="0.214164" calcext:value-type="float">
            <text:p>0,214164</text:p>
          </table:table-cell>
          <table:table-cell office:value-type="float" office:value="0.258549" calcext:value-type="float">
            <text:p>0,25854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036" calcext:value-type="float">
            <text:p>120036</text:p>
          </table:table-cell>
          <table:table-cell office:value-type="float" office:value="120252" calcext:value-type="float">
            <text:p>120252</text:p>
          </table:table-cell>
          <table:table-cell office:value-type="float" office:value="120364" calcext:value-type="float">
            <text:p>120364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4756" calcext:value-type="float">
            <text:p>124756</text:p>
          </table:table-cell>
          <table:table-cell office:value-type="float" office:value="131939" calcext:value-type="float">
            <text:p>131939</text:p>
          </table:table-cell>
          <table:table-cell office:value-type="float" office:value="130940" calcext:value-type="float">
            <text:p>130940</text:p>
          </table:table-cell>
          <table:table-cell office:value-type="float" office:value="134697" calcext:value-type="float">
            <text:p>134697</text:p>
          </table:table-cell>
          <table:table-cell office:value-type="float" office:value="114608" calcext:value-type="float">
            <text:p>114608</text:p>
          </table:table-cell>
          <table:table-cell office:value-type="float" office:value="131857" calcext:value-type="float">
            <text:p>131857</text:p>
          </table:table-cell>
          <table:table-cell office:value-type="float" office:value="109068" calcext:value-type="float">
            <text:p>109068</text:p>
          </table:table-cell>
          <table:table-cell office:value-type="float" office:value="109321" calcext:value-type="float">
            <text:p>109321</text:p>
          </table:table-cell>
          <table:table-cell office:value-type="float" office:value="109310" calcext:value-type="float">
            <text:p>109310</text:p>
          </table:table-cell>
          <table:table-cell office:value-type="float" office:value="110268" calcext:value-type="float">
            <text:p>110268</text:p>
          </table:table-cell>
          <table:table-cell office:value-type="float" office:value="109284" calcext:value-type="float">
            <text:p>109284</text:p>
          </table:table-cell>
          <table:table-cell office:value-type="float" office:value="120116" calcext:value-type="float">
            <text:p>120116</text:p>
          </table:table-cell>
          <table:table-cell table:number-columns-repeated="2" office:value-type="float" office:value="119208" calcext:value-type="float">
            <text:p>119208</text:p>
          </table:table-cell>
          <table:table-cell office:value-type="float" office:value="121106" calcext:value-type="float">
            <text:p>121106</text:p>
          </table:table-cell>
          <table:table-cell table:number-columns-repeated="2" office:value-type="float" office:value="120216" calcext:value-type="float">
            <text:p>120216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0478" calcext:value-type="float">
            <text:p>120478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95" calcext:value-type="float">
            <text:p>1095</text:p>
          </table:table-cell>
          <table:table-cell office:value-type="float" office:value="1082" calcext:value-type="float">
            <text:p>1082</text:p>
          </table:table-cell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  <table:table-cell office:value-type="float" office:value="1080" calcext:value-type="float">
            <text:p>1080</text:p>
          </table:table-cell>
          <table:table-cell office:value-type="float" office:value="1067" calcext:value-type="float">
            <text:p>1067</text:p>
          </table:table-cell>
          <table:table-cell office:value-type="float" office:value="1064" calcext:value-type="float">
            <text:p>1064</text:p>
          </table:table-cell>
          <table:table-cell office:value-type="float" office:value="1067" calcext:value-type="float">
            <text:p>1067</text:p>
          </table:table-cell>
          <table:table-cell office:value-type="float" office:value="1081" calcext:value-type="float">
            <text:p>1081</text:p>
          </table:table-cell>
          <table:table-cell office:value-type="float" office:value="1066" calcext:value-type="float">
            <text:p>1066</text:p>
          </table:table-cell>
          <table:table-cell office:value-type="float" office:value="1047" calcext:value-type="float">
            <text:p>1047</text:p>
          </table:table-cell>
          <table:table-cell office:value-type="float" office:value="1048.5" calcext:value-type="float">
            <text:p>1048,5</text:p>
          </table:table-cell>
          <table:table-cell office:value-type="float" office:value="1044.5" calcext:value-type="float">
            <text:p>1044,5</text:p>
          </table:table-cell>
          <table:table-cell office:value-type="float" office:value="1079" calcext:value-type="float">
            <text:p>1079</text:p>
          </table:table-cell>
          <table:table-cell office:value-type="float" office:value="1047" calcext:value-type="float">
            <text:p>1047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078" calcext:value-type="float">
            <text:p>1078</text:p>
          </table:table-cell>
          <table:table-cell office:value-type="float" office:value="1097" calcext:value-type="float">
            <text:p>1097</text:p>
          </table:table-cell>
          <table:table-cell office:value-type="float" office:value="0.139889" calcext:value-type="float">
            <text:p>0,139889</text:p>
          </table:table-cell>
          <table:table-cell office:value-type="float" office:value="0.178868" calcext:value-type="float">
            <text:p>0,178868</text:p>
          </table:table-cell>
          <table:table-cell office:value-type="float" office:value="0.142899" calcext:value-type="float">
            <text:p>0,142899</text:p>
          </table:table-cell>
          <table:table-cell office:value-type="float" office:value="0.175179" calcext:value-type="float">
            <text:p>0,175179</text:p>
          </table:table-cell>
          <table:table-cell office:value-type="float" office:value="0.153697" calcext:value-type="float">
            <text:p>0,153697</text:p>
          </table:table-cell>
          <table:table-cell office:value-type="float" office:value="0.141283" calcext:value-type="float">
            <text:p>0,141283</text:p>
          </table:table-cell>
          <table:table-cell office:value-type="float" office:value="0.21781" calcext:value-type="float">
            <text:p>0,21781</text:p>
          </table:table-cell>
          <table:table-cell office:value-type="float" office:value="19.679091" calcext:value-type="float">
            <text:p>19,679091</text:p>
          </table:table-cell>
          <table:table-cell office:value-type="float" office:value="36.5617465" calcext:value-type="float">
            <text:p>36,5617465</text:p>
          </table:table-cell>
          <table:table-cell office:value-type="float" office:value="29.22365" calcext:value-type="float">
            <text:p>29,22365</text:p>
          </table:table-cell>
          <table:table-cell office:value-type="float" office:value="0.2060405" calcext:value-type="float">
            <text:p>0,2060405</text:p>
          </table:table-cell>
          <table:table-cell office:value-type="float" office:value="22.597124" calcext:value-type="float">
            <text:p>22,597124</text:p>
          </table:table-cell>
          <table:table-cell office:value-type="float" office:value="11.0765785" calcext:value-type="float">
            <text:p>11,0765785</text:p>
          </table:table-cell>
          <table:table-cell office:value-type="float" office:value="20.874636" calcext:value-type="float">
            <text:p>20,874636</text:p>
          </table:table-cell>
          <table:table-cell office:value-type="float" office:value="6.3534415" calcext:value-type="float">
            <text:p>6,3534415</text:p>
          </table:table-cell>
          <table:table-cell office:value-type="float" office:value="0.11596" calcext:value-type="float">
            <text:p>0,11596</text:p>
          </table:table-cell>
          <table:table-cell office:value-type="float" office:value="8.029557" calcext:value-type="float">
            <text:p>8,029557</text:p>
          </table:table-cell>
          <table:table-cell office:value-type="float" office:value="0.255722" calcext:value-type="float">
            <text:p>0,255722</text:p>
          </table:table-cell>
          <table:table-cell office:value-type="float" office:value="0.130673" calcext:value-type="float">
            <text:p>0,130673</text:p>
          </table:table-cell>
          <table:table-cell office:value-type="float" office:value="0.126811" calcext:value-type="float">
            <text:p>0,126811</text:p>
          </table:table-cell>
          <table:table-cell office:value-type="float" office:value="0.141064" calcext:value-type="float">
            <text:p>0,141064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176264" calcext:value-type="float">
            <text:p>0,176264</text:p>
          </table:table-cell>
          <table:table-cell office:value-type="float" office:value="0.139134" calcext:value-type="float">
            <text:p>0,139134</text:p>
          </table:table-cell>
          <table:table-cell office:value-type="float" office:value="0.220531" calcext:value-type="float">
            <text:p>0,22053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2524" calcext:value-type="float">
            <text:p>132524</text:p>
          </table:table-cell>
          <table:table-cell office:value-type="float" office:value="130020" calcext:value-type="float">
            <text:p>13002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2524" calcext:value-type="float">
            <text:p>132524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3360" calcext:value-type="float">
            <text:p>133360</text:p>
          </table:table-cell>
          <table:table-cell office:value-type="float" office:value="145876" calcext:value-type="float">
            <text:p>145876</text:p>
          </table:table-cell>
          <table:table-cell office:value-type="float" office:value="144310" calcext:value-type="float">
            <text:p>144310</text:p>
          </table:table-cell>
          <table:table-cell office:value-type="float" office:value="148185" calcext:value-type="float">
            <text:p>148185</text:p>
          </table:table-cell>
          <table:table-cell office:value-type="float" office:value="127312" calcext:value-type="float">
            <text:p>127312</text:p>
          </table:table-cell>
          <table:table-cell office:value-type="float" office:value="145668" calcext:value-type="float">
            <text:p>145668</text:p>
          </table:table-cell>
          <table:table-cell office:value-type="float" office:value="119641" calcext:value-type="float">
            <text:p>119641</text:p>
          </table:table-cell>
          <table:table-cell office:value-type="float" office:value="119802" calcext:value-type="float">
            <text:p>119802</text:p>
          </table:table-cell>
          <table:table-cell office:value-type="float" office:value="119815" calcext:value-type="float">
            <text:p>119815</text:p>
          </table:table-cell>
          <table:table-cell office:value-type="float" office:value="123196" calcext:value-type="float">
            <text:p>123196</text:p>
          </table:table-cell>
          <table:table-cell office:value-type="float" office:value="119774" calcext:value-type="float">
            <text:p>119774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1708" calcext:value-type="float">
            <text:p>131708</text:p>
          </table:table-cell>
          <table:table-cell office:value-type="float" office:value="132618" calcext:value-type="float">
            <text:p>132618</text:p>
          </table:table-cell>
          <table:table-cell office:value-type="float" office:value="132704" calcext:value-type="float">
            <text:p>132704</text:p>
          </table:table-cell>
          <table:table-cell office:value-type="float" office:value="131904" calcext:value-type="float">
            <text:p>131904</text:p>
          </table:table-cell>
          <table:table-cell office:value-type="float" office:value="132618" calcext:value-type="float">
            <text:p>132618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2412" calcext:value-type="float">
            <text:p>132412</text:p>
          </table:table-cell>
          <table:table-cell office:value-type="float" office:value="1070" calcext:value-type="float">
            <text:p>1070</text:p>
          </table:table-cell>
          <table:table-cell office:value-type="float" office:value="1099" calcext:value-type="float">
            <text:p>1099</text:p>
          </table:table-cell>
          <table:table-cell office:value-type="float" office:value="1066" calcext:value-type="float">
            <text:p>1066</text:p>
          </table:table-cell>
          <table:table-cell office:value-type="float" office:value="1070" calcext:value-type="float">
            <text:p>1070</text:p>
          </table:table-cell>
          <table:table-cell office:value-type="float" office:value="1099" calcext:value-type="float">
            <text:p>1099</text:p>
          </table:table-cell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office:value-type="float" office:value="1070.5" calcext:value-type="float">
            <text:p>1070,5</text:p>
          </table:table-cell>
          <table:table-cell office:value-type="float" office:value="1071.5" calcext:value-type="float">
            <text:p>1071,5</text:p>
          </table:table-cell>
          <table:table-cell office:value-type="float" office:value="1069.5" calcext:value-type="float">
            <text:p>1069,5</text:p>
          </table:table-cell>
          <table:table-cell office:value-type="float" office:value="1092" calcext:value-type="float">
            <text:p>1092</text:p>
          </table:table-cell>
          <table:table-cell office:value-type="float" office:value="1070" calcext:value-type="float">
            <text:p>1070</text:p>
          </table:table-cell>
          <table:table-cell office:value-type="float" office:value="1044" calcext:value-type="float">
            <text:p>1044</text:p>
          </table:table-cell>
          <table:table-cell office:value-type="float" office:value="1046" calcext:value-type="float">
            <text:p>1046</text:p>
          </table:table-cell>
          <table:table-cell office:value-type="float" office:value="1040.5" calcext:value-type="float">
            <text:p>1040,5</text:p>
          </table:table-cell>
          <table:table-cell office:value-type="float" office:value="1112" calcext:value-type="float">
            <text:p>1112</text:p>
          </table:table-cell>
          <table:table-cell office:value-type="float" office:value="1044.5" calcext:value-type="float">
            <text:p>1044,5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093" calcext:value-type="float">
            <text:p>1093</text:p>
          </table:table-cell>
          <table:table-cell office:value-type="float" office:value="1092" calcext:value-type="float">
            <text:p>1092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0.154945" calcext:value-type="float">
            <text:p>0,154945</text:p>
          </table:table-cell>
          <table:table-cell office:value-type="float" office:value="0.169703" calcext:value-type="float">
            <text:p>0,169703</text:p>
          </table:table-cell>
          <table:table-cell office:value-type="float" office:value="0.14808" calcext:value-type="float">
            <text:p>0,14808</text:p>
          </table:table-cell>
          <table:table-cell office:value-type="float" office:value="0.153549" calcext:value-type="float">
            <text:p>0,153549</text:p>
          </table:table-cell>
          <table:table-cell office:value-type="float" office:value="0.168086" calcext:value-type="float">
            <text:p>0,168086</text:p>
          </table:table-cell>
          <table:table-cell office:value-type="float" office:value="0.141205" calcext:value-type="float">
            <text:p>0,141205</text:p>
          </table:table-cell>
          <table:table-cell office:value-type="float" office:value="0.205645" calcext:value-type="float">
            <text:p>0,205645</text:p>
          </table:table-cell>
          <table:table-cell office:value-type="float" office:value="23.026146" calcext:value-type="float">
            <text:p>23,026146</text:p>
          </table:table-cell>
          <table:table-cell office:value-type="float" office:value="42.9627505" calcext:value-type="float">
            <text:p>42,9627505</text:p>
          </table:table-cell>
          <table:table-cell office:value-type="float" office:value="36.845912" calcext:value-type="float">
            <text:p>36,845912</text:p>
          </table:table-cell>
          <table:table-cell office:value-type="float" office:value="0.293622" calcext:value-type="float">
            <text:p>0,293622</text:p>
          </table:table-cell>
          <table:table-cell office:value-type="float" office:value="27.7624085" calcext:value-type="float">
            <text:p>27,7624085</text:p>
          </table:table-cell>
          <table:table-cell office:value-type="float" office:value="13.8228795" calcext:value-type="float">
            <text:p>13,8228795</text:p>
          </table:table-cell>
          <table:table-cell office:value-type="float" office:value="15.768764" calcext:value-type="float">
            <text:p>15,768764</text:p>
          </table:table-cell>
          <table:table-cell office:value-type="float" office:value="13.527226" calcext:value-type="float">
            <text:p>13,527226</text:p>
          </table:table-cell>
          <table:table-cell office:value-type="float" office:value="0.120032" calcext:value-type="float">
            <text:p>0,120032</text:p>
          </table:table-cell>
          <table:table-cell office:value-type="float" office:value="11.490783" calcext:value-type="float">
            <text:p>11,490783</text:p>
          </table:table-cell>
          <table:table-cell office:value-type="float" office:value="0.249808" calcext:value-type="float">
            <text:p>0,249808</text:p>
          </table:table-cell>
          <table:table-cell office:value-type="float" office:value="0.298332" calcext:value-type="float">
            <text:p>0,298332</text:p>
          </table:table-cell>
          <table:table-cell office:value-type="float" office:value="0.162898" calcext:value-type="float">
            <text:p>0,162898</text:p>
          </table:table-cell>
          <table:table-cell office:value-type="float" office:value="0.294055" calcext:value-type="float">
            <text:p>0,294055</text:p>
          </table:table-cell>
          <table:table-cell office:value-type="float" office:value="0.297095" calcext:value-type="float">
            <text:p>0,297095</text:p>
          </table:table-cell>
          <table:table-cell office:value-type="float" office:value="0.298632" calcext:value-type="float">
            <text:p>0,298632</text:p>
          </table:table-cell>
          <table:table-cell office:value-type="float" office:value="0.13283" calcext:value-type="float">
            <text:p>0,13283</text:p>
          </table:table-cell>
          <table:table-cell office:value-type="float" office:value="0.258566" calcext:value-type="float">
            <text:p>0,258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1964" calcext:value-type="float">
            <text:p>71964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2406" calcext:value-type="float">
            <text:p>72406</text:p>
          </table:table-cell>
          <table:table-cell office:value-type="float" office:value="73010" calcext:value-type="float">
            <text:p>73010</text:p>
          </table:table-cell>
          <table:table-cell office:value-type="float" office:value="71455" calcext:value-type="float">
            <text:p>71455</text:p>
          </table:table-cell>
          <table:table-cell office:value-type="float" office:value="71516" calcext:value-type="float">
            <text:p>71516</text:p>
          </table:table-cell>
          <table:table-cell office:value-type="float" office:value="71588" calcext:value-type="float">
            <text:p>71588</text:p>
          </table:table-cell>
          <table:table-cell office:value-type="float" office:value="71564" calcext:value-type="float">
            <text:p>71564</text:p>
          </table:table-cell>
          <table:table-cell office:value-type="float" office:value="71508" calcext:value-type="float">
            <text:p>71508</text:p>
          </table:table-cell>
          <table:table-cell office:value-type="float" office:value="71857" calcext:value-type="float">
            <text:p>71857</text:p>
          </table:table-cell>
          <table:table-cell office:value-type="float" office:value="71947" calcext:value-type="float">
            <text:p>71947</text:p>
          </table:table-cell>
          <table:table-cell office:value-type="float" office:value="72314" calcext:value-type="float">
            <text:p>72314</text:p>
          </table:table-cell>
          <table:table-cell office:value-type="float" office:value="71386" calcext:value-type="float">
            <text:p>71386</text:p>
          </table:table-cell>
          <table:table-cell office:value-type="float" office:value="71999" calcext:value-type="float">
            <text:p>71999</text:p>
          </table:table-cell>
          <table:table-cell office:value-type="float" office:value="72406" calcext:value-type="float">
            <text:p>72406</text:p>
          </table:table-cell>
          <table:table-cell office:value-type="float" office:value="72200" calcext:value-type="float">
            <text:p>72200</text:p>
          </table:table-cell>
          <table:table-cell office:value-type="float" office:value="71700" calcext:value-type="float">
            <text:p>71700</text:p>
          </table:table-cell>
          <table:table-cell office:value-type="float" office:value="71234" calcext:value-type="float">
            <text:p>71234</text:p>
          </table:table-cell>
          <table:table-cell office:value-type="float" office:value="71080" calcext:value-type="float">
            <text:p>71080</text:p>
          </table:table-cell>
          <table:table-cell office:value-type="float" office:value="70866" calcext:value-type="float">
            <text:p>70866</text:p>
          </table:table-cell>
          <table:table-cell office:value-type="float" office:value="72406" calcext:value-type="float">
            <text:p>72406</text:p>
          </table:table-cell>
          <table:table-cell office:value-type="float" office:value="70234" calcext:value-type="float">
            <text:p>70234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1214" calcext:value-type="float">
            <text:p>1214</text:p>
          </table:table-cell>
          <table:table-cell office:value-type="float" office:value="1249" calcext:value-type="float">
            <text:p>1249</text:p>
          </table:table-cell>
          <table:table-cell office:value-type="float" office:value="1211.5" calcext:value-type="float">
            <text:p>1211,5</text:p>
          </table:table-cell>
          <table:table-cell office:value-type="float" office:value="1206.5" calcext:value-type="float">
            <text:p>1206,5</text:p>
          </table:table-cell>
          <table:table-cell office:value-type="float" office:value="1211.5" calcext:value-type="float">
            <text:p>1211,5</text:p>
          </table:table-cell>
          <table:table-cell office:value-type="float" office:value="1222" calcext:value-type="float">
            <text:p>1222</text:p>
          </table:table-cell>
          <table:table-cell office:value-type="float" office:value="1212" calcext:value-type="float">
            <text:p>1212</text:p>
          </table:table-cell>
          <table:table-cell office:value-type="float" office:value="1221" calcext:value-type="float">
            <text:p>1221</text:p>
          </table:table-cell>
          <table:table-cell office:value-type="float" office:value="1231.5" calcext:value-type="float">
            <text:p>1231,5</text:p>
          </table:table-cell>
          <table:table-cell office:value-type="float" office:value="1242" calcext:value-type="float">
            <text:p>1242</text:p>
          </table:table-cell>
          <table:table-cell office:value-type="float" office:value="1209" calcext:value-type="float">
            <text:p>1209</text:p>
          </table:table-cell>
          <table:table-cell office:value-type="float" office:value="1231.5" calcext:value-type="float">
            <text:p>1231,5</text:p>
          </table:table-cell>
          <table:table-cell office:value-type="float" office:value="1214" calcext:value-type="float">
            <text:p>1214</text:p>
          </table:table-cell>
          <table:table-cell office:value-type="float" office:value="1205" calcext:value-type="float">
            <text:p>1205</text:p>
          </table:table-cell>
          <table:table-cell office:value-type="float" office:value="1183" calcext:value-type="float">
            <text:p>1183</text:p>
          </table:table-cell>
          <table:table-cell office:value-type="float" office:value="1166" calcext:value-type="float">
            <text:p>1166</text:p>
          </table:table-cell>
          <table:table-cell office:value-type="float" office:value="1152" calcext:value-type="float">
            <text:p>1152</text:p>
          </table:table-cell>
          <table:table-cell office:value-type="float" office:value="1158" calcext:value-type="float">
            <text:p>1158</text:p>
          </table:table-cell>
          <table:table-cell office:value-type="float" office:value="1214" calcext:value-type="float">
            <text:p>1214</text:p>
          </table:table-cell>
          <table:table-cell office:value-type="float" office:value="1162" calcext:value-type="float">
            <text:p>1162</text:p>
          </table:table-cell>
          <table:table-cell office:value-type="float" office:value="0.172196" calcext:value-type="float">
            <text:p>0,172196</text:p>
          </table:table-cell>
          <table:table-cell office:value-type="float" office:value="0.174501" calcext:value-type="float">
            <text:p>0,174501</text:p>
          </table:table-cell>
          <table:table-cell office:value-type="float" office:value="0.171765" calcext:value-type="float">
            <text:p>0,171765</text:p>
          </table:table-cell>
          <table:table-cell office:value-type="float" office:value="0.172609" calcext:value-type="float">
            <text:p>0,172609</text:p>
          </table:table-cell>
          <table:table-cell office:value-type="float" office:value="0.172769" calcext:value-type="float">
            <text:p>0,172769</text:p>
          </table:table-cell>
          <table:table-cell office:value-type="float" office:value="0.171159" calcext:value-type="float">
            <text:p>0,171159</text:p>
          </table:table-cell>
          <table:table-cell office:value-type="float" office:value="0.165828" calcext:value-type="float">
            <text:p>0,165828</text:p>
          </table:table-cell>
          <table:table-cell office:value-type="float" office:value="35.639856" calcext:value-type="float">
            <text:p>35,639856</text:p>
          </table:table-cell>
          <table:table-cell office:value-type="float" office:value="122.313517" calcext:value-type="float">
            <text:p>122,313517</text:p>
          </table:table-cell>
          <table:table-cell office:value-type="float" office:value="36.5743375" calcext:value-type="float">
            <text:p>36,5743375</text:p>
          </table:table-cell>
          <table:table-cell office:value-type="float" office:value="5.03415" calcext:value-type="float">
            <text:p>5,03415</text:p>
          </table:table-cell>
          <table:table-cell office:value-type="float" office:value="46.8003605" calcext:value-type="float">
            <text:p>46,8003605</text:p>
          </table:table-cell>
          <table:table-cell office:value-type="float" office:value="46.713312" calcext:value-type="float">
            <text:p>46,713312</text:p>
          </table:table-cell>
          <table:table-cell office:value-type="float" office:value="70.633556" calcext:value-type="float">
            <text:p>70,633556</text:p>
          </table:table-cell>
          <table:table-cell office:value-type="float" office:value="50.8784685" calcext:value-type="float">
            <text:p>50,8784685</text:p>
          </table:table-cell>
          <table:table-cell office:value-type="float" office:value="6.508129" calcext:value-type="float">
            <text:p>6,508129</text:p>
          </table:table-cell>
          <table:table-cell office:value-type="float" office:value="49.27471" calcext:value-type="float">
            <text:p>49,27471</text:p>
          </table:table-cell>
          <table:table-cell office:value-type="float" office:value="0.169004" calcext:value-type="float">
            <text:p>0,169004</text:p>
          </table:table-cell>
          <table:table-cell office:value-type="float" office:value="0.216201" calcext:value-type="float">
            <text:p>0,216201</text:p>
          </table:table-cell>
          <table:table-cell office:value-type="float" office:value="0.219247" calcext:value-type="float">
            <text:p>0,219247</text:p>
          </table:table-cell>
          <table:table-cell office:value-type="float" office:value="0.220537" calcext:value-type="float">
            <text:p>0,220537</text:p>
          </table:table-cell>
          <table:table-cell office:value-type="float" office:value="0.232002" calcext:value-type="float">
            <text:p>0,232002</text:p>
          </table:table-cell>
          <table:table-cell office:value-type="float" office:value="0.22725" calcext:value-type="float">
            <text:p>0,22725</text:p>
          </table:table-cell>
          <table:table-cell office:value-type="float" office:value="0.169677" calcext:value-type="float">
            <text:p>0,169677</text:p>
          </table:table-cell>
          <table:table-cell office:value-type="float" office:value="0.244945" calcext:value-type="float">
            <text:p>0,244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8450" calcext:value-type="float">
            <text:p>7845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7958" calcext:value-type="float">
            <text:p>77958</text:p>
          </table:table-cell>
          <table:table-cell office:value-type="float" office:value="80342" calcext:value-type="float">
            <text:p>80342</text:p>
          </table:table-cell>
          <table:table-cell office:value-type="float" office:value="77580" calcext:value-type="float">
            <text:p>77580</text:p>
          </table:table-cell>
          <table:table-cell office:value-type="float" office:value="77538" calcext:value-type="float">
            <text:p>77538</text:p>
          </table:table-cell>
          <table:table-cell office:value-type="float" office:value="78328" calcext:value-type="float">
            <text:p>78328</text:p>
          </table:table-cell>
          <table:table-cell office:value-type="float" office:value="77780" calcext:value-type="float">
            <text:p>77780</text:p>
          </table:table-cell>
          <table:table-cell office:value-type="float" office:value="77925" calcext:value-type="float">
            <text:p>77925</text:p>
          </table:table-cell>
          <table:table-cell office:value-type="float" office:value="78280" calcext:value-type="float">
            <text:p>78280</text:p>
          </table:table-cell>
          <table:table-cell office:value-type="float" office:value="78122" calcext:value-type="float">
            <text:p>78122</text:p>
          </table:table-cell>
          <table:table-cell office:value-type="float" office:value="78749" calcext:value-type="float">
            <text:p>78749</text:p>
          </table:table-cell>
          <table:table-cell office:value-type="float" office:value="76950" calcext:value-type="float">
            <text:p>76950</text:p>
          </table:table-cell>
          <table:table-cell office:value-type="float" office:value="78628" calcext:value-type="float">
            <text:p>78628</text:p>
          </table:table-cell>
          <table:table-cell office:value-type="float" office:value="77958" calcext:value-type="float">
            <text:p>77958</text:p>
          </table:table-cell>
          <table:table-cell office:value-type="float" office:value="77552" calcext:value-type="float">
            <text:p>77552</text:p>
          </table:table-cell>
          <table:table-cell office:value-type="float" office:value="75924" calcext:value-type="float">
            <text:p>75924</text:p>
          </table:table-cell>
          <table:table-cell office:value-type="float" office:value="77262" calcext:value-type="float">
            <text:p>77262</text:p>
          </table:table-cell>
          <table:table-cell office:value-type="float" office:value="75186" calcext:value-type="float">
            <text:p>75186</text:p>
          </table:table-cell>
          <table:table-cell office:value-type="float" office:value="75526" calcext:value-type="float">
            <text:p>75526</text:p>
          </table:table-cell>
          <table:table-cell office:value-type="float" office:value="77958" calcext:value-type="float">
            <text:p>77958</text:p>
          </table:table-cell>
          <table:table-cell office:value-type="float" office:value="75990" calcext:value-type="float">
            <text:p>7599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52" calcext:value-type="float">
            <text:p>752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70" calcext:value-type="float">
            <text:p>770</text:p>
          </table:table-cell>
          <table:table-cell office:value-type="float" office:value="712.5" calcext:value-type="float">
            <text:p>712,5</text:p>
          </table:table-cell>
          <table:table-cell office:value-type="float" office:value="711.5" calcext:value-type="float">
            <text:p>711,5</text:p>
          </table:table-cell>
          <table:table-cell office:value-type="float" office:value="726" calcext:value-type="float">
            <text:p>726</text:p>
          </table:table-cell>
          <table:table-cell office:value-type="float" office:value="747" calcext:value-type="float">
            <text:p>747</text:p>
          </table:table-cell>
          <table:table-cell office:value-type="float" office:value="720" calcext:value-type="float">
            <text:p>720</text:p>
          </table:table-cell>
          <table:table-cell office:value-type="float" office:value="726.5" calcext:value-type="float">
            <text:p>726,5</text:p>
          </table:table-cell>
          <table:table-cell office:value-type="float" office:value="733.5" calcext:value-type="float">
            <text:p>733,5</text:p>
          </table:table-cell>
          <table:table-cell office:value-type="float" office:value="744" calcext:value-type="float">
            <text:p>744</text:p>
          </table:table-cell>
          <table:table-cell office:value-type="float" office:value="702" calcext:value-type="float">
            <text:p>702</text:p>
          </table:table-cell>
          <table:table-cell office:value-type="float" office:value="735" calcext:value-type="float">
            <text:p>735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717" calcext:value-type="float">
            <text:p>717</text:p>
          </table:table-cell>
          <table:table-cell office:value-type="float" office:value="0.090916" calcext:value-type="float">
            <text:p>0,090916</text:p>
          </table:table-cell>
          <table:table-cell office:value-type="float" office:value="0.114325" calcext:value-type="float">
            <text:p>0,114325</text:p>
          </table:table-cell>
          <table:table-cell office:value-type="float" office:value="0.101075" calcext:value-type="float">
            <text:p>0,101075</text:p>
          </table:table-cell>
          <table:table-cell office:value-type="float" office:value="0.093372" calcext:value-type="float">
            <text:p>0,093372</text:p>
          </table:table-cell>
          <table:table-cell office:value-type="float" office:value="0.096787" calcext:value-type="float">
            <text:p>0,096787</text:p>
          </table:table-cell>
          <table:table-cell office:value-type="float" office:value="0.127575" calcext:value-type="float">
            <text:p>0,127575</text:p>
          </table:table-cell>
          <table:table-cell office:value-type="float" office:value="0.141538" calcext:value-type="float">
            <text:p>0,141538</text:p>
          </table:table-cell>
          <table:table-cell office:value-type="float" office:value="41.814878" calcext:value-type="float">
            <text:p>41,814878</text:p>
          </table:table-cell>
          <table:table-cell office:value-type="float" office:value="108.1053475" calcext:value-type="float">
            <text:p>108,1053475</text:p>
          </table:table-cell>
          <table:table-cell office:value-type="float" office:value="42.074338" calcext:value-type="float">
            <text:p>42,074338</text:p>
          </table:table-cell>
          <table:table-cell office:value-type="float" office:value="0.465299" calcext:value-type="float">
            <text:p>0,465299</text:p>
          </table:table-cell>
          <table:table-cell office:value-type="float" office:value="50.6615755" calcext:value-type="float">
            <text:p>50,6615755</text:p>
          </table:table-cell>
          <table:table-cell office:value-type="float" office:value="59.95882" calcext:value-type="float">
            <text:p>59,95882</text:p>
          </table:table-cell>
          <table:table-cell office:value-type="float" office:value="115.3546125" calcext:value-type="float">
            <text:p>115,3546125</text:p>
          </table:table-cell>
          <table:table-cell office:value-type="float" office:value="43.597246" calcext:value-type="float">
            <text:p>43,597246</text:p>
          </table:table-cell>
          <table:table-cell office:value-type="float" office:value="0.499194" calcext:value-type="float">
            <text:p>0,499194</text:p>
          </table:table-cell>
          <table:table-cell office:value-type="float" office:value="52.028552" calcext:value-type="float">
            <text:p>52,028552</text:p>
          </table:table-cell>
          <table:table-cell office:value-type="float" office:value="0.118828" calcext:value-type="float">
            <text:p>0,118828</text:p>
          </table:table-cell>
          <table:table-cell office:value-type="float" office:value="0.143863" calcext:value-type="float">
            <text:p>0,143863</text:p>
          </table:table-cell>
          <table:table-cell office:value-type="float" office:value="0.152103" calcext:value-type="float">
            <text:p>0,152103</text:p>
          </table:table-cell>
          <table:table-cell office:value-type="float" office:value="0.165115" calcext:value-type="float">
            <text:p>0,165115</text:p>
          </table:table-cell>
          <table:table-cell office:value-type="float" office:value="0.189159" calcext:value-type="float">
            <text:p>0,189159</text:p>
          </table:table-cell>
          <table:table-cell office:value-type="float" office:value="0.125766" calcext:value-type="float">
            <text:p>0,125766</text:p>
          </table:table-cell>
          <table:table-cell office:value-type="float" office:value="0.106542" calcext:value-type="float">
            <text:p>0,106542</text:p>
          </table:table-cell>
          <table:table-cell office:value-type="float" office:value="0.357115" calcext:value-type="float">
            <text:p>0,357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708" calcext:value-type="float">
            <text:p>86708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402" calcext:value-type="float">
            <text:p>86402</text:p>
          </table:table-cell>
          <table:table-cell office:value-type="float" office:value="96644" calcext:value-type="float">
            <text:p>96644</text:p>
          </table:table-cell>
          <table:table-cell office:value-type="float" office:value="87239" calcext:value-type="float">
            <text:p>87239</text:p>
          </table:table-cell>
          <table:table-cell office:value-type="float" office:value="87151" calcext:value-type="float">
            <text:p>87151</text:p>
          </table:table-cell>
          <table:table-cell office:value-type="float" office:value="88012" calcext:value-type="float">
            <text:p>88012</text:p>
          </table:table-cell>
          <table:table-cell office:value-type="float" office:value="86374" calcext:value-type="float">
            <text:p>86374</text:p>
          </table:table-cell>
          <table:table-cell office:value-type="float" office:value="88062" calcext:value-type="float">
            <text:p>88062</text:p>
          </table:table-cell>
          <table:table-cell office:value-type="float" office:value="87204" calcext:value-type="float">
            <text:p>87204</text:p>
          </table:table-cell>
          <table:table-cell office:value-type="float" office:value="87584" calcext:value-type="float">
            <text:p>87584</text:p>
          </table:table-cell>
          <table:table-cell office:value-type="float" office:value="87938" calcext:value-type="float">
            <text:p>87938</text:p>
          </table:table-cell>
          <table:table-cell office:value-type="float" office:value="83956" calcext:value-type="float">
            <text:p>83956</text:p>
          </table:table-cell>
          <table:table-cell office:value-type="float" office:value="87801" calcext:value-type="float">
            <text:p>87801</text:p>
          </table:table-cell>
          <table:table-cell office:value-type="float" office:value="86402" calcext:value-type="float">
            <text:p>86402</text:p>
          </table:table-cell>
          <table:table-cell office:value-type="float" office:value="87292" calcext:value-type="float">
            <text:p>8729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0" calcext:value-type="float">
            <text:p>87110</text:p>
          </table:table-cell>
          <table:table-cell office:value-type="float" office:value="86588" calcext:value-type="float">
            <text:p>86588</text:p>
          </table:table-cell>
          <table:table-cell office:value-type="float" office:value="86690" calcext:value-type="float">
            <text:p>86690</text:p>
          </table:table-cell>
          <table:table-cell office:value-type="float" office:value="86402" calcext:value-type="float">
            <text:p>86402</text:p>
          </table:table-cell>
          <table:table-cell office:value-type="float" office:value="87506" calcext:value-type="float">
            <text:p>87506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756" calcext:value-type="float">
            <text:p>756</text:p>
          </table:table-cell>
          <table:table-cell office:value-type="float" office:value="592.5" calcext:value-type="float">
            <text:p>592,5</text:p>
          </table:table-cell>
          <table:table-cell office:value-type="float" office:value="586" calcext:value-type="float">
            <text:p>586</text:p>
          </table:table-cell>
          <table:table-cell office:value-type="float" office:value="604" calcext:value-type="float">
            <text:p>604</text:p>
          </table:table-cell>
          <table:table-cell office:value-type="float" office:value="583" calcext:value-type="float">
            <text:p>583</text:p>
          </table:table-cell>
          <table:table-cell office:value-type="float" office:value="604.5" calcext:value-type="float">
            <text:p>604,5</text:p>
          </table:table-cell>
          <table:table-cell office:value-type="float" office:value="596" calcext:value-type="float">
            <text:p>596</text:p>
          </table:table-cell>
          <table:table-cell office:value-type="float" office:value="608" calcext:value-type="float">
            <text:p>608</text:p>
          </table:table-cell>
          <table:table-cell office:value-type="float" office:value="607.5" calcext:value-type="float">
            <text:p>607,5</text:p>
          </table:table-cell>
          <table:table-cell office:value-type="float" office:value="577" calcext:value-type="float">
            <text:p>577</text:p>
          </table:table-cell>
          <table:table-cell office:value-type="float" office:value="606" calcext:value-type="float">
            <text:p>606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608" calcext:value-type="float">
            <text:p>608</text:p>
          </table:table-cell>
          <table:table-cell office:value-type="float" office:value="0.20567" calcext:value-type="float">
            <text:p>0,20567</text:p>
          </table:table-cell>
          <table:table-cell office:value-type="float" office:value="0.170402" calcext:value-type="float">
            <text:p>0,170402</text:p>
          </table:table-cell>
          <table:table-cell office:value-type="float" office:value="0.149646" calcext:value-type="float">
            <text:p>0,149646</text:p>
          </table:table-cell>
          <table:table-cell office:value-type="float" office:value="0.207174" calcext:value-type="float">
            <text:p>0,207174</text:p>
          </table:table-cell>
          <table:table-cell office:value-type="float" office:value="0.169672" calcext:value-type="float">
            <text:p>0,169672</text:p>
          </table:table-cell>
          <table:table-cell office:value-type="float" office:value="0.221618" calcext:value-type="float">
            <text:p>0,221618</text:p>
          </table:table-cell>
          <table:table-cell office:value-type="float" office:value="0.317379" calcext:value-type="float">
            <text:p>0,317379</text:p>
          </table:table-cell>
          <table:table-cell office:value-type="float" office:value="40.406232" calcext:value-type="float">
            <text:p>40,406232</text:p>
          </table:table-cell>
          <table:table-cell office:value-type="float" office:value="81.5265505" calcext:value-type="float">
            <text:p>81,5265505</text:p>
          </table:table-cell>
          <table:table-cell office:value-type="float" office:value="40.9317085" calcext:value-type="float">
            <text:p>40,9317085</text:p>
          </table:table-cell>
          <table:table-cell office:value-type="float" office:value="0.305341" calcext:value-type="float">
            <text:p>0,305341</text:p>
          </table:table-cell>
          <table:table-cell office:value-type="float" office:value="47.867083" calcext:value-type="float">
            <text:p>47,867083</text:p>
          </table:table-cell>
          <table:table-cell office:value-type="float" office:value="34.734328" calcext:value-type="float">
            <text:p>34,734328</text:p>
          </table:table-cell>
          <table:table-cell office:value-type="float" office:value="98.5938055" calcext:value-type="float">
            <text:p>98,5938055</text:p>
          </table:table-cell>
          <table:table-cell office:value-type="float" office:value="34.294384" calcext:value-type="float">
            <text:p>34,294384</text:p>
          </table:table-cell>
          <table:table-cell office:value-type="float" office:value="0.12377" calcext:value-type="float">
            <text:p>0,12377</text:p>
          </table:table-cell>
          <table:table-cell office:value-type="float" office:value="50.2129975" calcext:value-type="float">
            <text:p>50,2129975</text:p>
          </table:table-cell>
          <table:table-cell office:value-type="float" office:value="0.21746" calcext:value-type="float">
            <text:p>0,21746</text:p>
          </table:table-cell>
          <table:table-cell office:value-type="float" office:value="0.30345" calcext:value-type="float">
            <text:p>0,30345</text:p>
          </table:table-cell>
          <table:table-cell office:value-type="float" office:value="0.297179" calcext:value-type="float">
            <text:p>0,297179</text:p>
          </table:table-cell>
          <table:table-cell office:value-type="float" office:value="0.264209" calcext:value-type="float">
            <text:p>0,264209</text:p>
          </table:table-cell>
          <table:table-cell office:value-type="float" office:value="0.435465" calcext:value-type="float">
            <text:p>0,435465</text:p>
          </table:table-cell>
          <table:table-cell office:value-type="float" office:value="0.543643" calcext:value-type="float">
            <text:p>0,543643</text:p>
          </table:table-cell>
          <table:table-cell office:value-type="float" office:value="0.218338" calcext:value-type="float">
            <text:p>0,218338</text:p>
          </table:table-cell>
          <table:table-cell office:value-type="float" office:value="1.688584" calcext:value-type="float">
            <text:p>1,688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90" calcext:value-type="float">
            <text:p>10089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7122" calcext:value-type="float">
            <text:p>107122</text:p>
          </table:table-cell>
          <table:table-cell office:value-type="float" office:value="100861" calcext:value-type="float">
            <text:p>100861</text:p>
          </table:table-cell>
          <table:table-cell office:value-type="float" office:value="99669" calcext:value-type="float">
            <text:p>99669</text:p>
          </table:table-cell>
          <table:table-cell office:value-type="float" office:value="101522" calcext:value-type="float">
            <text:p>101522</text:p>
          </table:table-cell>
          <table:table-cell office:value-type="float" office:value="94130" calcext:value-type="float">
            <text:p>94130</text:p>
          </table:table-cell>
          <table:table-cell office:value-type="float" office:value="101827" calcext:value-type="float">
            <text:p>101827</text:p>
          </table:table-cell>
          <table:table-cell office:value-type="float" office:value="95072" calcext:value-type="float">
            <text:p>95072</text:p>
          </table:table-cell>
          <table:table-cell office:value-type="float" office:value="95177" calcext:value-type="float">
            <text:p>95177</text:p>
          </table:table-cell>
          <table:table-cell office:value-type="float" office:value="95104" calcext:value-type="float">
            <text:p>95104</text:p>
          </table:table-cell>
          <table:table-cell office:value-type="float" office:value="90638" calcext:value-type="float">
            <text:p>90638</text:p>
          </table:table-cell>
          <table:table-cell office:value-type="float" office:value="94619" calcext:value-type="float">
            <text:p>94619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1886" calcext:value-type="float">
            <text:p>101886</text:p>
          </table:table-cell>
          <table:table-cell office:value-type="float" office:value="101322" calcext:value-type="float">
            <text:p>101322</text:p>
          </table:table-cell>
          <table:table-cell office:value-type="float" office:value="102320" calcext:value-type="float">
            <text:p>102320</text:p>
          </table:table-cell>
          <table:table-cell office:value-type="float" office:value="101412" calcext:value-type="float">
            <text:p>101412</text:p>
          </table:table-cell>
          <table:table-cell office:value-type="float" office:value="101042" calcext:value-type="float">
            <text:p>101042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0216" calcext:value-type="float">
            <text:p>100216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0" calcext:value-type="float">
            <text:p>610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4" calcext:value-type="float">
            <text:p>614</text:p>
          </table:table-cell>
          <table:table-cell office:value-type="float" office:value="698" calcext:value-type="float">
            <text:p>698</text:p>
          </table:table-cell>
          <table:table-cell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576.5" calcext:value-type="float">
            <text:p>576,5</text:p>
          </table:table-cell>
          <table:table-cell office:value-type="float" office:value="580.5" calcext:value-type="float">
            <text:p>580,5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579.5" calcext:value-type="float">
            <text:p>579,5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595" calcext:value-type="float">
            <text:p>595</text:p>
          </table:table-cell>
          <table:table-cell office:value-type="float" office:value="614" calcext:value-type="float">
            <text:p>614</text:p>
          </table:table-cell>
          <table:table-cell office:value-type="float" office:value="595" calcext:value-type="float">
            <text:p>595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596" calcext:value-type="float">
            <text:p>596</text:p>
          </table:table-cell>
          <table:table-cell office:value-type="float" office:value="0.150917" calcext:value-type="float">
            <text:p>0,150917</text:p>
          </table:table-cell>
          <table:table-cell office:value-type="float" office:value="0.250594" calcext:value-type="float">
            <text:p>0,250594</text:p>
          </table:table-cell>
          <table:table-cell office:value-type="float" office:value="0.186813" calcext:value-type="float">
            <text:p>0,186813</text:p>
          </table:table-cell>
          <table:table-cell office:value-type="float" office:value="0.14933" calcext:value-type="float">
            <text:p>0,14933</text:p>
          </table:table-cell>
          <table:table-cell office:value-type="float" office:value="0.238156" calcext:value-type="float">
            <text:p>0,238156</text:p>
          </table:table-cell>
          <table:table-cell office:value-type="float" office:value="0.179586" calcext:value-type="float">
            <text:p>0,179586</text:p>
          </table:table-cell>
          <table:table-cell office:value-type="float" office:value="0.209797" calcext:value-type="float">
            <text:p>0,209797</text:p>
          </table:table-cell>
          <table:table-cell office:value-type="float" office:value="40.302624" calcext:value-type="float">
            <text:p>40,302624</text:p>
          </table:table-cell>
          <table:table-cell office:value-type="float" office:value="87.903611" calcext:value-type="float">
            <text:p>87,903611</text:p>
          </table:table-cell>
          <table:table-cell office:value-type="float" office:value="39.031387" calcext:value-type="float">
            <text:p>39,031387</text:p>
          </table:table-cell>
          <table:table-cell office:value-type="float" office:value="0.371003" calcext:value-type="float">
            <text:p>0,371003</text:p>
          </table:table-cell>
          <table:table-cell office:value-type="float" office:value="46.703113" calcext:value-type="float">
            <text:p>46,703113</text:p>
          </table:table-cell>
          <table:table-cell office:value-type="float" office:value="15.123161" calcext:value-type="float">
            <text:p>15,123161</text:p>
          </table:table-cell>
          <table:table-cell office:value-type="float" office:value="40.215203" calcext:value-type="float">
            <text:p>40,215203</text:p>
          </table:table-cell>
          <table:table-cell office:value-type="float" office:value="14.3649905" calcext:value-type="float">
            <text:p>14,3649905</text:p>
          </table:table-cell>
          <table:table-cell office:value-type="float" office:value="0.156947" calcext:value-type="float">
            <text:p>0,156947</text:p>
          </table:table-cell>
          <table:table-cell office:value-type="float" office:value="17.965695" calcext:value-type="float">
            <text:p>17,965695</text:p>
          </table:table-cell>
          <table:table-cell office:value-type="float" office:value="0.318087" calcext:value-type="float">
            <text:p>0,318087</text:p>
          </table:table-cell>
          <table:table-cell office:value-type="float" office:value="0.204154" calcext:value-type="float">
            <text:p>0,204154</text:p>
          </table:table-cell>
          <table:table-cell office:value-type="float" office:value="0.355801" calcext:value-type="float">
            <text:p>0,355801</text:p>
          </table:table-cell>
          <table:table-cell office:value-type="float" office:value="0.253019" calcext:value-type="float">
            <text:p>0,253019</text:p>
          </table:table-cell>
          <table:table-cell office:value-type="float" office:value="0.43059" calcext:value-type="float">
            <text:p>0,43059</text:p>
          </table:table-cell>
          <table:table-cell office:value-type="float" office:value="0.435687" calcext:value-type="float">
            <text:p>0,435687</text:p>
          </table:table-cell>
          <table:table-cell office:value-type="float" office:value="0.178092" calcext:value-type="float">
            <text:p>0,178092</text:p>
          </table:table-cell>
          <table:table-cell office:value-type="float" office:value="1.248522" calcext:value-type="float">
            <text:p>1,248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958" calcext:value-type="float">
            <text:p>110958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2204" calcext:value-type="float">
            <text:p>112204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7298" calcext:value-type="float">
            <text:p>117298</text:p>
          </table:table-cell>
          <table:table-cell office:value-type="float" office:value="113864" calcext:value-type="float">
            <text:p>113864</text:p>
          </table:table-cell>
          <table:table-cell office:value-type="float" office:value="111075" calcext:value-type="float">
            <text:p>111075</text:p>
          </table:table-cell>
          <table:table-cell office:value-type="float" office:value="116089" calcext:value-type="float">
            <text:p>116089</text:p>
          </table:table-cell>
          <table:table-cell office:value-type="float" office:value="100316" calcext:value-type="float">
            <text:p>100316</text:p>
          </table:table-cell>
          <table:table-cell office:value-type="float" office:value="115785" calcext:value-type="float">
            <text:p>115785</text:p>
          </table:table-cell>
          <table:table-cell office:value-type="float" office:value="100517" calcext:value-type="float">
            <text:p>100517</text:p>
          </table:table-cell>
          <table:table-cell office:value-type="float" office:value="100040" calcext:value-type="float">
            <text:p>100040</text:p>
          </table:table-cell>
          <table:table-cell office:value-type="float" office:value="99759" calcext:value-type="float">
            <text:p>99759</text:p>
          </table:table-cell>
          <table:table-cell office:value-type="float" office:value="97188" calcext:value-type="float">
            <text:p>97188</text:p>
          </table:table-cell>
          <table:table-cell office:value-type="float" office:value="100086" calcext:value-type="float">
            <text:p>100086</text:p>
          </table:table-cell>
          <table:table-cell office:value-type="float" office:value="110638" calcext:value-type="float">
            <text:p>110638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9538" calcext:value-type="float">
            <text:p>109538</text:p>
          </table:table-cell>
          <table:table-cell office:value-type="float" office:value="110160" calcext:value-type="float">
            <text:p>110160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1810" calcext:value-type="float">
            <text:p>111810</text:p>
          </table:table-cell>
          <table:table-cell office:value-type="float" office:value="110638" calcext:value-type="float">
            <text:p>110638</text:p>
          </table:table-cell>
          <table:table-cell office:value-type="float" office:value="109946" calcext:value-type="float">
            <text:p>10994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24" calcext:value-type="float">
            <text:p>624</text:p>
          </table:table-cell>
          <table:table-cell office:value-type="float" office:value="710" calcext:value-type="float">
            <text:p>710</text:p>
          </table:table-cell>
          <table:table-cell office:value-type="float" office:value="579.5" calcext:value-type="float">
            <text:p>579,5</text:p>
          </table:table-cell>
          <table:table-cell office:value-type="float" office:value="580.5" calcext:value-type="float">
            <text:p>580,5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office:value-type="float" office:value="580.5" calcext:value-type="float">
            <text:p>580,5</text:p>
          </table:table-cell>
          <table:table-cell office:value-type="float" office:value="581" calcext:value-type="float">
            <text:p>581</text:p>
          </table:table-cell>
          <table:table-cell office:value-type="float" office:value="570" calcext:value-type="float">
            <text:p>570</text:p>
          </table:table-cell>
          <table:table-cell office:value-type="float" office:value="562" calcext:value-type="float">
            <text:p>562</text:p>
          </table:table-cell>
          <table:table-cell office:value-type="float" office:value="585" calcext:value-type="float">
            <text:p>585</text:p>
          </table:table-cell>
          <table:table-cell office:value-type="float" office:value="571" calcext:value-type="float">
            <text:p>571</text:p>
          </table:table-cell>
          <table:table-cell office:value-type="float" office:value="624" calcext:value-type="float">
            <text:p>624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599" calcext:value-type="float">
            <text:p>599</text:p>
          </table:table-cell>
          <table:table-cell office:value-type="float" office:value="0.22452" calcext:value-type="float">
            <text:p>0,22452</text:p>
          </table:table-cell>
          <table:table-cell office:value-type="float" office:value="0.217976" calcext:value-type="float">
            <text:p>0,217976</text:p>
          </table:table-cell>
          <table:table-cell office:value-type="float" office:value="0.228473" calcext:value-type="float">
            <text:p>0,228473</text:p>
          </table:table-cell>
          <table:table-cell office:value-type="float" office:value="0.273739" calcext:value-type="float">
            <text:p>0,273739</text:p>
          </table:table-cell>
          <table:table-cell office:value-type="float" office:value="0.214563" calcext:value-type="float">
            <text:p>0,214563</text:p>
          </table:table-cell>
          <table:table-cell office:value-type="float" office:value="0.275765" calcext:value-type="float">
            <text:p>0,275765</text:p>
          </table:table-cell>
          <table:table-cell office:value-type="float" office:value="0.232839" calcext:value-type="float">
            <text:p>0,232839</text:p>
          </table:table-cell>
          <table:table-cell office:value-type="float" office:value="40.1326745" calcext:value-type="float">
            <text:p>40,1326745</text:p>
          </table:table-cell>
          <table:table-cell office:value-type="float" office:value="96.8386285" calcext:value-type="float">
            <text:p>96,8386285</text:p>
          </table:table-cell>
          <table:table-cell office:value-type="float" office:value="40.827456" calcext:value-type="float">
            <text:p>40,827456</text:p>
          </table:table-cell>
          <table:table-cell office:value-type="float" office:value="0.356461" calcext:value-type="float">
            <text:p>0,356461</text:p>
          </table:table-cell>
          <table:table-cell office:value-type="float" office:value="48.495774" calcext:value-type="float">
            <text:p>48,495774</text:p>
          </table:table-cell>
          <table:table-cell office:value-type="float" office:value="12.811714" calcext:value-type="float">
            <text:p>12,811714</text:p>
          </table:table-cell>
          <table:table-cell office:value-type="float" office:value="21.551578" calcext:value-type="float">
            <text:p>21,551578</text:p>
          </table:table-cell>
          <table:table-cell office:value-type="float" office:value="12.4604035" calcext:value-type="float">
            <text:p>12,4604035</text:p>
          </table:table-cell>
          <table:table-cell office:value-type="float" office:value="0.169572" calcext:value-type="float">
            <text:p>0,169572</text:p>
          </table:table-cell>
          <table:table-cell office:value-type="float" office:value="15.3612115" calcext:value-type="float">
            <text:p>15,3612115</text:p>
          </table:table-cell>
          <table:table-cell office:value-type="float" office:value="0.274563" calcext:value-type="float">
            <text:p>0,274563</text:p>
          </table:table-cell>
          <table:table-cell office:value-type="float" office:value="0.207917" calcext:value-type="float">
            <text:p>0,207917</text:p>
          </table:table-cell>
          <table:table-cell office:value-type="float" office:value="0.209661" calcext:value-type="float">
            <text:p>0,209661</text:p>
          </table:table-cell>
          <table:table-cell office:value-type="float" office:value="0.204211" calcext:value-type="float">
            <text:p>0,204211</text:p>
          </table:table-cell>
          <table:table-cell office:value-type="float" office:value="0.285226" calcext:value-type="float">
            <text:p>0,285226</text:p>
          </table:table-cell>
          <table:table-cell office:value-type="float" office:value="0.276296" calcext:value-type="float">
            <text:p>0,276296</text:p>
          </table:table-cell>
          <table:table-cell office:value-type="float" office:value="0.329399" calcext:value-type="float">
            <text:p>0,329399</text:p>
          </table:table-cell>
          <table:table-cell office:value-type="float" office:value="0.274089" calcext:value-type="float">
            <text:p>0,274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454" calcext:value-type="float">
            <text:p>71454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630" calcext:value-type="float">
            <text:p>71630</text:p>
          </table:table-cell>
          <table:table-cell office:value-type="float" office:value="72872" calcext:value-type="float">
            <text:p>72872</text:p>
          </table:table-cell>
          <table:table-cell office:value-type="float" office:value="70999" calcext:value-type="float">
            <text:p>70999</text:p>
          </table:table-cell>
          <table:table-cell office:value-type="float" office:value="71012" calcext:value-type="float">
            <text:p>71012</text:p>
          </table:table-cell>
          <table:table-cell office:value-type="float" office:value="71087" calcext:value-type="float">
            <text:p>71087</text:p>
          </table:table-cell>
          <table:table-cell office:value-type="float" office:value="70928" calcext:value-type="float">
            <text:p>70928</text:p>
          </table:table-cell>
          <table:table-cell office:value-type="float" office:value="70904" calcext:value-type="float">
            <text:p>70904</text:p>
          </table:table-cell>
          <table:table-cell office:value-type="float" office:value="71320" calcext:value-type="float">
            <text:p>71320</text:p>
          </table:table-cell>
          <table:table-cell office:value-type="float" office:value="71256" calcext:value-type="float">
            <text:p>71256</text:p>
          </table:table-cell>
          <table:table-cell office:value-type="float" office:value="71479" calcext:value-type="float">
            <text:p>71479</text:p>
          </table:table-cell>
          <table:table-cell office:value-type="float" office:value="71932" calcext:value-type="float">
            <text:p>71932</text:p>
          </table:table-cell>
          <table:table-cell office:value-type="float" office:value="71286" calcext:value-type="float">
            <text:p>71286</text:p>
          </table:table-cell>
          <table:table-cell office:value-type="float" office:value="71630" calcext:value-type="float">
            <text:p>71630</text:p>
          </table:table-cell>
          <table:table-cell office:value-type="float" office:value="71184" calcext:value-type="float">
            <text:p>71184</text:p>
          </table:table-cell>
          <table:table-cell office:value-type="float" office:value="71008" calcext:value-type="float">
            <text:p>71008</text:p>
          </table:table-cell>
          <table:table-cell office:value-type="float" office:value="70992" calcext:value-type="float">
            <text:p>70992</text:p>
          </table:table-cell>
          <table:table-cell office:value-type="float" office:value="70764" calcext:value-type="float">
            <text:p>70764</text:p>
          </table:table-cell>
          <table:table-cell office:value-type="float" office:value="70994" calcext:value-type="float">
            <text:p>70994</text:p>
          </table:table-cell>
          <table:table-cell office:value-type="float" office:value="71630" calcext:value-type="float">
            <text:p>71630</text:p>
          </table:table-cell>
          <table:table-cell office:value-type="float" office:value="70104" calcext:value-type="float">
            <text:p>70104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203" calcext:value-type="float">
            <text:p>1203</text:p>
          </table:table-cell>
          <table:table-cell office:value-type="float" office:value="1190" calcext:value-type="float">
            <text:p>1190</text:p>
          </table:table-cell>
          <table:table-cell office:value-type="float" office:value="1200" calcext:value-type="float">
            <text:p>1200</text:p>
          </table:table-cell>
          <table:table-cell office:value-type="float" office:value="1179" calcext:value-type="float">
            <text:p>1179</text:p>
          </table:table-cell>
          <table:table-cell office:value-type="float" office:value="1197" calcext:value-type="float">
            <text:p>1197</text:p>
          </table:table-cell>
          <table:table-cell office:value-type="float" office:value="1201.5" calcext:value-type="float">
            <text:p>1201,5</text:p>
          </table:table-cell>
          <table:table-cell office:value-type="float" office:value="1201" calcext:value-type="float">
            <text:p>1201</text:p>
          </table:table-cell>
          <table:table-cell office:value-type="float" office:value="1225.5" calcext:value-type="float">
            <text:p>1225,5</text:p>
          </table:table-cell>
          <table:table-cell office:value-type="float" office:value="1241" calcext:value-type="float">
            <text:p>1241</text:p>
          </table:table-cell>
          <table:table-cell office:value-type="float" office:value="1205" calcext:value-type="float">
            <text:p>120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1" calcext:value-type="float">
            <text:p>1161</text:p>
          </table:table-cell>
          <table:table-cell office:value-type="float" office:value="1200" calcext:value-type="float">
            <text:p>1200</text:p>
          </table:table-cell>
          <table:table-cell office:value-type="float" office:value="1142" calcext:value-type="float">
            <text:p>1142</text:p>
          </table:table-cell>
          <table:table-cell office:value-type="float" office:value="0.289858" calcext:value-type="float">
            <text:p>0,289858</text:p>
          </table:table-cell>
          <table:table-cell office:value-type="float" office:value="0.286293" calcext:value-type="float">
            <text:p>0,286293</text:p>
          </table:table-cell>
          <table:table-cell office:value-type="float" office:value="0.274609" calcext:value-type="float">
            <text:p>0,274609</text:p>
          </table:table-cell>
          <table:table-cell office:value-type="float" office:value="0.287471" calcext:value-type="float">
            <text:p>0,287471</text:p>
          </table:table-cell>
          <table:table-cell office:value-type="float" office:value="0.286116" calcext:value-type="float">
            <text:p>0,286116</text:p>
          </table:table-cell>
          <table:table-cell office:value-type="float" office:value="0.281046" calcext:value-type="float">
            <text:p>0,281046</text:p>
          </table:table-cell>
          <table:table-cell office:value-type="float" office:value="0.299291" calcext:value-type="float">
            <text:p>0,299291</text:p>
          </table:table-cell>
          <table:table-cell office:value-type="float" office:value="25.6409325" calcext:value-type="float">
            <text:p>25,6409325</text:p>
          </table:table-cell>
          <table:table-cell office:value-type="float" office:value="52.823482" calcext:value-type="float">
            <text:p>52,823482</text:p>
          </table:table-cell>
          <table:table-cell office:value-type="float" office:value="27.804883" calcext:value-type="float">
            <text:p>27,804883</text:p>
          </table:table-cell>
          <table:table-cell office:value-type="float" office:value="7.2497305" calcext:value-type="float">
            <text:p>7,2497305</text:p>
          </table:table-cell>
          <table:table-cell office:value-type="float" office:value="52.3850435" calcext:value-type="float">
            <text:p>52,3850435</text:p>
          </table:table-cell>
          <table:table-cell office:value-type="float" office:value="26.395639" calcext:value-type="float">
            <text:p>26,395639</text:p>
          </table:table-cell>
          <table:table-cell office:value-type="float" office:value="42.292305" calcext:value-type="float">
            <text:p>42,292305</text:p>
          </table:table-cell>
          <table:table-cell office:value-type="float" office:value="27.6251475" calcext:value-type="float">
            <text:p>27,6251475</text:p>
          </table:table-cell>
          <table:table-cell office:value-type="float" office:value="9.608701" calcext:value-type="float">
            <text:p>9,608701</text:p>
          </table:table-cell>
          <table:table-cell office:value-type="float" office:value="33.489421" calcext:value-type="float">
            <text:p>33,489421</text:p>
          </table:table-cell>
          <table:table-cell office:value-type="float" office:value="0.278171" calcext:value-type="float">
            <text:p>0,278171</text:p>
          </table:table-cell>
          <table:table-cell office:value-type="float" office:value="0.325114" calcext:value-type="float">
            <text:p>0,325114</text:p>
          </table:table-cell>
          <table:table-cell office:value-type="float" office:value="0.318506" calcext:value-type="float">
            <text:p>0,318506</text:p>
          </table:table-cell>
          <table:table-cell office:value-type="float" office:value="0.306518" calcext:value-type="float">
            <text:p>0,306518</text:p>
          </table:table-cell>
          <table:table-cell office:value-type="float" office:value="0.314359" calcext:value-type="float">
            <text:p>0,314359</text:p>
          </table:table-cell>
          <table:table-cell office:value-type="float" office:value="0.340439" calcext:value-type="float">
            <text:p>0,340439</text:p>
          </table:table-cell>
          <table:table-cell office:value-type="float" office:value="0.279094" calcext:value-type="float">
            <text:p>0,279094</text:p>
          </table:table-cell>
          <table:table-cell office:value-type="float" office:value="0.424322" calcext:value-type="float">
            <text:p>0,42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24" calcext:value-type="float">
            <text:p>75424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36" calcext:value-type="float">
            <text:p>75436</text:p>
          </table:table-cell>
          <table:table-cell office:value-type="float" office:value="75934" calcext:value-type="float">
            <text:p>75934</text:p>
          </table:table-cell>
          <table:table-cell office:value-type="float" office:value="74371" calcext:value-type="float">
            <text:p>74371</text:p>
          </table:table-cell>
          <table:table-cell office:value-type="float" office:value="74244" calcext:value-type="float">
            <text:p>74244</text:p>
          </table:table-cell>
          <table:table-cell office:value-type="float" office:value="74703" calcext:value-type="float">
            <text:p>74703</text:p>
          </table:table-cell>
          <table:table-cell office:value-type="float" office:value="74176" calcext:value-type="float">
            <text:p>74176</text:p>
          </table:table-cell>
          <table:table-cell office:value-type="float" office:value="74592" calcext:value-type="float">
            <text:p>74592</text:p>
          </table:table-cell>
          <table:table-cell office:value-type="float" office:value="75292" calcext:value-type="float">
            <text:p>75292</text:p>
          </table:table-cell>
          <table:table-cell office:value-type="float" office:value="75379" calcext:value-type="float">
            <text:p>75379</text:p>
          </table:table-cell>
          <table:table-cell office:value-type="float" office:value="75409" calcext:value-type="float">
            <text:p>75409</text:p>
          </table:table-cell>
          <table:table-cell office:value-type="float" office:value="75652" calcext:value-type="float">
            <text:p>75652</text:p>
          </table:table-cell>
          <table:table-cell office:value-type="float" office:value="75164" calcext:value-type="float">
            <text:p>75164</text:p>
          </table:table-cell>
          <table:table-cell office:value-type="float" office:value="75436" calcext:value-type="float">
            <text:p>75436</text:p>
          </table:table-cell>
          <table:table-cell office:value-type="float" office:value="74648" calcext:value-type="float">
            <text:p>74648</text:p>
          </table:table-cell>
          <table:table-cell office:value-type="float" office:value="74428" calcext:value-type="float">
            <text:p>74428</text:p>
          </table:table-cell>
          <table:table-cell office:value-type="float" office:value="74492" calcext:value-type="float">
            <text:p>74492</text:p>
          </table:table-cell>
          <table:table-cell office:value-type="float" office:value="74462" calcext:value-type="float">
            <text:p>74462</text:p>
          </table:table-cell>
          <table:table-cell office:value-type="float" office:value="74188" calcext:value-type="float">
            <text:p>74188</text:p>
          </table:table-cell>
          <table:table-cell office:value-type="float" office:value="75436" calcext:value-type="float">
            <text:p>75436</text:p>
          </table:table-cell>
          <table:table-cell office:value-type="float" office:value="72810" calcext:value-type="float">
            <text:p>72810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office:value-type="float" office:value="666.5" calcext:value-type="float">
            <text:p>666,5</text:p>
          </table:table-cell>
          <table:table-cell office:value-type="float" office:value="659" calcext:value-type="float">
            <text:p>659</text:p>
          </table:table-cell>
          <table:table-cell office:value-type="float" office:value="669" calcext:value-type="float">
            <text:p>669</text:p>
          </table:table-cell>
          <table:table-cell office:value-type="float" office:value="663" calcext:value-type="float">
            <text:p>663</text:p>
          </table:table-cell>
          <table:table-cell office:value-type="float" office:value="669.5" calcext:value-type="float">
            <text:p>669,5</text:p>
          </table:table-cell>
          <table:table-cell office:value-type="float" office:value="684.5" calcext:value-type="float">
            <text:p>684,5</text:p>
          </table:table-cell>
          <table:table-cell office:value-type="float" office:value="694.5" calcext:value-type="float">
            <text:p>694,5</text:p>
          </table:table-cell>
          <table:table-cell office:value-type="float" office:value="690" calcext:value-type="float">
            <text:p>690</text:p>
          </table:table-cell>
          <table:table-cell office:value-type="float" office:value="702" calcext:value-type="float">
            <text:p>702</text:p>
          </table:table-cell>
          <table:table-cell office:value-type="float" office:value="687" calcext:value-type="float">
            <text:p>687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office:value-type="float" office:value="629" calcext:value-type="float">
            <text:p>629</text:p>
          </table:table-cell>
          <table:table-cell office:value-type="float" office:value="0.237268" calcext:value-type="float">
            <text:p>0,237268</text:p>
          </table:table-cell>
          <table:table-cell office:value-type="float" office:value="0.26041" calcext:value-type="float">
            <text:p>0,26041</text:p>
          </table:table-cell>
          <table:table-cell office:value-type="float" office:value="0.236967" calcext:value-type="float">
            <text:p>0,236967</text:p>
          </table:table-cell>
          <table:table-cell office:value-type="float" office:value="0.229341" calcext:value-type="float">
            <text:p>0,229341</text:p>
          </table:table-cell>
          <table:table-cell office:value-type="float" office:value="0.255519" calcext:value-type="float">
            <text:p>0,255519</text:p>
          </table:table-cell>
          <table:table-cell office:value-type="float" office:value="0.213804" calcext:value-type="float">
            <text:p>0,213804</text:p>
          </table:table-cell>
          <table:table-cell office:value-type="float" office:value="0.23442" calcext:value-type="float">
            <text:p>0,23442</text:p>
          </table:table-cell>
          <table:table-cell office:value-type="float" office:value="29.6665585" calcext:value-type="float">
            <text:p>29,6665585</text:p>
          </table:table-cell>
          <table:table-cell office:value-type="float" office:value="79.012249" calcext:value-type="float">
            <text:p>79,012249</text:p>
          </table:table-cell>
          <table:table-cell office:value-type="float" office:value="30.3681345" calcext:value-type="float">
            <text:p>30,3681345</text:p>
          </table:table-cell>
          <table:table-cell office:value-type="float" office:value="3.020925" calcext:value-type="float">
            <text:p>3,020925</text:p>
          </table:table-cell>
          <table:table-cell office:value-type="float" office:value="37.7722835" calcext:value-type="float">
            <text:p>37,7722835</text:p>
          </table:table-cell>
          <table:table-cell office:value-type="float" office:value="41.7237245" calcext:value-type="float">
            <text:p>41,7237245</text:p>
          </table:table-cell>
          <table:table-cell office:value-type="float" office:value="81.3070745" calcext:value-type="float">
            <text:p>81,3070745</text:p>
          </table:table-cell>
          <table:table-cell office:value-type="float" office:value="30.7737795" calcext:value-type="float">
            <text:p>30,7737795</text:p>
          </table:table-cell>
          <table:table-cell office:value-type="float" office:value="3.920689" calcext:value-type="float">
            <text:p>3,920689</text:p>
          </table:table-cell>
          <table:table-cell office:value-type="float" office:value="38.3813455" calcext:value-type="float">
            <text:p>38,3813455</text:p>
          </table:table-cell>
          <table:table-cell office:value-type="float" office:value="0.222178" calcext:value-type="float">
            <text:p>0,222178</text:p>
          </table:table-cell>
          <table:table-cell office:value-type="float" office:value="0.288082" calcext:value-type="float">
            <text:p>0,288082</text:p>
          </table:table-cell>
          <table:table-cell office:value-type="float" office:value="0.280662" calcext:value-type="float">
            <text:p>0,280662</text:p>
          </table:table-cell>
          <table:table-cell office:value-type="float" office:value="0.266599" calcext:value-type="float">
            <text:p>0,266599</text:p>
          </table:table-cell>
          <table:table-cell office:value-type="float" office:value="0.329312" calcext:value-type="float">
            <text:p>0,329312</text:p>
          </table:table-cell>
          <table:table-cell office:value-type="float" office:value="0.301392" calcext:value-type="float">
            <text:p>0,301392</text:p>
          </table:table-cell>
          <table:table-cell office:value-type="float" office:value="0.222418" calcext:value-type="float">
            <text:p>0,222418</text:p>
          </table:table-cell>
          <table:table-cell office:value-type="float" office:value="0.521175" calcext:value-type="float">
            <text:p>0,521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82290" calcext:value-type="float">
            <text:p>82290</text:p>
          </table:table-cell>
          <table:table-cell office:value-type="float" office:value="80162" calcext:value-type="float">
            <text:p>80162</text:p>
          </table:table-cell>
          <table:table-cell office:value-type="float" office:value="80512" calcext:value-type="float">
            <text:p>80512</text:p>
          </table:table-cell>
          <table:table-cell office:value-type="float" office:value="82290" calcext:value-type="float">
            <text:p>82290</text:p>
          </table:table-cell>
          <table:table-cell office:value-type="float" office:value="80958" calcext:value-type="float">
            <text:p>80958</text:p>
          </table:table-cell>
          <table:table-cell office:value-type="float" office:value="84574" calcext:value-type="float">
            <text:p>84574</text:p>
          </table:table-cell>
          <table:table-cell office:value-type="float" office:value="77774" calcext:value-type="float">
            <text:p>77774</text:p>
          </table:table-cell>
          <table:table-cell office:value-type="float" office:value="78293" calcext:value-type="float">
            <text:p>78293</text:p>
          </table:table-cell>
          <table:table-cell office:value-type="float" office:value="78998" calcext:value-type="float">
            <text:p>78998</text:p>
          </table:table-cell>
          <table:table-cell office:value-type="float" office:value="78568" calcext:value-type="float">
            <text:p>78568</text:p>
          </table:table-cell>
          <table:table-cell office:value-type="float" office:value="78813" calcext:value-type="float">
            <text:p>78813</text:p>
          </table:table-cell>
          <table:table-cell office:value-type="float" office:value="79027" calcext:value-type="float">
            <text:p>79027</text:p>
          </table:table-cell>
          <table:table-cell office:value-type="float" office:value="78489" calcext:value-type="float">
            <text:p>78489</text:p>
          </table:table-cell>
          <table:table-cell office:value-type="float" office:value="80147" calcext:value-type="float">
            <text:p>80147</text:p>
          </table:table-cell>
          <table:table-cell office:value-type="float" office:value="79614" calcext:value-type="float">
            <text:p>79614</text:p>
          </table:table-cell>
          <table:table-cell office:value-type="float" office:value="79680" calcext:value-type="float">
            <text:p>79680</text:p>
          </table:table-cell>
          <table:table-cell office:value-type="float" office:value="80958" calcext:value-type="float">
            <text:p>80958</text:p>
          </table:table-cell>
          <table:table-cell office:value-type="float" office:value="78604" calcext:value-type="float">
            <text:p>78604</text:p>
          </table:table-cell>
          <table:table-cell office:value-type="float" office:value="78080" calcext:value-type="float">
            <text:p>78080</text:p>
          </table:table-cell>
          <table:table-cell office:value-type="float" office:value="78466" calcext:value-type="float">
            <text:p>78466</text:p>
          </table:table-cell>
          <table:table-cell office:value-type="float" office:value="77444" calcext:value-type="float">
            <text:p>77444</text:p>
          </table:table-cell>
          <table:table-cell office:value-type="float" office:value="76706" calcext:value-type="float">
            <text:p>76706</text:p>
          </table:table-cell>
          <table:table-cell office:value-type="float" office:value="80958" calcext:value-type="float">
            <text:p>80958</text:p>
          </table:table-cell>
          <table:table-cell office:value-type="float" office:value="77046" calcext:value-type="float">
            <text:p>77046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488.5" calcext:value-type="float">
            <text:p>488,5</text:p>
          </table:table-cell>
          <table:table-cell office:value-type="float" office:value="500.5" calcext:value-type="float">
            <text:p>500,5</text:p>
          </table:table-cell>
          <table:table-cell office:value-type="float" office:value="508.5" calcext:value-type="float">
            <text:p>508,5</text:p>
          </table:table-cell>
          <table:table-cell office:value-type="float" office:value="510" calcext:value-type="float">
            <text:p>510</text:p>
          </table:table-cell>
          <table:table-cell office:value-type="float" office:value="501.5" calcext:value-type="float">
            <text:p>501,5</text:p>
          </table:table-cell>
          <table:table-cell office:value-type="float" office:value="513.5" calcext:value-type="float">
            <text:p>513,5</text:p>
          </table:table-cell>
          <table:table-cell office:value-type="float" office:value="502.5" calcext:value-type="float">
            <text:p>502,5</text:p>
          </table:table-cell>
          <table:table-cell office:value-type="float" office:value="525.5" calcext:value-type="float">
            <text:p>525,5</text:p>
          </table:table-cell>
          <table:table-cell office:value-type="float" office:value="527" calcext:value-type="float">
            <text:p>527</text:p>
          </table:table-cell>
          <table:table-cell office:value-type="float" office:value="513.5" calcext:value-type="float">
            <text:p>513,5</text:p>
          </table:table-cell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05" calcext:value-type="float">
            <text:p>505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538" calcext:value-type="float">
            <text:p>538</text:p>
          </table:table-cell>
          <table:table-cell office:value-type="float" office:value="481" calcext:value-type="float">
            <text:p>481</text:p>
          </table:table-cell>
          <table:table-cell office:value-type="float" office:value="0.206278" calcext:value-type="float">
            <text:p>0,206278</text:p>
          </table:table-cell>
          <table:table-cell office:value-type="float" office:value="0.375358" calcext:value-type="float">
            <text:p>0,375358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207445" calcext:value-type="float">
            <text:p>0,207445</text:p>
          </table:table-cell>
          <table:table-cell office:value-type="float" office:value="0.373544" calcext:value-type="float">
            <text:p>0,373544</text:p>
          </table:table-cell>
          <table:table-cell office:value-type="float" office:value="0.213646" calcext:value-type="float">
            <text:p>0,213646</text:p>
          </table:table-cell>
          <table:table-cell office:value-type="float" office:value="0.285182" calcext:value-type="float">
            <text:p>0,285182</text:p>
          </table:table-cell>
          <table:table-cell office:value-type="float" office:value="32.6263575" calcext:value-type="float">
            <text:p>32,6263575</text:p>
          </table:table-cell>
          <table:table-cell office:value-type="float" office:value="110.0964225" calcext:value-type="float">
            <text:p>110,0964225</text:p>
          </table:table-cell>
          <table:table-cell office:value-type="float" office:value="49.5838155" calcext:value-type="float">
            <text:p>49,5838155</text:p>
          </table:table-cell>
          <table:table-cell office:value-type="float" office:value="1.0227825" calcext:value-type="float">
            <text:p>1,0227825</text:p>
          </table:table-cell>
          <table:table-cell office:value-type="float" office:value="41.052712" calcext:value-type="float">
            <text:p>41,052712</text:p>
          </table:table-cell>
          <table:table-cell office:value-type="float" office:value="38.091983" calcext:value-type="float">
            <text:p>38,091983</text:p>
          </table:table-cell>
          <table:table-cell office:value-type="float" office:value="169.0986245" calcext:value-type="float">
            <text:p>169,0986245</text:p>
          </table:table-cell>
          <table:table-cell office:value-type="float" office:value="35.421149" calcext:value-type="float">
            <text:p>35,421149</text:p>
          </table:table-cell>
          <table:table-cell office:value-type="float" office:value="1.454756" calcext:value-type="float">
            <text:p>1,454756</text:p>
          </table:table-cell>
          <table:table-cell office:value-type="float" office:value="43.3582435" calcext:value-type="float">
            <text:p>43,3582435</text:p>
          </table:table-cell>
          <table:table-cell office:value-type="float" office:value="0.210884" calcext:value-type="float">
            <text:p>0,210884</text:p>
          </table:table-cell>
          <table:table-cell office:value-type="float" office:value="0.174629" calcext:value-type="float">
            <text:p>0,174629</text:p>
          </table:table-cell>
          <table:table-cell office:value-type="float" office:value="0.278866" calcext:value-type="float">
            <text:p>0,278866</text:p>
          </table:table-cell>
          <table:table-cell office:value-type="float" office:value="0.196494" calcext:value-type="float">
            <text:p>0,196494</text:p>
          </table:table-cell>
          <table:table-cell office:value-type="float" office:value="0.248864" calcext:value-type="float">
            <text:p>0,248864</text:p>
          </table:table-cell>
          <table:table-cell office:value-type="float" office:value="0.297541" calcext:value-type="float">
            <text:p>0,297541</text:p>
          </table:table-cell>
          <table:table-cell office:value-type="float" office:value="0.21049" calcext:value-type="float">
            <text:p>0,21049</text:p>
          </table:table-cell>
          <table:table-cell office:value-type="float" office:value="0.999245" calcext:value-type="float">
            <text:p>0,99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58" calcext:value-type="float">
            <text:p>88358</text:p>
          </table:table-cell>
          <table:table-cell office:value-type="float" office:value="85300" calcext:value-type="float">
            <text:p>8530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58" calcext:value-type="float">
            <text:p>88358</text:p>
          </table:table-cell>
          <table:table-cell office:value-type="float" office:value="85368" calcext:value-type="float">
            <text:p>85368</text:p>
          </table:table-cell>
          <table:table-cell office:value-type="float" office:value="91456" calcext:value-type="float">
            <text:p>91456</text:p>
          </table:table-cell>
          <table:table-cell office:value-type="float" office:value="82603" calcext:value-type="float">
            <text:p>82603</text:p>
          </table:table-cell>
          <table:table-cell office:value-type="float" office:value="82596" calcext:value-type="float">
            <text:p>82596</text:p>
          </table:table-cell>
          <table:table-cell office:value-type="float" office:value="83565" calcext:value-type="float">
            <text:p>83565</text:p>
          </table:table-cell>
          <table:table-cell office:value-type="float" office:value="81980" calcext:value-type="float">
            <text:p>81980</text:p>
          </table:table-cell>
          <table:table-cell office:value-type="float" office:value="83540" calcext:value-type="float">
            <text:p>83540</text:p>
          </table:table-cell>
          <table:table-cell office:value-type="float" office:value="83905" calcext:value-type="float">
            <text:p>83905</text:p>
          </table:table-cell>
          <table:table-cell office:value-type="float" office:value="83295" calcext:value-type="float">
            <text:p>83295</text:p>
          </table:table-cell>
          <table:table-cell office:value-type="float" office:value="85212" calcext:value-type="float">
            <text:p>85212</text:p>
          </table:table-cell>
          <table:table-cell office:value-type="float" office:value="81334" calcext:value-type="float">
            <text:p>81334</text:p>
          </table:table-cell>
          <table:table-cell office:value-type="float" office:value="84751" calcext:value-type="float">
            <text:p>84751</text:p>
          </table:table-cell>
          <table:table-cell office:value-type="float" office:value="85368" calcext:value-type="float">
            <text:p>85368</text:p>
          </table:table-cell>
          <table:table-cell office:value-type="float" office:value="84700" calcext:value-type="float">
            <text:p>84700</text:p>
          </table:table-cell>
          <table:table-cell office:value-type="float" office:value="83030" calcext:value-type="float">
            <text:p>83030</text:p>
          </table:table-cell>
          <table:table-cell office:value-type="float" office:value="82802" calcext:value-type="float">
            <text:p>82802</text:p>
          </table:table-cell>
          <table:table-cell office:value-type="float" office:value="83988" calcext:value-type="float">
            <text:p>83988</text:p>
          </table:table-cell>
          <table:table-cell office:value-type="float" office:value="82080" calcext:value-type="float">
            <text:p>82080</text:p>
          </table:table-cell>
          <table:table-cell office:value-type="float" office:value="85368" calcext:value-type="float">
            <text:p>85368</text:p>
          </table:table-cell>
          <table:table-cell office:value-type="float" office:value="85312" calcext:value-type="float">
            <text:p>85312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36" calcext:value-type="float">
            <text:p>436</text:p>
          </table:table-cell>
          <table:table-cell office:value-type="float" office:value="532" calcext:value-type="float">
            <text:p>532</text:p>
          </table:table-cell>
          <table:table-cell office:value-type="float" office:value="414.5" calcext:value-type="float">
            <text:p>414,5</text:p>
          </table:table-cell>
          <table:table-cell office:value-type="float" office:value="413.5" calcext:value-type="float">
            <text:p>413,5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21.5" calcext:value-type="float">
            <text:p>421,5</text:p>
          </table:table-cell>
          <table:table-cell office:value-type="float" office:value="438" calcext:value-type="float">
            <text:p>438</text:p>
          </table:table-cell>
          <table:table-cell office:value-type="float" office:value="421" calcext:value-type="float">
            <text:p>421</text:p>
          </table:table-cell>
          <table:table-cell office:value-type="float" office:value="445.5" calcext:value-type="float">
            <text:p>445,5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66" calcext:value-type="float">
            <text:p>466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33" calcext:value-type="float">
            <text:p>433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72" calcext:value-type="float">
            <text:p>472</text:p>
          </table:table-cell>
          <table:table-cell office:value-type="float" office:value="0.169978" calcext:value-type="float">
            <text:p>0,169978</text:p>
          </table:table-cell>
          <table:table-cell office:value-type="float" office:value="0.272403" calcext:value-type="float">
            <text:p>0,272403</text:p>
          </table:table-cell>
          <table:table-cell office:value-type="float" office:value="0.130796" calcext:value-type="float">
            <text:p>0,130796</text:p>
          </table:table-cell>
          <table:table-cell office:value-type="float" office:value="0.1709" calcext:value-type="float">
            <text:p>0,1709</text:p>
          </table:table-cell>
          <table:table-cell office:value-type="float" office:value="0.268503" calcext:value-type="float">
            <text:p>0,268503</text:p>
          </table:table-cell>
          <table:table-cell office:value-type="float" office:value="0.146022" calcext:value-type="float">
            <text:p>0,146022</text:p>
          </table:table-cell>
          <table:table-cell office:value-type="float" office:value="0.217277" calcext:value-type="float">
            <text:p>0,217277</text:p>
          </table:table-cell>
          <table:table-cell office:value-type="float" office:value="54.3907765" calcext:value-type="float">
            <text:p>54,3907765</text:p>
          </table:table-cell>
          <table:table-cell office:value-type="float" office:value="140.7373005" calcext:value-type="float">
            <text:p>140,7373005</text:p>
          </table:table-cell>
          <table:table-cell office:value-type="float" office:value="37.496" calcext:value-type="float">
            <text:p>37,496</text:p>
          </table:table-cell>
          <table:table-cell office:value-type="float" office:value="0.4509815" calcext:value-type="float">
            <text:p>0,4509815</text:p>
          </table:table-cell>
          <table:table-cell office:value-type="float" office:value="44.288801" calcext:value-type="float">
            <text:p>44,288801</text:p>
          </table:table-cell>
          <table:table-cell office:value-type="float" office:value="37.417017" calcext:value-type="float">
            <text:p>37,417017</text:p>
          </table:table-cell>
          <table:table-cell office:value-type="float" office:value="128.996392" calcext:value-type="float">
            <text:p>128,996392</text:p>
          </table:table-cell>
          <table:table-cell office:value-type="float" office:value="38.138272" calcext:value-type="float">
            <text:p>38,138272</text:p>
          </table:table-cell>
          <table:table-cell office:value-type="float" office:value="0.57517" calcext:value-type="float">
            <text:p>0,57517</text:p>
          </table:table-cell>
          <table:table-cell office:value-type="float" office:value="61.853988" calcext:value-type="float">
            <text:p>61,853988</text:p>
          </table:table-cell>
          <table:table-cell office:value-type="float" office:value="0.140211" calcext:value-type="float">
            <text:p>0,140211</text:p>
          </table:table-cell>
          <table:table-cell office:value-type="float" office:value="0.15694" calcext:value-type="float">
            <text:p>0,15694</text:p>
          </table:table-cell>
          <table:table-cell office:value-type="float" office:value="0.223664" calcext:value-type="float">
            <text:p>0,223664</text:p>
          </table:table-cell>
          <table:table-cell office:value-type="float" office:value="0.211558" calcext:value-type="float">
            <text:p>0,211558</text:p>
          </table:table-cell>
          <table:table-cell office:value-type="float" office:value="0.254175" calcext:value-type="float">
            <text:p>0,254175</text:p>
          </table:table-cell>
          <table:table-cell office:value-type="float" office:value="0.459465" calcext:value-type="float">
            <text:p>0,459465</text:p>
          </table:table-cell>
          <table:table-cell office:value-type="float" office:value="0.142936" calcext:value-type="float">
            <text:p>0,142936</text:p>
          </table:table-cell>
          <table:table-cell office:value-type="float" office:value="1.653599" calcext:value-type="float">
            <text:p>1,653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2946" calcext:value-type="float">
            <text:p>92946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0368" calcext:value-type="float">
            <text:p>90368</text:p>
          </table:table-cell>
          <table:table-cell office:value-type="float" office:value="101342" calcext:value-type="float">
            <text:p>101342</text:p>
          </table:table-cell>
          <table:table-cell office:value-type="float" office:value="87652" calcext:value-type="float">
            <text:p>87652</text:p>
          </table:table-cell>
          <table:table-cell office:value-type="float" office:value="87484" calcext:value-type="float">
            <text:p>87484</text:p>
          </table:table-cell>
          <table:table-cell office:value-type="float" office:value="88782" calcext:value-type="float">
            <text:p>88782</text:p>
          </table:table-cell>
          <table:table-cell office:value-type="float" office:value="86412" calcext:value-type="float">
            <text:p>86412</text:p>
          </table:table-cell>
          <table:table-cell office:value-type="float" office:value="88439" calcext:value-type="float">
            <text:p>88439</text:p>
          </table:table-cell>
          <table:table-cell office:value-type="float" office:value="88649" calcext:value-type="float">
            <text:p>88649</text:p>
          </table:table-cell>
          <table:table-cell office:value-type="float" office:value="89118" calcext:value-type="float">
            <text:p>89118</text:p>
          </table:table-cell>
          <table:table-cell office:value-type="float" office:value="90794" calcext:value-type="float">
            <text:p>90794</text:p>
          </table:table-cell>
          <table:table-cell office:value-type="float" office:value="85892" calcext:value-type="float">
            <text:p>85892</text:p>
          </table:table-cell>
          <table:table-cell office:value-type="float" office:value="90333" calcext:value-type="float">
            <text:p>90333</text:p>
          </table:table-cell>
          <table:table-cell office:value-type="float" office:value="90368" calcext:value-type="float">
            <text:p>90368</text:p>
          </table:table-cell>
          <table:table-cell office:value-type="float" office:value="87992" calcext:value-type="float">
            <text:p>87992</text:p>
          </table:table-cell>
          <table:table-cell office:value-type="float" office:value="89160" calcext:value-type="float">
            <text:p>89160</text:p>
          </table:table-cell>
          <table:table-cell office:value-type="float" office:value="88840" calcext:value-type="float">
            <text:p>88840</text:p>
          </table:table-cell>
          <table:table-cell office:value-type="float" office:value="87352" calcext:value-type="float">
            <text:p>87352</text:p>
          </table:table-cell>
          <table:table-cell office:value-type="float" office:value="86934" calcext:value-type="float">
            <text:p>86934</text:p>
          </table:table-cell>
          <table:table-cell office:value-type="float" office:value="90368" calcext:value-type="float">
            <text:p>90368</text:p>
          </table:table-cell>
          <table:table-cell office:value-type="float" office:value="92830" calcext:value-type="float">
            <text:p>9283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54" calcext:value-type="float">
            <text:p>45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87.5" calcext:value-type="float">
            <text:p>387,5</text:p>
          </table:table-cell>
          <table:table-cell office:value-type="float" office:value="402" calcext:value-type="float">
            <text:p>402</text:p>
          </table:table-cell>
          <table:table-cell office:value-type="float" office:value="366" calcext:value-type="float">
            <text:p>366</text:p>
          </table:table-cell>
          <table:table-cell office:value-type="float" office:value="394.5" calcext:value-type="float">
            <text:p>394,5</text:p>
          </table:table-cell>
          <table:table-cell office:value-type="float" office:value="417" calcext:value-type="float">
            <text:p>417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33" calcext:value-type="float">
            <text:p>433</text:p>
          </table:table-cell>
          <table:table-cell office:value-type="float" office:value="0.181735" calcext:value-type="float">
            <text:p>0,181735</text:p>
          </table:table-cell>
          <table:table-cell office:value-type="float" office:value="0.179351" calcext:value-type="float">
            <text:p>0,179351</text:p>
          </table:table-cell>
          <table:table-cell office:value-type="float" office:value="0.165583" calcext:value-type="float">
            <text:p>0,165583</text:p>
          </table:table-cell>
          <table:table-cell office:value-type="float" office:value="0.179638" calcext:value-type="float">
            <text:p>0,179638</text:p>
          </table:table-cell>
          <table:table-cell office:value-type="float" office:value="0.180387" calcext:value-type="float">
            <text:p>0,180387</text:p>
          </table:table-cell>
          <table:table-cell office:value-type="float" office:value="0.162964" calcext:value-type="float">
            <text:p>0,162964</text:p>
          </table:table-cell>
          <table:table-cell office:value-type="float" office:value="0.281075" calcext:value-type="float">
            <text:p>0,281075</text:p>
          </table:table-cell>
          <table:table-cell office:value-type="float" office:value="38.4768435" calcext:value-type="float">
            <text:p>38,4768435</text:p>
          </table:table-cell>
          <table:table-cell office:value-type="float" office:value="133.7621685" calcext:value-type="float">
            <text:p>133,7621685</text:p>
          </table:table-cell>
          <table:table-cell office:value-type="float" office:value="39.601273" calcext:value-type="float">
            <text:p>39,601273</text:p>
          </table:table-cell>
          <table:table-cell office:value-type="float" office:value="0.3770435" calcext:value-type="float">
            <text:p>0,3770435</text:p>
          </table:table-cell>
          <table:table-cell office:value-type="float" office:value="46.5638545" calcext:value-type="float">
            <text:p>46,5638545</text:p>
          </table:table-cell>
          <table:table-cell office:value-type="float" office:value="43.1001695" calcext:value-type="float">
            <text:p>43,1001695</text:p>
          </table:table-cell>
          <table:table-cell office:value-type="float" office:value="131.5736145" calcext:value-type="float">
            <text:p>131,5736145</text:p>
          </table:table-cell>
          <table:table-cell office:value-type="float" office:value="38.397734" calcext:value-type="float">
            <text:p>38,397734</text:p>
          </table:table-cell>
          <table:table-cell office:value-type="float" office:value="0.288451" calcext:value-type="float">
            <text:p>0,288451</text:p>
          </table:table-cell>
          <table:table-cell office:value-type="float" office:value="46.9127995" calcext:value-type="float">
            <text:p>46,9127995</text:p>
          </table:table-cell>
          <table:table-cell office:value-type="float" office:value="0.151256" calcext:value-type="float">
            <text:p>0,151256</text:p>
          </table:table-cell>
          <table:table-cell office:value-type="float" office:value="0.219244" calcext:value-type="float">
            <text:p>0,219244</text:p>
          </table:table-cell>
          <table:table-cell office:value-type="float" office:value="0.443551" calcext:value-type="float">
            <text:p>0,443551</text:p>
          </table:table-cell>
          <table:table-cell office:value-type="float" office:value="0.271134" calcext:value-type="float">
            <text:p>0,271134</text:p>
          </table:table-cell>
          <table:table-cell office:value-type="float" office:value="0.430812" calcext:value-type="float">
            <text:p>0,430812</text:p>
          </table:table-cell>
          <table:table-cell office:value-type="float" office:value="0.513811" calcext:value-type="float">
            <text:p>0,513811</text:p>
          </table:table-cell>
          <table:table-cell office:value-type="float" office:value="0.156448" calcext:value-type="float">
            <text:p>0,156448</text:p>
          </table:table-cell>
          <table:table-cell office:value-type="float" office:value="2.282058" calcext:value-type="float">
            <text:p>2,282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574" calcext:value-type="float">
            <text:p>71574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0650" calcext:value-type="float">
            <text:p>70650</text:p>
          </table:table-cell>
          <table:table-cell office:value-type="float" office:value="72428" calcext:value-type="float">
            <text:p>72428</text:p>
          </table:table-cell>
          <table:table-cell office:value-type="float" office:value="70449" calcext:value-type="float">
            <text:p>70449</text:p>
          </table:table-cell>
          <table:table-cell office:value-type="float" office:value="70636" calcext:value-type="float">
            <text:p>70636</text:p>
          </table:table-cell>
          <table:table-cell office:value-type="float" office:value="70691" calcext:value-type="float">
            <text:p>70691</text:p>
          </table:table-cell>
          <table:table-cell office:value-type="float" office:value="70640" calcext:value-type="float">
            <text:p>70640</text:p>
          </table:table-cell>
          <table:table-cell office:value-type="float" office:value="70706" calcext:value-type="float">
            <text:p>70706</text:p>
          </table:table-cell>
          <table:table-cell office:value-type="float" office:value="71107" calcext:value-type="float">
            <text:p>71107</text:p>
          </table:table-cell>
          <table:table-cell office:value-type="float" office:value="71012" calcext:value-type="float">
            <text:p>71012</text:p>
          </table:table-cell>
          <table:table-cell office:value-type="float" office:value="71096" calcext:value-type="float">
            <text:p>71096</text:p>
          </table:table-cell>
          <table:table-cell office:value-type="float" office:value="71724" calcext:value-type="float">
            <text:p>71724</text:p>
          </table:table-cell>
          <table:table-cell office:value-type="float" office:value="71162" calcext:value-type="float">
            <text:p>71162</text:p>
          </table:table-cell>
          <table:table-cell office:value-type="float" office:value="70650" calcext:value-type="float">
            <text:p>70650</text:p>
          </table:table-cell>
          <table:table-cell office:value-type="float" office:value="71222" calcext:value-type="float">
            <text:p>71222</text:p>
          </table:table-cell>
          <table:table-cell office:value-type="float" office:value="71388" calcext:value-type="float">
            <text:p>71388</text:p>
          </table:table-cell>
          <table:table-cell office:value-type="float" office:value="71092" calcext:value-type="float">
            <text:p>71092</text:p>
          </table:table-cell>
          <table:table-cell office:value-type="float" office:value="70994" calcext:value-type="float">
            <text:p>70994</text:p>
          </table:table-cell>
          <table:table-cell office:value-type="float" office:value="70492" calcext:value-type="float">
            <text:p>70492</text:p>
          </table:table-cell>
          <table:table-cell office:value-type="float" office:value="70650" calcext:value-type="float">
            <text:p>70650</text:p>
          </table:table-cell>
          <table:table-cell office:value-type="float" office:value="69802" calcext:value-type="float">
            <text:p>69802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97" calcext:value-type="float">
            <text:p>1197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51" calcext:value-type="float">
            <text:p>1151</text:p>
          </table:table-cell>
          <table:table-cell office:value-type="float" office:value="1232" calcext:value-type="float">
            <text:p>1232</text:p>
          </table:table-cell>
          <table:table-cell office:value-type="float" office:value="1172" calcext:value-type="float">
            <text:p>1172</text:p>
          </table:table-cell>
          <table:table-cell office:value-type="float" office:value="1193" calcext:value-type="float">
            <text:p>1193</text:p>
          </table:table-cell>
          <table:table-cell office:value-type="float" office:value="1183" calcext:value-type="float">
            <text:p>1183</text:p>
          </table:table-cell>
          <table:table-cell office:value-type="float" office:value="1192" calcext:value-type="float">
            <text:p>1192</text:p>
          </table:table-cell>
          <table:table-cell office:value-type="float" office:value="1191" calcext:value-type="float">
            <text:p>1191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14" calcext:value-type="float">
            <text:p>1214</text:p>
          </table:table-cell>
          <table:table-cell office:value-type="float" office:value="1256" calcext:value-type="float">
            <text:p>1256</text:p>
          </table:table-cell>
          <table:table-cell office:value-type="float" office:value="1208" calcext:value-type="float">
            <text:p>1208</text:p>
          </table:table-cell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44" calcext:value-type="float">
            <text:p>1144</text:p>
          </table:table-cell>
          <table:table-cell office:value-type="float" office:value="1151" calcext:value-type="float">
            <text:p>1151</text:p>
          </table:table-cell>
          <table:table-cell office:value-type="float" office:value="1135" calcext:value-type="float">
            <text:p>1135</text:p>
          </table:table-cell>
          <table:table-cell office:value-type="float" office:value="0.355445" calcext:value-type="float">
            <text:p>0,355445</text:p>
          </table:table-cell>
          <table:table-cell office:value-type="float" office:value="0.35963" calcext:value-type="float">
            <text:p>0,35963</text:p>
          </table:table-cell>
          <table:table-cell office:value-type="float" office:value="0.369158" calcext:value-type="float">
            <text:p>0,369158</text:p>
          </table:table-cell>
          <table:table-cell office:value-type="float" office:value="0.356241" calcext:value-type="float">
            <text:p>0,356241</text:p>
          </table:table-cell>
          <table:table-cell office:value-type="float" office:value="0.360527" calcext:value-type="float">
            <text:p>0,360527</text:p>
          </table:table-cell>
          <table:table-cell office:value-type="float" office:value="0.350033" calcext:value-type="float">
            <text:p>0,350033</text:p>
          </table:table-cell>
          <table:table-cell office:value-type="float" office:value="0.365627" calcext:value-type="float">
            <text:p>0,365627</text:p>
          </table:table-cell>
          <table:table-cell office:value-type="float" office:value="12.9315645" calcext:value-type="float">
            <text:p>12,9315645</text:p>
          </table:table-cell>
          <table:table-cell office:value-type="float" office:value="19.2704615" calcext:value-type="float">
            <text:p>19,2704615</text:p>
          </table:table-cell>
          <table:table-cell office:value-type="float" office:value="21.6428395" calcext:value-type="float">
            <text:p>21,6428395</text:p>
          </table:table-cell>
          <table:table-cell office:value-type="float" office:value="5.216216" calcext:value-type="float">
            <text:p>5,216216</text:p>
          </table:table-cell>
          <table:table-cell office:value-type="float" office:value="16.2403835" calcext:value-type="float">
            <text:p>16,2403835</text:p>
          </table:table-cell>
          <table:table-cell office:value-type="float" office:value="21.520516" calcext:value-type="float">
            <text:p>21,520516</text:p>
          </table:table-cell>
          <table:table-cell office:value-type="float" office:value="23.8524095" calcext:value-type="float">
            <text:p>23,8524095</text:p>
          </table:table-cell>
          <table:table-cell office:value-type="float" office:value="13.8970955" calcext:value-type="float">
            <text:p>13,8970955</text:p>
          </table:table-cell>
          <table:table-cell office:value-type="float" office:value="6.155237" calcext:value-type="float">
            <text:p>6,155237</text:p>
          </table:table-cell>
          <table:table-cell office:value-type="float" office:value="27.4828465" calcext:value-type="float">
            <text:p>27,4828465</text:p>
          </table:table-cell>
          <table:table-cell office:value-type="float" office:value="0.346066" calcext:value-type="float">
            <text:p>0,346066</text:p>
          </table:table-cell>
          <table:table-cell office:value-type="float" office:value="0.392658" calcext:value-type="float">
            <text:p>0,392658</text:p>
          </table:table-cell>
          <table:table-cell office:value-type="float" office:value="0.427117" calcext:value-type="float">
            <text:p>0,427117</text:p>
          </table:table-cell>
          <table:table-cell office:value-type="float" office:value="0.423944" calcext:value-type="float">
            <text:p>0,423944</text:p>
          </table:table-cell>
          <table:table-cell office:value-type="float" office:value="0.433017" calcext:value-type="float">
            <text:p>0,433017</text:p>
          </table:table-cell>
          <table:table-cell office:value-type="float" office:value="0.415364" calcext:value-type="float">
            <text:p>0,415364</text:p>
          </table:table-cell>
          <table:table-cell office:value-type="float" office:value="0.34774" calcext:value-type="float">
            <text:p>0,34774</text:p>
          </table:table-cell>
          <table:table-cell office:value-type="float" office:value="0.445517" calcext:value-type="float">
            <text:p>0,445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5312" calcext:value-type="float">
            <text:p>75312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4598" calcext:value-type="float">
            <text:p>74598</text:p>
          </table:table-cell>
          <table:table-cell office:value-type="float" office:value="77856" calcext:value-type="float">
            <text:p>77856</text:p>
          </table:table-cell>
          <table:table-cell office:value-type="float" office:value="73871" calcext:value-type="float">
            <text:p>73871</text:p>
          </table:table-cell>
          <table:table-cell office:value-type="float" office:value="73444" calcext:value-type="float">
            <text:p>73444</text:p>
          </table:table-cell>
          <table:table-cell office:value-type="float" office:value="73656" calcext:value-type="float">
            <text:p>73656</text:p>
          </table:table-cell>
          <table:table-cell office:value-type="float" office:value="73444" calcext:value-type="float">
            <text:p>73444</text:p>
          </table:table-cell>
          <table:table-cell office:value-type="float" office:value="73760" calcext:value-type="float">
            <text:p>73760</text:p>
          </table:table-cell>
          <table:table-cell office:value-type="float" office:value="74479" calcext:value-type="float">
            <text:p>74479</text:p>
          </table:table-cell>
          <table:table-cell office:value-type="float" office:value="74347" calcext:value-type="float">
            <text:p>74347</text:p>
          </table:table-cell>
          <table:table-cell office:value-type="float" office:value="74847" calcext:value-type="float">
            <text:p>74847</text:p>
          </table:table-cell>
          <table:table-cell office:value-type="float" office:value="74830" calcext:value-type="float">
            <text:p>74830</text:p>
          </table:table-cell>
          <table:table-cell office:value-type="float" office:value="74479" calcext:value-type="float">
            <text:p>74479</text:p>
          </table:table-cell>
          <table:table-cell office:value-type="float" office:value="74598" calcext:value-type="float">
            <text:p>74598</text:p>
          </table:table-cell>
          <table:table-cell office:value-type="float" office:value="74628" calcext:value-type="float">
            <text:p>74628</text:p>
          </table:table-cell>
          <table:table-cell office:value-type="float" office:value="74300" calcext:value-type="float">
            <text:p>74300</text:p>
          </table:table-cell>
          <table:table-cell office:value-type="float" office:value="74496" calcext:value-type="float">
            <text:p>74496</text:p>
          </table:table-cell>
          <table:table-cell office:value-type="float" office:value="73732" calcext:value-type="float">
            <text:p>73732</text:p>
          </table:table-cell>
          <table:table-cell office:value-type="float" office:value="72848" calcext:value-type="float">
            <text:p>72848</text:p>
          </table:table-cell>
          <table:table-cell office:value-type="float" office:value="74598" calcext:value-type="float">
            <text:p>74598</text:p>
          </table:table-cell>
          <table:table-cell office:value-type="float" office:value="72466" calcext:value-type="float">
            <text:p>72466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46" calcext:value-type="float">
            <text:p>646</text:p>
          </table:table-cell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651.5" calcext:value-type="float">
            <text:p>651,5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661" calcext:value-type="float">
            <text:p>661</text:p>
          </table:table-cell>
          <table:table-cell office:value-type="float" office:value="675" calcext:value-type="float">
            <text:p>675</text:p>
          </table:table-cell>
          <table:table-cell office:value-type="float" office:value="674" calcext:value-type="float">
            <text:p>674</text:p>
          </table:table-cell>
          <table:table-cell office:value-type="float" office:value="684.5" calcext:value-type="float">
            <text:p>684,5</text:p>
          </table:table-cell>
          <table:table-cell office:value-type="float" office:value="684" calcext:value-type="float">
            <text:p>684</text:p>
          </table:table-cell>
          <table:table-cell office:value-type="float" office:value="673.5" calcext:value-type="float">
            <text:p>673,5</text:p>
          </table:table-cell>
          <table:table-cell office:value-type="float" office:value="646" calcext:value-type="float">
            <text:p>646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637" calcext:value-type="float">
            <text:p>637</text:p>
          </table:table-cell>
          <table:table-cell office:value-type="float" office:value="0.359456" calcext:value-type="float">
            <text:p>0,359456</text:p>
          </table:table-cell>
          <table:table-cell office:value-type="float" office:value="0.377417" calcext:value-type="float">
            <text:p>0,377417</text:p>
          </table:table-cell>
          <table:table-cell office:value-type="float" office:value="0.351407" calcext:value-type="float">
            <text:p>0,351407</text:p>
          </table:table-cell>
          <table:table-cell office:value-type="float" office:value="0.360541" calcext:value-type="float">
            <text:p>0,360541</text:p>
          </table:table-cell>
          <table:table-cell office:value-type="float" office:value="0.376814" calcext:value-type="float">
            <text:p>0,376814</text:p>
          </table:table-cell>
          <table:table-cell office:value-type="float" office:value="0.352142" calcext:value-type="float">
            <text:p>0,352142</text:p>
          </table:table-cell>
          <table:table-cell office:value-type="float" office:value="0.385283" calcext:value-type="float">
            <text:p>0,385283</text:p>
          </table:table-cell>
          <table:table-cell office:value-type="float" office:value="16.4596935" calcext:value-type="float">
            <text:p>16,4596935</text:p>
          </table:table-cell>
          <table:table-cell office:value-type="float" office:value="44.145175" calcext:value-type="float">
            <text:p>44,145175</text:p>
          </table:table-cell>
          <table:table-cell office:value-type="float" office:value="18.4476625" calcext:value-type="float">
            <text:p>18,4476625</text:p>
          </table:table-cell>
          <table:table-cell office:value-type="float" office:value="3.9083075" calcext:value-type="float">
            <text:p>3,9083075</text:p>
          </table:table-cell>
          <table:table-cell office:value-type="float" office:value="32.8042705" calcext:value-type="float">
            <text:p>32,8042705</text:p>
          </table:table-cell>
          <table:table-cell office:value-type="float" office:value="16.1585245" calcext:value-type="float">
            <text:p>16,1585245</text:p>
          </table:table-cell>
          <table:table-cell office:value-type="float" office:value="38.9849215" calcext:value-type="float">
            <text:p>38,9849215</text:p>
          </table:table-cell>
          <table:table-cell office:value-type="float" office:value="16.7017645" calcext:value-type="float">
            <text:p>16,7017645</text:p>
          </table:table-cell>
          <table:table-cell office:value-type="float" office:value="4.735925" calcext:value-type="float">
            <text:p>4,735925</text:p>
          </table:table-cell>
          <table:table-cell office:value-type="float" office:value="20.91994" calcext:value-type="float">
            <text:p>20,91994</text:p>
          </table:table-cell>
          <table:table-cell office:value-type="float" office:value="0.335411" calcext:value-type="float">
            <text:p>0,335411</text:p>
          </table:table-cell>
          <table:table-cell office:value-type="float" office:value="0.452237" calcext:value-type="float">
            <text:p>0,452237</text:p>
          </table:table-cell>
          <table:table-cell office:value-type="float" office:value="0.415943" calcext:value-type="float">
            <text:p>0,415943</text:p>
          </table:table-cell>
          <table:table-cell office:value-type="float" office:value="0.459721" calcext:value-type="float">
            <text:p>0,459721</text:p>
          </table:table-cell>
          <table:table-cell office:value-type="float" office:value="0.444276" calcext:value-type="float">
            <text:p>0,444276</text:p>
          </table:table-cell>
          <table:table-cell office:value-type="float" office:value="0.451549" calcext:value-type="float">
            <text:p>0,451549</text:p>
          </table:table-cell>
          <table:table-cell office:value-type="float" office:value="0.348324" calcext:value-type="float">
            <text:p>0,348324</text:p>
          </table:table-cell>
          <table:table-cell office:value-type="float" office:value="0.665525" calcext:value-type="float">
            <text:p>0,665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9728" calcext:value-type="float">
            <text:p>79728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8504" calcext:value-type="float">
            <text:p>78504</text:p>
          </table:table-cell>
          <table:table-cell office:value-type="float" office:value="81722" calcext:value-type="float">
            <text:p>81722</text:p>
          </table:table-cell>
          <table:table-cell office:value-type="float" office:value="76547" calcext:value-type="float">
            <text:p>76547</text:p>
          </table:table-cell>
          <table:table-cell office:value-type="float" office:value="76440" calcext:value-type="float">
            <text:p>76440</text:p>
          </table:table-cell>
          <table:table-cell office:value-type="float" office:value="76845" calcext:value-type="float">
            <text:p>76845</text:p>
          </table:table-cell>
          <table:table-cell office:value-type="float" office:value="76680" calcext:value-type="float">
            <text:p>76680</text:p>
          </table:table-cell>
          <table:table-cell office:value-type="float" office:value="76425" calcext:value-type="float">
            <text:p>76425</text:p>
          </table:table-cell>
          <table:table-cell office:value-type="float" office:value="77899" calcext:value-type="float">
            <text:p>77899</text:p>
          </table:table-cell>
          <table:table-cell office:value-type="float" office:value="77550" calcext:value-type="float">
            <text:p>77550</text:p>
          </table:table-cell>
          <table:table-cell office:value-type="float" office:value="78106" calcext:value-type="float">
            <text:p>78106</text:p>
          </table:table-cell>
          <table:table-cell office:value-type="float" office:value="78090" calcext:value-type="float">
            <text:p>78090</text:p>
          </table:table-cell>
          <table:table-cell office:value-type="float" office:value="77936" calcext:value-type="float">
            <text:p>77936</text:p>
          </table:table-cell>
          <table:table-cell office:value-type="float" office:value="78504" calcext:value-type="float">
            <text:p>78504</text:p>
          </table:table-cell>
          <table:table-cell office:value-type="float" office:value="78484" calcext:value-type="float">
            <text:p>78484</text:p>
          </table:table-cell>
          <table:table-cell office:value-type="float" office:value="77500" calcext:value-type="float">
            <text:p>77500</text:p>
          </table:table-cell>
          <table:table-cell office:value-type="float" office:value="78902" calcext:value-type="float">
            <text:p>78902</text:p>
          </table:table-cell>
          <table:table-cell office:value-type="float" office:value="77764" calcext:value-type="float">
            <text:p>77764</text:p>
          </table:table-cell>
          <table:table-cell office:value-type="float" office:value="75428" calcext:value-type="float">
            <text:p>75428</text:p>
          </table:table-cell>
          <table:table-cell office:value-type="float" office:value="78504" calcext:value-type="float">
            <text:p>78504</text:p>
          </table:table-cell>
          <table:table-cell office:value-type="float" office:value="76316" calcext:value-type="float">
            <text:p>76316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office:value-type="float" office:value="548" calcext:value-type="float">
            <text:p>548</text:p>
          </table:table-cell>
          <table:table-cell office:value-type="float" office:value="478" calcext:value-type="float">
            <text:p>478</text:p>
          </table:table-cell>
          <table:table-cell office:value-type="float" office:value="476.5" calcext:value-type="float">
            <text:p>476,5</text:p>
          </table:table-cell>
          <table:table-cell office:value-type="float" office:value="480.5" calcext:value-type="float">
            <text:p>480,5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500.5" calcext:value-type="float">
            <text:p>500,5</text:p>
          </table:table-cell>
          <table:table-cell office:value-type="float" office:value="493.5" calcext:value-type="float">
            <text:p>493,5</text:p>
          </table:table-cell>
          <table:table-cell office:value-type="float" office:value="497.5" calcext:value-type="float">
            <text:p>497,5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443" calcext:value-type="float">
            <text:p>443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0.323004" calcext:value-type="float">
            <text:p>0,323004</text:p>
          </table:table-cell>
          <table:table-cell office:value-type="float" office:value="0.377448" calcext:value-type="float">
            <text:p>0,377448</text:p>
          </table:table-cell>
          <table:table-cell office:value-type="float" office:value="0.359346" calcext:value-type="float">
            <text:p>0,359346</text:p>
          </table:table-cell>
          <table:table-cell office:value-type="float" office:value="0.327369" calcext:value-type="float">
            <text:p>0,327369</text:p>
          </table:table-cell>
          <table:table-cell office:value-type="float" office:value="0.37438" calcext:value-type="float">
            <text:p>0,37438</text:p>
          </table:table-cell>
          <table:table-cell office:value-type="float" office:value="0.323565" calcext:value-type="float">
            <text:p>0,323565</text:p>
          </table:table-cell>
          <table:table-cell office:value-type="float" office:value="0.424069" calcext:value-type="float">
            <text:p>0,424069</text:p>
          </table:table-cell>
          <table:table-cell office:value-type="float" office:value="18.081378" calcext:value-type="float">
            <text:p>18,081378</text:p>
          </table:table-cell>
          <table:table-cell office:value-type="float" office:value="63.26041" calcext:value-type="float">
            <text:p>63,26041</text:p>
          </table:table-cell>
          <table:table-cell office:value-type="float" office:value="18.966345" calcext:value-type="float">
            <text:p>18,966345</text:p>
          </table:table-cell>
          <table:table-cell office:value-type="float" office:value="2.356171" calcext:value-type="float">
            <text:p>2,356171</text:p>
          </table:table-cell>
          <table:table-cell office:value-type="float" office:value="24.431923" calcext:value-type="float">
            <text:p>24,431923</text:p>
          </table:table-cell>
          <table:table-cell office:value-type="float" office:value="18.5523875" calcext:value-type="float">
            <text:p>18,5523875</text:p>
          </table:table-cell>
          <table:table-cell office:value-type="float" office:value="60.88588" calcext:value-type="float">
            <text:p>60,88588</text:p>
          </table:table-cell>
          <table:table-cell office:value-type="float" office:value="19.2405565" calcext:value-type="float">
            <text:p>19,2405565</text:p>
          </table:table-cell>
          <table:table-cell office:value-type="float" office:value="3.952325" calcext:value-type="float">
            <text:p>3,952325</text:p>
          </table:table-cell>
          <table:table-cell office:value-type="float" office:value="28.196994" calcext:value-type="float">
            <text:p>28,196994</text:p>
          </table:table-cell>
          <table:table-cell office:value-type="float" office:value="0.317581" calcext:value-type="float">
            <text:p>0,317581</text:p>
          </table:table-cell>
          <table:table-cell office:value-type="float" office:value="0.48167" calcext:value-type="float">
            <text:p>0,48167</text:p>
          </table:table-cell>
          <table:table-cell office:value-type="float" office:value="0.506079" calcext:value-type="float">
            <text:p>0,506079</text:p>
          </table:table-cell>
          <table:table-cell office:value-type="float" office:value="0.482143" calcext:value-type="float">
            <text:p>0,482143</text:p>
          </table:table-cell>
          <table:table-cell office:value-type="float" office:value="0.594163" calcext:value-type="float">
            <text:p>0,594163</text:p>
          </table:table-cell>
          <table:table-cell office:value-type="float" office:value="0.611796" calcext:value-type="float">
            <text:p>0,611796</text:p>
          </table:table-cell>
          <table:table-cell office:value-type="float" office:value="0.319126" calcext:value-type="float">
            <text:p>0,319126</text:p>
          </table:table-cell>
          <table:table-cell office:value-type="float" office:value="1.65695" calcext:value-type="float">
            <text:p>1,65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2886" calcext:value-type="float">
            <text:p>82886</text:p>
          </table:table-cell>
          <table:table-cell office:value-type="float" office:value="83030" calcext:value-type="float">
            <text:p>83030</text:p>
          </table:table-cell>
          <table:table-cell office:value-type="float" office:value="83666" calcext:value-type="float">
            <text:p>83666</text:p>
          </table:table-cell>
          <table:table-cell office:value-type="float" office:value="85252" calcext:value-type="float">
            <text:p>85252</text:p>
          </table:table-cell>
          <table:table-cell office:value-type="float" office:value="88592" calcext:value-type="float">
            <text:p>88592</text:p>
          </table:table-cell>
          <table:table-cell office:value-type="float" office:value="79779" calcext:value-type="float">
            <text:p>79779</text:p>
          </table:table-cell>
          <table:table-cell office:value-type="float" office:value="79546" calcext:value-type="float">
            <text:p>79546</text:p>
          </table:table-cell>
          <table:table-cell office:value-type="float" office:value="80057" calcext:value-type="float">
            <text:p>80057</text:p>
          </table:table-cell>
          <table:table-cell office:value-type="float" office:value="80636" calcext:value-type="float">
            <text:p>80636</text:p>
          </table:table-cell>
          <table:table-cell office:value-type="float" office:value="79765" calcext:value-type="float">
            <text:p>79765</text:p>
          </table:table-cell>
          <table:table-cell office:value-type="float" office:value="80790" calcext:value-type="float">
            <text:p>80790</text:p>
          </table:table-cell>
          <table:table-cell office:value-type="float" office:value="80807" calcext:value-type="float">
            <text:p>80807</text:p>
          </table:table-cell>
          <table:table-cell office:value-type="float" office:value="81304" calcext:value-type="float">
            <text:p>81304</text:p>
          </table:table-cell>
          <table:table-cell office:value-type="float" office:value="80234" calcext:value-type="float">
            <text:p>80234</text:p>
          </table:table-cell>
          <table:table-cell office:value-type="float" office:value="80857" calcext:value-type="float">
            <text:p>80857</text:p>
          </table:table-cell>
          <table:table-cell office:value-type="float" office:value="85252" calcext:value-type="float">
            <text:p>85252</text:p>
          </table:table-cell>
          <table:table-cell office:value-type="float" office:value="81384" calcext:value-type="float">
            <text:p>81384</text:p>
          </table:table-cell>
          <table:table-cell office:value-type="float" office:value="80412" calcext:value-type="float">
            <text:p>80412</text:p>
          </table:table-cell>
          <table:table-cell office:value-type="float" office:value="80508" calcext:value-type="float">
            <text:p>80508</text:p>
          </table:table-cell>
          <table:table-cell office:value-type="float" office:value="80614" calcext:value-type="float">
            <text:p>80614</text:p>
          </table:table-cell>
          <table:table-cell office:value-type="float" office:value="79380" calcext:value-type="float">
            <text:p>79380</text:p>
          </table:table-cell>
          <table:table-cell office:value-type="float" office:value="85252" calcext:value-type="float">
            <text:p>85252</text:p>
          </table:table-cell>
          <table:table-cell office:value-type="float" office:value="84266" calcext:value-type="float">
            <text:p>84266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  <table:table-cell office:value-type="float" office:value="494" calcext:value-type="float">
            <text:p>494</text:p>
          </table:table-cell>
          <table:table-cell office:value-type="float" office:value="391.5" calcext:value-type="float">
            <text:p>391,5</text:p>
          </table:table-cell>
          <table:table-cell office:value-type="float" office:value="389" calcext:value-type="float">
            <text:p>389</text:p>
          </table:table-cell>
          <table:table-cell office:value-type="float" office:value="395.5" calcext:value-type="float">
            <text:p>395,5</text:p>
          </table:table-cell>
          <table:table-cell office:value-type="float" office:value="404" calcext:value-type="float">
            <text:p>404</text:p>
          </table:table-cell>
          <table:table-cell office:value-type="float" office:value="387.5" calcext:value-type="float">
            <text:p>387,5</text:p>
          </table:table-cell>
          <table:table-cell office:value-type="float" office:value="405.5" calcext:value-type="float">
            <text:p>405,5</text:p>
          </table:table-cell>
          <table:table-cell office:value-type="float" office:value="408.5" calcext:value-type="float">
            <text:p>408,5</text:p>
          </table:table-cell>
          <table:table-cell office:value-type="float" office:value="412.5" calcext:value-type="float">
            <text:p>412,5</text:p>
          </table:table-cell>
          <table:table-cell office:value-type="float" office:value="394" calcext:value-type="float">
            <text:p>394</text:p>
          </table:table-cell>
          <table:table-cell office:value-type="float" office:value="402.5" calcext:value-type="float">
            <text:p>402,5</text:p>
          </table:table-cell>
          <table:table-cell office:value-type="float" office:value="463" calcext:value-type="float">
            <text:p>463</text:p>
          </table:table-cell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  <table:table-cell office:value-type="float" office:value="485" calcext:value-type="float">
            <text:p>485</text:p>
          </table:table-cell>
          <table:table-cell office:value-type="float" office:value="0.289905" calcext:value-type="float">
            <text:p>0,289905</text:p>
          </table:table-cell>
          <table:table-cell office:value-type="float" office:value="0.252987" calcext:value-type="float">
            <text:p>0,252987</text:p>
          </table:table-cell>
          <table:table-cell office:value-type="float" office:value="0.251316" calcext:value-type="float">
            <text:p>0,251316</text:p>
          </table:table-cell>
          <table:table-cell office:value-type="float" office:value="0.240196" calcext:value-type="float">
            <text:p>0,240196</text:p>
          </table:table-cell>
          <table:table-cell office:value-type="float" office:value="0.252689" calcext:value-type="float">
            <text:p>0,252689</text:p>
          </table:table-cell>
          <table:table-cell office:value-type="float" office:value="0.240556" calcext:value-type="float">
            <text:p>0,240556</text:p>
          </table:table-cell>
          <table:table-cell office:value-type="float" office:value="0.341247" calcext:value-type="float">
            <text:p>0,341247</text:p>
          </table:table-cell>
          <table:table-cell office:value-type="float" office:value="19.522298" calcext:value-type="float">
            <text:p>19,522298</text:p>
          </table:table-cell>
          <table:table-cell office:value-type="float" office:value="83.067448" calcext:value-type="float">
            <text:p>83,067448</text:p>
          </table:table-cell>
          <table:table-cell office:value-type="float" office:value="20.763355" calcext:value-type="float">
            <text:p>20,763355</text:p>
          </table:table-cell>
          <table:table-cell office:value-type="float" office:value="1.7769615" calcext:value-type="float">
            <text:p>1,7769615</text:p>
          </table:table-cell>
          <table:table-cell office:value-type="float" office:value="29.6028225" calcext:value-type="float">
            <text:p>29,6028225</text:p>
          </table:table-cell>
          <table:table-cell office:value-type="float" office:value="21.295042" calcext:value-type="float">
            <text:p>21,295042</text:p>
          </table:table-cell>
          <table:table-cell office:value-type="float" office:value="83.9937215" calcext:value-type="float">
            <text:p>83,9937215</text:p>
          </table:table-cell>
          <table:table-cell office:value-type="float" office:value="22.0182955" calcext:value-type="float">
            <text:p>22,0182955</text:p>
          </table:table-cell>
          <table:table-cell office:value-type="float" office:value="2.991561" calcext:value-type="float">
            <text:p>2,991561</text:p>
          </table:table-cell>
          <table:table-cell office:value-type="float" office:value="29.344675" calcext:value-type="float">
            <text:p>29,344675</text:p>
          </table:table-cell>
          <table:table-cell office:value-type="float" office:value="0.265817" calcext:value-type="float">
            <text:p>0,265817</text:p>
          </table:table-cell>
          <table:table-cell office:value-type="float" office:value="0.309373" calcext:value-type="float">
            <text:p>0,309373</text:p>
          </table:table-cell>
          <table:table-cell office:value-type="float" office:value="0.450901" calcext:value-type="float">
            <text:p>0,450901</text:p>
          </table:table-cell>
          <table:table-cell office:value-type="float" office:value="0.389652" calcext:value-type="float">
            <text:p>0,389652</text:p>
          </table:table-cell>
          <table:table-cell office:value-type="float" office:value="0.423412" calcext:value-type="float">
            <text:p>0,423412</text:p>
          </table:table-cell>
          <table:table-cell office:value-type="float" office:value="0.465133" calcext:value-type="float">
            <text:p>0,465133</text:p>
          </table:table-cell>
          <table:table-cell office:value-type="float" office:value="0.239796" calcext:value-type="float">
            <text:p>0,239796</text:p>
          </table:table-cell>
          <table:table-cell office:value-type="float" office:value="1.520776" calcext:value-type="float">
            <text:p>1,52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9622" calcext:value-type="float">
            <text:p>89622</text:p>
          </table:table-cell>
          <table:table-cell office:value-type="float" office:value="87348" calcext:value-type="float">
            <text:p>87348</text:p>
          </table:table-cell>
          <table:table-cell office:value-type="float" office:value="85434" calcext:value-type="float">
            <text:p>85434</text:p>
          </table:table-cell>
          <table:table-cell office:value-type="float" office:value="89622" calcext:value-type="float">
            <text:p>89622</text:p>
          </table:table-cell>
          <table:table-cell office:value-type="float" office:value="89430" calcext:value-type="float">
            <text:p>89430</text:p>
          </table:table-cell>
          <table:table-cell office:value-type="float" office:value="99706" calcext:value-type="float">
            <text:p>99706</text:p>
          </table:table-cell>
          <table:table-cell office:value-type="float" office:value="82626" calcext:value-type="float">
            <text:p>82626</text:p>
          </table:table-cell>
          <table:table-cell office:value-type="float" office:value="82774" calcext:value-type="float">
            <text:p>82774</text:p>
          </table:table-cell>
          <table:table-cell office:value-type="float" office:value="82961" calcext:value-type="float">
            <text:p>82961</text:p>
          </table:table-cell>
          <table:table-cell office:value-type="float" office:value="83646" calcext:value-type="float">
            <text:p>83646</text:p>
          </table:table-cell>
          <table:table-cell office:value-type="float" office:value="83050" calcext:value-type="float">
            <text:p>83050</text:p>
          </table:table-cell>
          <table:table-cell office:value-type="float" office:value="83965" calcext:value-type="float">
            <text:p>83965</text:p>
          </table:table-cell>
          <table:table-cell office:value-type="float" office:value="83736" calcext:value-type="float">
            <text:p>83736</text:p>
          </table:table-cell>
          <table:table-cell office:value-type="float" office:value="85090" calcext:value-type="float">
            <text:p>85090</text:p>
          </table:table-cell>
          <table:table-cell office:value-type="float" office:value="83468" calcext:value-type="float">
            <text:p>83468</text:p>
          </table:table-cell>
          <table:table-cell office:value-type="float" office:value="84853" calcext:value-type="float">
            <text:p>84853</text:p>
          </table:table-cell>
          <table:table-cell office:value-type="float" office:value="89430" calcext:value-type="float">
            <text:p>89430</text:p>
          </table:table-cell>
          <table:table-cell office:value-type="float" office:value="85082" calcext:value-type="float">
            <text:p>85082</text:p>
          </table:table-cell>
          <table:table-cell office:value-type="float" office:value="84046" calcext:value-type="float">
            <text:p>84046</text:p>
          </table:table-cell>
          <table:table-cell office:value-type="float" office:value="83338" calcext:value-type="float">
            <text:p>83338</text:p>
          </table:table-cell>
          <table:table-cell office:value-type="float" office:value="86082" calcext:value-type="float">
            <text:p>86082</text:p>
          </table:table-cell>
          <table:table-cell office:value-type="float" office:value="83138" calcext:value-type="float">
            <text:p>83138</text:p>
          </table:table-cell>
          <table:table-cell office:value-type="float" office:value="89430" calcext:value-type="float">
            <text:p>89430</text:p>
          </table:table-cell>
          <table:table-cell office:value-type="float" office:value="90514" calcext:value-type="float">
            <text:p>90514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565" calcext:value-type="float">
            <text:p>565</text:p>
          </table:table-cell>
          <table:table-cell office:value-type="float" office:value="338.5" calcext:value-type="float">
            <text:p>338,5</text:p>
          </table:table-cell>
          <table:table-cell office:value-type="float" office:value="339" calcext:value-type="float">
            <text:p>339</text:p>
          </table:table-cell>
          <table:table-cell office:value-type="float" office:value="338.5" calcext:value-type="float">
            <text:p>338,5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  <table:table-cell office:value-type="float" office:value="361.5" calcext:value-type="float">
            <text:p>361,5</text:p>
          </table:table-cell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25" calcext:value-type="float">
            <text:p>325</text:p>
          </table:table-cell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office:value-type="float" office:value="413" calcext:value-type="float">
            <text:p>413</text:p>
          </table:table-cell>
          <table:table-cell office:value-type="float" office:value="453" calcext:value-type="float">
            <text:p>453</text:p>
          </table:table-cell>
          <table:table-cell office:value-type="float" office:value="0.277426" calcext:value-type="float">
            <text:p>0,277426</text:p>
          </table:table-cell>
          <table:table-cell office:value-type="float" office:value="0.309821" calcext:value-type="float">
            <text:p>0,309821</text:p>
          </table:table-cell>
          <table:table-cell office:value-type="float" office:value="0.24772" calcext:value-type="float">
            <text:p>0,24772</text:p>
          </table:table-cell>
          <table:table-cell office:value-type="float" office:value="0.232728" calcext:value-type="float">
            <text:p>0,232728</text:p>
          </table:table-cell>
          <table:table-cell office:value-type="float" office:value="0.308668" calcext:value-type="float">
            <text:p>0,308668</text:p>
          </table:table-cell>
          <table:table-cell office:value-type="float" office:value="0.255451" calcext:value-type="float">
            <text:p>0,255451</text:p>
          </table:table-cell>
          <table:table-cell office:value-type="float" office:value="0.540554" calcext:value-type="float">
            <text:p>0,540554</text:p>
          </table:table-cell>
          <table:table-cell office:value-type="float" office:value="22.5533495" calcext:value-type="float">
            <text:p>22,5533495</text:p>
          </table:table-cell>
          <table:table-cell office:value-type="float" office:value="97.88644" calcext:value-type="float">
            <text:p>97,88644</text:p>
          </table:table-cell>
          <table:table-cell office:value-type="float" office:value="22.454413" calcext:value-type="float">
            <text:p>22,454413</text:p>
          </table:table-cell>
          <table:table-cell office:value-type="float" office:value="1.4492585" calcext:value-type="float">
            <text:p>1,4492585</text:p>
          </table:table-cell>
          <table:table-cell office:value-type="float" office:value="32.2594955" calcext:value-type="float">
            <text:p>32,2594955</text:p>
          </table:table-cell>
          <table:table-cell office:value-type="float" office:value="24.656468" calcext:value-type="float">
            <text:p>24,656468</text:p>
          </table:table-cell>
          <table:table-cell office:value-type="float" office:value="102.6601595" calcext:value-type="float">
            <text:p>102,6601595</text:p>
          </table:table-cell>
          <table:table-cell office:value-type="float" office:value="24.816207" calcext:value-type="float">
            <text:p>24,816207</text:p>
          </table:table-cell>
          <table:table-cell office:value-type="float" office:value="2.255362" calcext:value-type="float">
            <text:p>2,255362</text:p>
          </table:table-cell>
          <table:table-cell office:value-type="float" office:value="32.7100125" calcext:value-type="float">
            <text:p>32,7100125</text:p>
          </table:table-cell>
          <table:table-cell office:value-type="float" office:value="0.247893" calcext:value-type="float">
            <text:p>0,247893</text:p>
          </table:table-cell>
          <table:table-cell office:value-type="float" office:value="0.37121" calcext:value-type="float">
            <text:p>0,37121</text:p>
          </table:table-cell>
          <table:table-cell office:value-type="float" office:value="0.479012" calcext:value-type="float">
            <text:p>0,479012</text:p>
          </table:table-cell>
          <table:table-cell office:value-type="float" office:value="0.407858" calcext:value-type="float">
            <text:p>0,407858</text:p>
          </table:table-cell>
          <table:table-cell office:value-type="float" office:value="0.497758" calcext:value-type="float">
            <text:p>0,497758</text:p>
          </table:table-cell>
          <table:table-cell office:value-type="float" office:value="0.671582" calcext:value-type="float">
            <text:p>0,671582</text:p>
          </table:table-cell>
          <table:table-cell office:value-type="float" office:value="0.249323" calcext:value-type="float">
            <text:p>0,249323</text:p>
          </table:table-cell>
          <table:table-cell office:value-type="float" office:value="2.506384" calcext:value-type="float">
            <text:p>2,50638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184" calcext:value-type="float">
            <text:p>71184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022" calcext:value-type="float">
            <text:p>71022</text:p>
          </table:table-cell>
          <table:table-cell office:value-type="float" office:value="72136" calcext:value-type="float">
            <text:p>72136</text:p>
          </table:table-cell>
          <table:table-cell office:value-type="float" office:value="70652" calcext:value-type="float">
            <text:p>70652</text:p>
          </table:table-cell>
          <table:table-cell office:value-type="float" office:value="70473" calcext:value-type="float">
            <text:p>70473</text:p>
          </table:table-cell>
          <table:table-cell office:value-type="float" office:value="70301" calcext:value-type="float">
            <text:p>70301</text:p>
          </table:table-cell>
          <table:table-cell office:value-type="float" office:value="70480" calcext:value-type="float">
            <text:p>70480</text:p>
          </table:table-cell>
          <table:table-cell office:value-type="float" office:value="70584" calcext:value-type="float">
            <text:p>70584</text:p>
          </table:table-cell>
          <table:table-cell office:value-type="float" office:value="71157" calcext:value-type="float">
            <text:p>71157</text:p>
          </table:table-cell>
          <table:table-cell office:value-type="float" office:value="71269" calcext:value-type="float">
            <text:p>71269</text:p>
          </table:table-cell>
          <table:table-cell office:value-type="float" office:value="71262" calcext:value-type="float">
            <text:p>71262</text:p>
          </table:table-cell>
          <table:table-cell office:value-type="float" office:value="71484" calcext:value-type="float">
            <text:p>71484</text:p>
          </table:table-cell>
          <table:table-cell office:value-type="float" office:value="71177" calcext:value-type="float">
            <text:p>71177</text:p>
          </table:table-cell>
          <table:table-cell office:value-type="float" office:value="71022" calcext:value-type="float">
            <text:p>71022</text:p>
          </table:table-cell>
          <table:table-cell office:value-type="float" office:value="71356" calcext:value-type="float">
            <text:p>71356</text:p>
          </table:table-cell>
          <table:table-cell office:value-type="float" office:value="70806" calcext:value-type="float">
            <text:p>70806</text:p>
          </table:table-cell>
          <table:table-cell office:value-type="float" office:value="70914" calcext:value-type="float">
            <text:p>70914</text:p>
          </table:table-cell>
          <table:table-cell office:value-type="float" office:value="70528" calcext:value-type="float">
            <text:p>70528</text:p>
          </table:table-cell>
          <table:table-cell office:value-type="float" office:value="70310" calcext:value-type="float">
            <text:p>70310</text:p>
          </table:table-cell>
          <table:table-cell office:value-type="float" office:value="71022" calcext:value-type="float">
            <text:p>71022</text:p>
          </table:table-cell>
          <table:table-cell office:value-type="float" office:value="70062" calcext:value-type="float">
            <text:p>70062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96.5" calcext:value-type="float">
            <text:p>1196,5</text:p>
          </table:table-cell>
          <table:table-cell office:value-type="float" office:value="1179.5" calcext:value-type="float">
            <text:p>1179,5</text:p>
          </table:table-cell>
          <table:table-cell office:value-type="float" office:value="1167" calcext:value-type="float">
            <text:p>1167</text:p>
          </table:table-cell>
          <table:table-cell office:value-type="float" office:value="1172" calcext:value-type="float">
            <text:p>1172</text:p>
          </table:table-cell>
          <table:table-cell office:value-type="float" office:value="1184" calcext:value-type="float">
            <text:p>1184</text:p>
          </table:table-cell>
          <table:table-cell office:value-type="float" office:value="1207.5" calcext:value-type="float">
            <text:p>1207,5</text:p>
          </table:table-cell>
          <table:table-cell office:value-type="float" office:value="1217" calcext:value-type="float">
            <text:p>1217</text:p>
          </table:table-cell>
          <table:table-cell office:value-type="float" office:value="1209" calcext:value-type="float">
            <text:p>1209</text:p>
          </table:table-cell>
          <table:table-cell office:value-type="float" office:value="1219" calcext:value-type="float">
            <text:p>1219</text:p>
          </table:table-cell>
          <table:table-cell office:value-type="float" office:value="1206.5" calcext:value-type="float">
            <text:p>1206,5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47" calcext:value-type="float">
            <text:p>114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163" calcext:value-type="float">
            <text:p>1163</text:p>
          </table:table-cell>
          <table:table-cell office:value-type="float" office:value="1148" calcext:value-type="float">
            <text:p>1148</text:p>
          </table:table-cell>
          <table:table-cell office:value-type="float" office:value="0.371736" calcext:value-type="float">
            <text:p>0,371736</text:p>
          </table:table-cell>
          <table:table-cell office:value-type="float" office:value="0.378019" calcext:value-type="float">
            <text:p>0,378019</text:p>
          </table:table-cell>
          <table:table-cell office:value-type="float" office:value="0.366046" calcext:value-type="float">
            <text:p>0,366046</text:p>
          </table:table-cell>
          <table:table-cell office:value-type="float" office:value="0.378743" calcext:value-type="float">
            <text:p>0,378743</text:p>
          </table:table-cell>
          <table:table-cell office:value-type="float" office:value="0.375819" calcext:value-type="float">
            <text:p>0,375819</text:p>
          </table:table-cell>
          <table:table-cell office:value-type="float" office:value="0.37862" calcext:value-type="float">
            <text:p>0,37862</text:p>
          </table:table-cell>
          <table:table-cell office:value-type="float" office:value="0.397962" calcext:value-type="float">
            <text:p>0,397962</text:p>
          </table:table-cell>
          <table:table-cell office:value-type="float" office:value="7.167972" calcext:value-type="float">
            <text:p>7,167972</text:p>
          </table:table-cell>
          <table:table-cell office:value-type="float" office:value="9.927937" calcext:value-type="float">
            <text:p>9,927937</text:p>
          </table:table-cell>
          <table:table-cell office:value-type="float" office:value="7.244289" calcext:value-type="float">
            <text:p>7,244289</text:p>
          </table:table-cell>
          <table:table-cell office:value-type="float" office:value="3.152495" calcext:value-type="float">
            <text:p>3,152495</text:p>
          </table:table-cell>
          <table:table-cell office:value-type="float" office:value="8.7520915" calcext:value-type="float">
            <text:p>8,7520915</text:p>
          </table:table-cell>
          <table:table-cell office:value-type="float" office:value="7.36412" calcext:value-type="float">
            <text:p>7,36412</text:p>
          </table:table-cell>
          <table:table-cell office:value-type="float" office:value="10.351547" calcext:value-type="float">
            <text:p>10,351547</text:p>
          </table:table-cell>
          <table:table-cell office:value-type="float" office:value="12.1571945" calcext:value-type="float">
            <text:p>12,1571945</text:p>
          </table:table-cell>
          <table:table-cell office:value-type="float" office:value="3.882525" calcext:value-type="float">
            <text:p>3,882525</text:p>
          </table:table-cell>
          <table:table-cell office:value-type="float" office:value="9.2856465" calcext:value-type="float">
            <text:p>9,2856465</text:p>
          </table:table-cell>
          <table:table-cell office:value-type="float" office:value="0.373219" calcext:value-type="float">
            <text:p>0,373219</text:p>
          </table:table-cell>
          <table:table-cell office:value-type="float" office:value="0.430445" calcext:value-type="float">
            <text:p>0,430445</text:p>
          </table:table-cell>
          <table:table-cell office:value-type="float" office:value="0.421689" calcext:value-type="float">
            <text:p>0,421689</text:p>
          </table:table-cell>
          <table:table-cell office:value-type="float" office:value="0.430214" calcext:value-type="float">
            <text:p>0,430214</text:p>
          </table:table-cell>
          <table:table-cell office:value-type="float" office:value="0.447223" calcext:value-type="float">
            <text:p>0,447223</text:p>
          </table:table-cell>
          <table:table-cell office:value-type="float" office:value="0.45186" calcext:value-type="float">
            <text:p>0,45186</text:p>
          </table:table-cell>
          <table:table-cell office:value-type="float" office:value="0.37654" calcext:value-type="float">
            <text:p>0,37654</text:p>
          </table:table-cell>
          <table:table-cell office:value-type="float" office:value="0.541824" calcext:value-type="float">
            <text:p>0,541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540" calcext:value-type="float">
            <text:p>7454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070" calcext:value-type="float">
            <text:p>74070</text:p>
          </table:table-cell>
          <table:table-cell office:value-type="float" office:value="77678" calcext:value-type="float">
            <text:p>77678</text:p>
          </table:table-cell>
          <table:table-cell office:value-type="float" office:value="73386" calcext:value-type="float">
            <text:p>73386</text:p>
          </table:table-cell>
          <table:table-cell office:value-type="float" office:value="73411" calcext:value-type="float">
            <text:p>73411</text:p>
          </table:table-cell>
          <table:table-cell office:value-type="float" office:value="73756" calcext:value-type="float">
            <text:p>73756</text:p>
          </table:table-cell>
          <table:table-cell office:value-type="float" office:value="72518" calcext:value-type="float">
            <text:p>72518</text:p>
          </table:table-cell>
          <table:table-cell office:value-type="float" office:value="73355" calcext:value-type="float">
            <text:p>73355</text:p>
          </table:table-cell>
          <table:table-cell office:value-type="float" office:value="74617" calcext:value-type="float">
            <text:p>74617</text:p>
          </table:table-cell>
          <table:table-cell office:value-type="float" office:value="74788" calcext:value-type="float">
            <text:p>74788</text:p>
          </table:table-cell>
          <table:table-cell office:value-type="float" office:value="74705" calcext:value-type="float">
            <text:p>74705</text:p>
          </table:table-cell>
          <table:table-cell office:value-type="float" office:value="76684" calcext:value-type="float">
            <text:p>76684</text:p>
          </table:table-cell>
          <table:table-cell office:value-type="float" office:value="74334" calcext:value-type="float">
            <text:p>74334</text:p>
          </table:table-cell>
          <table:table-cell office:value-type="float" office:value="74070" calcext:value-type="float">
            <text:p>74070</text:p>
          </table:table-cell>
          <table:table-cell office:value-type="float" office:value="73824" calcext:value-type="float">
            <text:p>73824</text:p>
          </table:table-cell>
          <table:table-cell office:value-type="float" office:value="73518" calcext:value-type="float">
            <text:p>73518</text:p>
          </table:table-cell>
          <table:table-cell office:value-type="float" office:value="73634" calcext:value-type="float">
            <text:p>73634</text:p>
          </table:table-cell>
          <table:table-cell office:value-type="float" office:value="73814" calcext:value-type="float">
            <text:p>73814</text:p>
          </table:table-cell>
          <table:table-cell office:value-type="float" office:value="72774" calcext:value-type="float">
            <text:p>72774</text:p>
          </table:table-cell>
          <table:table-cell office:value-type="float" office:value="74070" calcext:value-type="float">
            <text:p>74070</text:p>
          </table:table-cell>
          <table:table-cell office:value-type="float" office:value="72566" calcext:value-type="float">
            <text:p>72566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3" calcext:value-type="float">
            <text:p>643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 office:value-type="float" office:value="666.5" calcext:value-type="float">
            <text:p>666,5</text:p>
          </table:table-cell>
          <table:table-cell office:value-type="float" office:value="618" calcext:value-type="float">
            <text:p>618</text:p>
          </table:table-cell>
          <table:table-cell office:value-type="float" office:value="652" calcext:value-type="float">
            <text:p>652</text:p>
          </table:table-cell>
          <table:table-cell office:value-type="float" office:value="674.5" calcext:value-type="float">
            <text:p>674,5</text:p>
          </table:table-cell>
          <table:table-cell office:value-type="float" office:value="678" calcext:value-type="float">
            <text:p>678</text:p>
          </table:table-cell>
          <table:table-cell office:value-type="float" office:value="682" calcext:value-type="float">
            <text:p>682</text:p>
          </table:table-cell>
          <table:table-cell office:value-type="float" office:value="763" calcext:value-type="float">
            <text:p>763</text:p>
          </table:table-cell>
          <table:table-cell office:value-type="float" office:value="672.5" calcext:value-type="float">
            <text:p>672,5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float" office:value="641" calcext:value-type="float">
            <text:p>641</text:p>
          </table:table-cell>
          <table:table-cell office:value-type="float" office:value="0.248209" calcext:value-type="float">
            <text:p>0,248209</text:p>
          </table:table-cell>
          <table:table-cell office:value-type="float" office:value="0.41384" calcext:value-type="float">
            <text:p>0,41384</text:p>
          </table:table-cell>
          <table:table-cell office:value-type="float" office:value="0.249098" calcext:value-type="float">
            <text:p>0,249098</text:p>
          </table:table-cell>
          <table:table-cell office:value-type="float" office:value="0.294922" calcext:value-type="float">
            <text:p>0,294922</text:p>
          </table:table-cell>
          <table:table-cell office:value-type="float" office:value="0.254166" calcext:value-type="float">
            <text:p>0,254166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321718" calcext:value-type="float">
            <text:p>0,321718</text:p>
          </table:table-cell>
          <table:table-cell office:value-type="float" office:value="9.183028" calcext:value-type="float">
            <text:p>9,183028</text:p>
          </table:table-cell>
          <table:table-cell office:value-type="float" office:value="21.0002025" calcext:value-type="float">
            <text:p>21,0002025</text:p>
          </table:table-cell>
          <table:table-cell office:value-type="float" office:value="9.651904" calcext:value-type="float">
            <text:p>9,651904</text:p>
          </table:table-cell>
          <table:table-cell office:value-type="float" office:value="2.7793975" calcext:value-type="float">
            <text:p>2,7793975</text:p>
          </table:table-cell>
          <table:table-cell office:value-type="float" office:value="12.289389" calcext:value-type="float">
            <text:p>12,289389</text:p>
          </table:table-cell>
          <table:table-cell office:value-type="float" office:value="8.9822935" calcext:value-type="float">
            <text:p>8,9822935</text:p>
          </table:table-cell>
          <table:table-cell office:value-type="float" office:value="20.268628" calcext:value-type="float">
            <text:p>20,268628</text:p>
          </table:table-cell>
          <table:table-cell office:value-type="float" office:value="9.4189105" calcext:value-type="float">
            <text:p>9,4189105</text:p>
          </table:table-cell>
          <table:table-cell office:value-type="float" office:value="3.509136" calcext:value-type="float">
            <text:p>3,509136</text:p>
          </table:table-cell>
          <table:table-cell office:value-type="float" office:value="11.842371" calcext:value-type="float">
            <text:p>11,842371</text:p>
          </table:table-cell>
          <table:table-cell office:value-type="float" office:value="0.367731" calcext:value-type="float">
            <text:p>0,367731</text:p>
          </table:table-cell>
          <table:table-cell office:value-type="float" office:value="0.467626" calcext:value-type="float">
            <text:p>0,467626</text:p>
          </table:table-cell>
          <table:table-cell office:value-type="float" office:value="0.35847" calcext:value-type="float">
            <text:p>0,35847</text:p>
          </table:table-cell>
          <table:table-cell office:value-type="float" office:value="0.479575" calcext:value-type="float">
            <text:p>0,479575</text:p>
          </table:table-cell>
          <table:table-cell office:value-type="float" office:value="0.533143" calcext:value-type="float">
            <text:p>0,533143</text:p>
          </table:table-cell>
          <table:table-cell office:value-type="float" office:value="0.578254" calcext:value-type="float">
            <text:p>0,578254</text:p>
          </table:table-cell>
          <table:table-cell office:value-type="float" office:value="0.23769" calcext:value-type="float">
            <text:p>0,23769</text:p>
          </table:table-cell>
          <table:table-cell office:value-type="float" office:value="0.999138" calcext:value-type="float">
            <text:p>0,999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9494" calcext:value-type="float">
            <text:p>79494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8738" calcext:value-type="float">
            <text:p>78738</text:p>
          </table:table-cell>
          <table:table-cell office:value-type="float" office:value="83426" calcext:value-type="float">
            <text:p>83426</text:p>
          </table:table-cell>
          <table:table-cell office:value-type="float" office:value="76059" calcext:value-type="float">
            <text:p>76059</text:p>
          </table:table-cell>
          <table:table-cell office:value-type="float" office:value="76207" calcext:value-type="float">
            <text:p>76207</text:p>
          </table:table-cell>
          <table:table-cell office:value-type="float" office:value="76252" calcext:value-type="float">
            <text:p>76252</text:p>
          </table:table-cell>
          <table:table-cell office:value-type="float" office:value="77388" calcext:value-type="float">
            <text:p>77388</text:p>
          </table:table-cell>
          <table:table-cell office:value-type="float" office:value="76171" calcext:value-type="float">
            <text:p>76171</text:p>
          </table:table-cell>
          <table:table-cell office:value-type="float" office:value="77900" calcext:value-type="float">
            <text:p>77900</text:p>
          </table:table-cell>
          <table:table-cell office:value-type="float" office:value="77809" calcext:value-type="float">
            <text:p>77809</text:p>
          </table:table-cell>
          <table:table-cell office:value-type="float" office:value="78053" calcext:value-type="float">
            <text:p>78053</text:p>
          </table:table-cell>
          <table:table-cell office:value-type="float" office:value="79252" calcext:value-type="float">
            <text:p>79252</text:p>
          </table:table-cell>
          <table:table-cell office:value-type="float" office:value="77879" calcext:value-type="float">
            <text:p>77879</text:p>
          </table:table-cell>
          <table:table-cell office:value-type="float" office:value="78738" calcext:value-type="float">
            <text:p>78738</text:p>
          </table:table-cell>
          <table:table-cell office:value-type="float" office:value="79020" calcext:value-type="float">
            <text:p>79020</text:p>
          </table:table-cell>
          <table:table-cell office:value-type="float" office:value="76432" calcext:value-type="float">
            <text:p>76432</text:p>
          </table:table-cell>
          <table:table-cell office:value-type="float" office:value="76652" calcext:value-type="float">
            <text:p>76652</text:p>
          </table:table-cell>
          <table:table-cell office:value-type="float" office:value="76700" calcext:value-type="float">
            <text:p>76700</text:p>
          </table:table-cell>
          <table:table-cell office:value-type="float" office:value="75518" calcext:value-type="float">
            <text:p>75518</text:p>
          </table:table-cell>
          <table:table-cell office:value-type="float" office:value="78738" calcext:value-type="float">
            <text:p>78738</text:p>
          </table:table-cell>
          <table:table-cell office:value-type="float" office:value="76510" calcext:value-type="float">
            <text:p>76510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580" calcext:value-type="float">
            <text:p>580</text:p>
          </table:table-cell>
          <table:table-cell office:value-type="float" office:value="474.5" calcext:value-type="float">
            <text:p>474,5</text:p>
          </table:table-cell>
          <table:table-cell office:value-type="float" office:value="478.5" calcext:value-type="float">
            <text:p>478,5</text:p>
          </table:table-cell>
          <table:table-cell office:value-type="float" office:value="475.5" calcext:value-type="float">
            <text:p>475,5</text:p>
          </table:table-cell>
          <table:table-cell office:value-type="float" office:value="508" calcext:value-type="float">
            <text:p>508</text:p>
          </table:table-cell>
          <table:table-cell office:value-type="float" office:value="473" calcext:value-type="float">
            <text:p>473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502.5" calcext:value-type="float">
            <text:p>502,5</text:p>
          </table:table-cell>
          <table:table-cell office:value-type="float" office:value="530" calcext:value-type="float">
            <text:p>530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0.385925" calcext:value-type="float">
            <text:p>0,385925</text:p>
          </table:table-cell>
          <table:table-cell office:value-type="float" office:value="0.42557" calcext:value-type="float">
            <text:p>0,42557</text:p>
          </table:table-cell>
          <table:table-cell office:value-type="float" office:value="0.403822" calcext:value-type="float">
            <text:p>0,403822</text:p>
          </table:table-cell>
          <table:table-cell office:value-type="float" office:value="0.38818" calcext:value-type="float">
            <text:p>0,38818</text:p>
          </table:table-cell>
          <table:table-cell office:value-type="float" office:value="0.420365" calcext:value-type="float">
            <text:p>0,420365</text:p>
          </table:table-cell>
          <table:table-cell office:value-type="float" office:value="0.423519" calcext:value-type="float">
            <text:p>0,423519</text:p>
          </table:table-cell>
          <table:table-cell office:value-type="float" office:value="0.473848" calcext:value-type="float">
            <text:p>0,473848</text:p>
          </table:table-cell>
          <table:table-cell office:value-type="float" office:value="10.19509" calcext:value-type="float">
            <text:p>10,19509</text:p>
          </table:table-cell>
          <table:table-cell office:value-type="float" office:value="32.0530665" calcext:value-type="float">
            <text:p>32,0530665</text:p>
          </table:table-cell>
          <table:table-cell office:value-type="float" office:value="10.570352" calcext:value-type="float">
            <text:p>10,570352</text:p>
          </table:table-cell>
          <table:table-cell office:value-type="float" office:value="2.030418" calcext:value-type="float">
            <text:p>2,030418</text:p>
          </table:table-cell>
          <table:table-cell office:value-type="float" office:value="14.2843435" calcext:value-type="float">
            <text:p>14,2843435</text:p>
          </table:table-cell>
          <table:table-cell office:value-type="float" office:value="9.955719" calcext:value-type="float">
            <text:p>9,955719</text:p>
          </table:table-cell>
          <table:table-cell office:value-type="float" office:value="30.892527" calcext:value-type="float">
            <text:p>30,892527</text:p>
          </table:table-cell>
          <table:table-cell office:value-type="float" office:value="10.386846" calcext:value-type="float">
            <text:p>10,386846</text:p>
          </table:table-cell>
          <table:table-cell office:value-type="float" office:value="3.02888" calcext:value-type="float">
            <text:p>3,02888</text:p>
          </table:table-cell>
          <table:table-cell office:value-type="float" office:value="13.7392085" calcext:value-type="float">
            <text:p>13,7392085</text:p>
          </table:table-cell>
          <table:table-cell office:value-type="float" office:value="0.413696" calcext:value-type="float">
            <text:p>0,413696</text:p>
          </table:table-cell>
          <table:table-cell office:value-type="float" office:value="0.538868" calcext:value-type="float">
            <text:p>0,538868</text:p>
          </table:table-cell>
          <table:table-cell office:value-type="float" office:value="0.551039" calcext:value-type="float">
            <text:p>0,551039</text:p>
          </table:table-cell>
          <table:table-cell office:value-type="float" office:value="0.545182" calcext:value-type="float">
            <text:p>0,545182</text:p>
          </table:table-cell>
          <table:table-cell office:value-type="float" office:value="0.599214" calcext:value-type="float">
            <text:p>0,599214</text:p>
          </table:table-cell>
          <table:table-cell office:value-type="float" office:value="0.702615" calcext:value-type="float">
            <text:p>0,702615</text:p>
          </table:table-cell>
          <table:table-cell office:value-type="float" office:value="0.414866" calcext:value-type="float">
            <text:p>0,414866</text:p>
          </table:table-cell>
          <table:table-cell office:value-type="float" office:value="1.906044" calcext:value-type="float">
            <text:p>1,906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438" calcext:value-type="float">
            <text:p>83438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312" calcext:value-type="float">
            <text:p>83312</text:p>
          </table:table-cell>
          <table:table-cell office:value-type="float" office:value="88580" calcext:value-type="float">
            <text:p>88580</text:p>
          </table:table-cell>
          <table:table-cell office:value-type="float" office:value="79639" calcext:value-type="float">
            <text:p>79639</text:p>
          </table:table-cell>
          <table:table-cell office:value-type="float" office:value="79300" calcext:value-type="float">
            <text:p>79300</text:p>
          </table:table-cell>
          <table:table-cell office:value-type="float" office:value="79621" calcext:value-type="float">
            <text:p>79621</text:p>
          </table:table-cell>
          <table:table-cell office:value-type="float" office:value="79890" calcext:value-type="float">
            <text:p>79890</text:p>
          </table:table-cell>
          <table:table-cell office:value-type="float" office:value="79267" calcext:value-type="float">
            <text:p>79267</text:p>
          </table:table-cell>
          <table:table-cell office:value-type="float" office:value="81101" calcext:value-type="float">
            <text:p>81101</text:p>
          </table:table-cell>
          <table:table-cell office:value-type="float" office:value="80841" calcext:value-type="float">
            <text:p>80841</text:p>
          </table:table-cell>
          <table:table-cell office:value-type="float" office:value="80812" calcext:value-type="float">
            <text:p>80812</text:p>
          </table:table-cell>
          <table:table-cell office:value-type="float" office:value="80290" calcext:value-type="float">
            <text:p>80290</text:p>
          </table:table-cell>
          <table:table-cell office:value-type="float" office:value="81020" calcext:value-type="float">
            <text:p>81020</text:p>
          </table:table-cell>
          <table:table-cell office:value-type="float" office:value="83312" calcext:value-type="float">
            <text:p>83312</text:p>
          </table:table-cell>
          <table:table-cell office:value-type="float" office:value="80622" calcext:value-type="float">
            <text:p>80622</text:p>
          </table:table-cell>
          <table:table-cell office:value-type="float" office:value="80068" calcext:value-type="float">
            <text:p>80068</text:p>
          </table:table-cell>
          <table:table-cell office:value-type="float" office:value="81734" calcext:value-type="float">
            <text:p>81734</text:p>
          </table:table-cell>
          <table:table-cell office:value-type="float" office:value="79954" calcext:value-type="float">
            <text:p>79954</text:p>
          </table:table-cell>
          <table:table-cell office:value-type="float" office:value="79254" calcext:value-type="float">
            <text:p>79254</text:p>
          </table:table-cell>
          <table:table-cell office:value-type="float" office:value="83312" calcext:value-type="float">
            <text:p>83312</text:p>
          </table:table-cell>
          <table:table-cell office:value-type="float" office:value="84038" calcext:value-type="float">
            <text:p>84038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float" office:value="503" calcext:value-type="float">
            <text:p>503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398" calcext:value-type="float">
            <text:p>398</text:p>
          </table:table-cell>
          <table:table-cell office:value-type="float" office:value="422" calcext:value-type="float">
            <text:p>422</text:p>
          </table:table-cell>
          <table:table-cell office:value-type="float" office:value="392.5" calcext:value-type="float">
            <text:p>392,5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408.5" calcext:value-type="float">
            <text:p>408,5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office:value-type="float" office:value="377" calcext:value-type="float">
            <text:p>377</text:p>
          </table:table-cell>
          <table:table-cell office:value-type="float" office:value="394" calcext:value-type="float">
            <text:p>394</text:p>
          </table:table-cell>
          <table:table-cell office:value-type="float" office:value="417" calcext:value-type="float">
            <text:p>417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433" calcext:value-type="float">
            <text:p>433</text:p>
          </table:table-cell>
          <table:table-cell office:value-type="float" office:value="470" calcext:value-type="float">
            <text:p>470</text:p>
          </table:table-cell>
          <table:table-cell office:value-type="float" office:value="0.489643" calcext:value-type="float">
            <text:p>0,489643</text:p>
          </table:table-cell>
          <table:table-cell office:value-type="float" office:value="0.482908" calcext:value-type="float">
            <text:p>0,482908</text:p>
          </table:table-cell>
          <table:table-cell office:value-type="float" office:value="0.466103" calcext:value-type="float">
            <text:p>0,466103</text:p>
          </table:table-cell>
          <table:table-cell office:value-type="float" office:value="0.489758" calcext:value-type="float">
            <text:p>0,489758</text:p>
          </table:table-cell>
          <table:table-cell office:value-type="float" office:value="0.482979" calcext:value-type="float">
            <text:p>0,482979</text:p>
          </table:table-cell>
          <table:table-cell office:value-type="float" office:value="0.482254" calcext:value-type="float">
            <text:p>0,482254</text:p>
          </table:table-cell>
          <table:table-cell office:value-type="float" office:value="0.596278" calcext:value-type="float">
            <text:p>0,596278</text:p>
          </table:table-cell>
          <table:table-cell office:value-type="float" office:value="11.333387" calcext:value-type="float">
            <text:p>11,333387</text:p>
          </table:table-cell>
          <table:table-cell office:value-type="float" office:value="43.9342885" calcext:value-type="float">
            <text:p>43,9342885</text:p>
          </table:table-cell>
          <table:table-cell office:value-type="float" office:value="11.776241" calcext:value-type="float">
            <text:p>11,776241</text:p>
          </table:table-cell>
          <table:table-cell office:value-type="float" office:value="1.7439715" calcext:value-type="float">
            <text:p>1,7439715</text:p>
          </table:table-cell>
          <table:table-cell office:value-type="float" office:value="16.0060165" calcext:value-type="float">
            <text:p>16,0060165</text:p>
          </table:table-cell>
          <table:table-cell office:value-type="float" office:value="12.104548" calcext:value-type="float">
            <text:p>12,104548</text:p>
          </table:table-cell>
          <table:table-cell office:value-type="float" office:value="46.966449" calcext:value-type="float">
            <text:p>46,966449</text:p>
          </table:table-cell>
          <table:table-cell office:value-type="float" office:value="12.769661" calcext:value-type="float">
            <text:p>12,769661</text:p>
          </table:table-cell>
          <table:table-cell office:value-type="float" office:value="2.666638" calcext:value-type="float">
            <text:p>2,666638</text:p>
          </table:table-cell>
          <table:table-cell office:value-type="float" office:value="17.3137275" calcext:value-type="float">
            <text:p>17,3137275</text:p>
          </table:table-cell>
          <table:table-cell office:value-type="float" office:value="0.307273" calcext:value-type="float">
            <text:p>0,307273</text:p>
          </table:table-cell>
          <table:table-cell office:value-type="float" office:value="0.53089" calcext:value-type="float">
            <text:p>0,53089</text:p>
          </table:table-cell>
          <table:table-cell office:value-type="float" office:value="0.580352" calcext:value-type="float">
            <text:p>0,580352</text:p>
          </table:table-cell>
          <table:table-cell office:value-type="float" office:value="0.675104" calcext:value-type="float">
            <text:p>0,675104</text:p>
          </table:table-cell>
          <table:table-cell office:value-type="float" office:value="0.863791" calcext:value-type="float">
            <text:p>0,863791</text:p>
          </table:table-cell>
          <table:table-cell office:value-type="float" office:value="1.014783" calcext:value-type="float">
            <text:p>1,014783</text:p>
          </table:table-cell>
          <table:table-cell office:value-type="float" office:value="0.480732" calcext:value-type="float">
            <text:p>0,480732</text:p>
          </table:table-cell>
          <table:table-cell office:value-type="float" office:value="3.901348" calcext:value-type="float">
            <text:p>3,901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5948" calcext:value-type="float">
            <text:p>85948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7042" calcext:value-type="float">
            <text:p>87042</text:p>
          </table:table-cell>
          <table:table-cell office:value-type="float" office:value="97034" calcext:value-type="float">
            <text:p>97034</text:p>
          </table:table-cell>
          <table:table-cell office:value-type="float" office:value="81678" calcext:value-type="float">
            <text:p>81678</text:p>
          </table:table-cell>
          <table:table-cell office:value-type="float" office:value="82064" calcext:value-type="float">
            <text:p>82064</text:p>
          </table:table-cell>
          <table:table-cell office:value-type="float" office:value="82101" calcext:value-type="float">
            <text:p>82101</text:p>
          </table:table-cell>
          <table:table-cell office:value-type="float" office:value="80238" calcext:value-type="float">
            <text:p>80238</text:p>
          </table:table-cell>
          <table:table-cell office:value-type="float" office:value="81807" calcext:value-type="float">
            <text:p>81807</text:p>
          </table:table-cell>
          <table:table-cell office:value-type="float" office:value="84575" calcext:value-type="float">
            <text:p>84575</text:p>
          </table:table-cell>
          <table:table-cell office:value-type="float" office:value="83937" calcext:value-type="float">
            <text:p>83937</text:p>
          </table:table-cell>
          <table:table-cell office:value-type="float" office:value="84252" calcext:value-type="float">
            <text:p>84252</text:p>
          </table:table-cell>
          <table:table-cell office:value-type="float" office:value="85870" calcext:value-type="float">
            <text:p>85870</text:p>
          </table:table-cell>
          <table:table-cell office:value-type="float" office:value="84038" calcext:value-type="float">
            <text:p>84038</text:p>
          </table:table-cell>
          <table:table-cell office:value-type="float" office:value="87042" calcext:value-type="float">
            <text:p>87042</text:p>
          </table:table-cell>
          <table:table-cell office:value-type="float" office:value="85814" calcext:value-type="float">
            <text:p>85814</text:p>
          </table:table-cell>
          <table:table-cell office:value-type="float" office:value="82442" calcext:value-type="float">
            <text:p>82442</text:p>
          </table:table-cell>
          <table:table-cell office:value-type="float" office:value="83378" calcext:value-type="float">
            <text:p>83378</text:p>
          </table:table-cell>
          <table:table-cell office:value-type="float" office:value="84140" calcext:value-type="float">
            <text:p>84140</text:p>
          </table:table-cell>
          <table:table-cell office:value-type="float" office:value="82268" calcext:value-type="float">
            <text:p>82268</text:p>
          </table:table-cell>
          <table:table-cell office:value-type="float" office:value="87042" calcext:value-type="float">
            <text:p>87042</text:p>
          </table:table-cell>
          <table:table-cell office:value-type="float" office:value="86008" calcext:value-type="float">
            <text:p>86008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83" calcext:value-type="float">
            <text:p>383</text:p>
          </table:table-cell>
          <table:table-cell office:value-type="float" office:value="500" calcext:value-type="float">
            <text:p>500</text:p>
          </table:table-cell>
          <table:table-cell office:value-type="float" office:value="332.5" calcext:value-type="float">
            <text:p>332,5</text:p>
          </table:table-cell>
          <table:table-cell office:value-type="float" office:value="333.5" calcext:value-type="float">
            <text:p>333,5</text:p>
          </table:table-cell>
          <table:table-cell office:value-type="float" office:value="336" calcext:value-type="float">
            <text:p>336</text:p>
          </table:table-cell>
          <table:table-cell office:value-type="float" office:value="306" calcext:value-type="float">
            <text:p>306</text:p>
          </table:table-cell>
          <table:table-cell office:value-type="float" office:value="331.5" calcext:value-type="float">
            <text:p>331,5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59.5" calcext:value-type="float">
            <text:p>359,5</text:p>
          </table:table-cell>
          <table:table-cell office:value-type="float" office:value="368" calcext:value-type="float">
            <text:p>368</text:p>
          </table:table-cell>
          <table:table-cell office:value-type="float" office:value="352.5" calcext:value-type="float">
            <text:p>352,5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0.276937" calcext:value-type="float">
            <text:p>0,276937</text:p>
          </table:table-cell>
          <table:table-cell office:value-type="float" office:value="0.418747" calcext:value-type="float">
            <text:p>0,418747</text:p>
          </table:table-cell>
          <table:table-cell office:value-type="float" office:value="0.303748" calcext:value-type="float">
            <text:p>0,303748</text:p>
          </table:table-cell>
          <table:table-cell office:value-type="float" office:value="0.281888" calcext:value-type="float">
            <text:p>0,281888</text:p>
          </table:table-cell>
          <table:table-cell office:value-type="float" office:value="0.363693" calcext:value-type="float">
            <text:p>0,363693</text:p>
          </table:table-cell>
          <table:table-cell office:value-type="float" office:value="0.363894" calcext:value-type="float">
            <text:p>0,363894</text:p>
          </table:table-cell>
          <table:table-cell office:value-type="float" office:value="0.527472" calcext:value-type="float">
            <text:p>0,527472</text:p>
          </table:table-cell>
          <table:table-cell office:value-type="float" office:value="12.592796" calcext:value-type="float">
            <text:p>12,592796</text:p>
          </table:table-cell>
          <table:table-cell office:value-type="float" office:value="54.4187765" calcext:value-type="float">
            <text:p>54,4187765</text:p>
          </table:table-cell>
          <table:table-cell office:value-type="float" office:value="13.1545885" calcext:value-type="float">
            <text:p>13,1545885</text:p>
          </table:table-cell>
          <table:table-cell office:value-type="float" office:value="1.883084" calcext:value-type="float">
            <text:p>1,883084</text:p>
          </table:table-cell>
          <table:table-cell office:value-type="float" office:value="18.094665" calcext:value-type="float">
            <text:p>18,094665</text:p>
          </table:table-cell>
          <table:table-cell office:value-type="float" office:value="13.318022" calcext:value-type="float">
            <text:p>13,318022</text:p>
          </table:table-cell>
          <table:table-cell office:value-type="float" office:value="58.2695235" calcext:value-type="float">
            <text:p>58,2695235</text:p>
          </table:table-cell>
          <table:table-cell office:value-type="float" office:value="13.6948485" calcext:value-type="float">
            <text:p>13,6948485</text:p>
          </table:table-cell>
          <table:table-cell office:value-type="float" office:value="2.36956" calcext:value-type="float">
            <text:p>2,36956</text:p>
          </table:table-cell>
          <table:table-cell office:value-type="float" office:value="19.5427535" calcext:value-type="float">
            <text:p>19,5427535</text:p>
          </table:table-cell>
          <table:table-cell office:value-type="float" office:value="0.297821" calcext:value-type="float">
            <text:p>0,297821</text:p>
          </table:table-cell>
          <table:table-cell office:value-type="float" office:value="0.446255" calcext:value-type="float">
            <text:p>0,446255</text:p>
          </table:table-cell>
          <table:table-cell office:value-type="float" office:value="0.521187" calcext:value-type="float">
            <text:p>0,521187</text:p>
          </table:table-cell>
          <table:table-cell office:value-type="float" office:value="0.471157" calcext:value-type="float">
            <text:p>0,471157</text:p>
          </table:table-cell>
          <table:table-cell office:value-type="float" office:value="0.564146" calcext:value-type="float">
            <text:p>0,564146</text:p>
          </table:table-cell>
          <table:table-cell office:value-type="float" office:value="0.903411" calcext:value-type="float">
            <text:p>0,903411</text:p>
          </table:table-cell>
          <table:table-cell office:value-type="float" office:value="0.304117" calcext:value-type="float">
            <text:p>0,304117</text:p>
          </table:table-cell>
          <table:table-cell office:value-type="float" office:value="2.364538" calcext:value-type="float">
            <text:p>2,364538</text:p>
          </table:table-cell>
        </table:table-row>
        <table:table-row table:style-name="ro1">
          <table:table-cell table:number-columns-repeated="2"/>
          <table:table-cell table:formula="of:=SUM([.C4:.C33])" office:value-type="float" office:value="2926444" calcext:value-type="float">
            <text:p>2926444</text:p>
          </table:table-cell>
          <table:table-cell table:formula="of:=SUM([.D4:.D33])" office:value-type="float" office:value="2951046" calcext:value-type="float">
            <text:p>2951046</text:p>
          </table:table-cell>
          <table:table-cell table:formula="of:=SUM([.E4:.E33])" office:value-type="float" office:value="2929146" calcext:value-type="float">
            <text:p>2929146</text:p>
          </table:table-cell>
          <table:table-cell table:formula="of:=SUM([.F4:.F33])" office:value-type="float" office:value="2926444" calcext:value-type="float">
            <text:p>2926444</text:p>
          </table:table-cell>
          <table:table-cell table:formula="of:=SUM([.G4:.G33])" office:value-type="float" office:value="2951046" calcext:value-type="float">
            <text:p>2951046</text:p>
          </table:table-cell>
          <table:table-cell table:formula="of:=SUM([.H4:.H33])" office:value-type="float" office:value="2927850" calcext:value-type="float">
            <text:p>2927850</text:p>
          </table:table-cell>
          <table:table-cell table:formula="of:=SUM([.I4:.I33])" office:value-type="float" office:value="3041084" calcext:value-type="float">
            <text:p>3041084</text:p>
          </table:table-cell>
          <table:table-cell table:formula="of:=SUM([.J4:.J33])" office:value-type="float" office:value="2970336" calcext:value-type="float">
            <text:p>2970336</text:p>
          </table:table-cell>
          <table:table-cell table:formula="of:=SUM([.K4:.K33])" office:value-type="float" office:value="2965251" calcext:value-type="float">
            <text:p>2965251</text:p>
          </table:table-cell>
          <table:table-cell table:formula="of:=SUM([.L4:.L33])" office:value-type="float" office:value="2990371" calcext:value-type="float">
            <text:p>2990371</text:p>
          </table:table-cell>
          <table:table-cell table:formula="of:=SUM([.M4:.M33])" office:value-type="float" office:value="2851950" calcext:value-type="float">
            <text:p>2851950</text:p>
          </table:table-cell>
          <table:table-cell table:formula="of:=SUM([.N4:.N33])" office:value-type="float" office:value="2974523" calcext:value-type="float">
            <text:p>2974523</text:p>
          </table:table-cell>
          <table:table-cell table:formula="of:=SUM([.O4:.O33])" office:value-type="float" office:value="2803451" calcext:value-type="float">
            <text:p>2803451</text:p>
          </table:table-cell>
          <table:table-cell table:formula="of:=SUM([.P4:.P33])" office:value-type="float" office:value="2801877" calcext:value-type="float">
            <text:p>2801877</text:p>
          </table:table-cell>
          <table:table-cell table:formula="of:=SUM([.Q4:.Q33])" office:value-type="float" office:value="2811628" calcext:value-type="float">
            <text:p>2811628</text:p>
          </table:table-cell>
          <table:table-cell table:formula="of:=SUM([.R4:.R33])" office:value-type="float" office:value="2822110" calcext:value-type="float">
            <text:p>2822110</text:p>
          </table:table-cell>
          <table:table-cell table:formula="of:=SUM([.S4:.S33])" office:value-type="float" office:value="2807210" calcext:value-type="float">
            <text:p>2807210</text:p>
          </table:table-cell>
          <table:table-cell table:formula="of:=SUM([.T4:.T33])" office:value-type="float" office:value="2927850" calcext:value-type="float">
            <text:p>2927850</text:p>
          </table:table-cell>
          <table:table-cell table:formula="of:=SUM([.U4:.U33])" office:value-type="float" office:value="2914152" calcext:value-type="float">
            <text:p>2914152</text:p>
          </table:table-cell>
          <table:table-cell table:formula="of:=SUM([.V4:.V33])" office:value-type="float" office:value="2899676" calcext:value-type="float">
            <text:p>2899676</text:p>
          </table:table-cell>
          <table:table-cell table:formula="of:=SUM([.W4:.W33])" office:value-type="float" office:value="2908250" calcext:value-type="float">
            <text:p>2908250</text:p>
          </table:table-cell>
          <table:table-cell table:formula="of:=SUM([.X4:.X33])" office:value-type="float" office:value="2902326" calcext:value-type="float">
            <text:p>2902326</text:p>
          </table:table-cell>
          <table:table-cell table:formula="of:=SUM([.Y4:.Y33])" office:value-type="float" office:value="2886272" calcext:value-type="float">
            <text:p>2886272</text:p>
          </table:table-cell>
          <table:table-cell table:formula="of:=SUM([.Z4:.Z33])" office:value-type="float" office:value="2927850" calcext:value-type="float">
            <text:p>2927850</text:p>
          </table:table-cell>
          <table:table-cell table:formula="of:=SUM([.AA4:.AA33])" office:value-type="float" office:value="2912082" calcext:value-type="float">
            <text:p>2912082</text:p>
          </table:table-cell>
          <table:table-cell table:formula="of:=SUM([.AB4:.AB33])" office:value-type="float" office:value="31560" calcext:value-type="float">
            <text:p>31560</text:p>
          </table:table-cell>
          <table:table-cell table:formula="of:=SUM([.AC4:.AC33])" office:value-type="float" office:value="31940" calcext:value-type="float">
            <text:p>31940</text:p>
          </table:table-cell>
          <table:table-cell table:formula="of:=SUM([.AD4:.AD33])" office:value-type="float" office:value="31661" calcext:value-type="float">
            <text:p>31661</text:p>
          </table:table-cell>
          <table:table-cell table:formula="of:=SUM([.AE4:.AE33])" office:value-type="float" office:value="31560" calcext:value-type="float">
            <text:p>31560</text:p>
          </table:table-cell>
          <table:table-cell table:formula="of:=SUM([.AF4:.AF33])" office:value-type="float" office:value="31940" calcext:value-type="float">
            <text:p>31940</text:p>
          </table:table-cell>
          <table:table-cell table:formula="of:=SUM([.AG4:.AG33])" office:value-type="float" office:value="31537" calcext:value-type="float">
            <text:p>31537</text:p>
          </table:table-cell>
          <table:table-cell table:formula="of:=SUM([.AH4:.AH33])" office:value-type="float" office:value="33211" calcext:value-type="float">
            <text:p>33211</text:p>
          </table:table-cell>
          <table:table-cell table:formula="of:=SUM([.AI4:.AI33])" office:value-type="float" office:value="31183.5" calcext:value-type="float">
            <text:p>31183,5</text:p>
          </table:table-cell>
          <table:table-cell table:formula="of:=SUM([.AJ4:.AJ33])" office:value-type="float" office:value="31142" calcext:value-type="float">
            <text:p>31142</text:p>
          </table:table-cell>
          <table:table-cell table:formula="of:=SUM([.AK4:.AK33])" office:value-type="float" office:value="31266" calcext:value-type="float">
            <text:p>31266</text:p>
          </table:table-cell>
          <table:table-cell table:formula="of:=SUM([.AL4:.AL33])" office:value-type="float" office:value="31368" calcext:value-type="float">
            <text:p>31368</text:p>
          </table:table-cell>
          <table:table-cell table:formula="of:=SUM([.AM4:.AM33])" office:value-type="float" office:value="31205.5" calcext:value-type="float">
            <text:p>31205,5</text:p>
          </table:table-cell>
          <table:table-cell table:formula="of:=SUM([.AN4:.AN33])" office:value-type="float" office:value="31361.5" calcext:value-type="float">
            <text:p>31361,5</text:p>
          </table:table-cell>
          <table:table-cell table:formula="of:=SUM([.AO4:.AO33])" office:value-type="float" office:value="31381" calcext:value-type="float">
            <text:p>31381</text:p>
          </table:table-cell>
          <table:table-cell table:formula="of:=SUM([.AP4:.AP33])" office:value-type="float" office:value="31537" calcext:value-type="float">
            <text:p>31537</text:p>
          </table:table-cell>
          <table:table-cell table:formula="of:=SUM([.AQ4:.AQ33])" office:value-type="float" office:value="31859" calcext:value-type="float">
            <text:p>31859</text:p>
          </table:table-cell>
          <table:table-cell table:formula="of:=SUM([.AR4:.AR33])" office:value-type="float" office:value="31413" calcext:value-type="float">
            <text:p>31413</text:p>
          </table:table-cell>
          <table:table-cell table:formula="of:=SUM([.AS4:.AS33])" office:value-type="float" office:value="31537" calcext:value-type="float">
            <text:p>31537</text:p>
          </table:table-cell>
          <table:table-cell table:formula="of:=SUM([.AT4:.AT33])" office:value-type="float" office:value="31233" calcext:value-type="float">
            <text:p>31233</text:p>
          </table:table-cell>
          <table:table-cell table:formula="of:=SUM([.AU4:.AU33])" office:value-type="float" office:value="31097" calcext:value-type="float">
            <text:p>31097</text:p>
          </table:table-cell>
          <table:table-cell table:formula="of:=SUM([.AV4:.AV33])" office:value-type="float" office:value="31209" calcext:value-type="float">
            <text:p>31209</text:p>
          </table:table-cell>
          <table:table-cell table:formula="of:=SUM([.AW4:.AW33])" office:value-type="float" office:value="30964" calcext:value-type="float">
            <text:p>30964</text:p>
          </table:table-cell>
          <table:table-cell table:formula="of:=SUM([.AX4:.AX33])" office:value-type="float" office:value="30888" calcext:value-type="float">
            <text:p>30888</text:p>
          </table:table-cell>
          <table:table-cell table:formula="of:=SUM([.AY4:.AY33])" office:value-type="float" office:value="31537" calcext:value-type="float">
            <text:p>31537</text:p>
          </table:table-cell>
          <table:table-cell table:formula="of:=SUM([.AZ4:.AZ33])" office:value-type="float" office:value="31504" calcext:value-type="float">
            <text:p>31504</text:p>
          </table:table-cell>
          <table:table-cell table:formula="of:=SUM([.BA4:.BA33])" office:value-type="float" office:value="6.993101" calcext:value-type="float">
            <text:p>6,993101</text:p>
          </table:table-cell>
          <table:table-cell table:formula="of:=SUM([.BB4:.BB33])" office:value-type="float" office:value="7.85373" calcext:value-type="float">
            <text:p>7,85373</text:p>
          </table:table-cell>
          <table:table-cell table:formula="of:=SUM([.BC4:.BC33])" office:value-type="float" office:value="7.00849" calcext:value-type="float">
            <text:p>7,00849</text:p>
          </table:table-cell>
          <table:table-cell table:formula="of:=SUM([.BD4:.BD33])" office:value-type="float" office:value="6.97311" calcext:value-type="float">
            <text:p>6,97311</text:p>
          </table:table-cell>
          <table:table-cell table:formula="of:=SUM([.BE4:.BE33])" office:value-type="float" office:value="7.622943" calcext:value-type="float">
            <text:p>7,622943</text:p>
          </table:table-cell>
          <table:table-cell table:formula="of:=SUM([.BF4:.BF33])" office:value-type="float" office:value="7.134597" calcext:value-type="float">
            <text:p>7,134597</text:p>
          </table:table-cell>
          <table:table-cell table:formula="of:=SUM([.BG4:.BG33])" office:value-type="float" office:value="8.879306" calcext:value-type="float">
            <text:p>8,879306</text:p>
          </table:table-cell>
          <table:table-cell table:formula="of:=SUM([.BH4:.BH33])" office:value-type="float" office:value="678.876214" calcext:value-type="float">
            <text:p>678,876214</text:p>
          </table:table-cell>
          <table:table-cell table:formula="of:=SUM([.BI4:.BI33])" office:value-type="float" office:value="1767.7130675" calcext:value-type="float">
            <text:p>1767,7130675</text:p>
          </table:table-cell>
          <table:table-cell table:formula="of:=SUM([.BJ4:.BJ33])" office:value-type="float" office:value="704.847829" calcext:value-type="float">
            <text:p>704,847829</text:p>
          </table:table-cell>
          <table:table-cell table:formula="of:=SUM([.BK4:.BK33])" office:value-type="float" office:value="47.121522" calcext:value-type="float">
            <text:p>47,121522</text:p>
          </table:table-cell>
          <table:table-cell table:formula="of:=SUM([.BL4:.BL33])" office:value-type="float" office:value="862.9012705" calcext:value-type="float">
            <text:p>862,9012705</text:p>
          </table:table-cell>
          <table:table-cell table:formula="of:=SUM([.BM4:.BM33])" office:value-type="float" office:value="613.967522" calcext:value-type="float">
            <text:p>613,967522</text:p>
          </table:table-cell>
          <table:table-cell table:formula="of:=SUM([.BN4:.BN33])" office:value-type="float" office:value="1534.9178695" calcext:value-type="float">
            <text:p>1534,9178695</text:p>
          </table:table-cell>
          <table:table-cell table:formula="of:=SUM([.BO4:.BO33])" office:value-type="float" office:value="567.254163" calcext:value-type="float">
            <text:p>567,254163</text:p>
          </table:table-cell>
          <table:table-cell table:formula="of:=SUM([.BP4:.BP33])" office:value-type="float" office:value="60.093839" calcext:value-type="float">
            <text:p>60,093839</text:p>
          </table:table-cell>
          <table:table-cell table:formula="of:=SUM([.BQ4:.BQ33])" office:value-type="float" office:value="726.7713185" calcext:value-type="float">
            <text:p>726,7713185</text:p>
          </table:table-cell>
          <table:table-cell table:formula="of:=SUM([.BR4:.BR33])" office:value-type="float" office:value="7.192487" calcext:value-type="float">
            <text:p>7,192487</text:p>
          </table:table-cell>
          <table:table-cell table:formula="of:=SUM([.BS4:.BS33])" office:value-type="float" office:value="8.503806" calcext:value-type="float">
            <text:p>8,503806</text:p>
          </table:table-cell>
          <table:table-cell table:formula="of:=SUM([.BT4:.BT33])" office:value-type="float" office:value="9.240419" calcext:value-type="float">
            <text:p>9,240419</text:p>
          </table:table-cell>
          <table:table-cell table:formula="of:=SUM([.BU4:.BU33])" office:value-type="float" office:value="9.126665" calcext:value-type="float">
            <text:p>9,126665</text:p>
          </table:table-cell>
          <table:table-cell table:formula="of:=SUM([.BV4:.BV33])" office:value-type="float" office:value="10.499179" calcext:value-type="float">
            <text:p>10,499179</text:p>
          </table:table-cell>
          <table:table-cell table:formula="of:=SUM([.BW4:.BW33])" office:value-type="float" office:value="11.811259" calcext:value-type="float">
            <text:p>11,811259</text:p>
          </table:table-cell>
          <table:table-cell table:formula="of:=SUM([.BX4:.BX33])" office:value-type="float" office:value="6.993601" calcext:value-type="float">
            <text:p>6,993601</text:p>
          </table:table-cell>
          <table:table-cell table:formula="of:=SUM([.BY4:.BY33])" office:value-type="float" office:value="28.28374" calcext:value-type="float">
            <text:p>28,28374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50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4"/>
          <table:table-cell table:style-name="Default" office:value-type="float" office:value="31560" calcext:value-type="float">
            <text:p>31560</text:p>
          </table:table-cell>
          <table:table-cell table:style-name="Default" office:value-type="float" office:value="31940" calcext:value-type="float">
            <text:p>31940</text:p>
          </table:table-cell>
          <table:table-cell table:style-name="Default" office:value-type="float" office:value="31661" calcext:value-type="float">
            <text:p>31661</text:p>
          </table:table-cell>
          <table:table-cell table:style-name="Default" office:value-type="float" office:value="31560" calcext:value-type="float">
            <text:p>31560</text:p>
          </table:table-cell>
          <table:table-cell table:style-name="Default" office:value-type="float" office:value="31940" calcext:value-type="float">
            <text:p>31940</text:p>
          </table:table-cell>
          <table:table-cell table:style-name="Default" office:value-type="float" office:value="31537" calcext:value-type="float">
            <text:p>31537</text:p>
          </table:table-cell>
          <table:table-cell table:style-name="Default" office:value-type="float" office:value="33211" calcext:value-type="float">
            <text:p>33211</text:p>
          </table:table-cell>
          <table:table-cell table:style-name="Default" office:value-type="float" office:value="31183.5" calcext:value-type="float">
            <text:p>31183,5</text:p>
          </table:table-cell>
          <table:table-cell table:style-name="Default" office:value-type="float" office:value="31142" calcext:value-type="float">
            <text:p>31142</text:p>
          </table:table-cell>
          <table:table-cell table:style-name="Default" office:value-type="float" office:value="31266" calcext:value-type="float">
            <text:p>31266</text:p>
          </table:table-cell>
          <table:table-cell table:style-name="Default" office:value-type="float" office:value="31368" calcext:value-type="float">
            <text:p>31368</text:p>
          </table:table-cell>
          <table:table-cell table:style-name="Default" office:value-type="float" office:value="31205.5" calcext:value-type="float">
            <text:p>31205,5</text:p>
          </table:table-cell>
          <table:table-cell table:style-name="Default" office:value-type="float" office:value="31361.5" calcext:value-type="float">
            <text:p>31361,5</text:p>
          </table:table-cell>
          <table:table-cell table:style-name="Default" office:value-type="float" office:value="31381" calcext:value-type="float">
            <text:p>31381</text:p>
          </table:table-cell>
          <table:table-cell table:style-name="Default" office:value-type="float" office:value="31537" calcext:value-type="float">
            <text:p>31537</text:p>
          </table:table-cell>
          <table:table-cell table:style-name="Default" office:value-type="float" office:value="31859" calcext:value-type="float">
            <text:p>31859</text:p>
          </table:table-cell>
          <table:table-cell table:style-name="Default" office:value-type="float" office:value="31413" calcext:value-type="float">
            <text:p>31413</text:p>
          </table:table-cell>
          <table:table-cell table:style-name="Default" office:value-type="float" office:value="31537" calcext:value-type="float">
            <text:p>31537</text:p>
          </table:table-cell>
          <table:table-cell table:style-name="Default" office:value-type="float" office:value="31233" calcext:value-type="float">
            <text:p>31233</text:p>
          </table:table-cell>
          <table:table-cell table:style-name="Default" office:value-type="float" office:value="31097" calcext:value-type="float">
            <text:p>31097</text:p>
          </table:table-cell>
          <table:table-cell table:style-name="Default" office:value-type="float" office:value="31209" calcext:value-type="float">
            <text:p>31209</text:p>
          </table:table-cell>
          <table:table-cell table:style-name="Default" office:value-type="float" office:value="30964" calcext:value-type="float">
            <text:p>30964</text:p>
          </table:table-cell>
          <table:table-cell table:style-name="Default" office:value-type="float" office:value="30888" calcext:value-type="float">
            <text:p>30888</text:p>
          </table:table-cell>
          <table:table-cell table:style-name="Default" office:value-type="float" office:value="31537" calcext:value-type="float">
            <text:p>31537</text:p>
          </table:table-cell>
          <table:table-cell table:style-name="Default" office:value-type="float" office:value="31504" calcext:value-type="float">
            <text:p>31504</text:p>
          </table:table-cell>
          <table:table-cell table:style-name="Default"/>
          <table:table-cell table:number-columns-repeated="25"/>
        </table:table-row>
        <calcext:conditional-formats>
          <calcext:conditional-format calcext:target-range-address="small_resumo_totais.C4:small_resumo_totais.AA34">
            <calcext:condition calcext:apply-style-name="Accent 1" calcext:value="formula-is([.C4]=MIN([.$C4:.$AA4]))" calcext:base-cell-address="small_resumo_totais.C4"/>
            <calcext:condition calcext:apply-style-name="Error" calcext:value="formula-is([.C4]=MAX([.$C4:.$AA4]))" calcext:base-cell-address="small_resumo_totais.C4"/>
          </calcext:conditional-format>
          <calcext:conditional-format calcext:target-range-address="small_resumo_totais.AB4:small_resumo_totais.AZ34">
            <calcext:condition calcext:apply-style-name="Accent 1" calcext:value="formula-is([.AB4]=MIN([.$AB4:.$AZ4]))" calcext:base-cell-address="small_resumo_totais.AB4"/>
            <calcext:condition calcext:apply-style-name="Error" calcext:value="formula-is([.AB4]=MAX([.$AB4:.$AZ4]))" calcext:base-cell-address="small_resumo_totais.AB4"/>
          </calcext:conditional-format>
        </calcext:conditional-formats>
      </table:table>
      <table:table table:name="GA" table:style-name="ta1">
        <table:table-column table:style-name="co24" table:default-cell-style-name="ce11"/>
        <table:table-column table:style-name="co25" table:default-cell-style-name="ce2"/>
        <table:table-column table:style-name="co22" table:default-cell-style-name="ce15"/>
        <table:table-column table:style-name="co22" table:number-columns-repeated="2" table:default-cell-style-name="ce19"/>
        <table:table-column table:style-name="co10" table:default-cell-style-name="ce19"/>
        <table:table-column table:style-name="co22" table:default-cell-style-name="ce19"/>
        <table:table-column table:style-name="co12" table:default-cell-style-name="ce22"/>
        <table:table-column table:style-name="co22" table:default-cell-style-name="ce23"/>
        <table:table-column table:style-name="co12" table:default-cell-style-name="ce23"/>
        <table:table-column table:style-name="co14" table:default-cell-style-name="ce23"/>
        <table:table-column table:style-name="co22" table:default-cell-style-name="ce23"/>
        <table:table-column table:style-name="co26" table:default-cell-style-name="Default"/>
        <table:table-column table:style-name="co17" table:number-columns-repeated="4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 table:number-columns-spanned="5" table:number-rows-spanned="1">
            <text:p>GAT</text:p>
          </table:table-cell>
          <table:covered-table-cell table:number-columns-repeated="4" table:style-name="ce2"/>
          <table:table-cell table:style-name="ce13" office:value-type="string" calcext:value-type="string" table:number-columns-spanned="5" table:number-rows-spanned="1">
            <text:p>GATP</text:p>
          </table:table-cell>
          <table:covered-table-cell table:number-columns-repeated="4" table:style-name="ce2"/>
          <table:table-cell table:number-columns-repeated="5"/>
        </table:table-row>
        <table:table-row table:style-name="ro1">
          <table:table-cell table:style-name="ce10" office:value-type="string" calcext:value-type="string">
            <text:p>Fr</text:p>
          </table:table-cell>
          <table:table-cell table:style-name="ce10" office:value-type="string" calcext:value-type="string">
            <text:p>Ag</text:p>
          </table:table-cell>
          <table:table-cell table:style-name="ce14" office:value-type="string" calcext:value-type="string">
            <text:p>CHECK</text:p>
          </table:table-cell>
          <table:table-cell table:style-name="ce18" office:value-type="string" calcext:value-type="string">
            <text:p>COLL</text:p>
          </table:table-cell>
          <table:table-cell table:style-name="ce18" office:value-type="string" calcext:value-type="string">
            <text:p>COUNT</text:p>
          </table:table-cell>
          <table:table-cell table:style-name="ce18" office:value-type="string" calcext:value-type="string">
            <text:p>GREEDY</text:p>
          </table:table-cell>
          <table:table-cell table:style-name="ce18" office:value-type="string" calcext:value-type="string">
            <text:p>TASK</text:p>
          </table:table-cell>
          <table:table-cell table:style-name="ce14" office:value-type="string" calcext:value-type="string">
            <text:p>CHECK</text:p>
          </table:table-cell>
          <table:table-cell table:style-name="ce18" office:value-type="string" calcext:value-type="string">
            <text:p>COLL</text:p>
          </table:table-cell>
          <table:table-cell table:style-name="ce18" office:value-type="string" calcext:value-type="string">
            <text:p>COUNT</text:p>
          </table:table-cell>
          <table:table-cell table:style-name="ce18" office:value-type="string" calcext:value-type="string">
            <text:p>GREEDY</text:p>
          </table:table-cell>
          <table:table-cell table:style-name="ce18" office:value-type="string" calcext:value-type="string">
            <text:p>TASK</text:p>
          </table:table-cell>
          <table:table-cell table:number-columns-repeated="5"/>
        </table:table-row>
        <table:table-row table:style-name="ro1">
          <table:table-cell office:value-type="float" office:value="0.2" calcext:value-type="float" table:number-columns-spanned="1" table:number-rows-spanned="5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81974958" calcext:value-type="float">
            <text:p>0,98197</text:p>
          </table:table-cell>
          <table:table-cell office:value-type="float" office:value="0.984707544" calcext:value-type="float">
            <text:p>0,98471</text:p>
          </table:table-cell>
          <table:table-cell office:value-type="float" office:value="0.983144371" calcext:value-type="float">
            <text:p>0,98314</text:p>
          </table:table-cell>
          <table:table-cell office:value-type="float" office:value="0.985995041" calcext:value-type="float">
            <text:p>0,98600</text:p>
          </table:table-cell>
          <table:table-cell office:value-type="float" office:value="0.981673397" calcext:value-type="float">
            <text:p>0,98167</text:p>
          </table:table-cell>
          <table:table-cell office:value-type="float" office:value="0.944955351" calcext:value-type="float">
            <text:p>0,94496</text:p>
          </table:table-cell>
          <table:table-cell office:value-type="float" office:value="0.94479302" calcext:value-type="float">
            <text:p>0,94479</text:p>
          </table:table-cell>
          <table:table-cell office:value-type="float" office:value="0.943654494" calcext:value-type="float">
            <text:p>0,94365</text:p>
          </table:table-cell>
          <table:table-cell office:value-type="float" office:value="0.964107598" calcext:value-type="float">
            <text:p>0,96411</text:p>
          </table:table-cell>
          <table:table-cell office:value-type="float" office:value="0.94417496" calcext:value-type="float">
            <text:p>0,9441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78508915" calcext:value-type="float">
            <text:p>0,97851</text:p>
          </table:table-cell>
          <table:table-cell office:value-type="float" office:value="0.975927433" calcext:value-type="float">
            <text:p>0,97593</text:p>
          </table:table-cell>
          <table:table-cell office:value-type="float" office:value="0.979352055" calcext:value-type="float">
            <text:p>0,97935</text:p>
          </table:table-cell>
          <table:table-cell office:value-type="float" office:value="0.953013608" calcext:value-type="float">
            <text:p>0,95301</text:p>
          </table:table-cell>
          <table:table-cell office:value-type="float" office:value="0.974197932" calcext:value-type="float">
            <text:p>0,97420</text:p>
          </table:table-cell>
          <table:table-cell office:value-type="float" office:value="0.915517122" calcext:value-type="float">
            <text:p>0,91552</text:p>
          </table:table-cell>
          <table:table-cell office:value-type="float" office:value="0.916064653" calcext:value-type="float">
            <text:p>0,91606</text:p>
          </table:table-cell>
          <table:table-cell office:value-type="float" office:value="0.914904595" calcext:value-type="float">
            <text:p>0,91490</text:p>
          </table:table-cell>
          <table:table-cell office:value-type="float" office:value="0.943090575" calcext:value-type="float">
            <text:p>0,94309</text:p>
          </table:table-cell>
          <table:table-cell office:value-type="float" office:value="0.915903964" calcext:value-type="float">
            <text:p>0,9159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71139397" calcext:value-type="float">
            <text:p>0,97114</text:p>
          </table:table-cell>
          <table:table-cell office:value-type="float" office:value="0.973062665" calcext:value-type="float">
            <text:p>0,97306</text:p>
          </table:table-cell>
          <table:table-cell office:value-type="float" office:value="0.975202503" calcext:value-type="float">
            <text:p>0,97520</text:p>
          </table:table-cell>
          <table:table-cell office:value-type="float" office:value="0.937476555" calcext:value-type="float">
            <text:p>0,93748</text:p>
          </table:table-cell>
          <table:table-cell office:value-type="float" office:value="0.971114916" calcext:value-type="float">
            <text:p>0,97111</text:p>
          </table:table-cell>
          <table:table-cell office:value-type="float" office:value="0.908635643" calcext:value-type="float">
            <text:p>0,90864</text:p>
          </table:table-cell>
          <table:table-cell office:value-type="float" office:value="0.908882019" calcext:value-type="float">
            <text:p>0,90888</text:p>
          </table:table-cell>
          <table:table-cell office:value-type="float" office:value="0.90898224" calcext:value-type="float">
            <text:p>0,90898</text:p>
          </table:table-cell>
          <table:table-cell office:value-type="float" office:value="0.929698726" calcext:value-type="float">
            <text:p>0,92970</text:p>
          </table:table-cell>
          <table:table-cell office:value-type="float" office:value="0.908071304" calcext:value-type="float">
            <text:p>0,90807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75628057" calcext:value-type="float">
            <text:p>0,97563</text:p>
          </table:table-cell>
          <table:table-cell office:value-type="float" office:value="0.977176658" calcext:value-type="float">
            <text:p>0,97718</text:p>
          </table:table-cell>
          <table:table-cell office:value-type="float" office:value="0.978529594" calcext:value-type="float">
            <text:p>0,97853</text:p>
          </table:table-cell>
          <table:table-cell office:value-type="float" office:value="0.952108892" calcext:value-type="float">
            <text:p>0,95211</text:p>
          </table:table-cell>
          <table:table-cell office:value-type="float" office:value="0.975269077" calcext:value-type="float">
            <text:p>0,97527</text:p>
          </table:table-cell>
          <table:table-cell office:value-type="float" office:value="0.917449559" calcext:value-type="float">
            <text:p>0,91745</text:p>
          </table:table-cell>
          <table:table-cell office:value-type="float" office:value="0.917707334" calcext:value-type="float">
            <text:p>0,91771</text:p>
          </table:table-cell>
          <table:table-cell office:value-type="float" office:value="0.91770774" calcext:value-type="float">
            <text:p>0,91771</text:p>
          </table:table-cell>
          <table:table-cell office:value-type="float" office:value="0.940836771" calcext:value-type="float">
            <text:p>0,94084</text:p>
          </table:table-cell>
          <table:table-cell office:value-type="float" office:value="0.918431426" calcext:value-type="float">
            <text:p>0,9184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71569175" calcext:value-type="float">
            <text:p>0,97157</text:p>
          </table:table-cell>
          <table:table-cell office:value-type="float" office:value="0.97388038" calcext:value-type="float">
            <text:p>0,97388</text:p>
          </table:table-cell>
          <table:table-cell office:value-type="float" office:value="0.973266382" calcext:value-type="float">
            <text:p>0,97327</text:p>
          </table:table-cell>
          <table:table-cell office:value-type="float" office:value="0.943964136" calcext:value-type="float">
            <text:p>0,94396</text:p>
          </table:table-cell>
          <table:table-cell office:value-type="float" office:value="0.970880912" calcext:value-type="float">
            <text:p>0,97088</text:p>
          </table:table-cell>
          <table:table-cell office:value-type="float" office:value="0.913537952" calcext:value-type="float">
            <text:p>0,91354</text:p>
          </table:table-cell>
          <table:table-cell office:value-type="float" office:value="0.914001928" calcext:value-type="float">
            <text:p>0,91400</text:p>
          </table:table-cell>
          <table:table-cell office:value-type="float" office:value="0.913142205" calcext:value-type="float">
            <text:p>0,91314</text:p>
          </table:table-cell>
          <table:table-cell office:value-type="float" office:value="0.945071129" calcext:value-type="float">
            <text:p>0,94507</text:p>
          </table:table-cell>
          <table:table-cell office:value-type="float" office:value="0.91465418" calcext:value-type="float">
            <text:p>0,9146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 table:number-columns-spanned="1" table:number-rows-spanned="5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44974769" calcext:value-type="float">
            <text:p>0,94497</text:p>
          </table:table-cell>
          <table:table-cell office:value-type="float" office:value="0.941965783" calcext:value-type="float">
            <text:p>0,94197</text:p>
          </table:table-cell>
          <table:table-cell office:value-type="float" office:value="0.951664792" calcext:value-type="float">
            <text:p>0,95166</text:p>
          </table:table-cell>
          <table:table-cell office:value-type="float" office:value="0.943107356" calcext:value-type="float">
            <text:p>0,94311</text:p>
          </table:table-cell>
          <table:table-cell office:value-type="float" office:value="0.944430724" calcext:value-type="float">
            <text:p>0,94443</text:p>
          </table:table-cell>
          <table:table-cell office:value-type="float" office:value="0.950174309" calcext:value-type="float">
            <text:p>0,95017</text:p>
          </table:table-cell>
          <table:table-cell office:value-type="float" office:value="0.951447482" calcext:value-type="float">
            <text:p>0,95145</text:p>
          </table:table-cell>
          <table:table-cell office:value-type="float" office:value="0.959727451" calcext:value-type="float">
            <text:p>0,95973</text:p>
          </table:table-cell>
          <table:table-cell office:value-type="float" office:value="0.942589998" calcext:value-type="float">
            <text:p>0,94259</text:p>
          </table:table-cell>
          <table:table-cell office:value-type="float" office:value="0.950659845" calcext:value-type="float">
            <text:p>0,95066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75318236" calcext:value-type="float">
            <text:p>0,97532</text:p>
          </table:table-cell>
          <table:table-cell office:value-type="float" office:value="0.974863996" calcext:value-type="float">
            <text:p>0,97486</text:p>
          </table:table-cell>
          <table:table-cell office:value-type="float" office:value="0.978878846" calcext:value-type="float">
            <text:p>0,97888</text:p>
          </table:table-cell>
          <table:table-cell office:value-type="float" office:value="0.963598617" calcext:value-type="float">
            <text:p>0,96360</text:p>
          </table:table-cell>
          <table:table-cell office:value-type="float" office:value="0.974544015" calcext:value-type="float">
            <text:p>0,97454</text:p>
          </table:table-cell>
          <table:table-cell office:value-type="float" office:value="0.933435756" calcext:value-type="float">
            <text:p>0,93344</text:p>
          </table:table-cell>
          <table:table-cell office:value-type="float" office:value="0.930130258" calcext:value-type="float">
            <text:p>0,93013</text:p>
          </table:table-cell>
          <table:table-cell office:value-type="float" office:value="0.929031004" calcext:value-type="float">
            <text:p>0,92903</text:p>
          </table:table-cell>
          <table:table-cell office:value-type="float" office:value="0.932172342" calcext:value-type="float">
            <text:p>0,93217</text:p>
          </table:table-cell>
          <table:table-cell office:value-type="float" office:value="0.930989142" calcext:value-type="float">
            <text:p>0,9309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63034086" calcext:value-type="float">
            <text:p>0,96303</text:p>
          </table:table-cell>
          <table:table-cell office:value-type="float" office:value="0.965001916" calcext:value-type="float">
            <text:p>0,96500</text:p>
          </table:table-cell>
          <table:table-cell office:value-type="float" office:value="0.970327877" calcext:value-type="float">
            <text:p>0,97033</text:p>
          </table:table-cell>
          <table:table-cell office:value-type="float" office:value="0.908677103" calcext:value-type="float">
            <text:p>0,90868</text:p>
          </table:table-cell>
          <table:table-cell office:value-type="float" office:value="0.960554709" calcext:value-type="float">
            <text:p>0,96055</text:p>
          </table:table-cell>
          <table:table-cell office:value-type="float" office:value="0.884316545" calcext:value-type="float">
            <text:p>0,88432</text:p>
          </table:table-cell>
          <table:table-cell office:value-type="float" office:value="0.879481804" calcext:value-type="float">
            <text:p>0,87948</text:p>
          </table:table-cell>
          <table:table-cell office:value-type="float" office:value="0.881424224" calcext:value-type="float">
            <text:p>0,88142</text:p>
          </table:table-cell>
          <table:table-cell office:value-type="float" office:value="0.902768789" calcext:value-type="float">
            <text:p>0,90277</text:p>
          </table:table-cell>
          <table:table-cell office:value-type="float" office:value="0.881646113" calcext:value-type="float">
            <text:p>0,8816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961793202" calcext:value-type="float">
            <text:p>0,96179</text:p>
          </table:table-cell>
          <table:table-cell office:value-type="float" office:value="0.956760406" calcext:value-type="float">
            <text:p>0,95676</text:p>
          </table:table-cell>
          <table:table-cell office:value-type="float" office:value="0.971265988" calcext:value-type="float">
            <text:p>0,97127</text:p>
          </table:table-cell>
          <table:table-cell office:value-type="float" office:value="0.904877419" calcext:value-type="float">
            <text:p>0,90488</text:p>
          </table:table-cell>
          <table:table-cell office:value-type="float" office:value="0.961422025" calcext:value-type="float">
            <text:p>0,96142</text:p>
          </table:table-cell>
          <table:table-cell office:value-type="float" office:value="0.870224198" calcext:value-type="float">
            <text:p>0,87022</text:p>
          </table:table-cell>
          <table:table-cell office:value-type="float" office:value="0.870790149" calcext:value-type="float">
            <text:p>0,87079</text:p>
          </table:table-cell>
          <table:table-cell office:value-type="float" office:value="0.869002958" calcext:value-type="float">
            <text:p>0,86900</text:p>
          </table:table-cell>
          <table:table-cell office:value-type="float" office:value="0.8883577" calcext:value-type="float">
            <text:p>0,88836</text:p>
          </table:table-cell>
          <table:table-cell office:value-type="float" office:value="0.87081949" calcext:value-type="float">
            <text:p>0,8708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957595857" calcext:value-type="float">
            <text:p>0,95760</text:p>
          </table:table-cell>
          <table:table-cell office:value-type="float" office:value="0.952280422" calcext:value-type="float">
            <text:p>0,95228</text:p>
          </table:table-cell>
          <table:table-cell office:value-type="float" office:value="0.965009688" calcext:value-type="float">
            <text:p>0,96501</text:p>
          </table:table-cell>
          <table:table-cell office:value-type="float" office:value="0.906348244" calcext:value-type="float">
            <text:p>0,90635</text:p>
          </table:table-cell>
          <table:table-cell office:value-type="float" office:value="0.957490017" calcext:value-type="float">
            <text:p>0,95749</text:p>
          </table:table-cell>
          <table:table-cell office:value-type="float" office:value="0.859547826" calcext:value-type="float">
            <text:p>0,85955</text:p>
          </table:table-cell>
          <table:table-cell office:value-type="float" office:value="0.860719724" calcext:value-type="float">
            <text:p>0,86072</text:p>
          </table:table-cell>
          <table:table-cell office:value-type="float" office:value="0.860463571" calcext:value-type="float">
            <text:p>0,86046</text:p>
          </table:table-cell>
          <table:table-cell office:value-type="float" office:value="0.901913064" calcext:value-type="float">
            <text:p>0,90191</text:p>
          </table:table-cell>
          <table:table-cell office:value-type="float" office:value="0.860711075" calcext:value-type="float">
            <text:p>0,86071</text:p>
          </table:table-cell>
          <table:table-cell table:number-columns-repeated="3"/>
          <table:table-cell table:style-name="ce24" office:value-type="string" calcext:value-type="string">
            <text:p>GAT</text:p>
          </table:table-cell>
          <table:table-cell table:style-name="ce24" office:value-type="string" calcext:value-type="string">
            <text:p>GATP</text:p>
          </table:table-cell>
        </table:table-row>
        <table:table-row table:style-name="ro1">
          <table:table-cell office:value-type="float" office:value="1" calcext:value-type="float" table:number-columns-spanned="1" table:number-rows-spanned="5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23992887" calcext:value-type="float">
            <text:p>0,92399</text:p>
          </table:table-cell>
          <table:table-cell office:value-type="float" office:value="0.922780342" calcext:value-type="float">
            <text:p>0,92278</text:p>
          </table:table-cell>
          <table:table-cell office:value-type="float" office:value="0.925193811" calcext:value-type="float">
            <text:p>0,92519</text:p>
          </table:table-cell>
          <table:table-cell office:value-type="float" office:value="0.929156399" calcext:value-type="float">
            <text:p>0,92916</text:p>
          </table:table-cell>
          <table:table-cell office:value-type="float" office:value="0.925441788" calcext:value-type="float">
            <text:p>0,92544</text:p>
          </table:table-cell>
          <table:table-cell office:value-type="float" office:value="0.930641691" calcext:value-type="float">
            <text:p>0,93064</text:p>
          </table:table-cell>
          <table:table-cell office:value-type="float" office:value="0.935731848" calcext:value-type="float">
            <text:p>0,93573</text:p>
          </table:table-cell>
          <table:table-cell office:value-type="float" office:value="0.940554022" calcext:value-type="float">
            <text:p>0,94055</text:p>
          </table:table-cell>
          <table:table-cell office:value-type="float" office:value="0.923161692" calcext:value-type="float">
            <text:p>0,92316</text:p>
          </table:table-cell>
          <table:table-cell office:value-type="float" office:value="0.935190452" calcext:value-type="float">
            <text:p>0,93519</text:p>
          </table:table-cell>
          <table:table-cell table:number-columns-repeated="2"/>
          <table:table-cell table:style-name="ce2" office:value-type="string" calcext:value-type="string">
            <text:p>CHECK</text:p>
          </table:table-cell>
          <table:table-cell table:style-name="ce25" office:value-type="float" office:value="0.33" calcext:value-type="float">
            <text:p>0,33</text:p>
          </table:table-cell>
          <table:table-cell table:style-name="ce25" office:value-type="float" office:value="0.56" calcext:value-type="float">
            <text:p>0,5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17579072" calcext:value-type="float">
            <text:p>0,91758</text:p>
          </table:table-cell>
          <table:table-cell office:value-type="float" office:value="0.9180047" calcext:value-type="float">
            <text:p>0,91800</text:p>
          </table:table-cell>
          <table:table-cell office:value-type="float" office:value="0.933432123" calcext:value-type="float">
            <text:p>0,93343</text:p>
          </table:table-cell>
          <table:table-cell office:value-type="float" office:value="0.941657165" calcext:value-type="float">
            <text:p>0,94166</text:p>
          </table:table-cell>
          <table:table-cell office:value-type="float" office:value="0.925738567" calcext:value-type="float">
            <text:p>0,92574</text:p>
          </table:table-cell>
          <table:table-cell office:value-type="float" office:value="0.931645538" calcext:value-type="float">
            <text:p>0,93165</text:p>
          </table:table-cell>
          <table:table-cell office:value-type="float" office:value="0.934981603" calcext:value-type="float">
            <text:p>0,93498</text:p>
          </table:table-cell>
          <table:table-cell office:value-type="float" office:value="0.946026267" calcext:value-type="float">
            <text:p>0,94603</text:p>
          </table:table-cell>
          <table:table-cell office:value-type="float" office:value="0.908637986" calcext:value-type="float">
            <text:p>0,90864</text:p>
          </table:table-cell>
          <table:table-cell office:value-type="float" office:value="0.940496436" calcext:value-type="float">
            <text:p>0,94050</text:p>
          </table:table-cell>
          <table:table-cell table:number-columns-repeated="2"/>
          <table:table-cell table:style-name="ce2" office:value-type="string" calcext:value-type="string">
            <text:p>COLL</text:p>
          </table:table-cell>
          <table:table-cell table:style-name="ce26" office:value-type="float" office:value="0.43" calcext:value-type="float">
            <text:p>0,43</text:p>
          </table:table-cell>
          <table:table-cell table:style-name="ce26" office:value-type="float" office:value="0.63" calcext:value-type="float">
            <text:p>0,6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43110516" calcext:value-type="float">
            <text:p>0,84311</text:p>
          </table:table-cell>
          <table:table-cell office:value-type="float" office:value="0.839342337" calcext:value-type="float">
            <text:p>0,83934</text:p>
          </table:table-cell>
          <table:table-cell office:value-type="float" office:value="0.854626326" calcext:value-type="float">
            <text:p>0,85463</text:p>
          </table:table-cell>
          <table:table-cell office:value-type="float" office:value="0.832448862" calcext:value-type="float">
            <text:p>0,83245</text:p>
          </table:table-cell>
          <table:table-cell office:value-type="float" office:value="0.856032704" calcext:value-type="float">
            <text:p>0,85603</text:p>
          </table:table-cell>
          <table:table-cell office:value-type="float" office:value="0.84621045" calcext:value-type="float">
            <text:p>0,84621</text:p>
          </table:table-cell>
          <table:table-cell office:value-type="float" office:value="0.856235406" calcext:value-type="float">
            <text:p>0,85624</text:p>
          </table:table-cell>
          <table:table-cell office:value-type="float" office:value="0.855736958" calcext:value-type="float">
            <text:p>0,85574</text:p>
          </table:table-cell>
          <table:table-cell office:value-type="float" office:value="0.815970778" calcext:value-type="float">
            <text:p>0,81597</text:p>
          </table:table-cell>
          <table:table-cell office:value-type="float" office:value="0.855257166" calcext:value-type="float">
            <text:p>0,85526</text:p>
          </table:table-cell>
          <table:table-cell table:number-columns-repeated="2"/>
          <table:table-cell table:style-name="ce2" office:value-type="string" calcext:value-type="string">
            <text:p>COUNT</text:p>
          </table:table-cell>
          <table:table-cell table:style-name="ce25" office:value-type="float" office:value="0.33" calcext:value-type="float">
            <text:p>0,33</text:p>
          </table:table-cell>
          <table:table-cell table:style-name="ce25" office:value-type="float" office:value="0.56" calcext:value-type="float">
            <text:p>0,5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85191744" calcext:value-type="float">
            <text:p>0,88519</text:p>
          </table:table-cell>
          <table:table-cell office:value-type="float" office:value="0.878086063" calcext:value-type="float">
            <text:p>0,87809</text:p>
          </table:table-cell>
          <table:table-cell office:value-type="float" office:value="0.885989224" calcext:value-type="float">
            <text:p>0,88599</text:p>
          </table:table-cell>
          <table:table-cell office:value-type="float" office:value="0.857696971" calcext:value-type="float">
            <text:p>0,85770</text:p>
          </table:table-cell>
          <table:table-cell office:value-type="float" office:value="0.888644118" calcext:value-type="float">
            <text:p>0,88864</text:p>
          </table:table-cell>
          <table:table-cell office:value-type="float" office:value="0.860927495" calcext:value-type="float">
            <text:p>0,86093</text:p>
          </table:table-cell>
          <table:table-cell office:value-type="float" office:value="0.862802061" calcext:value-type="float">
            <text:p>0,86280</text:p>
          </table:table-cell>
          <table:table-cell office:value-type="float" office:value="0.864219205" calcext:value-type="float">
            <text:p>0,86422</text:p>
          </table:table-cell>
          <table:table-cell office:value-type="float" office:value="0.851426451" calcext:value-type="float">
            <text:p>0,85143</text:p>
          </table:table-cell>
          <table:table-cell office:value-type="float" office:value="0.855593693" calcext:value-type="float">
            <text:p>0,85559</text:p>
          </table:table-cell>
          <table:table-cell table:number-columns-repeated="2"/>
          <table:table-cell table:style-name="ce2" office:value-type="string" calcext:value-type="string">
            <text:p>TASK</text:p>
          </table:table-cell>
          <table:table-cell table:style-name="ce25" office:value-type="float" office:value="0.3" calcext:value-type="float">
            <text:p>0,30</text:p>
          </table:table-cell>
          <table:table-cell table:style-name="ce25" office:value-type="float" office:value="0.6" calcext:value-type="float">
            <text:p>0,60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894003627" calcext:value-type="float">
            <text:p>0,89400</text:p>
          </table:table-cell>
          <table:table-cell office:value-type="float" office:value="0.881421775" calcext:value-type="float">
            <text:p>0,88142</text:p>
          </table:table-cell>
          <table:table-cell office:value-type="float" office:value="0.899449606" calcext:value-type="float">
            <text:p>0,89945</text:p>
          </table:table-cell>
          <table:table-cell office:value-type="float" office:value="0.837171304" calcext:value-type="float">
            <text:p>0,83717</text:p>
          </table:table-cell>
          <table:table-cell office:value-type="float" office:value="0.901398879" calcext:value-type="float">
            <text:p>0,90140</text:p>
          </table:table-cell>
          <table:table-cell office:value-type="float" office:value="0.837218939" calcext:value-type="float">
            <text:p>0,83722</text:p>
          </table:table-cell>
          <table:table-cell office:value-type="float" office:value="0.828817584" calcext:value-type="float">
            <text:p>0,82882</text:p>
          </table:table-cell>
          <table:table-cell office:value-type="float" office:value="0.819106355" calcext:value-type="float">
            <text:p>0,81911</text:p>
          </table:table-cell>
          <table:table-cell office:value-type="float" office:value="0.825277494" calcext:value-type="float">
            <text:p>0,82528</text:p>
          </table:table-cell>
          <table:table-cell office:value-type="float" office:value="0.828463728" calcext:value-type="float">
            <text:p>0,82846</text:p>
          </table:table-cell>
          <table:table-cell table:number-columns-repeated="5"/>
        </table:table-row>
        <table:table-row table:style-name="ro1">
          <table:table-cell office:value-type="float" office:value="2" calcext:value-type="float" table:number-columns-spanned="1" table:number-rows-spanned="5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35778918" calcext:value-type="float">
            <text:p>0,93578</text:p>
          </table:table-cell>
          <table:table-cell office:value-type="float" office:value="0.928141233" calcext:value-type="float">
            <text:p>0,92814</text:p>
          </table:table-cell>
          <table:table-cell office:value-type="float" office:value="0.921843831" calcext:value-type="float">
            <text:p>0,92184</text:p>
          </table:table-cell>
          <table:table-cell office:value-type="float" office:value="0.925130808" calcext:value-type="float">
            <text:p>0,92513</text:p>
          </table:table-cell>
          <table:table-cell office:value-type="float" office:value="0.929960145" calcext:value-type="float">
            <text:p>0,92996</text:p>
          </table:table-cell>
          <table:table-cell office:value-type="float" office:value="0.94285067" calcext:value-type="float">
            <text:p>0,94285</text:p>
          </table:table-cell>
          <table:table-cell office:value-type="float" office:value="0.948698733" calcext:value-type="float">
            <text:p>0,94870</text:p>
          </table:table-cell>
          <table:table-cell office:value-type="float" office:value="0.943917965" calcext:value-type="float">
            <text:p>0,94392</text:p>
          </table:table-cell>
          <table:table-cell office:value-type="float" office:value="0.949762465" calcext:value-type="float">
            <text:p>0,94976</text:p>
          </table:table-cell>
          <table:table-cell office:value-type="float" office:value="0.942595891" calcext:value-type="float">
            <text:p>0,9426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885430708" calcext:value-type="float">
            <text:p>0,88543</text:p>
          </table:table-cell>
          <table:table-cell office:value-type="float" office:value="0.888182151" calcext:value-type="float">
            <text:p>0,88818</text:p>
          </table:table-cell>
          <table:table-cell office:value-type="float" office:value="0.896428979" calcext:value-type="float">
            <text:p>0,89643</text:p>
          </table:table-cell>
          <table:table-cell office:value-type="float" office:value="0.857472898" calcext:value-type="float">
            <text:p>0,85747</text:p>
          </table:table-cell>
          <table:table-cell office:value-type="float" office:value="0.884665223" calcext:value-type="float">
            <text:p>0,88467</text:p>
          </table:table-cell>
          <table:table-cell office:value-type="float" office:value="0.907494139" calcext:value-type="float">
            <text:p>0,90749</text:p>
          </table:table-cell>
          <table:table-cell office:value-type="float" office:value="0.910182268" calcext:value-type="float">
            <text:p>0,91018</text:p>
          </table:table-cell>
          <table:table-cell office:value-type="float" office:value="0.912548646" calcext:value-type="float">
            <text:p>0,91255</text:p>
          </table:table-cell>
          <table:table-cell office:value-type="float" office:value="0.977194389" calcext:value-type="float">
            <text:p>0,97719</text:p>
          </table:table-cell>
          <table:table-cell office:value-type="float" office:value="0.905592123" calcext:value-type="float">
            <text:p>0,90559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65401291" calcext:value-type="float">
            <text:p>0,86540</text:p>
          </table:table-cell>
          <table:table-cell office:value-type="float" office:value="0.869234112" calcext:value-type="float">
            <text:p>0,86923</text:p>
          </table:table-cell>
          <table:table-cell office:value-type="float" office:value="0.866917605" calcext:value-type="float">
            <text:p>0,86692</text:p>
          </table:table-cell>
          <table:table-cell office:value-type="float" office:value="0.901743275" calcext:value-type="float">
            <text:p>0,90174</text:p>
          </table:table-cell>
          <table:table-cell office:value-type="float" office:value="0.863965805" calcext:value-type="float">
            <text:p>0,86397</text:p>
          </table:table-cell>
          <table:table-cell office:value-type="float" office:value="0.901143291" calcext:value-type="float">
            <text:p>0,90114</text:p>
          </table:table-cell>
          <table:table-cell office:value-type="float" office:value="0.89564578" calcext:value-type="float">
            <text:p>0,89565</text:p>
          </table:table-cell>
          <table:table-cell office:value-type="float" office:value="0.899968597" calcext:value-type="float">
            <text:p>0,89997</text:p>
          </table:table-cell>
          <table:table-cell office:value-type="float" office:value="0.93188037" calcext:value-type="float">
            <text:p>0,93188</text:p>
          </table:table-cell>
          <table:table-cell office:value-type="float" office:value="0.894250304" calcext:value-type="float">
            <text:p>0,8942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42278402" calcext:value-type="float">
            <text:p>0,84228</text:p>
          </table:table-cell>
          <table:table-cell office:value-type="float" office:value="0.834105392" calcext:value-type="float">
            <text:p>0,83411</text:p>
          </table:table-cell>
          <table:table-cell office:value-type="float" office:value="0.846749229" calcext:value-type="float">
            <text:p>0,84675</text:p>
          </table:table-cell>
          <table:table-cell office:value-type="float" office:value="0.870431397" calcext:value-type="float">
            <text:p>0,87043</text:p>
          </table:table-cell>
          <table:table-cell office:value-type="float" office:value="0.837494787" calcext:value-type="float">
            <text:p>0,83749</text:p>
          </table:table-cell>
          <table:table-cell office:value-type="float" office:value="0.865689146" calcext:value-type="float">
            <text:p>0,86569</text:p>
          </table:table-cell>
          <table:table-cell office:value-type="float" office:value="0.858957263" calcext:value-type="float">
            <text:p>0,85896</text:p>
          </table:table-cell>
          <table:table-cell office:value-type="float" office:value="0.861854993" calcext:value-type="float">
            <text:p>0,86185</text:p>
          </table:table-cell>
          <table:table-cell office:value-type="float" office:value="0.840880098" calcext:value-type="float">
            <text:p>0,84088</text:p>
          </table:table-cell>
          <table:table-cell office:value-type="float" office:value="0.863977077" calcext:value-type="float">
            <text:p>0,8639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52966022" calcext:value-type="float">
            <text:p>0,75297</text:p>
          </table:table-cell>
          <table:table-cell office:value-type="float" office:value="0.756454841" calcext:value-type="float">
            <text:p>0,75645</text:p>
          </table:table-cell>
          <table:table-cell office:value-type="float" office:value="0.759872045" calcext:value-type="float">
            <text:p>0,75987</text:p>
          </table:table-cell>
          <table:table-cell office:value-type="float" office:value="0.719453016" calcext:value-type="float">
            <text:p>0,71945</text:p>
          </table:table-cell>
          <table:table-cell office:value-type="float" office:value="0.752001742" calcext:value-type="float">
            <text:p>0,75200</text:p>
          </table:table-cell>
          <table:table-cell office:value-type="float" office:value="0.796192118" calcext:value-type="float">
            <text:p>0,79619</text:p>
          </table:table-cell>
          <table:table-cell office:value-type="float" office:value="0.781497887" calcext:value-type="float">
            <text:p>0,78150</text:p>
          </table:table-cell>
          <table:table-cell office:value-type="float" office:value="0.793909764" calcext:value-type="float">
            <text:p>0,79391</text:p>
          </table:table-cell>
          <table:table-cell office:value-type="float" office:value="0.810473772" calcext:value-type="float">
            <text:p>0,81047</text:p>
          </table:table-cell>
          <table:table-cell office:value-type="float" office:value="0.784013346" calcext:value-type="float">
            <text:p>0,78401</text:p>
          </table:table-cell>
          <table:table-cell table:number-columns-repeated="5"/>
        </table:table-row>
        <table:table-row table:style-name="ro1">
          <table:table-cell office:value-type="float" office:value="5" calcext:value-type="float" table:number-columns-spanned="1" table:number-rows-spanned="5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4649852" calcext:value-type="float">
            <text:p>0,94650</text:p>
          </table:table-cell>
          <table:table-cell office:value-type="float" office:value="0.941037358" calcext:value-type="float">
            <text:p>0,94104</text:p>
          </table:table-cell>
          <table:table-cell office:value-type="float" office:value="0.945627695" calcext:value-type="float">
            <text:p>0,94563</text:p>
          </table:table-cell>
          <table:table-cell office:value-type="float" office:value="0.936234507" calcext:value-type="float">
            <text:p>0,93623</text:p>
          </table:table-cell>
          <table:table-cell office:value-type="float" office:value="0.942412348" calcext:value-type="float">
            <text:p>0,94241</text:p>
          </table:table-cell>
          <table:table-cell office:value-type="float" office:value="0.946289134" calcext:value-type="float">
            <text:p>0,94629</text:p>
          </table:table-cell>
          <table:table-cell office:value-type="float" office:value="0.946358995" calcext:value-type="float">
            <text:p>0,94636</text:p>
          </table:table-cell>
          <table:table-cell office:value-type="float" office:value="0.957634268" calcext:value-type="float">
            <text:p>0,95763</text:p>
          </table:table-cell>
          <table:table-cell office:value-type="float" office:value="0.966781376" calcext:value-type="float">
            <text:p>0,96678</text:p>
          </table:table-cell>
          <table:table-cell office:value-type="float" office:value="0.948718734" calcext:value-type="float">
            <text:p>0,9487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1260349" calcext:value-type="float">
            <text:p>0,91260</text:p>
          </table:table-cell>
          <table:table-cell office:value-type="float" office:value="0.906175923" calcext:value-type="float">
            <text:p>0,90618</text:p>
          </table:table-cell>
          <table:table-cell office:value-type="float" office:value="0.914966236" calcext:value-type="float">
            <text:p>0,91497</text:p>
          </table:table-cell>
          <table:table-cell office:value-type="float" office:value="0.909122856" calcext:value-type="float">
            <text:p>0,90912</text:p>
          </table:table-cell>
          <table:table-cell office:value-type="float" office:value="0.915804443" calcext:value-type="float">
            <text:p>0,91580</text:p>
          </table:table-cell>
          <table:table-cell office:value-type="float" office:value="0.931169103" calcext:value-type="float">
            <text:p>0,93117</text:p>
          </table:table-cell>
          <table:table-cell office:value-type="float" office:value="0.938244718" calcext:value-type="float">
            <text:p>0,93824</text:p>
          </table:table-cell>
          <table:table-cell office:value-type="float" office:value="0.935170146" calcext:value-type="float">
            <text:p>0,93517</text:p>
          </table:table-cell>
          <table:table-cell office:value-type="float" office:value="0.944258863" calcext:value-type="float">
            <text:p>0,94426</text:p>
          </table:table-cell>
          <table:table-cell office:value-type="float" office:value="0.930844701" calcext:value-type="float">
            <text:p>0,93084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76601548" calcext:value-type="float">
            <text:p>0,87660</text:p>
          </table:table-cell>
          <table:table-cell office:value-type="float" office:value="0.888968136" calcext:value-type="float">
            <text:p>0,88897</text:p>
          </table:table-cell>
          <table:table-cell office:value-type="float" office:value="0.899176156" calcext:value-type="float">
            <text:p>0,89918</text:p>
          </table:table-cell>
          <table:table-cell office:value-type="float" office:value="0.898904899" calcext:value-type="float">
            <text:p>0,89890</text:p>
          </table:table-cell>
          <table:table-cell office:value-type="float" office:value="0.892498285" calcext:value-type="float">
            <text:p>0,89250</text:p>
          </table:table-cell>
          <table:table-cell office:value-type="float" office:value="0.904103153" calcext:value-type="float">
            <text:p>0,90410</text:p>
          </table:table-cell>
          <table:table-cell office:value-type="float" office:value="0.892888939" calcext:value-type="float">
            <text:p>0,89289</text:p>
          </table:table-cell>
          <table:table-cell office:value-type="float" office:value="0.921223902" calcext:value-type="float">
            <text:p>0,92122</text:p>
          </table:table-cell>
          <table:table-cell office:value-type="float" office:value="0.919569242" calcext:value-type="float">
            <text:p>0,91957</text:p>
          </table:table-cell>
          <table:table-cell office:value-type="float" office:value="0.909117209" calcext:value-type="float">
            <text:p>0,9091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41249599" calcext:value-type="float">
            <text:p>0,84125</text:p>
          </table:table-cell>
          <table:table-cell office:value-type="float" office:value="0.838828902" calcext:value-type="float">
            <text:p>0,83883</text:p>
          </table:table-cell>
          <table:table-cell office:value-type="float" office:value="0.854229545" calcext:value-type="float">
            <text:p>0,85423</text:p>
          </table:table-cell>
          <table:table-cell office:value-type="float" office:value="0.839171111" calcext:value-type="float">
            <text:p>0,83917</text:p>
          </table:table-cell>
          <table:table-cell office:value-type="float" office:value="0.851185845" calcext:value-type="float">
            <text:p>0,85119</text:p>
          </table:table-cell>
          <table:table-cell office:value-type="float" office:value="0.869819811" calcext:value-type="float">
            <text:p>0,86982</text:p>
          </table:table-cell>
          <table:table-cell office:value-type="float" office:value="0.850016377" calcext:value-type="float">
            <text:p>0,85002</text:p>
          </table:table-cell>
          <table:table-cell office:value-type="float" office:value="0.886830004" calcext:value-type="float">
            <text:p>0,88683</text:p>
          </table:table-cell>
          <table:table-cell office:value-type="float" office:value="0.816842365" calcext:value-type="float">
            <text:p>0,81684</text:p>
          </table:table-cell>
          <table:table-cell office:value-type="float" office:value="0.873877639" calcext:value-type="float">
            <text:p>0,87388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8713431" calcext:value-type="float">
            <text:p>0,78713</text:p>
          </table:table-cell>
          <table:table-cell office:value-type="float" office:value="0.786649138" calcext:value-type="float">
            <text:p>0,78665</text:p>
          </table:table-cell>
          <table:table-cell office:value-type="float" office:value="0.798526371" calcext:value-type="float">
            <text:p>0,79853</text:p>
          </table:table-cell>
          <table:table-cell office:value-type="float" office:value="0.789456408" calcext:value-type="float">
            <text:p>0,78946</text:p>
          </table:table-cell>
          <table:table-cell office:value-type="float" office:value="0.79327849" calcext:value-type="float">
            <text:p>0,79328</text:p>
          </table:table-cell>
          <table:table-cell office:value-type="float" office:value="0.796056203" calcext:value-type="float">
            <text:p>0,79606</text:p>
          </table:table-cell>
          <table:table-cell office:value-type="float" office:value="0.809112584" calcext:value-type="float">
            <text:p>0,80911</text:p>
          </table:table-cell>
          <table:table-cell office:value-type="float" office:value="0.833001875" calcext:value-type="float">
            <text:p>0,83300</text:p>
          </table:table-cell>
          <table:table-cell office:value-type="float" office:value="0.771681712" calcext:value-type="float">
            <text:p>0,77168</text:p>
          </table:table-cell>
          <table:table-cell office:value-type="float" office:value="0.821747979" calcext:value-type="float">
            <text:p>0,82175</text:p>
          </table:table-cell>
          <table:table-cell table:number-columns-repeated="5"/>
        </table:table-row>
        <table:table-row table:style-name="ro1">
          <table:table-cell office:value-type="float" office:value="10" calcext:value-type="float" table:number-columns-spanned="1" table:number-rows-spanned="5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93782404" calcext:value-type="float">
            <text:p>0,93782</text:p>
          </table:table-cell>
          <table:table-cell office:value-type="float" office:value="0.948888777" calcext:value-type="float">
            <text:p>0,94889</text:p>
          </table:table-cell>
          <table:table-cell office:value-type="float" office:value="0.943585598" calcext:value-type="float">
            <text:p>0,94359</text:p>
          </table:table-cell>
          <table:table-cell office:value-type="float" office:value="0.946824658" calcext:value-type="float">
            <text:p>0,94682</text:p>
          </table:table-cell>
          <table:table-cell office:value-type="float" office:value="0.946984128" calcext:value-type="float">
            <text:p>0,94698</text:p>
          </table:table-cell>
          <table:table-cell office:value-type="float" office:value="0.950832772" calcext:value-type="float">
            <text:p>0,95083</text:p>
          </table:table-cell>
          <table:table-cell office:value-type="float" office:value="0.95399382" calcext:value-type="float">
            <text:p>0,95399</text:p>
          </table:table-cell>
          <table:table-cell office:value-type="float" office:value="0.958108921" calcext:value-type="float">
            <text:p>0,95811</text:p>
          </table:table-cell>
          <table:table-cell office:value-type="float" office:value="0.978961265" calcext:value-type="float">
            <text:p>0,97896</text:p>
          </table:table-cell>
          <table:table-cell office:value-type="float" office:value="0.957352323" calcext:value-type="float">
            <text:p>0,95735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905682625" calcext:value-type="float">
            <text:p>0,90568</text:p>
          </table:table-cell>
          <table:table-cell office:value-type="float" office:value="0.891896778" calcext:value-type="float">
            <text:p>0,89190</text:p>
          </table:table-cell>
          <table:table-cell office:value-type="float" office:value="0.899308528" calcext:value-type="float">
            <text:p>0,89931</text:p>
          </table:table-cell>
          <table:table-cell office:value-type="float" office:value="0.901717453" calcext:value-type="float">
            <text:p>0,90172</text:p>
          </table:table-cell>
          <table:table-cell office:value-type="float" office:value="0.899453342" calcext:value-type="float">
            <text:p>0,89945</text:p>
          </table:table-cell>
          <table:table-cell office:value-type="float" office:value="0.914879556" calcext:value-type="float">
            <text:p>0,91488</text:p>
          </table:table-cell>
          <table:table-cell office:value-type="float" office:value="0.913787797" calcext:value-type="float">
            <text:p>0,91379</text:p>
          </table:table-cell>
          <table:table-cell office:value-type="float" office:value="0.923850748" calcext:value-type="float">
            <text:p>0,92385</text:p>
          </table:table-cell>
          <table:table-cell office:value-type="float" office:value="0.923571869" calcext:value-type="float">
            <text:p>0,92357</text:p>
          </table:table-cell>
          <table:table-cell office:value-type="float" office:value="0.915111717" calcext:value-type="float">
            <text:p>0,9151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89170345" calcext:value-type="float">
            <text:p>0,89170</text:p>
          </table:table-cell>
          <table:table-cell office:value-type="float" office:value="0.889021912" calcext:value-type="float">
            <text:p>0,88902</text:p>
          </table:table-cell>
          <table:table-cell office:value-type="float" office:value="0.895604492" calcext:value-type="float">
            <text:p>0,89560</text:p>
          </table:table-cell>
          <table:table-cell office:value-type="float" office:value="0.885965673" calcext:value-type="float">
            <text:p>0,88597</text:p>
          </table:table-cell>
          <table:table-cell office:value-type="float" office:value="0.887337418" calcext:value-type="float">
            <text:p>0,88734</text:p>
          </table:table-cell>
          <table:table-cell office:value-type="float" office:value="0.918863185" calcext:value-type="float">
            <text:p>0,91886</text:p>
          </table:table-cell>
          <table:table-cell office:value-type="float" office:value="0.910918898" calcext:value-type="float">
            <text:p>0,91092</text:p>
          </table:table-cell>
          <table:table-cell office:value-type="float" office:value="0.918378831" calcext:value-type="float">
            <text:p>0,91838</text:p>
          </table:table-cell>
          <table:table-cell office:value-type="float" office:value="0.915831419" calcext:value-type="float">
            <text:p>0,91583</text:p>
          </table:table-cell>
          <table:table-cell office:value-type="float" office:value="0.91710355" calcext:value-type="float">
            <text:p>0,91710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847836441" calcext:value-type="float">
            <text:p>0,84784</text:p>
          </table:table-cell>
          <table:table-cell office:value-type="float" office:value="0.842841912" calcext:value-type="float">
            <text:p>0,84284</text:p>
          </table:table-cell>
          <table:table-cell office:value-type="float" office:value="0.850404808" calcext:value-type="float">
            <text:p>0,85040</text:p>
          </table:table-cell>
          <table:table-cell office:value-type="float" office:value="0.863645102" calcext:value-type="float">
            <text:p>0,86365</text:p>
          </table:table-cell>
          <table:table-cell office:value-type="float" office:value="0.841998948" calcext:value-type="float">
            <text:p>0,84200</text:p>
          </table:table-cell>
          <table:table-cell office:value-type="float" office:value="0.865247911" calcext:value-type="float">
            <text:p>0,86525</text:p>
          </table:table-cell>
          <table:table-cell office:value-type="float" office:value="0.868955437" calcext:value-type="float">
            <text:p>0,86896</text:p>
          </table:table-cell>
          <table:table-cell office:value-type="float" office:value="0.876484748" calcext:value-type="float">
            <text:p>0,87648</text:p>
          </table:table-cell>
          <table:table-cell office:value-type="float" office:value="0.851256608" calcext:value-type="float">
            <text:p>0,85126</text:p>
          </table:table-cell>
          <table:table-cell office:value-type="float" office:value="0.861861832" calcext:value-type="float">
            <text:p>0,86186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713952019" calcext:value-type="float">
            <text:p>0,71395</text:p>
          </table:table-cell>
          <table:table-cell office:value-type="float" office:value="0.716149657" calcext:value-type="float">
            <text:p>0,71615</text:p>
          </table:table-cell>
          <table:table-cell office:value-type="float" office:value="0.714688006" calcext:value-type="float">
            <text:p>0,71469</text:p>
          </table:table-cell>
          <table:table-cell office:value-type="float" office:value="0.733622514" calcext:value-type="float">
            <text:p>0,73362</text:p>
          </table:table-cell>
          <table:table-cell office:value-type="float" office:value="0.720099508" calcext:value-type="float">
            <text:p>0,72010</text:p>
          </table:table-cell>
          <table:table-cell office:value-type="float" office:value="0.729447585" calcext:value-type="float">
            <text:p>0,72945</text:p>
          </table:table-cell>
          <table:table-cell office:value-type="float" office:value="0.728708944" calcext:value-type="float">
            <text:p>0,72871</text:p>
          </table:table-cell>
          <table:table-cell office:value-type="float" office:value="0.752545812" calcext:value-type="float">
            <text:p>0,75255</text:p>
          </table:table-cell>
          <table:table-cell office:value-type="float" office:value="0.722995376" calcext:value-type="float">
            <text:p>0,72300</text:p>
          </table:table-cell>
          <table:table-cell office:value-type="float" office:value="0.74555289" calcext:value-type="float">
            <text:p>0,74555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2" table:number-rows-spanned="1">
            <text:p>Contagem</text:p>
          </table:table-cell>
          <table:covered-table-cell table:style-name="ce12"/>
          <table:table-cell table:style-name="ce16" office:value-type="float" office:value="10" calcext:value-type="float">
            <text:p>1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Taxa</text:p>
          </table:table-cell>
          <table:covered-table-cell/>
          <table:table-cell table:style-name="ce17" table:formula="of:=[.C33]/30" office:value-type="float" office:value="0.333333333333333" calcext:value-type="float">
            <text:p>0,33</text:p>
          </table:table-cell>
          <table:table-cell table:style-name="ce21" table:formula="of:=[.D33]/30" office:value-type="float" office:value="0.433333333333333" calcext:value-type="float">
            <text:p>0,43</text:p>
          </table:table-cell>
          <table:table-cell table:style-name="ce21" table:formula="of:=[.E33]/30" office:value-type="float" office:value="0.333333333333333" calcext:value-type="float">
            <text:p>0,33</text:p>
          </table:table-cell>
          <table:table-cell table:style-name="ce21"/>
          <table:table-cell table:style-name="ce21" table:formula="of:=[.G33]/30" office:value-type="float" office:value="0.3" calcext:value-type="float">
            <text:p>0,30</text:p>
          </table:table-cell>
          <table:table-cell table:style-name="ce17" table:formula="of:=[.H33]/30" office:value-type="float" office:value="0.566666666666667" calcext:value-type="float">
            <text:p>0,57</text:p>
          </table:table-cell>
          <table:table-cell table:style-name="ce21" table:formula="of:=[.I33]/30" office:value-type="float" office:value="0.633333333333333" calcext:value-type="float">
            <text:p>0,63</text:p>
          </table:table-cell>
          <table:table-cell table:style-name="ce21" table:formula="of:=[.J33]/30" office:value-type="float" office:value="0.566666666666667" calcext:value-type="float">
            <text:p>0,57</text:p>
          </table:table-cell>
          <table:table-cell table:style-name="ce21"/>
          <table:table-cell table:style-name="ce21" table:formula="of:=[.L33]/30" office:value-type="float" office:value="0.6" calcext:value-type="float">
            <text:p>0,60</text:p>
          </table:table-cell>
          <table:table-cell table:number-columns-repeated="5"/>
        </table:table-row>
        <calcext:conditional-formats>
          <calcext:conditional-format calcext:target-range-address="GA.H3:GA.L32">
            <calcext:condition calcext:apply-style-name="Sem título1" calcext:value="&lt;[.$K$3:.$K$32]" calcext:base-cell-address="GA.H3"/>
          </calcext:conditional-format>
          <calcext:conditional-format calcext:target-range-address="GA.C3:GA.G32">
            <calcext:condition calcext:apply-style-name="Sem título1" calcext:value="&lt;[.$F$3:.$F$32]" calcext:base-cell-address="GA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1:42:41.408230838</dc:date>
    <meta:editing-duration>PT7H38M44S</meta:editing-duration>
    <meta:editing-cycles>2</meta:editing-cycles>
    <meta:generator>LibreOffice/7.3.7.2$Linux_X86_64 LibreOffice_project/30$Build-2</meta:generator>
    <meta:document-statistic meta:table-count="3" meta:cell-count="4798" meta:object-count="0"/>
  </office:meta>
</office:document-meta>
</file>